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e5e5e5"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5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e5e5e5"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e5e5e5"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e5e5e5"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e5e5e5"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e5e5e5"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e5e5e5"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e5e5e5"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e5e5e5"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e5e5e5"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e5e5e5"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e5e5e5"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e5e5e5"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e5e5e5"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74cb8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74cb8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0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17"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18"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19"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20"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2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2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23"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2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25"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26"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27"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28"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29"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30"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3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3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1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fo:padding-top="0.145cm" fo:padding-bottom="0.145cm" fo:padding-left="0.27cm" fo:padding-right="0.27cm" draw:shadow="hidden" draw:shadow-offset-x="0.2cm" draw:shadow-offset-y="0.2cm" draw:shadow-color="#808080"/>
    </style:style>
    <style:style style:name="gr19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fo:padding-top="0.145cm" fo:padding-bottom="0.145cm" fo:padding-left="0.27cm" fo:padding-right="0.27cm" draw:shadow="hidden" draw:shadow-offset-x="0.2cm" draw:shadow-offset-y="0.2cm" draw:shadow-color="#808080"/>
    </style:style>
    <style:style style:name="gr194"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b3b3b3"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b3b3b3"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357"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358"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359"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360"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36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36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363"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36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365"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3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e6e6e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e6e6e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be1e2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39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393"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39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395"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draw:fill="none" draw:fill-color="#cfe7f5" draw:textarea-horizontal-align="justify" draw:textarea-vertical-align="middle" fo:padding-top="0.12cm" fo:padding-bottom="0.12cm" fo:padding-left="0.245cm" fo:padding-right="0.245cm" draw:shadow="hidden" draw:shadow-offset-x="0.2cm" draw:shadow-offset-y="0.2cm" draw:shadow-color="#808080"/>
    </style:style>
    <style:style style:name="gr396"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e6e6e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e6e6e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e6e6e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74cb8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1">
      <style:graphic-properties draw:stroke="none"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1">
      <style:graphic-properties draw:stroke="none"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1">
      <style:graphic-properties draw:stroke="none"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1">
      <style:graphic-properties draw:stroke="none"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1">
      <style:graphic-properties draw:stroke="none"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1">
      <style:graphic-properties draw:stroke="none"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1">
      <style:graphic-properties draw:stroke="none"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
      <style:graphic-properties draw:stroke="none"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
      <style:graphic-properties draw:stroke="none"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list-style-name="L1">
      <style:graphic-properties draw:stroke="none"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1">
      <style:graphic-properties draw:stroke="none"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1">
      <style:graphic-properties draw:stroke="none"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1">
      <style:graphic-properties draw:stroke="none"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8"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8"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solid" draw:fill-color="#7f7f7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7f7f7f" draw:fill-gradient-name="VRT_20_Dark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39b54a"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9"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5"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gradient" draw:fill-color="#7f7f7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6"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Greyscale_20_Linear_20_T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1"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2"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Greyscale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Greyscale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3" style:family="graphic" style:parent-style-name="standard" style:list-style-name="L1">
      <style:graphic-properties draw:stroke="none" draw:stroke-dash="Dashed_20__28_var_29__20_2" svg:stroke-width="0.04cm" svg:stroke-color="#808080" draw:marker-start="" draw:marker-start-width="0.185cm" draw:marker-start-center="false" draw:marker-end="" draw:marker-end-width="0.18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4" style:family="graphic" style:parent-style-name="standard" style:list-style-name="L1">
      <style:graphic-properties draw:stroke="solid" svg:stroke-width="0.04cm" svg:stroke-color="#ffffff" draw:marker-start="" draw:marker-start-width="0.185cm" draw:marker-start-center="false" draw:marker-end="" draw:marker-end-width="0.185cm" draw:marker-end-center="false" svg:stroke-opacity="100%" draw:stroke-linejoin="round" draw:fill="gradient" draw:fill-color="#7f7f7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05cm" fo:padding-bottom="-0.005cm" fo:padding-left="-0.005cm" fo:padding-right="-0.00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5" style:family="graphic" style:parent-style-name="standard" style:list-style-name="L1">
      <style:graphic-properties draw:stroke="solid" svg:stroke-width="0.04cm" svg:stroke-color="#7f7f7f" draw:marker-start="" draw:marker-start-width="0.185cm" draw:marker-start-center="false" draw:marker-end="" draw:marker-end-width="0.185cm" draw:marker-end-center="false" svg:stroke-opacity="100%" draw:stroke-linejoin="round" draw:fill="gradient" draw:fill-color="#7f7f7f" draw:fill-gradient-name="Light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05cm" fo:padding-bottom="-0.005cm" fo:padding-left="-0.005cm" fo:padding-right="-0.00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6" style:family="graphic" style:parent-style-name="standard" style:list-style-name="L1">
      <style:graphic-properties draw:stroke="solid" draw:stroke-dash="Dashed_20__28_var_29__20_2" svg:stroke-width="0.04cm" svg:stroke-color="#ffffff" draw:marker-start="" draw:marker-start-width="0.185cm" draw:marker-start-center="false" draw:marker-end="" draw:marker-end-width="0.185cm" draw:marker-end-center="false" svg:stroke-opacity="100%" draw:stroke-linejoin="round" draw:fill="gradient" draw:fill-color="#7f7f7f"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7" style:family="graphic" style:parent-style-name="standard" style:list-style-name="L1">
      <style:graphic-properties draw:stroke="solid" draw:stroke-dash="Dashed_20__28_var_29__20_2" svg:stroke-width="0.04cm" svg:stroke-color="#ffffff" draw:marker-start="" draw:marker-start-width="0.185cm" draw:marker-start-center="false" draw:marker-end="" draw:marker-end-width="0.185cm" draw:marker-end-center="false" svg:stroke-opacity="100%" draw:stroke-linejoin="round" draw:fill="gradient" draw:fill-color="#7f7f7f"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8" style:family="graphic" style:parent-style-name="standard" style:list-style-name="L1">
      <style:graphic-properties draw:stroke="solid" svg:stroke-width="0.04cm" svg:stroke-color="#000000" draw:marker-start="" draw:marker-start-width="0.185cm" draw:marker-start-center="false" draw:marker-end="" draw:marker-end-width="0.185cm" draw:marker-end-center="false" svg:stroke-opacity="100%" draw:stroke-linejoin="round" draw:fill="none"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05cm" fo:padding-bottom="-0.005cm" fo:padding-left="-0.005cm" fo:padding-right="-0.00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9" style:family="graphic" style:parent-style-name="standard" style:list-style-name="L1">
      <style:graphic-properties draw:stroke="solid" draw:stroke-dash="Dashed_20__28_var_29__20_2" svg:stroke-width="0.04cm" svg:stroke-color="#000000" draw:marker-start="" draw:marker-start-width="0.185cm" draw:marker-start-center="false" draw:marker-end="" draw:marker-end-width="0.185cm" draw:marker-end-center="false" svg:stroke-opacity="100%" draw:stroke-linejoin="round" draw:fill="solid" draw:fill-color="#ccccc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0" style:family="graphic" style:parent-style-name="standard" style:list-style-name="L1">
      <style:graphic-properties draw:stroke="solid" draw:stroke-dash="Dashed_20__28_var_29__20_2" svg:stroke-width="0.04cm" svg:stroke-color="#ffffff" draw:marker-start="" draw:marker-start-width="0.185cm" draw:marker-start-center="false" draw:marker-end="" draw:marker-end-width="0.185cm" draw:marker-end-center="false" svg:stroke-opacity="100%" draw:stroke-linejoin="round" draw:fill="gradient" draw:fill-color="#7f7f7f"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1" style:family="graphic" style:parent-style-name="standard" style:list-style-name="L1">
      <style:graphic-properties draw:stroke="solid" svg:stroke-width="0.04cm" svg:stroke-color="#7f7f7f" draw:marker-start="" draw:marker-start-width="0.185cm" draw:marker-start-center="false" draw:marker-end="" draw:marker-end-width="0.185cm" draw:marker-end-center="false" svg:stroke-opacity="100%" draw:stroke-linejoin="round" draw:fill="gradient" draw:fill-color="#7f7f7f"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05cm" fo:padding-bottom="-0.005cm" fo:padding-left="-0.005cm" fo:padding-right="-0.00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2" style:family="graphic" style:parent-style-name="standard" style:list-style-name="L1">
      <style:graphic-properties draw:stroke="none"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5"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6"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7" style:family="graphic" style:parent-style-name="standard" style:list-style-name="L1">
      <style:graphic-properties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8"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9"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0" style:family="graphic" style:parent-style-name="standard" style:list-style-name="L1">
      <style:graphic-properties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1"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2"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3" style:family="graphic" style:parent-style-name="standard">
      <style:graphic-properties svg:stroke-width="0.05cm" svg:stroke-color="#ffffff" draw:marker-start-width="0.275cm" draw:marker-end-width="0.275cm" draw:fill="solid" draw:fill-color="#7f7f7f" draw:textarea-horizontal-align="justify" draw:textarea-vertical-align="middle" draw:auto-grow-height="false" fo:padding-top="0.125cm" fo:padding-bottom="0.125cm" fo:padding-left="0.25cm" fo:padding-right="0.25cm"/>
    </style:style>
    <style:style style:name="gr864"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5" style:family="graphic" style:parent-style-name="standard" style:list-style-name="L1">
      <style:graphic-properties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6"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7"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8"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9"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0"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1"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2"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3"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4"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5"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6"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7"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8"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9"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0"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1"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2"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3"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4"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5"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6"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7"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8"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9"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0"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1"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2"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3"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4"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5"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6"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7"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8"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9"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0"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1"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2"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3"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4"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5"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6" style:family="graphic" style:parent-style-name="standard" style:list-style-name="L1">
      <style:graphic-properties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7"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8"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9"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0"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1"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2"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3"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4" style:family="graphic" style:parent-style-name="standard" style:list-style-name="L1">
      <style:graphic-properties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5"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6"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7"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8"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9" style:family="graphic" style:parent-style-name="objectwithoutfill" style:list-style-name="L1">
      <style:graphic-properties draw:stroke-dash="Dashed_20__28_var_29__20_2" svg:stroke-width="0.05cm" svg:stroke-color="#7f7f7f"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0"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1"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2" style:family="graphic" style:parent-style-name="standard" style:list-style-name="L1">
      <style:graphic-properties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3"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4"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5" style:family="graphic" style:parent-style-name="standard" style:list-style-name="L1">
      <style:graphic-properties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6"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7"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8"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9"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0"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1"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2"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3"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4"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5"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6"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7"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8"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9"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0"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1"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2"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3"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4"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5"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6"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7"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8"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9"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0"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1"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2"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3"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4"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5"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6"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7"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8"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9"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0"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1"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2"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3"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4"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5"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6"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7"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8"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9" style:family="graphic" style:parent-style-name="objectwithoutfill" style:list-style-name="L1">
      <style:graphic-properties draw:stroke-dash="Dashed_20__28_var_29__20_2" svg:stroke-width="0.05cm" svg:stroke-color="#e5e5e5"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0"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1" style:family="graphic" style:parent-style-name="standard" style:list-style-name="L1">
      <style:graphic-properties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2"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3"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4" style:family="graphic" style:parent-style-name="standard">
      <style:graphic-properties svg:stroke-width="0.05cm" svg:stroke-color="#b2b2b2" draw:marker-start-width="0.275cm" draw:marker-end-width="0.275cm" draw:fill="solid" draw:fill-color="#666666" draw:textarea-horizontal-align="justify" draw:textarea-vertical-align="middle" draw:auto-grow-height="false" fo:padding-top="0.125cm" fo:padding-bottom="0.125cm" fo:padding-left="0.25cm" fo:padding-right="0.25cm"/>
    </style:style>
    <style:style style:name="gr975"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6" style:family="graphic" style:parent-style-name="standard" style:list-style-name="L1">
      <style:graphic-properties draw:stroke-dash="Dashed_20__28_var_29__20_2" svg:stroke-width="0.05cm" svg:stroke-color="#666666" draw:marker-start="" draw:marker-start-width="0.275cm" draw:marker-start-center="false" draw:marker-end="" draw:marker-end-width="0.275cm" draw:marker-end-center="false" svg:stroke-opacity="100%" draw:stroke-linejoin="round" draw:fill="gradient"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7"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8"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9"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0"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1"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2"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3"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4"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5"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6"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7"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8"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9"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0"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1"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2"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3"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4"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5"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6"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7"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8"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9"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0"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1"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2"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3"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4"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5"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6"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7"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8"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9"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0"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1"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2"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3"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4"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5"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6"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7" style:family="graphic" style:parent-style-name="standard" style:list-style-name="L1">
      <style:graphic-properties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8"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9"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0"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1"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2"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3"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4"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5" style:family="graphic" style:parent-style-name="standard" style:list-style-name="L1">
      <style:graphic-properties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6"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7"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8"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9"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0"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1"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2" style:family="graphic" style:parent-style-name="standard" style:list-style-name="L1">
      <style:graphic-properties draw:stroke-dash="Dashed_20__28_var_29__20_2" svg:stroke-width="0.05cm" svg:stroke-color="#666666" draw:marker-start="" draw:marker-start-width="0.275cm" draw:marker-start-center="false" draw:marker-end="" draw:marker-end-width="0.275cm" draw:marker-end-center="false" svg:stroke-opacity="100%" draw:stroke-linejoin="round" draw:fill="gradient"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3"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4"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5" style:family="graphic" style:parent-style-name="standard" style:list-style-name="L1">
      <style:graphic-properties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6"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7"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8" style:family="graphic" style:parent-style-name="standard">
      <style:graphic-properties svg:stroke-width="0.05cm" svg:stroke-color="#b2b2b2" draw:marker-start-width="0.275cm" draw:marker-end-width="0.275cm" draw:fill="solid" draw:fill-color="#7f7f7f" draw:textarea-horizontal-align="justify" draw:textarea-vertical-align="middle" draw:auto-grow-height="false" fo:padding-top="0.125cm" fo:padding-bottom="0.125cm" fo:padding-left="0.25cm" fo:padding-right="0.25cm"/>
    </style:style>
    <style:style style:name="gr1039"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0"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1"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2"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3"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4"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5"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6"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7"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8"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9"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0"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1"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2"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3"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4"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5"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6"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7"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8"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9"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0"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1"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2"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3"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4"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5"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6"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7"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8"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9"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0"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1"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2"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3"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4"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5"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6"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7"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8"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9"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0" style:family="graphic" style:parent-style-name="objectwithoutfill"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1"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2" style:family="graphic" style:parent-style-name="standard" style:list-style-name="L1">
      <style:graphic-properties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3"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4"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5" style:family="graphic" style:parent-style-name="standard" style:list-style-name="L1">
      <style:graphic-properties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6"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7" style:family="graphic" style:parent-style-name="standard" style:list-style-name="L1">
      <style:graphic-properties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8" style:family="graphic" style:parent-style-name="standard" style:list-style-name="L1">
      <style:graphic-properties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9" style:family="graphic" style:parent-style-name="objectwithoutfill" style:list-style-name="L1">
      <style:graphic-properties draw:stroke-dash="Dashed_20__28_var_29__20_2" svg:stroke-width="0.05cm" svg:stroke-color="#7f7f7f"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0"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1"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2" style:family="graphic" style:parent-style-name="standard" style:list-style-name="L1">
      <style:graphic-properties draw:stroke-dash="Dashed_20__28_var_29__20_2" svg:stroke-width="0.05cm" svg:stroke-color="#666666" draw:marker-start="" draw:marker-start-width="0.275cm" draw:marker-start-center="false" draw:marker-end="" draw:marker-end-width="0.275cm" draw:marker-end-center="false" svg:stroke-opacity="100%" draw:stroke-linejoin="round" draw:fill="gradient"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3"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4"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5" style:family="graphic" style:parent-style-name="standard" style:list-style-name="L1">
      <style:graphic-properties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6"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7"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8" style:family="graphic" style:parent-style-name="standard" style:list-style-name="L1">
      <style:graphic-properties draw:stroke-dash="Dashed_20__28_var_29__20_2" svg:stroke-width="0.05cm" svg:stroke-color="#666666" draw:marker-start="" draw:marker-start-width="0.275cm" draw:marker-start-center="false" draw:marker-end="" draw:marker-end-width="0.275cm" draw:marker-end-center="false" svg:stroke-opacity="100%" draw:stroke-linejoin="round" draw:fill="gradient"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9"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0" style:family="graphic" style:parent-style-name="standard" style:list-style-name="L1">
      <style:graphic-properties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1" style:family="graphic" style:parent-style-name="standard" style:list-style-name="L1">
      <style:graphic-properties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2" style:family="graphic" style:parent-style-name="objectwithoutfill" style:list-style-name="L1">
      <style:graphic-properties draw:stroke-dash="Dashed_20__28_var_29__20_2" svg:stroke-width="0.05cm" svg:stroke-color="#666666"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3"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1"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9"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1"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2"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3"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4"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6"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7"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8"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9"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0"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1"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2"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8"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9"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0"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1"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2"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3"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63"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6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7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7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7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7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7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7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7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7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7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8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4"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8"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1"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2"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3"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4"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5"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6"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7"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9"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3"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4" style:family="graphic" style:parent-style-name="objectwithoutfill"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5" style:family="graphic" style:parent-style-name="objectwithoutfill"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6" style:family="graphic" style:parent-style-name="objectwithoutfill"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7" style:family="graphic" style:parent-style-name="objectwithoutfill"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8"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9"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0"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1"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2"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3"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9"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3"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4" style:family="graphic" style:parent-style-name="objectwithoutfill"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5" style:family="graphic" style:parent-style-name="objectwithoutfill"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6" style:family="graphic" style:parent-style-name="objectwithoutfill"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7" style:family="graphic" style:parent-style-name="objectwithoutfill"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8"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9"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0"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1"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2"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3"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7"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8"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9" style:family="graphic" style:parent-style-name="objectwithoutfill"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0"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1"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Greysca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2" style:family="graphic" style:parent-style-name="standard" style:list-style-name="L1">
      <style:graphic-properties draw:stroke="solid" draw:stroke-dash="Dashed_20__28_var_29__20_2" svg:stroke-width="0.05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3" style:family="graphic" style:parent-style-name="standard" style:list-style-name="L1">
      <style:graphic-properties draw:stroke="solid" draw:stroke-dash="Dashed_20__28_var_29__20_2" svg:stroke-width="0.05cm" svg:stroke-color="#00000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4" style:family="graphic" style:parent-style-name="standard" style:list-style-name="L1">
      <style:graphic-properties draw:stroke="solid" draw:stroke-dash="Dashed_20__28_var_29__20_2" svg:stroke-width="0.05cm"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5"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9"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0" style:family="graphic" style:parent-style-name="objectwithoutfill"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1" style:family="graphic" style:parent-style-name="objectwithoutfill"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2" style:family="graphic" style:parent-style-name="objectwithoutfill"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3" style:family="graphic" style:parent-style-name="objectwithoutfill"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4"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5"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6"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7"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8"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9"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Blu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svg:stroke-opacity="100%" draw:stroke-linejoin="round" draw:fill="gradient"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7" style:family="graphic" style:parent-style-name="objectwithoutfill" style:list-style-name="L1">
      <style:graphic-properties svg:stroke-width="0.05cm" svg:stroke-color="#7f7f7f"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8" style:family="graphic" style:parent-style-name="objectwithoutfill" style:list-style-name="L1">
      <style:graphic-properties svg:stroke-width="0.05cm" svg:stroke-color="#7f7f7f"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9" style:family="graphic" style:parent-style-name="objectwithoutfill" style:list-style-name="L1">
      <style:graphic-properties svg:stroke-width="0.05cm" svg:stroke-color="#7f7f7f"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0" style:family="graphic" style:parent-style-name="objectwithoutfill" style:list-style-name="L1">
      <style:graphic-properties svg:stroke-width="0.05cm" svg:stroke-color="#7f7f7f"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1" style:family="graphic" style:parent-style-name="objectwithoutfill" style:list-style-name="L1">
      <style:graphic-properties svg:stroke-width="0.05cm" svg:stroke-color="#be1e2d"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2" style:family="graphic" style:parent-style-name="objectwithoutfill" style:list-style-name="L1">
      <style:graphic-properties svg:stroke-width="0.05cm" svg:stroke-color="#0073bc"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3" style:family="graphic" style:parent-style-name="objectwithoutfill" style:list-style-name="L1">
      <style:graphic-properties draw:stroke="dash" draw:stroke-dash="Fine_20_Dashed" svg:stroke-width="0.05cm" svg:stroke-color="#7f7f7f"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4"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5" style:family="graphic" style:parent-style-name="standard" style:list-style-name="L1">
      <style:graphic-properties draw:stroke="none" draw:stroke-dash="Dashed_20__28_var_29__20_2" svg:stroke-width="0.05cm"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9"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0" style:family="graphic" style:parent-style-name="objectwithoutfill"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1" style:family="graphic" style:parent-style-name="objectwithoutfill"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2" style:family="graphic" style:parent-style-name="objectwithoutfill"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3" style:family="graphic" style:parent-style-name="objectwithoutfill"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4"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5"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6"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7"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8"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9" style:family="graphic" style:parent-style-name="objectwithoutfill"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3" style:family="graphic" style:parent-style-name="standard">
      <style:graphic-properties svg:stroke-width="0.05cm" svg:stroke-color="#ffffff" draw:marker-start-width="0.275cm" draw:marker-end-width="0.275cm" draw:fill="gradient" draw:fill-gradient-name="VRT_20_Light_20_Square_20_BR" draw:textarea-horizontal-align="justify" draw:textarea-vertical-align="middle" draw:auto-grow-height="false" fo:padding-top="0.15cm" fo:padding-bottom="0.15cm" fo:padding-left="0.275cm" fo:padding-right="0.275cm" draw:shadow="hidden"/>
    </style:style>
    <style:style style:name="gr1324" style:family="graphic" style:parent-style-name="standard">
      <style:graphic-properties svg:stroke-width="0.05cm" svg:stroke-color="#ffffff" draw:marker-start-width="0.275cm" draw:marker-end-width="0.275cm" draw:fill="solid" draw:fill-color="#ffffff" draw:textarea-horizontal-align="justify" draw:textarea-vertical-align="middle" draw:auto-grow-height="false" fo:padding-top="0.15cm" fo:padding-bottom="0.15cm" fo:padding-left="0.275cm" fo:padding-right="0.275cm" draw:shadow="hidden"/>
    </style:style>
    <style:style style:name="gr1325" style:family="graphic" style:parent-style-name="standard">
      <style:graphic-properties svg:stroke-width="0.05cm" svg:stroke-color="#ffffff" draw:marker-start-width="0.275cm" draw:marker-end-width="0.275cm" draw:fill="solid" draw:fill-color="#f9b460" draw:textarea-horizontal-align="justify" draw:textarea-vertical-align="middle" draw:auto-grow-height="false" fo:padding-top="0.15cm" fo:padding-bottom="0.15cm" fo:padding-left="0.275cm" fo:padding-right="0.275cm" draw:shadow="hidden"/>
    </style:style>
    <style:style style:name="gr1326" style:family="graphic" style:parent-style-name="standard">
      <style:graphic-properties svg:stroke-width="0.05cm" svg:stroke-color="#ffffff" draw:marker-start-width="0.275cm" draw:marker-end-width="0.275cm" draw:fill="gradient" draw:fill-gradient-name="Light_20_Orange_20_Square_20_BR" draw:textarea-horizontal-align="justify" draw:textarea-vertical-align="middle" draw:auto-grow-height="false" fo:padding-top="0.15cm" fo:padding-bottom="0.15cm" fo:padding-left="0.275cm" fo:padding-right="0.275cm" draw:shadow="hidden"/>
    </style:style>
    <style:style style:name="gr1327" style:family="graphic" style:parent-style-name="standard">
      <style:graphic-properties svg:stroke-width="0.05cm" svg:stroke-color="#666666" draw:marker-start-width="0.275cm" draw:marker-end-width="0.275cm" draw:fill="gradient" draw:fill-gradient-name="Greyscale_20_Linear_20_B" draw:textarea-horizontal-align="justify" draw:textarea-vertical-align="middle" draw:auto-grow-height="false" fo:padding-top="0.15cm" fo:padding-bottom="0.15cm" fo:padding-left="0.275cm" fo:padding-right="0.275cm" draw:shadow="hidden"/>
    </style:style>
    <style:style style:name="gr1328" style:family="graphic" style:parent-style-name="standard">
      <style:graphic-properties svg:stroke-width="0.05cm" svg:stroke-color="#ffffff" draw:marker-start-width="0.275cm" draw:marker-end-width="0.275cm" draw:fill="gradient" draw:fill-gradient-name="Light_20_Purple_20_Square_20_BR" draw:textarea-horizontal-align="justify" draw:textarea-vertical-align="middle" draw:auto-grow-height="false" fo:padding-top="0.15cm" fo:padding-bottom="0.15cm" fo:padding-left="0.275cm" fo:padding-right="0.275cm" draw:shadow="hidden"/>
    </style:style>
    <style:style style:name="gr1329" style:family="graphic" style:parent-style-name="standard">
      <style:graphic-properties svg:stroke-width="0.05cm" svg:stroke-color="#ffffff" draw:marker-start-width="0.275cm" draw:marker-end-width="0.275cm" draw:fill="gradient" draw:fill-gradient-name="Light_20_Orange_20_Axial_20_H" draw:textarea-horizontal-align="justify" draw:textarea-vertical-align="middle" draw:auto-grow-height="false" fo:padding-top="0.15cm" fo:padding-bottom="0.15cm" fo:padding-left="0.275cm" fo:padding-right="0.275cm" draw:shadow="hidden"/>
    </style:style>
    <style:style style:name="gr1330" style:family="graphic" style:parent-style-name="standard">
      <style:graphic-properties svg:stroke-width="0.05cm" svg:stroke-color="#b2b2b2" draw:marker-start-width="0.275cm" draw:marker-end-width="0.275cm" draw:fill="gradient" draw:fill-gradient-name="Light_20_Grey_20_Linear_20_B" draw:textarea-horizontal-align="justify" draw:textarea-vertical-align="middle" draw:auto-grow-height="false" fo:padding-top="0.15cm" fo:padding-bottom="0.15cm" fo:padding-left="0.275cm" fo:padding-right="0.275cm" draw:shadow="hidden"/>
    </style:style>
    <style:style style:name="gr1331"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draw:shadow="hidden"/>
    </style:style>
    <style:style style:name="gr133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6"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1"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2"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4"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gradient" draw:fill-color="#fffff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4"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gradient" draw:fill-color="#fffff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5"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gradient" draw:fill-color="#fffff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7"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gradient" draw:fill-color="#fffff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8"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9"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0"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1"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2"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3"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4"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5"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6"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7"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8"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9"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0"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1"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2"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6"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7"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8"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gradient" draw:fill-color="#fffff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9"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0"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2" style:family="graphic" style:parent-style-name="standard" style:list-style-name="L1">
      <style:graphic-properties draw:stroke="solid" svg:stroke-width="0.05cm" svg:stroke-color="#b2b2b2"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1423" style:family="graphic" style:parent-style-name="standard" style:list-style-name="L1">
      <style:graphic-properties draw:stroke="solid" svg:stroke-width="0.05cm" svg:stroke-color="#b2b2b2"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1424" style:family="graphic" style:parent-style-name="standard" style:list-style-name="L1">
      <style:graphic-properties draw:stroke="solid" svg:stroke-width="0.05cm" svg:stroke-color="#b2b2b2"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1425" style:family="graphic" style:parent-style-name="standard" style:list-style-name="L1">
      <style:graphic-properties draw:stroke="solid" svg:stroke-width="0.05cm" svg:stroke-color="#b2b2b2"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1426"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9" style:family="graphic" style:parent-style-name="standard" style:list-style-name="L1">
      <style:graphic-properties draw:stroke="none" draw:stroke-dash="Dashed_20__28_var_29__20_2" svg:stroke-width="0.05cm" svg:stroke-color="#808080" draw:marker-start="" draw:marker-start-width="0.2cm" draw:marker-start-center="false" draw:marker-end="" draw:marker-end-width="0.2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0" style:family="graphic" style:parent-style-name="standard" style:list-style-name="L1">
      <style:graphic-properties draw:stroke="solid" draw:stroke-dash="Dashed_20__28_var_29__20_2" svg:stroke-width="0.05cm" svg:stroke-color="#b2b2b2" draw:marker-start="" draw:marker-start-width="0.2cm" draw:marker-start-center="false" draw:marker-end="" draw:marker-end-width="0.2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1" style:family="graphic" style:parent-style-name="standard" style:list-style-name="L1">
      <style:graphic-properties draw:stroke="solid" draw:stroke-dash="Dashed_20__28_var_29__20_2" svg:stroke-width="0.05cm" svg:stroke-color="#b2b2b2" draw:marker-start="" draw:marker-start-width="0.2cm" draw:marker-start-center="false" draw:marker-end="" draw:marker-end-width="0.2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2" style:family="graphic" style:parent-style-name="standard" style:list-style-name="L1">
      <style:graphic-properties draw:stroke="solid" draw:stroke-dash="Dashed_20__28_var_29__20_2" svg:stroke-width="0.05cm" svg:stroke-color="#b2b2b2" draw:marker-start="" draw:marker-start-width="0.2cm" draw:marker-start-center="false" draw:marker-end="" draw:marker-end-width="0.2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3" style:family="graphic" style:parent-style-name="standard" style:list-style-name="L1">
      <style:graphic-properties draw:stroke="solid" draw:stroke-dash="Dashed_20__28_var_29__20_2" svg:stroke-width="0.05cm" svg:stroke-color="#333333" draw:marker-start="" draw:marker-start-width="0.2cm" draw:marker-start-center="false" draw:marker-end="" draw:marker-end-width="0.2cm" draw:marker-end-center="false" svg:stroke-opacity="100%" draw:stroke-linejoin="round" draw:fill="solid" draw:fill-color="#99ff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4" style:family="graphic" style:parent-style-name="standard" style:list-style-name="L1">
      <style:graphic-properties draw:stroke="solid" draw:stroke-dash="Dashed_20__28_var_29__20_2" svg:stroke-width="0.05cm" svg:stroke-color="#333333" draw:marker-start="" draw:marker-start-width="0.2cm" draw:marker-start-center="false" draw:marker-end="" draw:marker-end-width="0.2cm" draw:marker-end-center="false" svg:stroke-opacity="100%" draw:stroke-linejoin="round" draw:fill="solid" draw:fill-color="#ff3333"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5" style:family="graphic" style:parent-style-name="standard" style:list-style-name="L1">
      <style:graphic-properties draw:stroke="solid" draw:stroke-dash="Dashed_20__28_var_29__20_2" svg:stroke-width="0.05cm" svg:stroke-color="#b2b2b2" draw:marker-start="" draw:marker-start-width="0.2cm" draw:marker-start-center="false" draw:marker-end="" draw:marker-end-width="0.2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6" style:family="graphic" style:parent-style-name="standard" style:list-style-name="L1">
      <style:graphic-properties draw:stroke="solid" draw:stroke-dash="Dashed_20__28_var_29__20_2" svg:stroke-width="0.05cm" svg:stroke-color="#333333" draw:marker-start="" draw:marker-start-width="0.2cm" draw:marker-start-center="false" draw:marker-end="" draw:marker-end-width="0.2cm" draw:marker-end-center="false" svg:stroke-opacity="100%" draw:stroke-linejoin="round" draw:fill="gradient" draw:fill-color="#7f7f7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7" style:family="graphic" style:parent-style-name="standard" style:list-style-name="L1">
      <style:graphic-properties draw:stroke="solid" draw:stroke-dash="Dashed_20__28_var_29__20_2" svg:stroke-width="0.05cm" svg:stroke-color="#b2b2b2" draw:marker-start="" draw:marker-start-width="0.2cm" draw:marker-start-center="false" draw:marker-end="" draw:marker-end-width="0.2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5cm" fo:padding-bottom="0.125cm" fo:padding-left="0.25cm" fo:padding-right="0.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8" style:family="graphic" style:parent-style-name="standard" style:list-style-name="L1">
      <style:graphic-properties draw:stroke="solid" draw:stroke-dash="Dashed_20__28_var_29__20_2" svg:stroke-width="0.05cm" svg:stroke-color="#b2b2b2" draw:marker-start="" draw:marker-start-width="0.2cm" draw:marker-start-center="false" draw:marker-end="" draw:marker-end-width="0.2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5cm" fo:padding-bottom="0.125cm" fo:padding-left="0.25cm" fo:padding-right="0.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9" style:family="graphic" style:parent-style-name="standard" style:list-style-name="L1">
      <style:graphic-properties draw:stroke="solid" draw:stroke-dash="Dashed_20__28_var_29__20_2" svg:stroke-width="0.05cm" svg:stroke-color="#999999" draw:marker-start="" draw:marker-start-width="0.2cm" draw:marker-start-center="false" draw:marker-end="" draw:marker-end-width="0.2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5cm" fo:padding-bottom="0.125cm" fo:padding-left="0.25cm" fo:padding-right="0.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0" style:family="graphic" style:parent-style-name="standard" style:list-style-name="L1">
      <style:graphic-properties draw:stroke="solid" draw:stroke-dash="Dashed_20__28_var_29__20_2" svg:stroke-width="0.05cm" svg:stroke-color="#999999" draw:marker-start="" draw:marker-start-width="0.2cm" draw:marker-start-center="false" draw:marker-end="" draw:marker-end-width="0.2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5cm" fo:padding-bottom="0.125cm" fo:padding-left="0.25cm" fo:padding-right="0.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1" style:family="graphic" style:parent-style-name="standard" style:list-style-name="L1">
      <style:graphic-properties draw:stroke="solid" draw:stroke-dash="Dashed_20__28_var_29__20_2" svg:stroke-width="0.05cm" svg:stroke-color="#999999" draw:marker-start="" draw:marker-start-width="0.2cm" draw:marker-start-center="false" draw:marker-end="" draw:marker-end-width="0.2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5cm" fo:padding-bottom="0.125cm" fo:padding-left="0.25cm" fo:padding-right="0.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2" style:family="graphic" style:parent-style-name="standard" style:list-style-name="L1">
      <style:graphic-properties draw:stroke="solid" draw:stroke-dash="Dashed_20__28_var_29__20_2" svg:stroke-width="0.05cm" svg:stroke-color="#999999" draw:marker-start="" draw:marker-start-width="0.2cm" draw:marker-start-center="false" draw:marker-end="" draw:marker-end-width="0.2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5cm" fo:padding-bottom="0.125cm" fo:padding-left="0.25cm" fo:padding-right="0.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3" style:family="graphic" style:parent-style-name="standard" style:list-style-name="L1">
      <style:graphic-properties draw:stroke="solid" draw:stroke-dash="Dashed_20__28_var_29__20_2" svg:stroke-width="0.05cm" svg:stroke-color="#999999" draw:marker-start="" draw:marker-start-width="0.2cm" draw:marker-start-center="false" draw:marker-end="" draw:marker-end-width="0.2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5cm" fo:padding-bottom="0.125cm" fo:padding-left="0.25cm" fo:padding-right="0.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4" style:family="graphic" style:parent-style-name="standard" style:list-style-name="L1">
      <style:graphic-properties draw:stroke="solid" draw:stroke-dash="Dashed_20__28_var_29__20_2" svg:stroke-width="0.05cm" svg:stroke-color="#999999" draw:marker-start="" draw:marker-start-width="0.2cm" draw:marker-start-center="false" draw:marker-end="" draw:marker-end-width="0.2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5cm" fo:padding-bottom="0.125cm" fo:padding-left="0.25cm" fo:padding-right="0.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5" style:family="graphic" style:parent-style-name="standard" style:list-style-name="L1">
      <style:graphic-properties draw:stroke="solid" draw:stroke-dash="Dashed_20__28_var_29__20_2" svg:stroke-width="0.05cm" svg:stroke-color="#999999" draw:marker-start="" draw:marker-start-width="0.2cm" draw:marker-start-center="false" draw:marker-end="" draw:marker-end-width="0.2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25cm" fo:padding-bottom="0.125cm" fo:padding-left="0.25cm" fo:padding-right="0.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6" style:family="graphic" style:parent-style-name="standard" style:list-style-name="L1">
      <style:graphic-properties draw:stroke="solid" draw:stroke-dash="Dashed_20__28_var_29__20_2" svg:stroke-width="0.05cm" svg:stroke-color="#000000" draw:marker-start="" draw:marker-start-width="0.2cm" draw:marker-start-center="false" draw:marker-end="" draw:marker-end-width="0.2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7"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solid" draw:fill-color="#be1e2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Square_20_BR"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6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6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6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65"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gradient" draw:fill-color="#cfe7f5" draw:fill-gradient-name="Greyscale_20_Linear_20_B"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6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Light_20_Purple_20_Square_20_BR"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6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6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6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Light_20_Orange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70" style:family="graphic" style:parent-style-name="standard" style:list-style-name="L1">
      <style:graphic-properties draw:stroke="solid" svg:stroke-width="0.05cm" svg:stroke-color="#b2b2b2" draw:marker-start="" draw:marker-start-width="0.275cm" draw:marker-start-center="false" draw:marker-end="" draw:marker-end-width="0.275cm" draw:marker-end-center="false" draw:fill="gradient" draw:fill-color="#cfe7f5" draw:fill-gradient-name="Light_20_Grey_20_Linear_20_B"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7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7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5"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8"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79"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80"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81"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82"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83"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84"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85"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86"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87"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88"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89"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90"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91"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92"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93"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94"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95" style:family="graphic" style:parent-style-name="standard" style:list-style-name="L1">
      <style:graphic-properties draw:stroke="solid" svg:stroke-width="0.05cm" svg:stroke-color="#666666" draw:marker-start="" draw:marker-start-width="0.275cm" draw:marker-start-center="false" draw:marker-end="" draw:marker-end-width="0.275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9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1"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2"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3"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4"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5"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6"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7"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8"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4"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5"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6"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7" style:family="graphic" style:parent-style-name="standard" style:list-style-name="L1">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8"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gradient" draw:fill-color="#fffff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9"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74cb8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0"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1"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2"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3"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4"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9" style:family="graphic" style:parent-style-name="standard" style:list-style-name="L1">
      <style:graphic-properties draw:stroke="solid" draw:stroke-dash="Dashed_20__28_var_29__20_2" svg:stroke-width="0.05cm" svg:stroke-color="#333333"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7"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8"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9"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0"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1"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2"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3"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4"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5"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6" style:family="graphic" style:parent-style-name="standard" style:list-style-name="L1">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微软雅黑"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text-align="center"/>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lue-point draw:id="4" svg:x="-2.998cm" svg:y="-5cm"/>
          <draw:glue-point draw:id="5" svg:x="0.201cm" svg:y="-3.666cm"/>
          <draw:glue-point draw:id="6" svg:x="3.001cm" svg:y="-2.5cm"/>
          <draw:glue-point draw:id="7" svg:x="3.001cm" svg:y="4.166cm"/>
          <draw:glue-point draw:id="8" svg:x="3.401cm" svg:y="0.666cm"/>
          <draw:glue-point draw:id="9" svg:x="1.001cm" svg:y="5cm"/>
          <draw:glue-point draw:id="10" svg:x="-1.798cm" svg:y="3.833cm"/>
          <draw:glue-point draw:id="11" svg:x="-4.998cm" svg:y="2.5cm"/>
          <draw:glue-point draw:id="12" svg:x="-4.998cm" svg:y="-4.166cm"/>
          <draw:path draw:style-name="gr1" draw:text-style-name="P1" draw:layer="layout" svg:width="1.015cm" svg:height="0.763cm" svg:x="20.768cm" svg:y="8.536cm" svg:viewBox="0 0 1016 764" svg:d="M0 764c279 0 1016-118 1016-294s-127-470-406-470c0 176-610 470-610 764z">
            <text:p/>
          </draw:path>
          <draw:g>
            <draw:polygon draw:style-name="gr2" draw:text-style-name="P1" draw:layer="layout" svg:width="1.524cm" svg:height="3.23cm" svg:x="19.243cm" svg:y="6.069cm" svg:viewBox="0 0 1525 3231" draw:points="0,2350 0,0 1525,881 1525,3231">
              <text:p/>
            </draw:polygon>
            <draw:polygon draw:style-name="gr3" draw:text-style-name="P1" draw:layer="layout" svg:width="0.507cm" svg:height="2.643cm" svg:x="20.768cm" svg:y="6.656cm" svg:viewBox="0 0 508 2644" draw:points="0,2644 0,294 508,0 508,2350">
              <text:p/>
            </draw:polygon>
            <draw:polygon draw:style-name="gr4" draw:text-style-name="P1" draw:layer="layout" svg:width="2.032cm" svg:height="1.174cm" svg:x="19.243cm" svg:y="5.775cm" svg:viewBox="0 0 2033 1175" draw:points="1525,1175 0,294 508,0 2033,881">
              <text:p/>
            </draw:polygon>
            <draw:polygon draw:style-name="gr5" draw:text-style-name="P1" draw:layer="layout" svg:width="0.101cm" svg:height="0.234cm" svg:x="20.463cm" svg:y="7.361cm" svg:viewBox="0 0 102 235" draw:points="0,176 0,0 102,59 102,235">
              <text:p/>
            </draw:polygon>
            <draw:polygon draw:style-name="gr6" draw:text-style-name="P1" draw:layer="layout" svg:width="0.101cm" svg:height="0.234cm" svg:x="20.463cm" svg:y="7.009cm" svg:viewBox="0 0 102 235" draw:points="0,176 0,0 102,59 102,235">
              <text:p/>
            </draw:polygon>
            <draw:polygon draw:style-name="gr7" draw:text-style-name="P1" draw:layer="layout" svg:width="0.101cm" svg:height="0.352cm" svg:x="20.971cm" svg:y="8.595cm" svg:viewBox="0 0 102 353" draw:points="102,294 102,0 0,59 0,353">
              <text:p/>
            </draw:polygon>
            <draw:polygon draw:style-name="gr8" draw:text-style-name="P1" draw:layer="layout" svg:width="0.101cm" svg:height="0.352cm" svg:x="20.971cm" svg:y="8.066cm" svg:viewBox="0 0 102 353" draw:points="102,294 102,0 0,59 0,353">
              <text:p/>
            </draw:polygon>
            <draw:polygon draw:style-name="gr9" draw:text-style-name="P1" draw:layer="layout" svg:width="0.101cm" svg:height="0.352cm" svg:x="20.971cm" svg:y="7.538cm" svg:viewBox="0 0 102 353" draw:points="102,294 102,0 0,59 0,353">
              <text:p/>
            </draw:polygon>
            <draw:polygon draw:style-name="gr10" draw:text-style-name="P1" draw:layer="layout" svg:width="0.101cm" svg:height="1.82cm" svg:x="21.276cm" svg:y="6.95cm" svg:viewBox="0 0 102 1821" draw:points="0,1763 0,0 102,118 102,1821">
              <text:p/>
            </draw:polygon>
            <draw:polygon draw:style-name="gr11" draw:text-style-name="P1" draw:layer="layout" svg:width="2.133cm" svg:height="3.524cm" svg:x="19.243cm" svg:y="5.775cm" svg:viewBox="0 0 2134 3525" draw:points="0,2644 0,294 508,0 2033,881 2033,1175 2134,1234 2134,2996 2033,2938 2033,3231 1525,3525">
              <text:p/>
            </draw:polygon>
          </draw:g>
        </draw:g>
        <draw:g>
          <draw:glue-point draw:id="4" svg:x="3.621cm" svg:y="-3.461cm"/>
          <draw:glue-point draw:id="5" svg:x="3.621cm" svg:y="-0.538cm"/>
          <draw:glue-point draw:id="6" svg:x="3.621cm" svg:y="2.692cm"/>
          <draw:glue-point draw:id="7" svg:x="1.552cm" svg:y="3.615cm"/>
          <draw:glue-point draw:id="8" svg:x="-1.55cm" svg:y="5cm"/>
          <draw:glue-point draw:id="9" svg:x="-3.274cm" svg:y="4.23cm"/>
          <draw:glue-point draw:id="10" svg:x="-4.999cm" svg:y="3.307cm"/>
          <draw:glue-point draw:id="11" svg:x="-4.999cm" svg:y="0.846cm"/>
          <draw:glue-point draw:id="12" svg:x="-4.999cm" svg:y="-2.692cm"/>
          <draw:glue-point draw:id="13" svg:x="-2.24cm" svg:y="-3.923cm"/>
          <draw:glue-point draw:id="14" svg:x="1.897cm" svg:y="-4.384cm"/>
          <draw:path draw:style-name="gr12" draw:text-style-name="P1" draw:layer="layout" svg:width="1.482cm" svg:height="0.946cm" svg:x="22.911cm" svg:y="7.352cm" svg:viewBox="0 0 1483 947" svg:d="M0 947c214 0 1483-270 1483-586s-98-361-312-361c0 135-1171 722-1171 947z">
            <text:p/>
          </draw:path>
          <draw:g>
            <draw:polygon draw:style-name="gr13" draw:text-style-name="P1" draw:layer="layout" svg:width="0.78cm" svg:height="2.255cm" svg:x="22.13cm" svg:y="6.044cm" svg:viewBox="0 0 781 2256" draw:points="0,1805 0,0 781,451 781,2256">
              <text:p/>
            </draw:polygon>
            <draw:polygon draw:style-name="gr14" draw:text-style-name="P1" draw:layer="layout" svg:width="1.17cm" svg:height="2.48cm" svg:x="22.911cm" svg:y="5.818cm" svg:viewBox="0 0 1171 2481" draw:points="0,2481 0,677 1171,0 1171,1805">
              <text:p/>
            </draw:polygon>
            <draw:polygon draw:style-name="gr15" draw:text-style-name="P1" draw:layer="layout" svg:width="1.95cm" svg:height="1.127cm" svg:x="22.13cm" svg:y="5.367cm" svg:viewBox="0 0 1951 1128" draw:points="781,1128 0,677 1171,0 1951,451">
              <text:p/>
            </draw:polygon>
            <draw:polygon draw:style-name="gr16" draw:text-style-name="P1" draw:layer="layout" svg:width="1.95cm" svg:height="2.932cm" svg:x="22.13cm" svg:y="5.367cm" svg:viewBox="0 0 1951 2933" draw:points="0,2436 0,677 1171,0 1951,451 1951,2256 781,2933">
              <text:p/>
            </draw:polygon>
            <draw:polygon draw:style-name="gr17" draw:text-style-name="P1" draw:layer="layout" svg:width="0.077cm" svg:height="0.179cm" svg:x="22.364cm" svg:y="6.36cm" svg:viewBox="0 0 78 180" draw:points="0,135 0,0 78,45 78,180">
              <text:p/>
            </draw:polygon>
            <draw:polygon draw:style-name="gr18" draw:text-style-name="P1" draw:layer="layout" svg:width="0.077cm" svg:height="0.179cm" svg:x="22.598cm" svg:y="6.495cm" svg:viewBox="0 0 78 180" draw:points="0,135 0,0 78,45 78,180">
              <text:p/>
            </draw:polygon>
            <draw:polygon draw:style-name="gr19" draw:text-style-name="P1" draw:layer="layout" svg:width="0.077cm" svg:height="0.27cm" svg:x="22.364cm" svg:y="7.217cm" svg:viewBox="0 0 78 271" draw:points="0,226 0,0 78,45 78,271">
              <text:p/>
            </draw:polygon>
            <draw:polygon draw:style-name="gr20" draw:text-style-name="P1" draw:layer="layout" svg:width="0.077cm" svg:height="0.27cm" svg:x="22.598cm" svg:y="7.352cm" svg:viewBox="0 0 78 271" draw:points="0,226 0,0 78,45 78,271">
              <text:p/>
            </draw:polygon>
            <draw:polygon draw:style-name="gr21" draw:text-style-name="P1" draw:layer="layout" svg:width="0.077cm" svg:height="0.27cm" svg:x="22.364cm" svg:y="6.901cm" svg:viewBox="0 0 78 271" draw:points="0,226 0,0 78,45 78,271">
              <text:p/>
            </draw:polygon>
            <draw:polygon draw:style-name="gr22" draw:text-style-name="P1" draw:layer="layout" svg:width="0.077cm" svg:height="0.27cm" svg:x="22.598cm" svg:y="7.036cm" svg:viewBox="0 0 78 271" draw:points="0,226 0,0 78,45 78,271">
              <text:p/>
            </draw:polygon>
            <draw:polygon draw:style-name="gr23" draw:text-style-name="P1" draw:layer="layout" svg:width="0.077cm" svg:height="0.27cm" svg:x="22.364cm" svg:y="7.533cm" svg:viewBox="0 0 78 271" draw:points="0,226 0,0 78,45 78,271">
              <text:p/>
            </draw:polygon>
            <draw:polygon draw:style-name="gr24" draw:text-style-name="P1" draw:layer="layout" svg:width="0.077cm" svg:height="0.27cm" svg:x="22.598cm" svg:y="7.668cm" svg:viewBox="0 0 78 271" draw:points="0,226 0,0 78,45 78,271">
              <text:p/>
            </draw:polygon>
          </draw:g>
        </draw:g>
        <draw:g>
          <draw:glue-point draw:id="4" svg:x="1.09cm" svg:y="-3.333cm"/>
          <draw:glue-point draw:id="5" svg:x="3.797cm" svg:y="3.166cm"/>
          <draw:glue-point draw:id="6" svg:x="-1.917cm" svg:y="3.333cm"/>
          <draw:glue-point draw:id="7" svg:x="-4.023cm" svg:y="-0.666cm"/>
          <draw:glue-point draw:id="8" svg:x="-3.121cm" svg:y="-2.333cm"/>
          <draw:glue-point draw:id="9" svg:x="-2.519cm" svg:y="-4cm"/>
          <draw:glue-point draw:id="10" svg:x="3.724cm" svg:y="1.5cm" draw:escape-direction="right"/>
          <draw:glue-point draw:id="11" svg:x="1.318cm" svg:y="-3.166cm" draw:escape-direction="right"/>
          <draw:glue-point draw:id="12" svg:x="1.017cm" svg:y="-3.333cm" draw:escape-direction="up"/>
          <draw:path draw:style-name="gr25" draw:text-style-name="P1" draw:layer="layout" svg:width="1.088cm" svg:height="0.755cm" svg:x="24.738cm" svg:y="10.744cm" svg:viewBox="0 0 1089 756" svg:d="M6 756c225 0 981-142 1063-378s-103-378-327-378c0 142-821 284-736 756z">
            <text:p/>
          </draw:path>
          <draw:g>
            <draw:glue-point draw:id="4" svg:x="-1.585cm" svg:y="3.333cm"/>
            <draw:glue-point draw:id="5" svg:x="4.747cm" svg:y="3.166cm"/>
            <draw:glue-point draw:id="6" svg:x="1.747cm" svg:y="-3.333cm"/>
            <draw:glue-point draw:id="7" svg:x="-4.919cm" svg:y="1.666cm"/>
            <draw:glue-point draw:id="8" svg:x="1.747cm" svg:y="5cm"/>
            <draw:polygon draw:style-name="gr26" draw:text-style-name="P1" draw:layer="layout" svg:width="0.653cm" svg:height="1.511cm" svg:x="24.826cm" svg:y="9.846cm" svg:viewBox="0 0 654 1512" draw:points="654,0 654,1134 0,1512">
              <text:p/>
            </draw:polygon>
            <draw:polygon draw:style-name="gr27" draw:text-style-name="P1" draw:layer="layout" svg:width="0.816cm" svg:height="1.889cm" svg:x="24.744cm" svg:y="9.61cm" svg:viewBox="0 0 817 1890" draw:points="817,0 817,284 163,1796 0,1890">
              <text:p/>
            </draw:polygon>
            <draw:polygon draw:style-name="gr28" draw:text-style-name="P1" draw:layer="layout" svg:width="2.451cm" svg:height="2.834cm" svg:x="23.109cm" svg:y="8.665cm" svg:viewBox="0 0 2452 2835" draw:points="0,1890 817,0 2452,945 1635,2835">
              <text:p/>
            </draw:polygon>
            <draw:polygon draw:style-name="gr29" draw:text-style-name="P1" draw:layer="layout" svg:width="0.653cm" svg:height="0.661cm" svg:x="24.58cm" svg:y="9.374cm" svg:viewBox="0 0 654 662" draw:points="0,378 163,0 654,284 490,662">
              <text:p/>
            </draw:polygon>
            <draw:path draw:style-name="gr30" draw:text-style-name="P1" draw:layer="layout" svg:width="1.143cm" svg:height="1.889cm" svg:x="23.272cm" svg:y="8.854cm" svg:viewBox="0 0 1144 1890" svg:d="M736 0c136 63 163 95 408 236-54 110-109 221-163 331-164 0-572 851-409 945-54 126-109 252-163 378-136-79-273-157-409-236 0-236 490-1512 736-1654z">
              <text:p/>
            </draw:path>
            <draw:path draw:style-name="gr31" draw:text-style-name="P1" draw:layer="layout" svg:width="0.679cm" svg:height="1.511cm" svg:x="23.655cm" svg:y="9.138cm" svg:viewBox="0 0 680 1512" svg:d="M26 1512c-163-567 490-1512 654-1512">
              <text:p/>
            </draw:path>
            <draw:line draw:style-name="gr32" draw:text-style-name="P1" draw:layer="layout" svg:x1="23.763cm" svg:y1="10.933cm" svg:x2="24.58cm" svg:y2="9.043cm">
              <text:p/>
            </draw:line>
            <draw:polygon draw:style-name="gr33" draw:text-style-name="P1" draw:layer="layout" svg:width="0.162cm" svg:height="0.235cm" svg:x="24.58cm" svg:y="10.083cm" svg:viewBox="0 0 163 236" draw:points="0,189 82,0 163,47 82,236">
              <text:p/>
            </draw:polygon>
            <draw:line draw:style-name="gr34" draw:text-style-name="P1" draw:layer="layout" svg:x1="25.282cm" svg:y1="9.705cm" svg:x2="25.364cm" svg:y2="9.752cm">
              <text:p/>
            </draw:line>
            <draw:line draw:style-name="gr35" draw:text-style-name="P1" draw:layer="layout" svg:x1="25.234cm" svg:y1="9.799cm" svg:x2="25.316cm" svg:y2="9.846cm">
              <text:p/>
            </draw:line>
            <draw:line draw:style-name="gr36" draw:text-style-name="P1" draw:layer="layout" svg:x1="25.2cm" svg:y1="9.894cm" svg:x2="25.282cm" svg:y2="9.941cm">
              <text:p/>
            </draw:line>
            <draw:line draw:style-name="gr37" draw:text-style-name="P1" draw:layer="layout" svg:x1="25.153cm" svg:y1="9.988cm" svg:x2="25.235cm" svg:y2="10.035cm">
              <text:p/>
            </draw:line>
            <draw:line draw:style-name="gr38" draw:text-style-name="P1" draw:layer="layout" svg:x1="24.58cm" svg:y1="9.327cm" svg:x2="24.662cm" svg:y2="9.374cm">
              <text:p/>
            </draw:line>
            <draw:line draw:style-name="gr39" draw:text-style-name="P1" draw:layer="layout" svg:x1="24.533cm" svg:y1="9.421cm" svg:x2="24.615cm" svg:y2="9.468cm">
              <text:p/>
            </draw:line>
            <draw:line draw:style-name="gr40" draw:text-style-name="P1" draw:layer="layout" svg:x1="24.499cm" svg:y1="9.516cm" svg:x2="24.581cm" svg:y2="9.563cm">
              <text:p/>
            </draw:line>
            <draw:line draw:style-name="gr41" draw:text-style-name="P1" draw:layer="layout" svg:x1="24.451cm" svg:y1="9.61cm" svg:x2="24.533cm" svg:y2="9.657cm">
              <text:p/>
            </draw:line>
            <draw:line draw:style-name="gr42" draw:text-style-name="P1" draw:layer="layout" svg:x1="24.499cm" svg:y1="9.799cm" svg:x2="24.581cm" svg:y2="9.846cm">
              <text:p/>
            </draw:line>
            <draw:line draw:style-name="gr43" draw:text-style-name="P1" draw:layer="layout" svg:x1="24.662cm" svg:y1="9.894cm" svg:x2="24.744cm" svg:y2="9.941cm">
              <text:p/>
            </draw:line>
            <draw:line draw:style-name="gr44" draw:text-style-name="P1" draw:layer="layout" svg:x1="24.826cm" svg:y1="9.988cm" svg:x2="24.908cm" svg:y2="10.035cm">
              <text:p/>
            </draw:line>
            <draw:line draw:style-name="gr45" draw:text-style-name="P1" draw:layer="layout" svg:x1="24.989cm" svg:y1="10.083cm" svg:x2="25.071cm" svg:y2="10.13cm">
              <text:p/>
            </draw:line>
            <draw:g>
              <draw:polygon draw:style-name="gr46" draw:text-style-name="P1" draw:layer="layout" svg:width="1.062cm" svg:height="1.039cm" svg:x="23.926cm" svg:y="10.224cm" svg:viewBox="0 0 1063 1040" draw:points="0,567 245,0 1063,473 817,1040">
                <text:p/>
              </draw:polygon>
              <draw:line draw:style-name="gr47" draw:text-style-name="P1" draw:layer="layout" svg:x1="24.008cm" svg:y1="10.602cm" svg:x2="24.825cm" svg:y2="11.075cm">
                <text:p/>
              </draw:line>
              <draw:line draw:style-name="gr48" draw:text-style-name="P1" draw:layer="layout" svg:x1="24.907cm" svg:y1="10.886cm" svg:x2="24.09cm" svg:y2="10.413cm">
                <text:p/>
              </draw:line>
              <draw:line draw:style-name="gr49" draw:text-style-name="P1" draw:layer="layout" svg:x1="24.335cm" svg:y1="10.319cm" svg:x2="24.09cm" svg:y2="10.886cm">
                <text:p/>
              </draw:line>
              <draw:line draw:style-name="gr50" draw:text-style-name="P1" draw:layer="layout" svg:x1="24.498cm" svg:y1="10.413cm" svg:x2="24.253cm" svg:y2="10.98cm">
                <text:p/>
              </draw:line>
              <draw:line draw:style-name="gr51" draw:text-style-name="P1" draw:layer="layout" svg:x1="24.662cm" svg:y1="10.508cm" svg:x2="24.417cm" svg:y2="11.075cm">
                <text:p/>
              </draw:line>
              <draw:line draw:style-name="gr52" draw:text-style-name="P1" draw:layer="layout" svg:x1="24.825cm" svg:y1="10.602cm" svg:x2="24.58cm" svg:y2="11.169cm">
                <text:p/>
              </draw:line>
            </draw:g>
            <draw:polygon draw:style-name="gr53" draw:text-style-name="P1" draw:layer="layout" svg:width="2.451cm" svg:height="2.834cm" svg:x="23.109cm" svg:y="8.665cm" svg:viewBox="0 0 2452 2835" draw:points="0,1890 817,0 2452,945 2452,1229 2371,1418 2371,2315 1880,2599 1798,2741 1635,2835">
              <text:p/>
            </draw:polygon>
          </draw:g>
        </draw:g>
        <draw:g>
          <draw:glue-point draw:id="4" svg:x="3.519cm" svg:y="-4cm"/>
          <draw:glue-point draw:id="5" svg:x="5.001cm" svg:y="-3cm"/>
          <draw:glue-point draw:id="6" svg:x="5.001cm" svg:y="-2.5cm" draw:escape-direction="right"/>
          <draw:glue-point draw:id="7" svg:x="5.001cm" svg:y="-1.75cm" draw:escape-direction="right"/>
          <draw:glue-point draw:id="8" svg:x="-0.554cm" svg:y="5cm" draw:escape-direction="down"/>
          <draw:glue-point draw:id="9" svg:x="-3.887cm" svg:y="1.75cm" draw:escape-direction="left"/>
          <draw:glue-point draw:id="10" svg:x="-4.998cm" svg:y="1cm" draw:escape-direction="left"/>
          <draw:glue-point draw:id="11" svg:x="-0.924cm" svg:y="-3cm" draw:escape-direction="up"/>
          <draw:path draw:style-name="gr54" draw:text-style-name="P1" draw:layer="layout" svg:width="1.163cm" svg:height="1.044cm" svg:x="26.617cm" svg:y="12.055cm" svg:viewBox="0 0 1164 1045" svg:d="M8 1045c262 0 1043-275 1138-605s-214-440-476-440c0 165-757-165-662 1045z">
            <text:p/>
          </draw:path>
          <draw:g>
            <draw:polygon draw:style-name="gr55" draw:text-style-name="P1" draw:layer="layout" svg:width="0.665cm" svg:height="1.484cm" svg:x="26.336cm" svg:y="11.615cm" svg:viewBox="0 0 666 1485" draw:points="0,1320 381,0 666,165 285,1485">
              <text:p/>
            </draw:polygon>
            <draw:polygon draw:style-name="gr56" draw:text-style-name="P1" draw:layer="layout" svg:width="0.57cm" svg:height="1.209cm" svg:x="26.622cm" svg:y="11.89cm" svg:viewBox="0 0 571 1210" draw:points="0,1210 285,165 571,0 285,1045">
              <text:p/>
            </draw:polygon>
            <draw:polygon draw:style-name="gr57" draw:text-style-name="P1" draw:layer="layout" svg:width="2.568cm" svg:height="1.484cm" svg:x="25.48cm" svg:y="10.9cm" svg:viewBox="0 0 2569 1485" draw:points="761,1485 0,1045 1808,0 2569,440">
              <text:p/>
            </draw:polygon>
            <draw:polygon draw:style-name="gr58" draw:text-style-name="P2" draw:layer="layout" svg:width="1.426cm" svg:height="0.824cm" svg:x="25.67cm" svg:y="11.45cm" svg:viewBox="0 0 1427 825" draw:points="0,440 761,0 1427,385 666,825">
              <text:p/>
            </draw:polygon>
            <draw:polygon draw:style-name="gr59" draw:text-style-name="P1" draw:layer="layout" svg:width="1.236cm" svg:height="0.714cm" svg:x="26.527cm" svg:y="11.065cm" svg:viewBox="0 0 1237 715" draw:points="0,330 571,0 1237,385 666,715">
              <text:p/>
            </draw:polygon>
            <draw:polygon draw:style-name="gr60" draw:text-style-name="P1" draw:layer="layout" svg:width="1.807cm" svg:height="1.319cm" svg:x="26.241cm" svg:y="11.34cm" svg:viewBox="0 0 1808 1320" draw:points="0,1320 0,1045 1808,0 1808,275">
              <text:p/>
            </draw:polygon>
            <draw:line draw:style-name="gr61" draw:text-style-name="P1" draw:layer="layout" svg:x1="26.241cm" svg:y1="11.56cm" svg:x2="26.907cm" svg:y2="11.945cm">
              <text:p/>
            </draw:line>
            <draw:line draw:style-name="gr62" draw:text-style-name="P1" draw:layer="layout" svg:x1="26.336cm" svg:y1="12.165cm" svg:x2="27.002cm" svg:y2="11.78cm">
              <text:p/>
            </draw:line>
            <draw:line draw:style-name="gr63" draw:text-style-name="P1" draw:layer="layout" svg:x1="25.765cm" svg:y1="11.945cm" svg:x2="26.526cm" svg:y2="11.505cm">
              <text:p/>
            </draw:line>
            <draw:line draw:style-name="gr64" draw:text-style-name="P1" draw:layer="layout" svg:x1="25.861cm" svg:y1="12cm" svg:x2="26.622cm" svg:y2="11.56cm">
              <text:p/>
            </draw:line>
            <draw:line draw:style-name="gr65" draw:text-style-name="P1" draw:layer="layout" svg:x1="25.956cm" svg:y1="12.055cm" svg:x2="26.622cm" svg:y2="11.67cm">
              <text:p/>
            </draw:line>
            <draw:polygon draw:style-name="gr66" draw:text-style-name="P1" draw:layer="layout" svg:width="0.76cm" svg:height="0.714cm" svg:x="25.48cm" svg:y="11.945cm" svg:viewBox="0 0 761 715" draw:points="0,275 0,0 761,440 761,715">
              <text:p/>
            </draw:polygon>
            <draw:polygon draw:style-name="gr67" draw:text-style-name="P1" draw:layer="layout" svg:width="2.568cm" svg:height="2.199cm" svg:x="25.48cm" svg:y="10.9cm" svg:viewBox="0 0 2569 2200" draw:points="0,1045 1808,0 2569,440 2569,715 1618,1265 1427,2035 1142,2200 856,2035 952,1650 761,1760 0,1320">
              <text:p/>
            </draw:polygon>
            <draw:line draw:style-name="gr68" draw:text-style-name="P1" draw:layer="layout" svg:x1="26.146cm" svg:y1="12.165cm" svg:x2="26.907cm" svg:y2="11.725cm">
              <text:p/>
            </draw:line>
            <draw:line draw:style-name="gr69" draw:text-style-name="P1" draw:layer="layout" svg:x1="26.051cm" svg:y1="12.11cm" svg:x2="26.717cm" svg:y2="11.725cm">
              <text:p/>
            </draw:line>
            <draw:line draw:style-name="gr70" draw:text-style-name="P1" draw:layer="layout" svg:x1="26.336cm" svg:y1="11.505cm" svg:x2="27.002cm" svg:y2="11.89cm">
              <text:p/>
            </draw:line>
            <draw:line draw:style-name="gr71" draw:text-style-name="P1" draw:layer="layout" svg:x1="26.146cm" svg:y1="11.615cm" svg:x2="26.812cm" svg:y2="12cm">
              <text:p/>
            </draw:line>
            <draw:line draw:style-name="gr72" draw:text-style-name="P1" draw:layer="layout" svg:x1="26.051cm" svg:y1="11.67cm" svg:x2="26.717cm" svg:y2="12.055cm">
              <text:p/>
            </draw:line>
            <draw:line draw:style-name="gr73" draw:text-style-name="P1" draw:layer="layout" svg:x1="25.956cm" svg:y1="11.725cm" svg:x2="26.622cm" svg:y2="12.11cm">
              <text:p/>
            </draw:line>
            <draw:line draw:style-name="gr74" draw:text-style-name="P1" draw:layer="layout" svg:x1="25.765cm" svg:y1="11.835cm" svg:x2="26.431cm" svg:y2="12.22cm">
              <text:p/>
            </draw:line>
            <draw:line draw:style-name="gr75" draw:text-style-name="P1" draw:layer="layout" svg:x1="25.861cm" svg:y1="11.78cm" svg:x2="26.527cm" svg:y2="12.165cm">
              <text:p/>
            </draw:line>
          </draw:g>
        </draw:g>
        <draw:g>
          <draw:glue-point draw:id="4" svg:x="-0.908cm" svg:y="-3.053cm"/>
          <draw:glue-point draw:id="5" svg:x="-0.908cm" svg:y="2.787cm"/>
          <draw:glue-point draw:id="6" svg:x="3.674cm" svg:y="2.61cm"/>
          <draw:glue-point draw:id="7" svg:x="-4.999cm" svg:y="-2.699cm"/>
          <draw:glue-point draw:id="8" svg:x="-4.508cm" svg:y="-5cm"/>
          <draw:path draw:style-name="gr76" draw:text-style-name="P1" draw:layer="layout" svg:width="1.19cm" svg:height="0.734cm" svg:x="23.71cm" svg:y="15.085cm" svg:viewBox="0 0 1191 735" svg:d="M18 735c291 0 1055-123 1161-429s-556-306-847-306c0 184-424 122-314 735z">
            <text:p/>
          </draw:path>
          <draw:g>
            <draw:polygon draw:style-name="gr77" draw:text-style-name="P1" draw:layer="layout" svg:width="5.296cm" svg:height="6.735cm" svg:x="18.427cm" svg:y="9.084cm" svg:viewBox="0 0 5297 6736" draw:points="0,3674 0,0 5297,3062 5297,6736">
              <text:p/>
            </draw:polygon>
            <draw:polygon draw:style-name="gr78" draw:text-style-name="P1" draw:layer="layout" svg:width="4.872cm" svg:height="5.755cm" svg:x="18.639cm" svg:y="9.451cm" svg:viewBox="0 0 4873 5756" draw:points="0,2939 0,0 4873,2878 4873,5756">
              <text:p/>
            </draw:polygon>
            <draw:polygon draw:style-name="gr79" draw:text-style-name="P1" draw:layer="layout" svg:width="5.614cm" svg:height="3.245cm" svg:x="18.427cm" svg:y="8.9cm" svg:viewBox="0 0 5615 3246" draw:points="5297,3246 0,184 318,0 5615,3062">
              <text:p/>
            </draw:polygon>
            <draw:polygon draw:style-name="gr80" draw:text-style-name="P1" draw:layer="layout" svg:width="0.317cm" svg:height="3.857cm" svg:x="23.724cm" svg:y="11.962cm" svg:viewBox="0 0 318 3858" draw:points="0,3858 0,184 318,0 318,3674">
              <text:p/>
            </draw:polygon>
            <draw:polygon draw:style-name="gr81" draw:text-style-name="P1" draw:layer="layout" svg:width="5.614cm" svg:height="6.919cm" svg:x="18.427cm" svg:y="8.9cm" svg:viewBox="0 0 5615 6920" draw:points="318,0 5615,3062 5615,6736 5297,6920 0,3858 0,184">
              <text:p/>
            </draw:polygon>
            <draw:polygon draw:style-name="gr82" draw:text-style-name="P1" draw:layer="layout" svg:width="0.211cm" svg:height="0.244cm" svg:x="20.97cm" svg:y="13.922cm" svg:viewBox="0 0 212 245" draw:points="0,122 0,0 212,122 212,245">
              <text:p/>
            </draw:polygon>
          </draw:g>
        </draw:g>
        <draw:g>
          <draw:glue-point draw:id="4" svg:x="0.487cm" svg:y="-5cm"/>
          <draw:glue-point draw:id="5" svg:x="2.194cm" svg:y="-3.6cm"/>
          <draw:glue-point draw:id="6" svg:x="4.145cm" svg:y="-1.9cm"/>
          <draw:glue-point draw:id="7" svg:x="4.145cm" svg:y="-0.1cm"/>
          <draw:glue-point draw:id="8" svg:x="4.145cm" svg:y="2cm"/>
          <draw:glue-point draw:id="9" svg:x="2.56cm" svg:y="3.3cm"/>
          <draw:glue-point draw:id="10" svg:x="0.487cm" svg:y="5cm"/>
          <draw:glue-point draw:id="11" svg:x="-3.171cm" svg:y="-0.2cm"/>
          <draw:glue-point draw:id="12" svg:x="-3.171cm" svg:y="-2cm"/>
          <draw:glue-point draw:id="13" svg:x="-1.342cm" svg:y="-3.5cm"/>
          <draw:path draw:style-name="gr83" draw:text-style-name="P1" draw:layer="layout" svg:width="2.107cm" svg:height="1.317cm" svg:x="21.754cm" svg:y="3.649cm" svg:viewBox="0 0 2108 1318" svg:d="M2 1318c156 0 2106-429 2106-824s-470-494-626-494c0 99-1537 593-1480 1318z">
            <text:p/>
          </draw:path>
          <draw:g>
            <draw:polygon draw:style-name="gr84" draw:text-style-name="P1" draw:layer="layout" svg:width="1.709cm" svg:height="2.305cm" svg:x="20.045cm" svg:y="2.694cm" svg:viewBox="0 0 1710 2306" draw:points="0,1318 0,0 1710,988 1710,2306">
              <text:p/>
            </draw:polygon>
            <draw:polygon draw:style-name="gr85" draw:text-style-name="P1" draw:layer="layout" svg:width="1.709cm" svg:height="2.305cm" svg:x="21.754cm" svg:y="2.694cm" svg:viewBox="0 0 1710 2306" draw:points="0,2306 0,988 1710,0 1710,1318">
              <text:p/>
            </draw:polygon>
            <draw:polygon draw:style-name="gr86" draw:text-style-name="P1" draw:layer="layout" svg:width="3.418cm" svg:height="1.975cm" svg:x="20.045cm" svg:y="1.706cm" svg:viewBox="0 0 3419 1976" draw:points="1710,1976 0,988 1709,0 3419,988">
              <text:p/>
            </draw:polygon>
            <draw:polygon draw:style-name="gr87" draw:text-style-name="P1" draw:layer="layout" svg:width="0.113cm" svg:height="0.197cm" svg:x="21.526cm" svg:y="3.682cm" svg:viewBox="0 0 114 198" draw:points="0,132 0,0 114,66 114,198">
              <text:p/>
            </draw:polygon>
            <draw:polygon draw:style-name="gr88" draw:text-style-name="P1" draw:layer="layout" svg:width="1.139cm" svg:height="0.658cm" svg:x="20.615cm" svg:y="2.035cm" svg:viewBox="0 0 1140 659" draw:points="0,659 1140,0 1140,264">
              <text:p/>
            </draw:polygon>
            <draw:polygon draw:style-name="gr89" draw:text-style-name="P1" draw:layer="layout" svg:width="1.139cm" svg:height="0.79cm" svg:x="21.754cm" svg:y="2.035cm" svg:viewBox="0 0 1140 791" draw:points="0,264 0,0 1140,659 912,791">
              <text:p/>
            </draw:polygon>
            <draw:line draw:style-name="gr90" draw:text-style-name="P1" draw:layer="layout" svg:x1="22.78cm" svg:y1="2.76cm" svg:x2="21.868cm" svg:y2="2.233cm">
              <text:p/>
            </draw:line>
            <draw:polygon draw:style-name="gr91" draw:text-style-name="P1" draw:layer="layout" svg:width="1.139cm" svg:height="0.625cm" svg:x="20.33cm" svg:y="4.012cm" svg:viewBox="0 0 1140 626" draw:points="0,461 1140,0 1140,264 0,626">
              <text:p/>
            </draw:polygon>
            <draw:polygon draw:style-name="gr92" draw:text-style-name="P1" draw:layer="layout" svg:width="2.278cm" svg:height="1.317cm" svg:x="20.615cm" svg:y="2.035cm" svg:viewBox="0 0 2279 1318" draw:points="0,659 1140,0 2279,659 1140,1318">
              <text:p/>
            </draw:polygon>
            <draw:polygon draw:style-name="gr93" draw:text-style-name="P1" draw:layer="layout" svg:width="1.139cm" svg:height="0.823cm" svg:x="19.19cm" svg:y="3.814cm" svg:viewBox="0 0 1140 824" draw:points="0,165 0,0 1140,659 1140,824">
              <text:p/>
            </draw:polygon>
            <draw:polyline draw:style-name="gr94" draw:text-style-name="P1" draw:layer="layout" svg:width="1.139cm" svg:height="0.757cm" svg:x="20.329cm" svg:y="3.221cm" svg:viewBox="0 0 1140 758" draw:points="0,132 0,0 1140,659 1140,758">
              <text:p/>
            </draw:polyline>
            <draw:polygon draw:style-name="gr95" draw:text-style-name="P1" draw:layer="layout" svg:width="2.278cm" svg:height="1.119cm" svg:x="19.19cm" svg:y="3.353cm" svg:viewBox="0 0 2279 1120" draw:points="1140,1120 0,461 1140,0 2279,659">
              <text:p/>
            </draw:polygon>
            <draw:path draw:style-name="gr96" draw:text-style-name="P1" draw:layer="layout" svg:width="2.051cm" svg:height="0.954cm" svg:x="19.247cm" svg:y="3.452cm" svg:viewBox="0 0 2052 955" svg:d="M798 955c-228-131-570-329-798-461 285-165 855-395 1254-494 228 132 513 296 798 461-342 99-912 330-1254 494z">
              <text:p/>
            </draw:path>
            <draw:polygon draw:style-name="gr97" draw:text-style-name="P1" draw:layer="layout" svg:width="4.273cm" svg:height="3.293cm" svg:x="19.19cm" svg:y="1.706cm" svg:viewBox="0 0 4274 3294" draw:points="855,1779 855,988 2564,0 4274,988 4274,2306 2564,3294 1653,2767 1140,2932 0,2273 0,2108">
              <text:p/>
            </draw:polygon>
          </draw:g>
        </draw:g>
        <draw:g>
          <draw:glue-point draw:id="4" svg:x="-4.598cm" svg:y="-5cm"/>
          <draw:glue-point draw:id="5" svg:x="-3.398cm" svg:y="-4.347cm"/>
          <draw:glue-point draw:id="6" svg:x="-2.198cm" svg:y="-5cm"/>
          <draw:glue-point draw:id="7" svg:x="0.601cm" svg:y="-3.478cm"/>
          <draw:glue-point draw:id="8" svg:x="3.801cm" svg:y="-1.739cm"/>
          <draw:glue-point draw:id="9" svg:x="3.801cm" svg:y="1.086cm"/>
          <draw:glue-point draw:id="10" svg:x="3.801cm" svg:y="3.478cm"/>
          <draw:glue-point draw:id="11" svg:x="3.001cm" svg:y="3.913cm"/>
          <draw:glue-point draw:id="12" svg:x="1.801cm" svg:y="5cm"/>
          <draw:glue-point draw:id="13" svg:x="-1.798cm" svg:y="3.043cm"/>
          <draw:glue-point draw:id="14" svg:x="-4.998cm" svg:y="1.304cm"/>
          <draw:glue-point draw:id="15" svg:x="-4.998cm" svg:y="-1.521cm"/>
          <draw:glue-point draw:id="16" svg:x="-4.998cm" svg:y="-4.782cm"/>
          <draw:path draw:style-name="gr98" draw:text-style-name="P1" draw:layer="layout" svg:width="0.877cm" svg:height="0.681cm" svg:x="6.613cm" svg:y="16.57cm" svg:viewBox="0 0 878 682" svg:d="M13 682c294 0 865-186 865-372s-28-310-322-310c0 186-655 62-543 682z">
            <text:p/>
          </draw:path>
          <draw:g>
            <draw:polygon draw:style-name="gr99" draw:text-style-name="P1" draw:layer="layout" svg:width="2.037cm" svg:height="1.177cm" svg:x="5.132cm" svg:y="14.4cm" svg:viewBox="0 0 2038 1178" draw:points="1609,1178 0,248 429,0 2038,930">
              <text:p/>
            </draw:polygon>
            <draw:polygon draw:style-name="gr100" draw:text-style-name="P1" draw:layer="layout" svg:width="1.822cm" svg:height="2.788cm" svg:x="4.81cm" svg:y="14.462cm" svg:viewBox="0 0 1823 2789" draw:points="0,1736 0,0 1823,1054 1823,2789">
              <text:p/>
            </draw:polygon>
            <draw:polygon draw:style-name="gr101" draw:text-style-name="P1" draw:layer="layout" svg:width="1.179cm" svg:height="1.735cm" svg:x="5.024cm" svg:y="14.834cm" svg:viewBox="0 0 1180 1736" draw:points="0,1054 0,0 1180,682 1180,1736">
              <text:p/>
            </draw:polygon>
            <draw:polygon draw:style-name="gr102" draw:text-style-name="P1" draw:layer="layout" svg:width="0.213cm" svg:height="0.247cm" svg:x="6.311cm" svg:y="16.694cm" svg:viewBox="0 0 214 248" draw:points="0,124 0,0 214,124 214,248">
              <text:p/>
            </draw:polygon>
            <draw:polygon draw:style-name="gr103" draw:text-style-name="P1" draw:layer="layout" svg:width="0.439cm" svg:height="1.735cm" svg:x="6.729cm" svg:y="15.33cm" svg:viewBox="0 0 440 1736" draw:points="0,1736 11,248 440,0 440,1488">
              <text:p/>
            </draw:polygon>
            <draw:polygon draw:style-name="gr104" draw:text-style-name="P1" draw:layer="layout" svg:width="1.929cm" svg:height="1.115cm" svg:x="4.81cm" svg:y="14.4cm" svg:viewBox="0 0 1930 1116" draw:points="1823,1116 0,62 107,0 1930,1054">
              <text:p/>
            </draw:polygon>
            <draw:line draw:style-name="gr105" draw:text-style-name="P2" draw:layer="layout" svg:x1="6.74cm" svg:y1="15.702cm" svg:x2="7.062cm" svg:y2="15.516cm">
              <text:p/>
            </draw:line>
            <draw:polygon draw:style-name="gr106" draw:text-style-name="P1" draw:layer="layout" svg:width="0.213cm" svg:height="0.247cm" svg:x="5.024cm" svg:y="15.95cm" svg:viewBox="0 0 214 248" draw:points="0,124 0,0 214,124 214,248">
              <text:p/>
            </draw:polygon>
            <draw:polygon draw:style-name="gr107" draw:text-style-name="P1" draw:layer="layout" svg:width="0.213cm" svg:height="0.247cm" svg:x="5.346cm" svg:y="16.136cm" svg:viewBox="0 0 214 248" draw:points="0,124 0,0 214,124 214,248">
              <text:p/>
            </draw:polygon>
            <draw:polygon draw:style-name="gr108" draw:text-style-name="P1" draw:layer="layout" svg:width="0.213cm" svg:height="0.247cm" svg:x="5.668cm" svg:y="16.322cm" svg:viewBox="0 0 214 248" draw:points="0,124 0,0 214,124 214,248">
              <text:p/>
            </draw:polygon>
            <draw:polygon draw:style-name="gr109" draw:text-style-name="P1" draw:layer="layout" svg:width="0.213cm" svg:height="0.247cm" svg:x="5.99cm" svg:y="16.508cm" svg:viewBox="0 0 214 248" draw:points="0,124 0,0 214,124 214,248">
              <text:p/>
            </draw:polygon>
            <draw:polygon draw:style-name="gr110" draw:text-style-name="P1" draw:layer="layout" svg:width="0.213cm" svg:height="0.247cm" svg:x="6.311cm" svg:y="15.578cm" svg:viewBox="0 0 214 248" draw:points="0,124 0,0 214,124 214,248">
              <text:p/>
            </draw:polygon>
            <draw:polygon draw:style-name="gr111" draw:text-style-name="P1" draw:layer="layout" svg:width="0.213cm" svg:height="0.247cm" svg:x="6.311cm" svg:y="15.764cm" svg:viewBox="0 0 214 248" draw:points="0,124 0,0 214,124 214,248">
              <text:p/>
            </draw:polygon>
            <draw:polygon draw:style-name="gr112" draw:text-style-name="P1" draw:layer="layout" svg:width="0.213cm" svg:height="0.247cm" svg:x="6.311cm" svg:y="15.95cm" svg:viewBox="0 0 214 248" draw:points="0,124 0,0 214,124 214,248">
              <text:p/>
            </draw:polygon>
            <draw:polygon draw:style-name="gr113" draw:text-style-name="P1" draw:layer="layout" svg:width="0.213cm" svg:height="0.247cm" svg:x="6.311cm" svg:y="16.136cm" svg:viewBox="0 0 214 248" draw:points="0,124 0,0 214,124 214,248">
              <text:p/>
            </draw:polygon>
            <draw:polygon draw:style-name="gr114" draw:text-style-name="P1" draw:layer="layout" svg:width="0.213cm" svg:height="0.247cm" svg:x="6.311cm" svg:y="16.322cm" svg:viewBox="0 0 214 248" draw:points="0,124 0,0 214,124 214,248">
              <text:p/>
            </draw:polygon>
            <draw:polygon draw:style-name="gr115" draw:text-style-name="P1" draw:layer="layout" svg:width="0.213cm" svg:height="0.247cm" svg:x="6.311cm" svg:y="16.508cm" svg:viewBox="0 0 214 248" draw:points="0,124 0,0 214,124 214,248">
              <text:p/>
            </draw:polygon>
            <draw:line draw:style-name="gr116" draw:text-style-name="P2" draw:layer="layout" svg:x1="6.74cm" svg:y1="15.764cm" svg:x2="7.062cm" svg:y2="15.578cm">
              <text:p/>
            </draw:line>
            <draw:line draw:style-name="gr117" draw:text-style-name="P2" draw:layer="layout" svg:x1="6.74cm" svg:y1="15.826cm" svg:x2="7.062cm" svg:y2="15.64cm">
              <text:p/>
            </draw:line>
            <draw:line draw:style-name="gr118" draw:text-style-name="P2" draw:layer="layout" svg:x1="6.74cm" svg:y1="15.888cm" svg:x2="7.062cm" svg:y2="15.702cm">
              <text:p/>
            </draw:line>
            <draw:line draw:style-name="gr119" draw:text-style-name="P2" draw:layer="layout" svg:x1="6.74cm" svg:y1="15.95cm" svg:x2="7.062cm" svg:y2="15.764cm">
              <text:p/>
            </draw:line>
            <draw:line draw:style-name="gr120" draw:text-style-name="P2" draw:layer="layout" svg:x1="6.74cm" svg:y1="16.012cm" svg:x2="7.062cm" svg:y2="15.826cm">
              <text:p/>
            </draw:line>
            <draw:line draw:style-name="gr121" draw:text-style-name="P2" draw:layer="layout" svg:x1="6.74cm" svg:y1="16.074cm" svg:x2="7.062cm" svg:y2="15.888cm">
              <text:p/>
            </draw:line>
            <draw:line draw:style-name="gr122" draw:text-style-name="P2" draw:layer="layout" svg:x1="6.74cm" svg:y1="16.136cm" svg:x2="7.062cm" svg:y2="15.95cm">
              <text:p/>
            </draw:line>
            <draw:line draw:style-name="gr123" draw:text-style-name="P2" draw:layer="layout" svg:x1="6.74cm" svg:y1="16.198cm" svg:x2="7.062cm" svg:y2="16.012cm">
              <text:p/>
            </draw:line>
            <draw:line draw:style-name="gr124" draw:text-style-name="P2" draw:layer="layout" svg:x1="6.74cm" svg:y1="16.26cm" svg:x2="7.062cm" svg:y2="16.074cm">
              <text:p/>
            </draw:line>
            <draw:line draw:style-name="gr125" draw:text-style-name="P2" draw:layer="layout" svg:x1="6.74cm" svg:y1="16.322cm" svg:x2="7.062cm" svg:y2="16.136cm">
              <text:p/>
            </draw:line>
            <draw:line draw:style-name="gr126" draw:text-style-name="P2" draw:layer="layout" svg:x1="6.74cm" svg:y1="16.384cm" svg:x2="7.062cm" svg:y2="16.198cm">
              <text:p/>
            </draw:line>
            <draw:line draw:style-name="gr127" draw:text-style-name="P2" draw:layer="layout" svg:x1="6.74cm" svg:y1="16.446cm" svg:x2="7.062cm" svg:y2="16.26cm">
              <text:p/>
            </draw:line>
            <draw:line draw:style-name="gr128" draw:text-style-name="P2" draw:layer="layout" svg:x1="6.74cm" svg:y1="16.508cm" svg:x2="7.062cm" svg:y2="16.322cm">
              <text:p/>
            </draw:line>
            <draw:line draw:style-name="gr129" draw:text-style-name="P2" draw:layer="layout" svg:x1="6.74cm" svg:y1="16.57cm" svg:x2="7.062cm" svg:y2="16.384cm">
              <text:p/>
            </draw:line>
            <draw:line draw:style-name="gr130" draw:text-style-name="P2" draw:layer="layout" svg:x1="6.74cm" svg:y1="16.632cm" svg:x2="7.062cm" svg:y2="16.446cm">
              <text:p/>
            </draw:line>
            <draw:line draw:style-name="gr131" draw:text-style-name="P2" draw:layer="layout" svg:x1="6.74cm" svg:y1="16.694cm" svg:x2="7.062cm" svg:y2="16.508cm">
              <text:p/>
            </draw:line>
            <draw:line draw:style-name="gr132" draw:text-style-name="P2" draw:layer="layout" svg:x1="6.74cm" svg:y1="16.756cm" svg:x2="7.062cm" svg:y2="16.57cm">
              <text:p/>
            </draw:line>
            <draw:polygon draw:style-name="gr133" draw:text-style-name="P1" draw:layer="layout" svg:width="0.117cm" svg:height="1.797cm" svg:x="6.633cm" svg:y="15.454cm" svg:viewBox="0 0 118 1798" draw:points="0,1798 0,62 107,0 118,1736">
              <text:p/>
            </draw:polygon>
            <draw:polygon draw:style-name="gr134" draw:text-style-name="P1" draw:layer="layout" svg:width="2.358cm" svg:height="2.85cm" svg:x="4.81cm" svg:y="14.4cm" svg:viewBox="0 0 2359 2851" draw:points="107,0 429,186 751,0 2359,930 2359,2418 1930,2666 1941,2789 1823,2851 0,1798 0,62">
              <text:p/>
            </draw:polygon>
          </draw:g>
        </draw:g>
        <draw:g>
          <draw:glue-point draw:id="4" svg:x="-2.142cm" svg:y="-5cm"/>
          <draw:glue-point draw:id="5" svg:x="4.143cm" svg:y="1.5cm"/>
          <draw:glue-point draw:id="6" svg:x="1.286cm" svg:y="5cm"/>
          <draw:glue-point draw:id="7" svg:x="-4.999cm" svg:y="-1.5cm"/>
          <draw:glue-point draw:id="8" svg:x="-2.427cm" svg:y="1.75cm"/>
          <draw:glue-point draw:id="9" svg:x="-4.427cm" svg:y="-0.75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path draw:style-name="gr135" draw:text-style-name="P1" draw:layer="layout" svg:width="1.456cm" svg:height="0.971cm" svg:x="18.248cm" svg:y="18.228cm" svg:viewBox="0 0 1457 972" svg:d="M0 972c308 0 1457-324 1457-583s-28-389-336-389c0 194-1121 712-1121 972z">
            <text:p/>
          </draw:path>
          <draw:g>
            <draw:polygon draw:style-name="gr136" draw:text-style-name="P1" draw:layer="layout" svg:width="2.465cm" svg:height="1.943cm" svg:x="15.782cm" svg:y="17.256cm" svg:viewBox="0 0 2466 1944" draw:points="0,518 0,0 2466,1425 2466,1944">
              <text:p/>
            </draw:polygon>
            <draw:polygon draw:style-name="gr137" draw:text-style-name="P1" draw:layer="layout" svg:width="1.12cm" svg:height="1.165cm" svg:x="18.248cm" svg:y="18.033cm" svg:viewBox="0 0 1121 1166" draw:points="0,1166 0,648 1121,0 1121,518">
              <text:p/>
            </draw:polygon>
            <draw:polygon draw:style-name="gr138" draw:text-style-name="P1" draw:layer="layout" svg:width="3.586cm" svg:height="2.072cm" svg:x="15.782cm" svg:y="16.608cm" svg:viewBox="0 0 3587 2073" draw:points="2466,2073 0,648 1121,0 3587,1425">
              <text:p/>
            </draw:polygon>
            <draw:polygon draw:style-name="gr139" draw:text-style-name="P1" draw:layer="layout" svg:width="0.223cm" svg:height="0.388cm" svg:x="17.912cm" svg:y="18.616cm" svg:viewBox="0 0 224 389" draw:points="0,259 0,0 224,130 224,389">
              <text:p/>
            </draw:polygon>
            <draw:polygon draw:style-name="gr140" draw:text-style-name="P1" draw:layer="layout" svg:width="3.586cm" svg:height="2.591cm" svg:x="15.782cm" svg:y="16.608cm" svg:viewBox="0 0 3587 2592" draw:points="0,1166 0,648 1121,0 3587,1425 3587,1944 2466,2592">
              <text:p/>
            </draw:polygon>
            <draw:polygon draw:style-name="gr141" draw:text-style-name="P1" draw:layer="layout" svg:width="0.111cm" svg:height="0.193cm" svg:x="16.006cm" svg:y="17.58cm" svg:viewBox="0 0 112 194" draw:points="0,130 0,0 112,65 112,194">
              <text:p/>
            </draw:polygon>
            <draw:polygon draw:style-name="gr142" draw:text-style-name="P1" draw:layer="layout" svg:width="0.111cm" svg:height="0.193cm" svg:x="16.23cm" svg:y="17.709cm" svg:viewBox="0 0 112 194" draw:points="0,130 0,0 112,65 112,194">
              <text:p/>
            </draw:polygon>
            <draw:polygon draw:style-name="gr143" draw:text-style-name="P1" draw:layer="layout" svg:width="0.111cm" svg:height="0.193cm" svg:x="16.455cm" svg:y="17.839cm" svg:viewBox="0 0 112 194" draw:points="0,130 0,0 112,65 112,194">
              <text:p/>
            </draw:polygon>
            <draw:polygon draw:style-name="gr144" draw:text-style-name="P1" draw:layer="layout" svg:width="0.111cm" svg:height="0.193cm" svg:x="16.679cm" svg:y="17.969cm" svg:viewBox="0 0 112 194" draw:points="0,130 0,0 112,65 112,194">
              <text:p/>
            </draw:polygon>
            <draw:polygon draw:style-name="gr145" draw:text-style-name="P1" draw:layer="layout" svg:width="0.111cm" svg:height="0.193cm" svg:x="16.903cm" svg:y="18.098cm" svg:viewBox="0 0 112 194" draw:points="0,130 0,0 112,65 112,194">
              <text:p/>
            </draw:polygon>
            <draw:polygon draw:style-name="gr146" draw:text-style-name="P1" draw:layer="layout" svg:width="0.111cm" svg:height="0.193cm" svg:x="17.127cm" svg:y="18.228cm" svg:viewBox="0 0 112 194" draw:points="0,130 0,0 112,65 112,194">
              <text:p/>
            </draw:polygon>
            <draw:polygon draw:style-name="gr147" draw:text-style-name="P1" draw:layer="layout" svg:width="0.111cm" svg:height="0.193cm" svg:x="17.351cm" svg:y="18.357cm" svg:viewBox="0 0 112 194" draw:points="0,130 0,0 112,65 112,194">
              <text:p/>
            </draw:polygon>
            <draw:polygon draw:style-name="gr148" draw:text-style-name="P1" draw:layer="layout" svg:width="0.111cm" svg:height="0.193cm" svg:x="17.575cm" svg:y="18.487cm" svg:viewBox="0 0 112 194" draw:points="0,130 0,0 112,65 112,194">
              <text:p/>
            </draw:polygon>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49" draw:text-style-name="P1" draw:layer="layout" svg:width="0.887cm" svg:height="0.699cm" svg:x="27.67cm" svg:y="21.7cm" svg:viewBox="0 0 888 700" svg:d="M0 700c222 0 888-187 888-373 0-187-323-327-484-327 0 140-404 513-404 700z">
            <text:p/>
          </draw:path>
          <draw:g>
            <draw:polygon draw:style-name="gr150" draw:text-style-name="P1" draw:layer="layout" svg:width="2.421cm" svg:height="3.266cm" svg:x="25.248cm" svg:y="19.133cm" svg:viewBox="0 0 2422 3267" draw:points="0,1867 0,0 2422,1400 2422,3267">
              <text:p/>
            </draw:polygon>
            <draw:line draw:style-name="gr151" draw:text-style-name="P1" draw:layer="layout" svg:x1="25.248cm" svg:y1="20.533cm" svg:x2="27.67cm" svg:y2="21.933cm">
              <text:p/>
            </draw:line>
            <draw:line draw:style-name="gr152" draw:text-style-name="P1" draw:layer="layout" svg:x1="25.248cm" svg:y1="20.067cm" svg:x2="27.67cm" svg:y2="21.467cm">
              <text:p/>
            </draw:line>
            <draw:line draw:style-name="gr153" draw:text-style-name="P1" draw:layer="layout" svg:x1="25.248cm" svg:y1="19.6cm" svg:x2="27.67cm" svg:y2="21cm">
              <text:p/>
            </draw:line>
            <draw:line draw:style-name="gr154" draw:text-style-name="P1" draw:layer="layout" svg:x1="26.055cm" svg:y1="20.533cm" svg:x2="26.055cm" svg:y2="21cm">
              <text:p/>
            </draw:line>
            <draw:line draw:style-name="gr155" draw:text-style-name="P1" draw:layer="layout" svg:x1="26.863cm" svg:y1="20.067cm" svg:x2="26.863cm" svg:y2="20.534cm">
              <text:p/>
            </draw:line>
            <draw:line draw:style-name="gr156" draw:text-style-name="P1" draw:layer="layout" svg:x1="27.266cm" svg:y1="21.7cm" svg:x2="27.266cm" svg:y2="22.167cm">
              <text:p/>
            </draw:line>
            <draw:line draw:style-name="gr157" draw:text-style-name="P1" draw:layer="layout" svg:x1="26.459cm" svg:y1="21.233cm" svg:x2="26.459cm" svg:y2="21.7cm">
              <text:p/>
            </draw:line>
            <draw:line draw:style-name="gr158" draw:text-style-name="P1" draw:layer="layout" svg:x1="25.652cm" svg:y1="20.767cm" svg:x2="25.652cm" svg:y2="21.234cm">
              <text:p/>
            </draw:line>
            <draw:line draw:style-name="gr159" draw:text-style-name="P1" draw:layer="layout" svg:x1="26.055cm" svg:y1="19.6cm" svg:x2="26.055cm" svg:y2="20.067cm">
              <text:p/>
            </draw:line>
            <draw:line draw:style-name="gr160" draw:text-style-name="P1" draw:layer="layout" svg:x1="26.459cm" svg:y1="20.3cm" svg:x2="26.459cm" svg:y2="20.767cm">
              <text:p/>
            </draw:line>
            <draw:line draw:style-name="gr161" draw:text-style-name="P1" draw:layer="layout" svg:x1="26.863cm" svg:y1="21cm" svg:x2="26.863cm" svg:y2="21.467cm">
              <text:p/>
            </draw:line>
            <draw:line draw:style-name="gr162" draw:text-style-name="P1" draw:layer="layout" svg:x1="27.266cm" svg:y1="20.767cm" svg:x2="27.266cm" svg:y2="21.234cm">
              <text:p/>
            </draw:line>
            <draw:line draw:style-name="gr163" draw:text-style-name="P1" draw:layer="layout" svg:x1="25.652cm" svg:y1="19.833cm" svg:x2="25.652cm" svg:y2="20.3cm">
              <text:p/>
            </draw:line>
            <draw:polygon draw:style-name="gr164" draw:text-style-name="P1" draw:layer="layout" svg:width="0.403cm" svg:height="2.099cm" svg:x="27.67cm" svg:y="20.3cm" svg:viewBox="0 0 404 2100" draw:points="0,2100 0,233 404,0 404,1867">
              <text:p/>
            </draw:polygon>
            <draw:polygon draw:style-name="gr165" draw:text-style-name="P1" draw:layer="layout" svg:width="2.825cm" svg:height="1.632cm" svg:x="25.248cm" svg:y="18.9cm" svg:viewBox="0 0 2826 1633" draw:points="2422,1633 0,233 404,0 2826,1400">
              <text:p/>
            </draw:polygon>
            <draw:line draw:style-name="gr166" draw:text-style-name="P1" draw:layer="layout" svg:x1="26.863cm" svg:y1="20.066cm" svg:x2="27.267cm" svg:y2="19.833cm">
              <text:p/>
            </draw:line>
            <draw:line draw:style-name="gr167" draw:text-style-name="P1" draw:layer="layout" svg:x1="27.67cm" svg:y1="21cm" svg:x2="28.074cm" svg:y2="20.767cm">
              <text:p/>
            </draw:line>
            <draw:line draw:style-name="gr168" draw:text-style-name="P1" draw:layer="layout" svg:x1="27.67cm" svg:y1="21.466cm" svg:x2="28.074cm" svg:y2="21.233cm">
              <text:p/>
            </draw:line>
            <draw:line draw:style-name="gr169" draw:text-style-name="P1" draw:layer="layout" svg:x1="27.67cm" svg:y1="21.933cm" svg:x2="28.074cm" svg:y2="21.7cm">
              <text:p/>
            </draw:line>
            <draw:line draw:style-name="gr170" draw:text-style-name="P1" draw:layer="layout" svg:x1="26.055cm" svg:y1="19.6cm" svg:x2="26.459cm" svg:y2="19.367cm">
              <text:p/>
            </draw:line>
            <draw:polygon draw:style-name="gr171" draw:text-style-name="P1" draw:layer="layout" svg:width="2.825cm" svg:height="3.499cm" svg:x="25.248cm" svg:y="18.9cm" svg:viewBox="0 0 2826 3500" draw:points="404,0 2826,1400 2826,3267 2422,3500 0,2100 0,233">
              <text:p/>
            </draw:polygon>
          </draw:g>
        </draw:g>
        <draw:g>
          <draw:glue-point draw:id="4" svg:x="-0.729cm" svg:y="5cm"/>
          <draw:glue-point draw:id="5" svg:x="-4.246cm" svg:y="3.73cm"/>
          <draw:glue-point draw:id="6" svg:x="2.788cm" svg:y="3.73cm"/>
          <draw:path draw:style-name="gr172" draw:text-style-name="P1" draw:layer="layout" svg:width="0.825cm" svg:height="0.585cm" svg:x="25.033cm" svg:y="17.851cm" svg:viewBox="0 0 826 586" svg:d="M0 586c199 0 652 0 797-293 144-293-290-293-363-293 0 126-434 418-434 586z">
            <text:p/>
          </draw:path>
          <draw:g>
            <draw:path draw:style-name="gr173" draw:text-style-name="P1" draw:layer="layout" svg:width="1.013cm" svg:height="1.359cm" svg:x="24.526cm" svg:y="17.056cm" svg:viewBox="0 0 1014 1360" svg:d="M0 1046l145-1046c0 251 724 251 724 0l145 1046c0 419-1014 419-1014 0z">
              <text:p/>
            </draw:path>
            <draw:path draw:style-name="gr174" draw:text-style-name="P1" draw:layer="layout" svg:width="0.723cm" svg:height="0.417cm" svg:x="24.671cm" svg:y="16.847cm" svg:viewBox="0 0 724 418" svg:d="M625 57c132 76 132 228 0 304s-395 76-526 0c-132-76-132-228 0-304s394-76 526 0z">
              <text:p/>
            </draw:path>
            <draw:path draw:style-name="gr175" draw:text-style-name="P1" draw:layer="layout" svg:width="1.013cm" svg:height="1.579cm" svg:x="24.526cm" svg:y="16.836cm" svg:viewBox="0 0 1014 1580" svg:d="M0 1266l145-1046c0-293 724-293 724 0l145 1046c0 419-1014 419-1014 0z">
              <text:p/>
            </draw:path>
            <draw:polygon draw:style-name="gr176" draw:text-style-name="P1" draw:layer="layout" svg:width="0.144cm" svg:height="0.962cm" svg:x="24.96cm" svg:y="16.093cm" svg:viewBox="0 0 145 963" draw:points="72,963 72,167 0,84 72,0 145,84 72,167">
              <text:p/>
            </draw:polygon>
            <draw:path draw:style-name="gr177" draw:text-style-name="P1" draw:layer="layout" svg:width="0.108cm" svg:height="0.334cm" svg:x="25.105cm" svg:y="16.009cm" svg:viewBox="0 0 109 335" svg:d="M0 0c145 84 145 251 0 335">
              <text:p/>
            </draw:path>
            <draw:path draw:style-name="gr178" draw:text-style-name="P1" draw:layer="layout" svg:width="0.107cm" svg:height="0.334cm" svg:x="24.852cm" svg:y="16.009cm" svg:viewBox="0 0 108 335" svg:d="M108 0c-144 84-144 251 0 335">
              <text:p/>
            </draw:path>
            <draw:path draw:style-name="gr179" draw:text-style-name="P1" draw:layer="layout" svg:width="0.108cm" svg:height="0.418cm" svg:x="24.707cm" svg:y="15.967cm" svg:viewBox="0 0 109 419" svg:d="M108 0c-144 83-144 334 1 419">
              <text:p/>
            </draw:path>
            <draw:path draw:style-name="gr180" draw:text-style-name="P1" draw:layer="layout" svg:width="0.108cm" svg:height="0.418cm" svg:x="25.25cm" svg:y="15.967cm" svg:viewBox="0 0 109 419" svg:d="M0 0c145 84 145 334 0 419">
              <text:p/>
            </draw:path>
            <draw:path draw:style-name="gr181" draw:text-style-name="P1" draw:layer="layout" svg:width="0.107cm" svg:height="0.585cm" svg:x="24.562cm" svg:y="15.884cm" svg:viewBox="0 0 108 586" svg:d="M108 0c-144 84-144 502 0 586">
              <text:p/>
            </draw:path>
            <draw:path draw:style-name="gr182" draw:text-style-name="P1" draw:layer="layout" svg:width="0.108cm" svg:height="0.585cm" svg:x="25.395cm" svg:y="15.884cm" svg:viewBox="0 0 109 586" svg:d="M0 0c145 84 145 502 0 586">
              <text:p/>
            </draw:path>
            <draw:path draw:style-name="gr183" draw:text-style-name="P1" draw:layer="layout" svg:width="0.108cm" svg:height="0.752cm" svg:x="24.417cm" svg:y="15.8cm" svg:viewBox="0 0 109 753" svg:d="M109 0c-145 83-145 670-1 753">
              <text:p/>
            </draw:path>
            <draw:path draw:style-name="gr184" draw:text-style-name="P1" draw:layer="layout" svg:width="0.108cm" svg:height="0.752cm" svg:x="25.54cm" svg:y="15.8cm" svg:viewBox="0 0 109 753" svg:d="M0 0c145 84 145 670 0 753">
              <text:p/>
            </draw:path>
          </draw:g>
        </draw:g>
        <draw:g>
          <draw:glue-point draw:id="4" svg:x="-0.729cm" svg:y="5cm"/>
          <draw:glue-point draw:id="5" svg:x="-4.246cm" svg:y="3.73cm"/>
          <draw:glue-point draw:id="6" svg:x="2.788cm" svg:y="3.73cm"/>
          <draw:path draw:style-name="gr185" draw:text-style-name="P1" draw:layer="layout" svg:width="0.939cm" svg:height="0.666cm" svg:x="27.425cm" svg:y="16.521cm" svg:viewBox="0 0 940 667" svg:d="M0 667c226 0 742 0 907-333 165-334-330-334-412-334 0 143-495 476-495 667z">
            <text:p/>
          </draw:path>
          <draw:g>
            <draw:path draw:style-name="gr186" draw:text-style-name="P1" draw:layer="layout" svg:width="1.153cm" svg:height="1.548cm" svg:x="26.848cm" svg:y="15.615cm" svg:viewBox="0 0 1154 1549" svg:d="M0 1191l116-1000c329-48 873 95 873-191l165 1191c0 477-1154 477-1154 0z">
              <text:p/>
            </draw:path>
            <draw:path draw:style-name="gr187" draw:text-style-name="P1" draw:layer="layout" svg:width="0.823cm" svg:height="0.475cm" svg:x="27.013cm" svg:y="15.377cm" svg:viewBox="0 0 824 476" svg:d="M711 65c150 87 150 260 0 346-150 87-449 87-599 0-149-86-150-259 0-346s450-86 599 0z">
              <text:p/>
            </draw:path>
            <draw:path draw:style-name="gr188" draw:text-style-name="P1" draw:layer="layout" svg:width="1.957cm" svg:height="1.919cm" svg:x="25.997cm" svg:y="13.944cm" svg:viewBox="0 0 1958 1920" svg:d="M1856 77c150 87 160 1048-148 1403-329 525-1401 525-1648 286-247-238 330-905 659-1191 330-286 742-762 1137-498z">
              <text:p/>
            </draw:path>
            <draw:path draw:style-name="gr189" draw:text-style-name="P1" draw:layer="layout" svg:width="1.806cm" svg:height="1.822cm" svg:x="26.019cm" svg:y="13.921cm" svg:viewBox="0 0 1807 1823" svg:d="M1769 26c150 87-176 761-418 1024s-1149 930-1313 739c-165-191 247-858 577-1143 329-286 824-763 1154-620z">
              <text:p/>
            </draw:path>
            <draw:path draw:style-name="gr190" draw:text-style-name="P1" draw:layer="layout" svg:width="1.981cm" svg:height="3.241cm" svg:x="26.02cm" svg:y="13.922cm" svg:viewBox="0 0 1982 3242" svg:d="M828 2885l116-953c0 0-742 95-907-143s255-864 577-1144c325-281 824-762 1154-619s165 1191-82 1477c0 0 159 107 131 191l165 1191c0 476-1154 476-1154 0z">
              <text:p/>
            </draw:path>
            <draw:polygon draw:style-name="gr191" draw:text-style-name="P1" draw:layer="layout" svg:width="0.164cm" svg:height="1.238cm" svg:x="26.304cm" svg:y="13.9cm" svg:viewBox="0 0 165 1239" draw:points="82,1239 82,191 0,95 82,0 165,95 82,191">
              <text:p/>
            </draw:polygon>
            <draw:line draw:style-name="gr192" draw:text-style-name="P2" draw:layer="layout" svg:x1="27.129cm" svg:y1="15.043cm" svg:x2="26.387cm" svg:y2="13.995cm">
              <text:p/>
            </draw:line>
            <draw:line draw:style-name="gr193" draw:text-style-name="P2" draw:layer="layout" svg:x1="26.469cm" svg:y1="13.995cm" svg:x2="27.376cm" svg:y2="14.233cm">
              <text:p/>
            </draw:line>
          </draw:g>
        </draw:g>
        <draw:g>
          <draw:glue-point draw:id="4" svg:x="-2.017cm" svg:y="-5cm"/>
          <draw:glue-point draw:id="5" svg:x="0.789cm" svg:y="-2.647cm"/>
          <draw:glue-point draw:id="6" svg:x="4.123cm" svg:y="0.147cm"/>
          <draw:glue-point draw:id="7" svg:x="4.123cm" svg:y="1.323cm"/>
          <draw:glue-point draw:id="8" svg:x="4.123cm" svg:y="2.5cm"/>
          <draw:glue-point draw:id="9" svg:x="3.07cm" svg:y="3.382cm"/>
          <draw:glue-point draw:id="10" svg:x="1.491cm" svg:y="4.705cm"/>
          <draw:glue-point draw:id="11" svg:x="1.14cm" svg:y="3.382cm" draw:escape-direction="left"/>
          <draw:glue-point draw:id="12" svg:x="0.965cm" svg:y="3.235cm" draw:escape-direction="left"/>
          <draw:glue-point draw:id="13" svg:x="0.789cm" svg:y="3.088cm" draw:escape-direction="left"/>
          <draw:glue-point draw:id="14" svg:x="0.614cm" svg:y="2.941cm" draw:escape-direction="left"/>
          <draw:glue-point draw:id="15" svg:x="-0.087cm" svg:y="2.352cm" draw:escape-direction="left"/>
          <draw:glue-point draw:id="16" svg:x="-0.262cm" svg:y="2.205cm" draw:escape-direction="left"/>
          <draw:glue-point draw:id="17" svg:x="-0.438cm" svg:y="2.058cm" draw:escape-direction="left"/>
          <draw:glue-point draw:id="18" svg:x="-0.613cm" svg:y="1.911cm" draw:escape-direction="left"/>
          <draw:glue-point draw:id="19" svg:x="-0.788cm" svg:y="2.352cm"/>
          <draw:glue-point draw:id="20" svg:x="-1.139cm" svg:y="2.058cm"/>
          <draw:glue-point draw:id="21" svg:x="-1.49cm" svg:y="1.764cm"/>
          <draw:glue-point draw:id="22" svg:x="-1.841cm" svg:y="1.47cm"/>
          <draw:glue-point draw:id="23" svg:x="-2.367cm" svg:y="1.029cm"/>
          <draw:glue-point draw:id="24" svg:x="-1.841cm" svg:y="1.911cm"/>
          <draw:glue-point draw:id="25" svg:x="-4.648cm" svg:y="-0.441cm"/>
          <draw:glue-point draw:id="26" svg:x="-4.999cm" svg:y="-1.911cm"/>
          <draw:glue-point draw:id="27" svg:x="-3.42cm" svg:y="-3.823cm"/>
          <draw:glue-point draw:id="28" svg:x="0.439cm" svg:y="2.794cm"/>
          <draw:glue-point draw:id="29" svg:x="0.965cm" svg:y="-2.5cm"/>
          <draw:path draw:style-name="gr194" draw:text-style-name="P1" draw:layer="layout" svg:width="1.902cm" svg:height="1.527cm" svg:x="5.505cm" svg:y="18.728cm" svg:viewBox="0 0 1903 1528" svg:d="M0 1528c290 0 1903-611 1903-917 0-305-767-611-1057-611 0 183-846 1283-846 1528z">
            <text:p/>
          </draw:path>
          <draw:g>
            <draw:polygon draw:style-name="gr195" draw:text-style-name="P1" draw:layer="layout" svg:width="5.286cm" svg:height="3.055cm" svg:x="1.592cm" svg:y="16.1cm" svg:viewBox="0 0 5287 3056" draw:points="3701,3056 0,917 1586,0 5287,2139">
              <text:p/>
            </draw:polygon>
            <draw:polygon draw:style-name="gr196" draw:text-style-name="P1" draw:layer="layout" svg:width="3.7cm" svg:height="3.116cm" svg:x="1.592cm" svg:y="17.017cm" svg:viewBox="0 0 3701 3117" draw:points="0,978 0,0 3701,2139 3701,3117">
              <text:p/>
            </draw:polygon>
            <draw:polygon draw:style-name="gr197" draw:text-style-name="P1" draw:layer="layout" svg:width="1.585cm" svg:height="1.894cm" svg:x="5.293cm" svg:y="18.239cm" svg:viewBox="0 0 1586 1895" draw:points="0,1895 0,917 1586,0 1586,978">
              <text:p/>
            </draw:polygon>
            <draw:polygon draw:style-name="gr198" draw:text-style-name="P1" draw:layer="layout" svg:width="0.21cm" svg:height="1.099cm" svg:x="1.381cm" svg:y="16.895cm" svg:viewBox="0 0 211 1100" draw:points="0,978 0,0 211,122 211,1100">
              <text:p/>
            </draw:polygon>
            <draw:polygon draw:style-name="gr199" draw:text-style-name="P1" draw:layer="layout" svg:width="0.21cm" svg:height="1.099cm" svg:x="5.293cm" svg:y="19.156cm" svg:viewBox="0 0 211 1100" draw:points="0,978 0,0 211,122 211,1100">
              <text:p/>
            </draw:polygon>
            <draw:polygon draw:style-name="gr200" draw:text-style-name="P1" draw:layer="layout" svg:width="5.497cm" svg:height="4.155cm" svg:x="1.381cm" svg:y="16.1cm" svg:viewBox="0 0 5498 4156" draw:points="0,1772 0,795 211,917 1797,0 5498,2139 5498,3117 4124,3912 4124,4156">
              <text:p/>
            </draw:polygon>
            <draw:polygon draw:style-name="gr201" draw:text-style-name="P1" draw:layer="layout" svg:width="0.105cm" svg:height="0.182cm" svg:x="2.861cm" svg:y="18.484cm" svg:viewBox="0 0 106 183" draw:points="0,122 0,0 106,61 106,183">
              <text:p/>
            </draw:polygon>
            <draw:polygon draw:style-name="gr202" draw:text-style-name="P1" draw:layer="layout" svg:width="0.105cm" svg:height="0.182cm" svg:x="3.178cm" svg:y="18.667cm" svg:viewBox="0 0 106 183" draw:points="0,122 0,0 106,61 106,183">
              <text:p/>
            </draw:polygon>
            <draw:polygon draw:style-name="gr203" draw:text-style-name="P1" draw:layer="layout" svg:width="0.105cm" svg:height="0.182cm" svg:x="3.39cm" svg:y="18.789cm" svg:viewBox="0 0 106 183" draw:points="0,122 0,0 106,61 106,183">
              <text:p/>
            </draw:polygon>
            <draw:polygon draw:style-name="gr204" draw:text-style-name="P1" draw:layer="layout" svg:width="0.105cm" svg:height="0.182cm" svg:x="3.601cm" svg:y="18.911cm" svg:viewBox="0 0 106 183" draw:points="0,122 0,0 106,61 106,183">
              <text:p/>
            </draw:polygon>
            <draw:polygon draw:style-name="gr205" draw:text-style-name="P1" draw:layer="layout" svg:width="0.105cm" svg:height="0.182cm" svg:x="3.813cm" svg:y="19.034cm" svg:viewBox="0 0 106 183" draw:points="0,122 0,0 106,61 106,183">
              <text:p/>
            </draw:polygon>
            <draw:polygon draw:style-name="gr206" draw:text-style-name="P1" draw:layer="layout" svg:width="0.528cm" svg:height="0.427cm" svg:x="4.659cm" svg:y="19.523cm" svg:viewBox="0 0 529 428" draw:points="0,122 0,0 529,306 529,428">
              <text:p/>
            </draw:polygon>
            <draw:polygon draw:style-name="gr207" draw:text-style-name="P1" draw:layer="layout" svg:width="0.528cm" svg:height="0.427cm" svg:x="4.024cm" svg:y="19.156cm" svg:viewBox="0 0 529 428" draw:points="0,122 0,0 529,306 529,428">
              <text:p/>
            </draw:polygon>
            <draw:polygon draw:style-name="gr208" draw:text-style-name="P1" draw:layer="layout" svg:width="0.633cm" svg:height="0.61cm" svg:x="4.553cm" svg:y="18.973cm" svg:viewBox="0 0 634 611" draw:points="0,244 0,0 634,367 634,611">
              <text:p/>
            </draw:polygon>
            <draw:polygon draw:style-name="gr209" draw:text-style-name="P1" draw:layer="layout" svg:width="0.105cm" svg:height="0.182cm" svg:x="4.976cm" svg:y="19.461cm" svg:viewBox="0 0 106 183" draw:points="0,122 0,0 106,61 106,183">
              <text:p/>
            </draw:polygon>
            <draw:polygon draw:style-name="gr210" draw:text-style-name="P1" draw:layer="layout" svg:width="0.105cm" svg:height="0.182cm" svg:x="4.87cm" svg:y="19.4cm" svg:viewBox="0 0 106 183" draw:points="0,122 0,0 106,61 106,183">
              <text:p/>
            </draw:polygon>
            <draw:polygon draw:style-name="gr211" draw:text-style-name="P1" draw:layer="layout" svg:width="0.105cm" svg:height="0.182cm" svg:x="4.764cm" svg:y="19.339cm" svg:viewBox="0 0 106 183" draw:points="0,122 0,0 106,61 106,183">
              <text:p/>
            </draw:polygon>
            <draw:polygon draw:style-name="gr212" draw:text-style-name="P1" draw:layer="layout" svg:width="0.105cm" svg:height="0.182cm" svg:x="4.659cm" svg:y="19.278cm" svg:viewBox="0 0 106 183" draw:points="0,122 0,0 106,61 106,183">
              <text:p/>
            </draw:polygon>
            <draw:polygon draw:style-name="gr213" draw:text-style-name="P1" draw:layer="layout" svg:width="0.633cm" svg:height="0.61cm" svg:x="3.813cm" svg:y="18.545cm" svg:viewBox="0 0 634 611" draw:points="0,244 0,0 634,367 634,611">
              <text:p/>
            </draw:polygon>
            <draw:polygon draw:style-name="gr214" draw:text-style-name="P1" draw:layer="layout" svg:width="0.105cm" svg:height="0.182cm" svg:x="4.236cm" svg:y="19.034cm" svg:viewBox="0 0 106 183" draw:points="0,122 0,0 106,61 106,183">
              <text:p/>
            </draw:polygon>
            <draw:polygon draw:style-name="gr215" draw:text-style-name="P1" draw:layer="layout" svg:width="0.105cm" svg:height="0.182cm" svg:x="4.13cm" svg:y="18.973cm" svg:viewBox="0 0 106 183" draw:points="0,122 0,0 106,61 106,183">
              <text:p/>
            </draw:polygon>
            <draw:polygon draw:style-name="gr216" draw:text-style-name="P1" draw:layer="layout" svg:width="0.105cm" svg:height="0.182cm" svg:x="4.024cm" svg:y="18.911cm" svg:viewBox="0 0 106 183" draw:points="0,122 0,0 106,61 106,183">
              <text:p/>
            </draw:polygon>
            <draw:polygon draw:style-name="gr217" draw:text-style-name="P1" draw:layer="layout" svg:width="0.105cm" svg:height="0.182cm" svg:x="3.919cm" svg:y="18.85cm" svg:viewBox="0 0 106 183" draw:points="0,122 0,0 106,61 106,183">
              <text:p/>
            </draw:polygon>
          </draw:g>
        </draw:g>
        <draw:g>
          <draw:glue-point draw:id="4" svg:x="0.555cm" svg:y="-5cm"/>
          <draw:glue-point draw:id="5" svg:x="3.333cm" svg:y="-3.888cm"/>
          <draw:glue-point draw:id="6" svg:x="3.333cm" svg:y="-0.555cm"/>
          <draw:glue-point draw:id="7" svg:x="3.333cm" svg:y="2.777cm"/>
          <draw:glue-point draw:id="8" svg:x="1.111cm" svg:y="3.666cm"/>
          <draw:glue-point draw:id="9" svg:x="-2.222cm" svg:y="5cm"/>
          <draw:glue-point draw:id="10" svg:x="-5cm" svg:y="3.888cm"/>
          <draw:glue-point draw:id="11" svg:x="-5cm" svg:y="1cm"/>
          <draw:glue-point draw:id="12" svg:x="-5cm" svg:y="-2.777cm"/>
          <draw:glue-point draw:id="13" svg:x="-2.222cm" svg:y="-3.888cm"/>
          <draw:glue-point draw:id="14" svg:x="-4.444cm" svg:y="2.333cm"/>
          <draw:glue-point draw:id="15" svg:x="-4.444cm" svg:y="3.444cm"/>
          <draw:glue-point draw:id="16" svg:x="-3.333cm" svg:y="3.888cm"/>
          <draw:glue-point draw:id="17" svg:x="1.666cm" svg:y="-4.555cm"/>
          <draw:glue-point draw:id="18" svg:x="-3.888cm" svg:y="4.333cm"/>
          <draw:path draw:style-name="gr218" draw:text-style-name="P1" draw:layer="layout" svg:width="1.608cm" svg:height="1.072cm" svg:x="4.413cm" svg:y="22.827cm" svg:viewBox="0 0 1609 1073" svg:d="M0 1073c340 0 1609-357 1609-644 0-286-31-429-371-429 0 215-1238 786-1238 1073z">
            <text:p/>
          </draw:path>
          <draw:g>
            <draw:polygon draw:style-name="gr219" draw:text-style-name="P1" draw:layer="layout" svg:width="1.237cm" svg:height="2.861cm" svg:x="4.413cm" svg:y="21.038cm" svg:viewBox="0 0 1238 2862" draw:points="0,2862 0,716 1238,0 1238,2147">
              <text:p/>
            </draw:polygon>
            <draw:polygon draw:style-name="gr220" draw:text-style-name="P1" draw:layer="layout" svg:width="1.856cm" svg:height="1.072cm" svg:x="3.794cm" svg:y="20.68cm" svg:viewBox="0 0 1857 1073" draw:points="619,1073 0,716 1238,0 1857,358">
              <text:p/>
            </draw:polygon>
            <draw:polygon draw:style-name="gr221" draw:text-style-name="P1" draw:layer="layout" svg:width="0.618cm" svg:height="2.503cm" svg:x="3.794cm" svg:y="21.396cm" svg:viewBox="0 0 619 2504" draw:points="0,2147 0,0 619,358 619,2504">
              <text:p/>
            </draw:polygon>
            <draw:polygon draw:style-name="gr222" draw:text-style-name="P1" draw:layer="layout" svg:width="1.856cm" svg:height="3.219cm" svg:x="3.794cm" svg:y="20.68cm" svg:viewBox="0 0 1857 3220" draw:points="0,2862 0,716 1238,0 1857,358 1857,2504 619,3220">
              <text:p/>
            </draw:polygon>
            <draw:polygon draw:style-name="gr223" draw:text-style-name="P1" draw:layer="layout" svg:width="0.123cm" svg:height="0.285cm" svg:x="3.918cm" svg:y="23.184cm" svg:viewBox="0 0 124 286" draw:points="0,215 0,0 124,72 124,286">
              <text:p/>
            </draw:polygon>
            <draw:polygon draw:style-name="gr224" draw:text-style-name="P1" draw:layer="layout" svg:width="0.123cm" svg:height="0.285cm" svg:x="4.165cm" svg:y="23.328cm" svg:viewBox="0 0 124 286" draw:points="0,215 0,0 124,72 124,286">
              <text:p/>
            </draw:polygon>
            <draw:polygon draw:style-name="gr225" draw:text-style-name="P1" draw:layer="layout" svg:width="0.123cm" svg:height="0.285cm" svg:x="3.918cm" svg:y="22.827cm" svg:viewBox="0 0 124 286" draw:points="0,215 0,0 124,72 124,286">
              <text:p/>
            </draw:polygon>
            <draw:polygon draw:style-name="gr226" draw:text-style-name="P1" draw:layer="layout" svg:width="0.123cm" svg:height="0.285cm" svg:x="4.165cm" svg:y="22.97cm" svg:viewBox="0 0 124 286" draw:points="0,215 0,0 124,72 124,286">
              <text:p/>
            </draw:polygon>
            <draw:polygon draw:style-name="gr227" draw:text-style-name="P1" draw:layer="layout" svg:width="0.123cm" svg:height="0.5cm" svg:x="4.165cm" svg:y="22.254cm" svg:viewBox="0 0 124 501" draw:points="0,429 0,0 124,72 124,501">
              <text:p/>
            </draw:polygon>
            <draw:polygon draw:style-name="gr228" draw:text-style-name="P1" draw:layer="layout" svg:width="0.123cm" svg:height="0.5cm" svg:x="3.918cm" svg:y="22.111cm" svg:viewBox="0 0 124 501" draw:points="0,429 0,0 124,72 124,501">
              <text:p/>
            </draw:polygon>
            <draw:polygon draw:style-name="gr229" draw:text-style-name="P1" draw:layer="layout" svg:width="0.123cm" svg:height="0.285cm" svg:x="3.918cm" svg:y="21.682cm" svg:viewBox="0 0 124 286" draw:points="0,215 0,0 124,72 124,286">
              <text:p/>
            </draw:polygon>
            <draw:polygon draw:style-name="gr230" draw:text-style-name="P1" draw:layer="layout" svg:width="0.123cm" svg:height="0.285cm" svg:x="4.165cm" svg:y="21.825cm" svg:viewBox="0 0 124 286" draw:points="0,215 0,0 124,72 124,286">
              <text:p/>
            </draw:polygon>
          </draw:g>
        </draw:g>
        <draw:g>
          <draw:glue-point draw:id="4" svg:x="0.555cm" svg:y="-3.823cm"/>
          <draw:glue-point draw:id="5" svg:x="1.666cm" svg:y="-3.431cm"/>
          <draw:glue-point draw:id="6" svg:x="3.333cm" svg:y="-2.843cm"/>
          <draw:glue-point draw:id="7" svg:x="3.333cm" svg:y="0.098cm"/>
          <draw:glue-point draw:id="8" svg:x="3.333cm" svg:y="3.039cm"/>
          <draw:glue-point draw:id="9" svg:x="1.111cm" svg:y="3.823cm"/>
          <draw:glue-point draw:id="10" svg:x="-2.222cm" svg:y="5cm"/>
          <draw:glue-point draw:id="11" svg:x="-3.888cm" svg:y="4.411cm"/>
          <draw:glue-point draw:id="12" svg:x="-5cm" svg:y="4.019cm"/>
          <draw:glue-point draw:id="13" svg:x="-5cm" svg:y="1.274cm"/>
          <draw:glue-point draw:id="14" svg:x="-4.444cm" svg:y="3.627cm"/>
          <draw:glue-point draw:id="15" svg:x="-3.333cm" svg:y="4.019cm"/>
          <draw:glue-point draw:id="16" svg:x="2.222cm" svg:y="-3.431cm"/>
          <draw:glue-point draw:id="17" svg:x="-1.666cm" svg:y="-3.039cm"/>
          <draw:path draw:style-name="gr231" draw:text-style-name="P1" draw:layer="layout" svg:width="1.374cm" svg:height="0.916cm" svg:x="8.778cm" svg:y="18.182cm" svg:viewBox="0 0 1375 917" svg:d="M0 917c291 0 1375-305 1375-550s-26-367-317-367c0 183-1058 672-1058 917z">
            <text:p/>
          </draw:path>
          <draw:g>
            <draw:polygon draw:style-name="gr232" draw:text-style-name="P1" draw:layer="layout" svg:width="1.057cm" svg:height="2.445cm" svg:x="8.778cm" svg:y="16.653cm" svg:viewBox="0 0 1058 2446" draw:points="0,2446 0,612 1058,0 1058,1835">
              <text:p/>
            </draw:polygon>
            <draw:polygon draw:style-name="gr233" draw:text-style-name="P1" draw:layer="layout" svg:width="1.586cm" svg:height="0.916cm" svg:x="8.249cm" svg:y="16.347cm" svg:viewBox="0 0 1587 917" draw:points="529,917 0,612 1058,0 1587,306">
              <text:p/>
            </draw:polygon>
            <draw:polygon draw:style-name="gr234" draw:text-style-name="P1" draw:layer="layout" svg:width="0.528cm" svg:height="2.14cm" svg:x="8.249cm" svg:y="16.959cm" svg:viewBox="0 0 529 2141" draw:points="0,1835 0,0 529,306 529,2141">
              <text:p/>
            </draw:polygon>
            <draw:polygon draw:style-name="gr235" draw:text-style-name="P1" draw:layer="layout" svg:width="1.586cm" svg:height="2.751cm" svg:x="8.249cm" svg:y="16.347cm" svg:viewBox="0 0 1587 2752" draw:points="0,2446 0,612 1058,0 1587,306 1587,2141 529,2752">
              <text:p/>
            </draw:polygon>
            <draw:polygon draw:style-name="gr236" draw:text-style-name="P1" draw:layer="layout" svg:width="0.105cm" svg:height="0.244cm" svg:x="8.355cm" svg:y="18.488cm" svg:viewBox="0 0 106 245" draw:points="0,183 0,0 106,61 106,245">
              <text:p/>
            </draw:polygon>
            <draw:polygon draw:style-name="gr237" draw:text-style-name="P1" draw:layer="layout" svg:width="0.105cm" svg:height="0.244cm" svg:x="8.566cm" svg:y="18.61cm" svg:viewBox="0 0 106 245" draw:points="0,183 0,0 106,61 106,245">
              <text:p/>
            </draw:polygon>
            <draw:polygon draw:style-name="gr238" draw:text-style-name="P1" draw:layer="layout" svg:width="0.105cm" svg:height="0.244cm" svg:x="8.355cm" svg:y="17.692cm" svg:viewBox="0 0 106 245" draw:points="0,183 0,0 106,61 106,245">
              <text:p/>
            </draw:polygon>
            <draw:polygon draw:style-name="gr239" draw:text-style-name="P1" draw:layer="layout" svg:width="0.105cm" svg:height="0.244cm" svg:x="8.566cm" svg:y="17.815cm" svg:viewBox="0 0 106 245" draw:points="0,183 0,0 106,61 106,245">
              <text:p/>
            </draw:polygon>
            <draw:polygon draw:style-name="gr240" draw:text-style-name="P1" draw:layer="layout" svg:width="0.211cm" svg:height="1.528cm" svg:x="8.355cm" svg:y="15.98cm" svg:viewBox="0 0 212 1529" draw:points="0,1468 0,0 106,0 106,1346 212,1346 212,1468 106,1529">
              <text:p/>
            </draw:polygon>
          </draw:g>
        </draw:g>
        <draw:g>
          <draw:glue-point draw:id="4" svg:x="0.555cm" svg:y="-5cm"/>
          <draw:glue-point draw:id="5" svg:x="3.333cm" svg:y="-3.888cm"/>
          <draw:glue-point draw:id="6" svg:x="1.666cm" svg:y="-4.555cm"/>
          <draw:glue-point draw:id="7" svg:x="3.333cm" svg:y="-0.555cm"/>
          <draw:glue-point draw:id="8" svg:x="3.333cm" svg:y="2.777cm"/>
          <draw:glue-point draw:id="9" svg:x="1.111cm" svg:y="3.666cm"/>
          <draw:glue-point draw:id="10" svg:x="-2.222cm" svg:y="5cm"/>
          <draw:glue-point draw:id="11" svg:x="-5cm" svg:y="3.888cm"/>
          <draw:glue-point draw:id="12" svg:x="-5cm" svg:y="1cm"/>
          <draw:glue-point draw:id="13" svg:x="-5cm" svg:y="-2.777cm"/>
          <draw:glue-point draw:id="14" svg:x="-2.222cm" svg:y="-3.888cm"/>
          <draw:glue-point draw:id="15" svg:x="-3.888cm" svg:y="4.333cm"/>
          <draw:path draw:style-name="gr241" draw:text-style-name="P1" draw:layer="layout" svg:width="1.631cm" svg:height="1.088cm" svg:x="8.028cm" svg:y="22.077cm" svg:viewBox="0 0 1632 1089" svg:d="M0 1089c345 0 1632-363 1632-654 0-290-32-435-376-435 0 218-1256 798-1256 1089z">
            <text:p/>
          </draw:path>
          <draw:g>
            <draw:polygon draw:style-name="gr242" draw:text-style-name="P1" draw:layer="layout" svg:width="1.255cm" svg:height="2.902cm" svg:x="8.028cm" svg:y="20.263cm" svg:viewBox="0 0 1256 2903" draw:points="0,2903 0,726 1256,0 1256,2177">
              <text:p/>
            </draw:polygon>
            <draw:polygon draw:style-name="gr243" draw:text-style-name="P1" draw:layer="layout" svg:width="1.882cm" svg:height="1.088cm" svg:x="7.4cm" svg:y="19.9cm" svg:viewBox="0 0 1883 1089" draw:points="628,1089 0,726 1256,0 1883,363">
              <text:p/>
            </draw:polygon>
            <draw:polygon draw:style-name="gr244" draw:text-style-name="P1" draw:layer="layout" svg:width="0.627cm" svg:height="2.539cm" svg:x="7.4cm" svg:y="20.626cm" svg:viewBox="0 0 628 2540" draw:points="0,2177 0,0 628,363 628,2540">
              <text:p/>
            </draw:polygon>
            <draw:polygon draw:style-name="gr245" draw:text-style-name="P1" draw:layer="layout" svg:width="1.882cm" svg:height="3.265cm" svg:x="7.4cm" svg:y="19.9cm" svg:viewBox="0 0 1883 3266" draw:points="0,2903 0,726 1256,0 1883,363 1883,2540 628,3266">
              <text:p/>
            </draw:polygon>
            <draw:polygon draw:style-name="gr246" draw:text-style-name="P1" draw:layer="layout" svg:width="0.125cm" svg:height="0.434cm" svg:x="7.526cm" svg:y="22.295cm" svg:viewBox="0 0 126 435" draw:points="0,363 0,0 126,73 126,435">
              <text:p/>
            </draw:polygon>
            <draw:polygon draw:style-name="gr247" draw:text-style-name="P1" draw:layer="layout" svg:width="0.125cm" svg:height="0.434cm" svg:x="7.777cm" svg:y="22.44cm" svg:viewBox="0 0 126 435" draw:points="0,363 0,0 126,73 126,435">
              <text:p/>
            </draw:polygon>
            <draw:polygon draw:style-name="gr248" draw:text-style-name="P1" draw:layer="layout" svg:width="0.125cm" svg:height="0.289cm" svg:x="7.526cm" svg:y="21.714cm" svg:viewBox="0 0 126 290" draw:points="0,218 0,0 126,73 126,290">
              <text:p/>
            </draw:polygon>
            <draw:polygon draw:style-name="gr249" draw:text-style-name="P1" draw:layer="layout" svg:width="0.125cm" svg:height="0.289cm" svg:x="7.526cm" svg:y="20.916cm" svg:viewBox="0 0 126 290" draw:points="0,218 0,0 126,73 126,290">
              <text:p/>
            </draw:polygon>
          </draw:g>
        </draw:g>
        <draw:g>
          <draw:glue-point draw:id="4" svg:x="0.335cm" svg:y="-1.296cm"/>
          <draw:glue-point draw:id="5" svg:x="3.001cm" svg:y="-0.185cm"/>
          <draw:glue-point draw:id="6" svg:x="3.001cm" svg:y="2.037cm"/>
          <draw:glue-point draw:id="7" svg:x="3.001cm" svg:y="4.074cm"/>
          <draw:glue-point draw:id="8" svg:x="-0.331cm" svg:y="5cm"/>
          <draw:glue-point draw:id="9" svg:x="-2.998cm" svg:y="4.259cm"/>
          <draw:glue-point draw:id="10" svg:x="-4.998cm" svg:y="3.703cm"/>
          <draw:glue-point draw:id="11" svg:x="-4.998cm" svg:y="1.666cm"/>
          <draw:glue-point draw:id="12" svg:x="-4.998cm" svg:y="-0.555cm"/>
          <draw:glue-point draw:id="13" svg:x="-2.331cm" svg:y="3.888cm"/>
          <draw:glue-point draw:id="14" svg:x="1.668cm" svg:y="4.444cm"/>
          <draw:path draw:style-name="gr250" draw:text-style-name="P1" draw:layer="layout" svg:width="0.912cm" svg:height="0.659cm" svg:x="10.978cm" svg:y="20.8cm" svg:viewBox="0 0 913 660" svg:d="M0 660c313 0 913-132 913-396s-29-264-342-264c0 198-571 395-571 660z">
            <text:p/>
          </draw:path>
          <draw:g>
            <draw:polygon draw:style-name="gr251" draw:text-style-name="P1" draw:layer="layout" svg:width="0.57cm" svg:height="1.846cm" svg:x="10.978cm" svg:y="19.613cm" svg:viewBox="0 0 571 1847" draw:points="0,1847 0,330 571,0 571,1518">
              <text:p/>
            </draw:polygon>
            <draw:polygon draw:style-name="gr252" draw:text-style-name="P1" draw:layer="layout" svg:width="1.369cm" svg:height="0.791cm" svg:x="10.179cm" svg:y="19.151cm" svg:viewBox="0 0 1370 792" draw:points="799,792 0,330 571,0 1370,462">
              <text:p/>
            </draw:polygon>
            <draw:polygon draw:style-name="gr253" draw:text-style-name="P1" draw:layer="layout" svg:width="0.798cm" svg:height="1.978cm" svg:x="10.179cm" svg:y="19.481cm" svg:viewBox="0 0 799 1979" draw:points="0,1518 0,0 799,462 799,1979">
              <text:p/>
            </draw:polygon>
            <draw:polygon draw:style-name="gr254" draw:text-style-name="P1" draw:layer="layout" svg:width="0.113cm" svg:height="0.263cm" svg:x="10.407cm" svg:y="19.876cm" svg:viewBox="0 0 114 264" draw:points="0,198 0,0 114,66 114,264">
              <text:p/>
            </draw:polygon>
            <draw:polygon draw:style-name="gr255" draw:text-style-name="P1" draw:layer="layout" svg:width="0.57cm" svg:height="0.461cm" svg:x="10.864cm" svg:y="19.085cm" svg:viewBox="0 0 571 462" draw:points="0,132 0,0 571,330 571,462">
              <text:p/>
            </draw:polygon>
            <draw:polygon draw:style-name="gr256" draw:text-style-name="P1" draw:layer="layout" svg:width="1.369cm" svg:height="2.374cm" svg:x="10.179cm" svg:y="19.085cm" svg:viewBox="0 0 1370 2375" draw:points="0,1913 0,396 571,66 685,132 685,0 1256,330 1256,462 1370,528 1370,2045 799,2375">
              <text:p/>
            </draw:polygon>
            <draw:polygon draw:style-name="gr257" draw:text-style-name="P1" draw:layer="layout" svg:width="0.113cm" svg:height="1.583cm" svg:x="10.521cm" svg:y="17.897cm" svg:viewBox="0 0 114 1584" draw:points="0,1584 0,0 114,0 114,1584">
              <text:p/>
            </draw:polygon>
            <draw:polygon draw:style-name="gr258" draw:text-style-name="P1" draw:layer="layout" svg:width="0.113cm" svg:height="0.263cm" svg:x="10.636cm" svg:y="20.866cm" svg:viewBox="0 0 114 264" draw:points="0,198 0,0 114,66 114,264">
              <text:p/>
            </draw:polygon>
          </draw:g>
        </draw:g>
        <draw:g>
          <draw:glue-point draw:id="4" svg:x="-5cm" svg:y="3.25cm"/>
          <draw:glue-point draw:id="5" svg:x="-5cm" svg:y="1.5cm"/>
          <draw:glue-point draw:id="6" svg:x="-1.5cm" svg:y="5cm"/>
          <draw:glue-point draw:id="7" svg:x="-3cm" svg:y="3.75cm"/>
          <draw:glue-point draw:id="8" svg:x="1cm" svg:y="3.75cm"/>
          <draw:glue-point draw:id="9" svg:x="3.5cm" svg:y="2.5cm"/>
          <draw:glue-point draw:id="10" svg:x="3.5cm" svg:y="0.75cm"/>
          <draw:glue-point draw:id="11" svg:x="1.5cm" svg:y="-0.25cm"/>
          <draw:glue-point draw:id="12" svg:x="-3.5cm" svg:y="4cm"/>
          <draw:path draw:style-name="gr259" draw:text-style-name="P1" draw:layer="layout" svg:width="1.355cm" svg:height="0.843cm" svg:x="12.988cm" svg:y="21.267cm" svg:viewBox="0 0 1356 844" svg:d="M0 844c286 0 1356-302 1356-543s-105-301-313-301c0 181-1043 602-1043 844z">
            <text:p/>
          </draw:path>
          <draw:g>
            <draw:polygon draw:style-name="gr260" draw:text-style-name="P1" draw:layer="layout" svg:width="1.042cm" svg:height="1.024cm" svg:x="12.988cm" svg:y="21.086cm" svg:viewBox="0 0 1043 1025" draw:points="0,1025 0,603 1043,0 1043,422">
              <text:p/>
            </draw:polygon>
            <draw:polygon draw:style-name="gr261" draw:text-style-name="P1" draw:layer="layout" svg:width="1.772cm" svg:height="1.024cm" svg:x="12.258cm" svg:y="20.664cm" svg:viewBox="0 0 1773 1025" draw:points="730,1025 0,603 1043,0 1773,422">
              <text:p/>
            </draw:polygon>
            <draw:polygon draw:style-name="gr262" draw:text-style-name="P1" draw:layer="layout" svg:width="0.729cm" svg:height="0.843cm" svg:x="12.258cm" svg:y="21.267cm" svg:viewBox="0 0 730 844" draw:points="0,422 0,0 730,422 730,844">
              <text:p/>
            </draw:polygon>
            <draw:polygon draw:style-name="gr263" draw:text-style-name="P1" draw:layer="layout" svg:width="1.772cm" svg:height="1.446cm" svg:x="12.258cm" svg:y="20.664cm" svg:viewBox="0 0 1773 1447" draw:points="0,1025 0,603 1043,0 1773,422 1773,844 730,1447">
              <text:p/>
            </draw:polygon>
            <draw:polygon draw:style-name="gr264" draw:text-style-name="P1" draw:layer="layout" svg:width="0.103cm" svg:height="1.446cm" svg:x="13.092cm" svg:y="19.7cm" svg:viewBox="0 0 104 1447" draw:points="0,1447 0,0 104,0 104,1447">
              <text:p/>
            </draw:polygon>
            <draw:polygon draw:style-name="gr265" draw:text-style-name="P1" draw:layer="layout" svg:width="0.103cm" svg:height="0.24cm" svg:x="12.675cm" svg:y="21.629cm" svg:viewBox="0 0 104 241" draw:points="0,181 0,0 104,60 104,241">
              <text:p/>
            </draw:polygon>
          </draw:g>
        </draw:g>
        <draw:g>
          <draw:glue-point draw:id="4" svg:x="-3.214cm" svg:y="3.437cm"/>
          <draw:glue-point draw:id="5" svg:x="2.142cm" svg:y="-3.437cm"/>
          <draw:glue-point draw:id="6" svg:x="-1.428cm" svg:y="5cm"/>
          <draw:glue-point draw:id="7" svg:x="-5cm" svg:y="0.937cm"/>
          <draw:glue-point draw:id="8" svg:x="3.928cm" svg:y="-0.625cm"/>
          <draw:glue-point draw:id="9" svg:x="0.357cm" svg:y="-5cm"/>
          <draw:glue-point draw:id="10" svg:x="3.928cm" svg:y="-1.875cm"/>
          <draw:glue-point draw:id="11" svg:x="3.928cm" svg:y="0.312cm"/>
          <draw:glue-point draw:id="12" svg:x="1.785cm" svg:y="2.187cm"/>
          <draw:glue-point draw:id="13" svg:x="-5cm" svg:y="1.875cm"/>
          <draw:path draw:style-name="gr266" draw:text-style-name="P1" draw:layer="layout" svg:width="1.609cm" svg:height="0.982cm" svg:x="16.017cm" svg:y="19.772cm" svg:viewBox="0 0 1610 983" svg:d="M0 983c246 0 1610-518 1610-724 0-207-179-259-268-259 0 155-1342 775-1342 983z">
            <text:p/>
          </draw:path>
          <draw:g>
            <draw:polygon draw:style-name="gr267" draw:text-style-name="P1" draw:layer="layout" svg:width="1.341cm" svg:height="1.137cm" svg:x="16.017cm" svg:y="19.617cm" svg:viewBox="0 0 1342 1138" draw:points="0,1138 0,776 1342,0 1342,362">
              <text:p/>
            </draw:polygon>
            <draw:polygon draw:style-name="gr268" draw:text-style-name="P1" draw:layer="layout" svg:width="2.236cm" svg:height="1.292cm" svg:x="15.122cm" svg:y="19.1cm" svg:viewBox="0 0 2237 1293" draw:points="895,1293 0,776 1342,0 2237,517">
              <text:p/>
            </draw:polygon>
            <draw:polygon draw:style-name="gr269" draw:text-style-name="P1" draw:layer="layout" svg:width="0.894cm" svg:height="0.878cm" svg:x="15.122cm" svg:y="19.876cm" svg:viewBox="0 0 895 879" draw:points="0,362 0,0 895,517 895,879">
              <text:p/>
            </draw:polygon>
            <draw:polygon draw:style-name="gr270" draw:text-style-name="P1" draw:layer="layout" svg:width="2.236cm" svg:height="1.654cm" svg:x="15.122cm" svg:y="19.1cm" svg:viewBox="0 0 2237 1655" draw:points="0,1138 0,776 1342,0 2237,517 2237,879 895,1655">
              <text:p/>
            </draw:polygon>
            <draw:polygon draw:style-name="gr271" draw:text-style-name="P1" draw:layer="layout" svg:width="0.088cm" svg:height="0.206cm" svg:x="15.748cm" svg:y="20.341cm" svg:viewBox="0 0 89 207" draw:points="0,155 0,0 89,52 89,207">
              <text:p/>
            </draw:polygon>
          </draw:g>
        </draw:g>
        <draw:g>
          <draw:glue-point draw:id="4" svg:x="0.886cm" svg:y="-5cm"/>
          <draw:glue-point draw:id="5" svg:x="2.747cm" svg:y="-3.24cm"/>
          <draw:glue-point draw:id="6" svg:x="4.804cm" svg:y="-1.388cm"/>
          <draw:glue-point draw:id="7" svg:x="4.804cm" svg:y="-1.018cm"/>
          <draw:glue-point draw:id="8" svg:x="4.804cm" svg:y="-0.555cm"/>
          <draw:glue-point draw:id="9" svg:x="1.865cm" svg:y="2.222cm"/>
          <draw:glue-point draw:id="10" svg:x="-1.072cm" svg:y="5.009cm"/>
          <draw:glue-point draw:id="11" svg:x="-3.031cm" svg:y="3.148cm"/>
          <draw:glue-point draw:id="12" svg:x="-4.99cm" svg:y="1.296cm"/>
          <draw:glue-point draw:id="13" svg:x="-4.99cm" svg:y="0.925cm"/>
          <draw:glue-point draw:id="14" svg:x="-4.99cm" svg:y="0.555cm"/>
          <draw:glue-point draw:id="15" svg:x="-1.954cm" svg:y="-2.314cm"/>
          <draw:path draw:style-name="gr272" draw:text-style-name="P1" draw:layer="layout" svg:width="5.732cm" svg:height="3.361cm" svg:x="22.877cm" svg:y="23.985cm" svg:viewBox="0 0 5733 3362" svg:d="M1 3362c254 0 5723-2988 5723-3095s69-267-184-267c0 160-5635 2828-5539 3362z">
            <text:p/>
          </draw:path>
          <draw:g>
            <draw:glue-point draw:id="4" svg:x="1cm" svg:y="-5cm"/>
            <draw:glue-point draw:id="5" svg:x="2.9cm" svg:y="-3.24cm"/>
            <draw:glue-point draw:id="6" svg:x="5cm" svg:y="-1.296cm"/>
            <draw:glue-point draw:id="7" svg:x="5cm" svg:y="-0.925cm"/>
            <draw:glue-point draw:id="8" svg:x="5cm" svg:y="-0.555cm"/>
            <draw:glue-point draw:id="9" svg:x="2cm" svg:y="2.222cm"/>
            <draw:glue-point draw:id="10" svg:x="-1cm" svg:y="5cm"/>
            <draw:glue-point draw:id="11" svg:x="-3cm" svg:y="3.148cm"/>
            <draw:glue-point draw:id="12" svg:x="-5cm" svg:y="1.296cm"/>
            <draw:glue-point draw:id="13" svg:x="-5cm" svg:y="0.925cm"/>
            <draw:glue-point draw:id="14" svg:x="-5cm" svg:y="0.555cm"/>
            <draw:glue-point draw:id="15" svg:x="-2cm" svg:y="-2.222cm"/>
            <draw:polygon draw:style-name="gr273" draw:text-style-name="P1" draw:layer="layout" svg:width="3.691cm" svg:height="2.56cm" svg:x="19.186cm" svg:y="24.838cm" svg:viewBox="0 0 3692 2561" draw:points="0,427 0,0 3692,2134 3692,2561">
              <text:p/>
            </draw:polygon>
            <draw:polygon draw:style-name="gr274" draw:text-style-name="P1" draw:layer="layout" svg:width="9.23cm" svg:height="5.335cm" svg:x="19.186cm" svg:y="21.637cm" svg:viewBox="0 0 9231 5336" draw:points="3692,5336 0,3201 5539,0 9231,2134">
              <text:p/>
            </draw:polygon>
            <draw:polygon draw:style-name="gr275" draw:text-style-name="P1" draw:layer="layout" svg:width="5.538cm" svg:height="3.627cm" svg:x="22.878cm" svg:y="23.771cm" svg:viewBox="0 0 5539 3628" draw:points="0,3628 0,3201 5539,0 5539,427">
              <text:p/>
            </draw:polygon>
            <draw:polygon draw:style-name="gr276" draw:text-style-name="P1" draw:layer="layout" svg:width="9.23cm" svg:height="5.762cm" svg:x="19.186cm" svg:y="21.637cm" svg:viewBox="0 0 9231 5763" draw:points="5539,0 9231,2134 9231,2561 3692,5763 0,3628 0,3201">
              <text:p/>
            </draw:polygon>
            <draw:g>
              <draw:polygon draw:style-name="gr277" draw:text-style-name="P1" draw:layer="layout" svg:width="1.476cm" svg:height="0.853cm" svg:x="22.14cm" svg:y="26.012cm" svg:viewBox="0 0 1477 854" draw:points="0,374 646,0 831,0 1477,374 1477,480 831,854 646,854 0,480">
                <text:p/>
              </draw:polygon>
              <draw:line draw:style-name="gr278" draw:text-style-name="P1" draw:layer="layout" svg:x1="22.232cm" svg:y1="26.546cm" svg:x2="23.063cm" svg:y2="26.066cm">
                <text:p/>
              </draw:line>
              <draw:line draw:style-name="gr279" draw:text-style-name="P1" draw:layer="layout" svg:x1="22.694cm" svg:y1="26.812cm" svg:x2="23.525cm" svg:y2="26.332cm">
                <text:p/>
              </draw:line>
            </draw:g>
            <draw:g>
              <draw:polygon draw:style-name="gr280" draw:text-style-name="P1" draw:layer="layout" svg:width="1.476cm" svg:height="0.853cm" svg:x="21.217cm" svg:y="25.479cm" svg:viewBox="0 0 1477 854" draw:points="0,374 646,0 831,0 1477,374 1477,480 831,854 646,854 0,480">
                <text:p/>
              </draw:polygon>
              <draw:line draw:style-name="gr281" draw:text-style-name="P1" draw:layer="layout" svg:x1="21.309cm" svg:y1="26.012cm" svg:x2="22.14cm" svg:y2="25.532cm">
                <text:p/>
              </draw:line>
              <draw:line draw:style-name="gr282" draw:text-style-name="P1" draw:layer="layout" svg:x1="21.771cm" svg:y1="26.279cm" svg:x2="22.602cm" svg:y2="25.799cm">
                <text:p/>
              </draw:line>
            </draw:g>
            <draw:g>
              <draw:polygon draw:style-name="gr283" draw:text-style-name="P1" draw:layer="layout" svg:width="1.476cm" svg:height="0.853cm" svg:x="19.371cm" svg:y="24.412cm" svg:viewBox="0 0 1477 854" draw:points="0,374 646,0 831,0 1477,374 1477,480 831,854 646,854 0,480">
                <text:p/>
              </draw:polygon>
              <draw:line draw:style-name="gr284" draw:text-style-name="P1" draw:layer="layout" svg:x1="19.463cm" svg:y1="24.945cm" svg:x2="20.294cm" svg:y2="24.465cm">
                <text:p/>
              </draw:line>
              <draw:line draw:style-name="gr285" draw:text-style-name="P1" draw:layer="layout" svg:x1="19.924cm" svg:y1="25.212cm" svg:x2="20.755cm" svg:y2="24.732cm">
                <text:p/>
              </draw:line>
            </draw:g>
            <draw:g>
              <draw:polygon draw:style-name="gr286" draw:text-style-name="P1" draw:layer="layout" svg:width="1.476cm" svg:height="0.853cm" svg:x="23.063cm" svg:y="25.479cm" svg:viewBox="0 0 1477 854" draw:points="0,374 646,0 831,0 1477,374 1477,480 831,854 646,854 0,480">
                <text:p/>
              </draw:polygon>
              <draw:line draw:style-name="gr287" draw:text-style-name="P1" draw:layer="layout" svg:x1="23.155cm" svg:y1="26.012cm" svg:x2="23.986cm" svg:y2="25.532cm">
                <text:p/>
              </draw:line>
              <draw:line draw:style-name="gr288" draw:text-style-name="P1" draw:layer="layout" svg:x1="23.617cm" svg:y1="26.279cm" svg:x2="24.448cm" svg:y2="25.799cm">
                <text:p/>
              </draw:line>
            </draw:g>
            <draw:g>
              <draw:polygon draw:style-name="gr289" draw:text-style-name="P1" draw:layer="layout" svg:width="1.476cm" svg:height="0.853cm" svg:x="22.14cm" svg:y="24.945cm" svg:viewBox="0 0 1477 854" draw:points="0,374 646,0 831,0 1477,374 1477,480 831,854 646,854 0,480">
                <text:p/>
              </draw:polygon>
              <draw:line draw:style-name="gr290" draw:text-style-name="P1" draw:layer="layout" svg:x1="22.232cm" svg:y1="25.479cm" svg:x2="23.063cm" svg:y2="24.999cm">
                <text:p/>
              </draw:line>
              <draw:line draw:style-name="gr291" draw:text-style-name="P1" draw:layer="layout" svg:x1="22.694cm" svg:y1="25.745cm" svg:x2="23.525cm" svg:y2="25.265cm">
                <text:p/>
              </draw:line>
            </draw:g>
            <draw:g>
              <draw:polygon draw:style-name="gr292" draw:text-style-name="P1" draw:layer="layout" svg:width="1.476cm" svg:height="0.853cm" svg:x="20.294cm" svg:y="23.878cm" svg:viewBox="0 0 1477 854" draw:points="0,374 646,0 831,0 1477,374 1477,480 831,854 646,854 0,480">
                <text:p/>
              </draw:polygon>
              <draw:line draw:style-name="gr293" draw:text-style-name="P1" draw:layer="layout" svg:x1="20.386cm" svg:y1="24.411cm" svg:x2="21.217cm" svg:y2="23.931cm">
                <text:p/>
              </draw:line>
              <draw:line draw:style-name="gr294" draw:text-style-name="P1" draw:layer="layout" svg:x1="20.848cm" svg:y1="24.678cm" svg:x2="21.679cm" svg:y2="24.198cm">
                <text:p/>
              </draw:line>
            </draw:g>
            <draw:g>
              <draw:polygon draw:style-name="gr295" draw:text-style-name="P1" draw:layer="layout" svg:width="1.476cm" svg:height="0.853cm" svg:x="23.986cm" svg:y="24.945cm" svg:viewBox="0 0 1477 854" draw:points="0,374 646,0 831,0 1477,374 1477,480 831,854 646,854 0,480">
                <text:p/>
              </draw:polygon>
              <draw:line draw:style-name="gr296" draw:text-style-name="P1" draw:layer="layout" svg:x1="24.078cm" svg:y1="25.479cm" svg:x2="24.909cm" svg:y2="24.999cm">
                <text:p/>
              </draw:line>
              <draw:line draw:style-name="gr297" draw:text-style-name="P1" draw:layer="layout" svg:x1="24.54cm" svg:y1="25.745cm" svg:x2="25.371cm" svg:y2="25.265cm">
                <text:p/>
              </draw:line>
            </draw:g>
            <draw:g>
              <draw:polygon draw:style-name="gr298" draw:text-style-name="P1" draw:layer="layout" svg:width="1.476cm" svg:height="0.853cm" svg:x="23.063cm" svg:y="24.412cm" svg:viewBox="0 0 1477 854" draw:points="0,374 646,0 831,0 1477,374 1477,480 831,854 646,854 0,480">
                <text:p/>
              </draw:polygon>
              <draw:line draw:style-name="gr299" draw:text-style-name="P1" draw:layer="layout" svg:x1="23.155cm" svg:y1="24.945cm" svg:x2="23.986cm" svg:y2="24.465cm">
                <text:p/>
              </draw:line>
              <draw:line draw:style-name="gr300" draw:text-style-name="P1" draw:layer="layout" svg:x1="23.617cm" svg:y1="25.212cm" svg:x2="24.448cm" svg:y2="24.732cm">
                <text:p/>
              </draw:line>
            </draw:g>
            <draw:g>
              <draw:polygon draw:style-name="gr301" draw:text-style-name="P1" draw:layer="layout" svg:width="1.476cm" svg:height="0.853cm" svg:x="21.217cm" svg:y="23.344cm" svg:viewBox="0 0 1477 854" draw:points="0,374 646,0 831,0 1477,374 1477,480 831,854 646,854 0,480">
                <text:p/>
              </draw:polygon>
              <draw:line draw:style-name="gr302" draw:text-style-name="P1" draw:layer="layout" svg:x1="21.309cm" svg:y1="23.878cm" svg:x2="22.14cm" svg:y2="23.398cm">
                <text:p/>
              </draw:line>
              <draw:line draw:style-name="gr303" draw:text-style-name="P1" draw:layer="layout" svg:x1="21.771cm" svg:y1="24.145cm" svg:x2="22.602cm" svg:y2="23.665cm">
                <text:p/>
              </draw:line>
            </draw:g>
            <draw:g>
              <draw:polygon draw:style-name="gr304" draw:text-style-name="P1" draw:layer="layout" svg:width="1.476cm" svg:height="0.853cm" svg:x="24.909cm" svg:y="24.412cm" svg:viewBox="0 0 1477 854" draw:points="0,374 646,0 831,0 1477,374 1477,480 831,854 646,854 0,480">
                <text:p/>
              </draw:polygon>
              <draw:line draw:style-name="gr305" draw:text-style-name="P1" draw:layer="layout" svg:x1="25.001cm" svg:y1="24.945cm" svg:x2="25.832cm" svg:y2="24.465cm">
                <text:p/>
              </draw:line>
              <draw:line draw:style-name="gr306" draw:text-style-name="P1" draw:layer="layout" svg:x1="25.463cm" svg:y1="25.212cm" svg:x2="26.294cm" svg:y2="24.732cm">
                <text:p/>
              </draw:line>
            </draw:g>
            <draw:g>
              <draw:polygon draw:style-name="gr307" draw:text-style-name="P1" draw:layer="layout" svg:width="1.476cm" svg:height="0.853cm" svg:x="23.986cm" svg:y="23.878cm" svg:viewBox="0 0 1477 854" draw:points="0,374 646,0 831,0 1477,374 1477,480 831,854 646,854 0,480">
                <text:p/>
              </draw:polygon>
              <draw:line draw:style-name="gr308" draw:text-style-name="P1" draw:layer="layout" svg:x1="24.078cm" svg:y1="24.411cm" svg:x2="24.909cm" svg:y2="23.931cm">
                <text:p/>
              </draw:line>
              <draw:line draw:style-name="gr309" draw:text-style-name="P1" draw:layer="layout" svg:x1="24.54cm" svg:y1="24.678cm" svg:x2="25.371cm" svg:y2="24.198cm">
                <text:p/>
              </draw:line>
            </draw:g>
            <draw:g>
              <draw:polygon draw:style-name="gr310" draw:text-style-name="P1" draw:layer="layout" svg:width="1.476cm" svg:height="0.853cm" svg:x="22.14cm" svg:y="22.811cm" svg:viewBox="0 0 1477 854" draw:points="0,374 646,0 831,0 1477,374 1477,480 831,854 646,854 0,480">
                <text:p/>
              </draw:polygon>
              <draw:line draw:style-name="gr311" draw:text-style-name="P1" draw:layer="layout" svg:x1="22.232cm" svg:y1="23.344cm" svg:x2="23.063cm" svg:y2="22.864cm">
                <text:p/>
              </draw:line>
              <draw:line draw:style-name="gr312" draw:text-style-name="P1" draw:layer="layout" svg:x1="22.694cm" svg:y1="23.611cm" svg:x2="23.525cm" svg:y2="23.131cm">
                <text:p/>
              </draw:line>
            </draw:g>
            <draw:g>
              <draw:polygon draw:style-name="gr313" draw:text-style-name="P1" draw:layer="layout" svg:width="1.476cm" svg:height="0.853cm" svg:x="25.832cm" svg:y="23.878cm" svg:viewBox="0 0 1477 854" draw:points="0,374 646,0 831,0 1477,374 1477,480 831,854 646,854 0,480">
                <text:p/>
              </draw:polygon>
              <draw:line draw:style-name="gr314" draw:text-style-name="P1" draw:layer="layout" svg:x1="25.925cm" svg:y1="24.411cm" svg:x2="26.756cm" svg:y2="23.931cm">
                <text:p/>
              </draw:line>
              <draw:line draw:style-name="gr315" draw:text-style-name="P1" draw:layer="layout" svg:x1="26.386cm" svg:y1="24.678cm" svg:x2="27.217cm" svg:y2="24.198cm">
                <text:p/>
              </draw:line>
            </draw:g>
            <draw:g>
              <draw:polygon draw:style-name="gr316" draw:text-style-name="P1" draw:layer="layout" svg:width="1.476cm" svg:height="0.853cm" svg:x="24.909cm" svg:y="23.344cm" svg:viewBox="0 0 1477 854" draw:points="0,374 646,0 831,0 1477,374 1477,480 831,854 646,854 0,480">
                <text:p/>
              </draw:polygon>
              <draw:line draw:style-name="gr317" draw:text-style-name="P1" draw:layer="layout" svg:x1="25.001cm" svg:y1="23.878cm" svg:x2="25.832cm" svg:y2="23.398cm">
                <text:p/>
              </draw:line>
              <draw:line draw:style-name="gr318" draw:text-style-name="P1" draw:layer="layout" svg:x1="25.463cm" svg:y1="24.145cm" svg:x2="26.294cm" svg:y2="23.665cm">
                <text:p/>
              </draw:line>
            </draw:g>
            <draw:g>
              <draw:polygon draw:style-name="gr319" draw:text-style-name="P1" draw:layer="layout" svg:width="1.476cm" svg:height="0.853cm" svg:x="23.063cm" svg:y="22.277cm" svg:viewBox="0 0 1477 854" draw:points="0,374 646,0 831,0 1477,374 1477,480 831,854 646,854 0,480">
                <text:p/>
              </draw:polygon>
              <draw:line draw:style-name="gr320" draw:text-style-name="P1" draw:layer="layout" svg:x1="23.155cm" svg:y1="22.811cm" svg:x2="23.986cm" svg:y2="22.331cm">
                <text:p/>
              </draw:line>
              <draw:line draw:style-name="gr321" draw:text-style-name="P1" draw:layer="layout" svg:x1="23.617cm" svg:y1="23.077cm" svg:x2="24.448cm" svg:y2="22.597cm">
                <text:p/>
              </draw:line>
            </draw:g>
            <draw:g>
              <draw:polygon draw:style-name="gr322" draw:text-style-name="P1" draw:layer="layout" svg:width="1.476cm" svg:height="0.853cm" svg:x="26.755cm" svg:y="23.344cm" svg:viewBox="0 0 1477 854" draw:points="0,374 646,0 831,0 1477,374 1477,480 831,854 646,854 0,480">
                <text:p/>
              </draw:polygon>
              <draw:line draw:style-name="gr323" draw:text-style-name="P1" draw:layer="layout" svg:x1="26.848cm" svg:y1="23.878cm" svg:x2="27.679cm" svg:y2="23.398cm">
                <text:p/>
              </draw:line>
              <draw:line draw:style-name="gr324" draw:text-style-name="P1" draw:layer="layout" svg:x1="27.309cm" svg:y1="24.145cm" svg:x2="28.14cm" svg:y2="23.665cm">
                <text:p/>
              </draw:line>
            </draw:g>
            <draw:g>
              <draw:polygon draw:style-name="gr325" draw:text-style-name="P1" draw:layer="layout" svg:width="1.476cm" svg:height="0.853cm" svg:x="25.832cm" svg:y="22.811cm" svg:viewBox="0 0 1477 854" draw:points="0,374 646,0 831,0 1477,374 1477,480 831,854 646,854 0,480">
                <text:p/>
              </draw:polygon>
              <draw:line draw:style-name="gr326" draw:text-style-name="P1" draw:layer="layout" svg:x1="25.925cm" svg:y1="23.344cm" svg:x2="26.756cm" svg:y2="22.864cm">
                <text:p/>
              </draw:line>
              <draw:line draw:style-name="gr327" draw:text-style-name="P1" draw:layer="layout" svg:x1="26.386cm" svg:y1="23.611cm" svg:x2="27.217cm" svg:y2="23.131cm">
                <text:p/>
              </draw:line>
            </draw:g>
            <draw:g>
              <draw:polygon draw:style-name="gr328" draw:text-style-name="P1" draw:layer="layout" svg:width="1.476cm" svg:height="0.853cm" svg:x="23.986cm" svg:y="21.744cm" svg:viewBox="0 0 1477 854" draw:points="0,374 646,0 831,0 1477,374 1477,480 831,854 646,854 0,480">
                <text:p/>
              </draw:polygon>
              <draw:line draw:style-name="gr329" draw:text-style-name="P1" draw:layer="layout" svg:x1="24.078cm" svg:y1="22.277cm" svg:x2="24.909cm" svg:y2="21.797cm">
                <text:p/>
              </draw:line>
              <draw:line draw:style-name="gr330" draw:text-style-name="P1" draw:layer="layout" svg:x1="24.54cm" svg:y1="22.544cm" svg:x2="25.371cm" svg:y2="22.064cm">
                <text:p/>
              </draw:line>
            </draw:g>
            <draw:g>
              <draw:polygon draw:style-name="gr331" draw:text-style-name="P1" draw:layer="layout" svg:width="1.476cm" svg:height="0.853cm" svg:x="20.302cm" svg:y="24.94cm" svg:viewBox="0 0 1477 854" draw:points="0,374 646,0 831,0 1477,374 1477,480 831,854 646,854 0,480">
                <text:p/>
              </draw:polygon>
              <draw:line draw:style-name="gr332" draw:text-style-name="P1" draw:layer="layout" svg:x1="20.395cm" svg:y1="25.473cm" svg:x2="21.226cm" svg:y2="24.993cm">
                <text:p/>
              </draw:line>
              <draw:line draw:style-name="gr333" draw:text-style-name="P1" draw:layer="layout" svg:x1="20.856cm" svg:y1="25.74cm" svg:x2="21.687cm" svg:y2="25.26cm">
                <text:p/>
              </draw:line>
            </draw:g>
            <draw:g>
              <draw:polygon draw:style-name="gr334" draw:text-style-name="P1" draw:layer="layout" svg:width="1.476cm" svg:height="0.853cm" svg:x="21.225cm" svg:y="24.406cm" svg:viewBox="0 0 1477 854" draw:points="0,374 646,0 831,0 1477,374 1477,480 831,854 646,854 0,480">
                <text:p/>
              </draw:polygon>
              <draw:line draw:style-name="gr335" draw:text-style-name="P1" draw:layer="layout" svg:x1="21.318cm" svg:y1="24.94cm" svg:x2="22.149cm" svg:y2="24.46cm">
                <text:p/>
              </draw:line>
              <draw:line draw:style-name="gr336" draw:text-style-name="P1" draw:layer="layout" svg:x1="21.779cm" svg:y1="25.206cm" svg:x2="22.61cm" svg:y2="24.726cm">
                <text:p/>
              </draw:line>
            </draw:g>
            <draw:g>
              <draw:polygon draw:style-name="gr337" draw:text-style-name="P1" draw:layer="layout" svg:width="1.476cm" svg:height="0.853cm" svg:x="22.148cm" svg:y="23.873cm" svg:viewBox="0 0 1477 854" draw:points="0,374 646,0 831,0 1477,374 1477,480 831,854 646,854 0,480">
                <text:p/>
              </draw:polygon>
              <draw:line draw:style-name="gr338" draw:text-style-name="P1" draw:layer="layout" svg:x1="22.241cm" svg:y1="24.406cm" svg:x2="23.072cm" svg:y2="23.926cm">
                <text:p/>
              </draw:line>
              <draw:line draw:style-name="gr339" draw:text-style-name="P1" draw:layer="layout" svg:x1="22.702cm" svg:y1="24.673cm" svg:x2="23.533cm" svg:y2="24.193cm">
                <text:p/>
              </draw:line>
            </draw:g>
            <draw:g>
              <draw:polygon draw:style-name="gr340" draw:text-style-name="P1" draw:layer="layout" svg:width="1.476cm" svg:height="0.853cm" svg:x="23.071cm" svg:y="23.339cm" svg:viewBox="0 0 1477 854" draw:points="0,374 646,0 831,0 1477,374 1477,480 831,854 646,854 0,480">
                <text:p/>
              </draw:polygon>
              <draw:line draw:style-name="gr341" draw:text-style-name="P1" draw:layer="layout" svg:x1="23.164cm" svg:y1="23.872cm" svg:x2="23.995cm" svg:y2="23.392cm">
                <text:p/>
              </draw:line>
              <draw:line draw:style-name="gr342" draw:text-style-name="P1" draw:layer="layout" svg:x1="23.625cm" svg:y1="24.139cm" svg:x2="24.456cm" svg:y2="23.659cm">
                <text:p/>
              </draw:line>
            </draw:g>
            <draw:g>
              <draw:polygon draw:style-name="gr343" draw:text-style-name="P1" draw:layer="layout" svg:width="1.476cm" svg:height="0.853cm" svg:x="23.995cm" svg:y="22.806cm" svg:viewBox="0 0 1477 854" draw:points="0,374 646,0 831,0 1477,374 1477,480 831,854 646,854 0,480">
                <text:p/>
              </draw:polygon>
              <draw:line draw:style-name="gr344" draw:text-style-name="P1" draw:layer="layout" svg:x1="24.087cm" svg:y1="23.339cm" svg:x2="24.918cm" svg:y2="22.859cm">
                <text:p/>
              </draw:line>
              <draw:line draw:style-name="gr345" draw:text-style-name="P1" draw:layer="layout" svg:x1="24.548cm" svg:y1="23.606cm" svg:x2="25.379cm" svg:y2="23.126cm">
                <text:p/>
              </draw:line>
            </draw:g>
            <draw:g>
              <draw:polygon draw:style-name="gr346" draw:text-style-name="P1" draw:layer="layout" svg:width="1.476cm" svg:height="0.853cm" svg:x="24.904cm" svg:y="22.272cm" svg:viewBox="0 0 1477 854" draw:points="0,374 646,0 831,0 1477,374 1477,480 831,854 646,854 0,480">
                <text:p/>
              </draw:polygon>
              <draw:line draw:style-name="gr347" draw:text-style-name="P1" draw:layer="layout" svg:x1="24.996cm" svg:y1="22.805cm" svg:x2="25.827cm" svg:y2="22.325cm">
                <text:p/>
              </draw:line>
              <draw:line draw:style-name="gr348" draw:text-style-name="P1" draw:layer="layout" svg:x1="25.458cm" svg:y1="23.072cm" svg:x2="26.289cm" svg:y2="22.592cm">
                <text:p/>
              </draw:line>
            </draw:g>
          </draw:g>
        </draw:g>
        <draw:g>
          <draw:glue-point draw:id="4" svg:x="-2.272cm" svg:y="-5cm"/>
          <draw:glue-point draw:id="5" svg:x="1cm" svg:y="-2.777cm"/>
          <draw:glue-point draw:id="6" svg:x="4.273cm" svg:y="-0.555cm"/>
          <draw:glue-point draw:id="7" svg:x="4.273cm" svg:y="1.296cm"/>
          <draw:glue-point draw:id="8" svg:x="3.182cm" svg:y="3.888cm"/>
          <draw:glue-point draw:id="9" svg:x="1.545cm" svg:y="5cm"/>
          <draw:glue-point draw:id="10" svg:x="1.182cm" svg:y="4.753cm"/>
          <draw:glue-point draw:id="11" svg:x="0.455cm" svg:y="4.259cm"/>
          <draw:glue-point draw:id="12" svg:x="-0.272cm" svg:y="3.765cm"/>
          <draw:glue-point draw:id="13" svg:x="-0.999cm" svg:y="3.271cm"/>
          <draw:glue-point draw:id="14" svg:x="-1.726cm" svg:y="2.777cm"/>
          <draw:glue-point draw:id="15" svg:x="-2.454cm" svg:y="2.283cm"/>
          <draw:glue-point draw:id="16" svg:x="-4.999cm" svg:y="0.555cm"/>
          <draw:glue-point draw:id="17" svg:x="-4.999cm" svg:y="-1.049cm"/>
          <draw:glue-point draw:id="18" svg:x="-4.999cm" svg:y="-3.148cm"/>
          <draw:glue-point draw:id="19" svg:x="-3.544cm" svg:y="-4.135cm"/>
          <draw:path draw:style-name="gr349" draw:text-style-name="P1" draw:layer="layout" svg:width="1.825cm" svg:height="1.055cm" svg:x="4.543cm" svg:y="27.644cm" svg:viewBox="0 0 1826 1056" svg:d="M0 1056c264 0 1826-500 1826-723 0-222-120-333-384-333 0 167-1442 833-1442 1056z">
            <text:p/>
          </draw:path>
          <draw:g>
            <draw:polygon draw:style-name="gr350" draw:text-style-name="P1" draw:layer="layout" svg:width="1.152cm" svg:height="2.332cm" svg:x="1.083cm" svg:y="25.033cm" svg:viewBox="0 0 1153 2333" draw:points="0,1667 0,0 1153,667 1153,2333">
              <text:p/>
            </draw:polygon>
            <draw:polygon draw:style-name="gr351" draw:text-style-name="P1" draw:layer="layout" svg:width="1.441cm" svg:height="2.499cm" svg:x="4.543cm" svg:y="26.2cm" svg:viewBox="0 0 1442 2500" draw:points="0,2500 0,833 1442,0 1442,1667">
              <text:p/>
            </draw:polygon>
            <draw:polygon draw:style-name="gr352" draw:text-style-name="P1" draw:layer="layout" svg:width="2.594cm" svg:height="1.499cm" svg:x="1.083cm" svg:y="24.2cm" svg:viewBox="0 0 2595 1500" draw:points="1153,1500 0,833 1442,0 2595,667">
              <text:p/>
            </draw:polygon>
            <draw:polygon draw:style-name="gr353" draw:text-style-name="P1" draw:layer="layout" svg:width="1.152cm" svg:height="0.999cm" svg:x="1.083cm" svg:y="25.033cm" svg:viewBox="0 0 1153 1000" draw:points="0,333 0,0 1153,667 1153,1000">
              <text:p/>
            </draw:polygon>
            <draw:polygon draw:style-name="gr354" draw:text-style-name="P1" draw:layer="layout" svg:width="0.383cm" svg:height="1.61cm" svg:x="2.236cm" svg:y="25.978cm" svg:viewBox="0 0 384 1611" draw:points="0,1389 0,0 384,222 384,1611">
              <text:p/>
            </draw:polygon>
            <draw:polygon draw:style-name="gr355" draw:text-style-name="P1" draw:layer="layout" svg:width="0.191cm" svg:height="0.277cm" svg:x="2.332cm" svg:y="26.2cm" svg:viewBox="0 0 192 278" draw:points="0,167 0,0 192,111 192,278">
              <text:p/>
            </draw:polygon>
            <draw:line draw:style-name="gr356" draw:text-style-name="P2" draw:layer="layout" svg:x1="1.275cm" svg:y1="25.033cm" svg:x2="2.524cm" svg:y2="24.311cm">
              <text:p/>
            </draw:line>
            <draw:line draw:style-name="gr357" draw:text-style-name="P2" draw:layer="layout" svg:x1="1.371cm" svg:y1="25.089cm" svg:x2="2.62cm" svg:y2="24.367cm">
              <text:p/>
            </draw:line>
            <draw:line draw:style-name="gr358" draw:text-style-name="P2" draw:layer="layout" svg:x1="1.467cm" svg:y1="25.144cm" svg:x2="2.716cm" svg:y2="24.422cm">
              <text:p/>
            </draw:line>
            <draw:line draw:style-name="gr359" draw:text-style-name="P2" draw:layer="layout" svg:x1="1.564cm" svg:y1="25.2cm" svg:x2="2.813cm" svg:y2="24.478cm">
              <text:p/>
            </draw:line>
            <draw:line draw:style-name="gr360" draw:text-style-name="P2" draw:layer="layout" svg:x1="1.66cm" svg:y1="25.255cm" svg:x2="2.909cm" svg:y2="24.533cm">
              <text:p/>
            </draw:line>
            <draw:line draw:style-name="gr361" draw:text-style-name="P2" draw:layer="layout" svg:x1="1.756cm" svg:y1="25.311cm" svg:x2="3.005cm" svg:y2="24.589cm">
              <text:p/>
            </draw:line>
            <draw:line draw:style-name="gr362" draw:text-style-name="P2" draw:layer="layout" svg:x1="1.852cm" svg:y1="25.366cm" svg:x2="3.101cm" svg:y2="24.644cm">
              <text:p/>
            </draw:line>
            <draw:line draw:style-name="gr363" draw:text-style-name="P2" draw:layer="layout" svg:x1="1.948cm" svg:y1="25.422cm" svg:x2="3.197cm" svg:y2="24.7cm">
              <text:p/>
            </draw:line>
            <draw:line draw:style-name="gr364" draw:text-style-name="P2" draw:layer="layout" svg:x1="2.044cm" svg:y1="25.478cm" svg:x2="3.293cm" svg:y2="24.756cm">
              <text:p/>
            </draw:line>
            <draw:line draw:style-name="gr365" draw:text-style-name="P2" draw:layer="layout" svg:x1="2.14cm" svg:y1="25.533cm" svg:x2="3.389cm" svg:y2="24.811cm">
              <text:p/>
            </draw:line>
            <draw:polygon draw:style-name="gr366" draw:text-style-name="P1" draw:layer="layout" svg:width="3.363cm" svg:height="1.943cm" svg:x="2.621cm" svg:y="24.867cm" svg:viewBox="0 0 3364 1944" draw:points="2307,1944 0,611 1057,0 3364,1333">
              <text:p/>
            </draw:polygon>
            <draw:polygon draw:style-name="gr367" draw:text-style-name="P1" draw:layer="layout" svg:width="0.768cm" svg:height="0.443cm" svg:x="2.236cm" svg:y="25.478cm" svg:viewBox="0 0 769 444" draw:points="384,444 0,222 384,0 769,222">
              <text:p/>
            </draw:polygon>
            <draw:polygon draw:style-name="gr368" draw:text-style-name="P1" draw:layer="layout" svg:width="0.383cm" svg:height="0.443cm" svg:x="2.236cm" svg:y="25.811cm" svg:viewBox="0 0 384 444" draw:points="0,222 0,0 384,222 384,444">
              <text:p/>
            </draw:polygon>
            <draw:polygon draw:style-name="gr369" draw:text-style-name="P1" draw:layer="layout" svg:width="0.383cm" svg:height="0.332cm" svg:x="2.236cm" svg:y="25.7cm" svg:viewBox="0 0 384 333" draw:points="0,111 0,0 384,222 384,333">
              <text:p/>
            </draw:polygon>
            <draw:polygon draw:style-name="gr370" draw:text-style-name="P1" draw:layer="layout" svg:width="0.383cm" svg:height="1.61cm" svg:x="2.621cm" svg:y="26.2cm" svg:viewBox="0 0 384 1611" draw:points="0,1389 0,0 384,222 384,1611">
              <text:p/>
            </draw:polygon>
            <draw:polygon draw:style-name="gr371" draw:text-style-name="P1" draw:layer="layout" svg:width="0.768cm" svg:height="0.443cm" svg:x="2.621cm" svg:y="25.7cm" svg:viewBox="0 0 769 444" draw:points="384,444 0,222 384,0 769,222">
              <text:p/>
            </draw:polygon>
            <draw:polygon draw:style-name="gr372" draw:text-style-name="P1" draw:layer="layout" svg:width="0.383cm" svg:height="0.443cm" svg:x="2.621cm" svg:y="26.033cm" svg:viewBox="0 0 384 444" draw:points="0,222 0,0 384,222 384,444">
              <text:p/>
            </draw:polygon>
            <draw:polygon draw:style-name="gr373" draw:text-style-name="P1" draw:layer="layout" svg:width="0.383cm" svg:height="0.332cm" svg:x="2.621cm" svg:y="25.922cm" svg:viewBox="0 0 384 333" draw:points="0,111 0,0 384,222 384,333">
              <text:p/>
            </draw:polygon>
            <draw:polygon draw:style-name="gr374" draw:text-style-name="P1" draw:layer="layout" svg:width="0.383cm" svg:height="1.61cm" svg:x="3.005cm" svg:y="26.422cm" svg:viewBox="0 0 384 1611" draw:points="0,1389 0,0 384,222 384,1611">
              <text:p/>
            </draw:polygon>
            <draw:polygon draw:style-name="gr375" draw:text-style-name="P1" draw:layer="layout" svg:width="0.768cm" svg:height="0.443cm" svg:x="3.005cm" svg:y="25.922cm" svg:viewBox="0 0 769 444" draw:points="384,444 0,222 384,0 769,222">
              <text:p/>
            </draw:polygon>
            <draw:polygon draw:style-name="gr376" draw:text-style-name="P1" draw:layer="layout" svg:width="0.383cm" svg:height="0.443cm" svg:x="3.005cm" svg:y="26.256cm" svg:viewBox="0 0 384 444" draw:points="0,222 0,0 384,222 384,444">
              <text:p/>
            </draw:polygon>
            <draw:polygon draw:style-name="gr377" draw:text-style-name="P1" draw:layer="layout" svg:width="0.383cm" svg:height="0.332cm" svg:x="3.005cm" svg:y="26.144cm" svg:viewBox="0 0 384 333" draw:points="0,111 0,0 384,222 384,333">
              <text:p/>
            </draw:polygon>
            <draw:polygon draw:style-name="gr378" draw:text-style-name="P1" draw:layer="layout" svg:width="0.383cm" svg:height="1.61cm" svg:x="3.39cm" svg:y="26.644cm" svg:viewBox="0 0 384 1611" draw:points="0,1389 0,0 384,222 384,1611">
              <text:p/>
            </draw:polygon>
            <draw:polygon draw:style-name="gr379" draw:text-style-name="P1" draw:layer="layout" svg:width="0.768cm" svg:height="0.443cm" svg:x="3.39cm" svg:y="26.144cm" svg:viewBox="0 0 769 444" draw:points="384,444 0,222 384,0 769,222">
              <text:p/>
            </draw:polygon>
            <draw:polygon draw:style-name="gr380" draw:text-style-name="P1" draw:layer="layout" svg:width="0.383cm" svg:height="0.443cm" svg:x="3.39cm" svg:y="26.478cm" svg:viewBox="0 0 384 444" draw:points="0,222 0,0 384,222 384,444">
              <text:p/>
            </draw:polygon>
            <draw:polygon draw:style-name="gr381" draw:text-style-name="P1" draw:layer="layout" svg:width="0.383cm" svg:height="0.332cm" svg:x="3.39cm" svg:y="26.367cm" svg:viewBox="0 0 384 333" draw:points="0,111 0,0 384,222 384,333">
              <text:p/>
            </draw:polygon>
            <draw:polygon draw:style-name="gr382" draw:text-style-name="P1" draw:layer="layout" svg:width="0.383cm" svg:height="1.61cm" svg:x="3.774cm" svg:y="26.867cm" svg:viewBox="0 0 384 1611" draw:points="0,1389 0,0 384,222 384,1611">
              <text:p/>
            </draw:polygon>
            <draw:polygon draw:style-name="gr383" draw:text-style-name="P1" draw:layer="layout" svg:width="0.768cm" svg:height="0.443cm" svg:x="3.774cm" svg:y="26.367cm" svg:viewBox="0 0 769 444" draw:points="384,444 0,222 384,0 769,222">
              <text:p/>
            </draw:polygon>
            <draw:polygon draw:style-name="gr384" draw:text-style-name="P1" draw:layer="layout" svg:width="0.383cm" svg:height="0.443cm" svg:x="3.774cm" svg:y="26.7cm" svg:viewBox="0 0 384 444" draw:points="0,222 0,0 384,222 384,444">
              <text:p/>
            </draw:polygon>
            <draw:polygon draw:style-name="gr385" draw:text-style-name="P1" draw:layer="layout" svg:width="0.383cm" svg:height="0.332cm" svg:x="3.774cm" svg:y="26.589cm" svg:viewBox="0 0 384 333" draw:points="0,111 0,0 384,222 384,333">
              <text:p/>
            </draw:polygon>
            <draw:polygon draw:style-name="gr386" draw:text-style-name="P1" draw:layer="layout" svg:width="0.383cm" svg:height="1.61cm" svg:x="4.159cm" svg:y="27.089cm" svg:viewBox="0 0 384 1611" draw:points="0,1389 0,0 384,222 384,1611">
              <text:p/>
            </draw:polygon>
            <draw:polygon draw:style-name="gr387" draw:text-style-name="P1" draw:layer="layout" svg:width="0.768cm" svg:height="0.443cm" svg:x="4.159cm" svg:y="26.589cm" svg:viewBox="0 0 769 444" draw:points="384,444 0,222 384,0 769,222">
              <text:p/>
            </draw:polygon>
            <draw:polygon draw:style-name="gr388" draw:text-style-name="P1" draw:layer="layout" svg:width="0.383cm" svg:height="0.443cm" svg:x="4.159cm" svg:y="26.922cm" svg:viewBox="0 0 384 444" draw:points="0,222 0,0 384,222 384,444">
              <text:p/>
            </draw:polygon>
            <draw:polygon draw:style-name="gr389" draw:text-style-name="P1" draw:layer="layout" svg:width="0.383cm" svg:height="0.332cm" svg:x="4.159cm" svg:y="26.811cm" svg:viewBox="0 0 384 333" draw:points="0,111 0,0 384,222 384,333">
              <text:p/>
            </draw:polygon>
            <draw:polygon draw:style-name="gr390" draw:text-style-name="P1" draw:layer="layout" svg:width="4.901cm" svg:height="4.499cm" svg:x="1.083cm" svg:y="24.2cm" svg:viewBox="0 0 4902 4500" draw:points="0,2500 0,833 1442,0 4902,2000 4902,3667 3460,4500">
              <text:p/>
            </draw:polygon>
            <draw:line draw:style-name="gr391" draw:text-style-name="P2" draw:layer="layout" svg:x1="3.101cm" svg:y1="25.644cm" svg:x2="3.966cm" svg:y2="25.144cm">
              <text:p/>
            </draw:line>
            <draw:line draw:style-name="gr392" draw:text-style-name="P2" draw:layer="layout" svg:x1="3.486cm" svg:y1="25.867cm" svg:x2="4.351cm" svg:y2="25.367cm">
              <text:p/>
            </draw:line>
            <draw:line draw:style-name="gr393" draw:text-style-name="P2" draw:layer="layout" svg:x1="3.87cm" svg:y1="26.089cm" svg:x2="4.735cm" svg:y2="25.589cm">
              <text:p/>
            </draw:line>
            <draw:line draw:style-name="gr394" draw:text-style-name="P2" draw:layer="layout" svg:x1="4.255cm" svg:y1="26.311cm" svg:x2="5.12cm" svg:y2="25.811cm">
              <text:p/>
            </draw:line>
            <draw:line draw:style-name="gr395" draw:text-style-name="P2" draw:layer="layout" svg:x1="4.639cm" svg:y1="26.533cm" svg:x2="5.504cm" svg:y2="26.033cm">
              <text:p/>
            </draw:line>
          </draw:g>
        </draw:g>
        <draw:g>
          <draw:path draw:style-name="gr396" draw:text-style-name="P1" draw:layer="layout" svg:width="0.369cm" svg:height="0.298cm" svg:x="5.726cm" svg:y="32.075cm" svg:viewBox="0 0 370 299" svg:d="M0 299c203 0 370-43 370-171s-74-128-148-128c0 128-222 128-222 299z">
            <text:p/>
          </draw:path>
          <draw:g>
            <draw:polygon draw:style-name="gr397" draw:text-style-name="P1" draw:layer="layout" svg:width="1.034cm" svg:height="1.238cm" svg:x="1.587cm" svg:y="29.34cm" svg:viewBox="0 0 1035 1239" draw:points="0,641 0,0 1035,598 1035,1239">
              <text:p/>
            </draw:polygon>
            <draw:polygon draw:style-name="gr398" draw:text-style-name="P1" draw:layer="layout" svg:width="1.699cm" svg:height="0.982cm" svg:x="1.143cm" svg:y="28.4cm" svg:viewBox="0 0 1700 983" draw:points="1035,983 0,385 665,0 1700,598">
              <text:p/>
            </draw:polygon>
            <draw:polygon draw:style-name="gr399" draw:text-style-name="P1" draw:layer="layout" svg:width="1.034cm" svg:height="1.409cm" svg:x="1.143cm" svg:y="28.785cm" svg:viewBox="0 0 1035 1410" draw:points="0,812 0,0 1035,598 1035,1410">
              <text:p/>
            </draw:polygon>
            <draw:polygon draw:style-name="gr400" draw:text-style-name="P1" draw:layer="layout" svg:width="0.664cm" svg:height="1.58cm" svg:x="2.178cm" svg:y="28.998cm" svg:viewBox="0 0 665 1581" draw:points="444,940 0,1196 0,385 665,0 665,1453 444,1581">
              <text:p/>
            </draw:polygon>
            <draw:polygon draw:style-name="gr401" draw:text-style-name="P1" draw:layer="layout" svg:width="1.699cm" svg:height="2.178cm" svg:x="1.143cm" svg:y="28.4cm" svg:viewBox="0 0 1700 2179" draw:points="444,1581 444,1453 0,1196 0,385 665,0 1700,598 1700,2051 1479,2179">
              <text:p/>
            </draw:polygon>
            <draw:polygon draw:style-name="gr402" draw:text-style-name="P1" draw:layer="layout" svg:width="0.073cm" svg:height="0.127cm" svg:x="1.217cm" svg:y="28.956cm" svg:viewBox="0 0 74 128" draw:points="0,85 0,0 74,43 74,128">
              <text:p/>
            </draw:polygon>
          </draw:g>
          <draw:g>
            <draw:polygon draw:style-name="gr403" draw:text-style-name="P1" draw:layer="layout" svg:width="1.551cm" svg:height="1.11cm" svg:x="2.622cm" svg:y="30.366cm" svg:viewBox="0 0 1552 1111" draw:points="0,214 0,0 1552,897 1552,1111">
              <text:p/>
            </draw:polygon>
            <draw:polygon draw:style-name="gr404" draw:text-style-name="P1" draw:layer="layout" svg:width="1.551cm" svg:height="1.11cm" svg:x="2.474cm" svg:y="30.237cm" svg:viewBox="0 0 1552 1111" draw:points="0,214 0,0 1552,897 1552,1111">
              <text:p/>
            </draw:polygon>
            <draw:polygon draw:style-name="gr405" draw:text-style-name="P1" draw:layer="layout" svg:width="1.551cm" svg:height="1.11cm" svg:x="2.326cm" svg:y="30.109cm" svg:viewBox="0 0 1552 1111" draw:points="0,214 0,0 1552,897 1552,1111">
              <text:p/>
            </draw:polygon>
            <draw:polygon draw:style-name="gr406" draw:text-style-name="P1" draw:layer="layout" svg:width="2.217cm" svg:height="1.281cm" svg:x="2.178cm" svg:y="28.998cm" svg:viewBox="0 0 2218 1282" draw:points="1552,1282 0,385 665,0 2218,897">
              <text:p/>
            </draw:polygon>
            <draw:polygon draw:style-name="gr407" draw:text-style-name="P1" draw:layer="layout" svg:width="0.073cm" svg:height="0.127cm" svg:x="4.026cm" svg:y="31.263cm" svg:viewBox="0 0 74 128" draw:points="0,85 0,0 74,43 74,128">
              <text:p/>
            </draw:polygon>
            <draw:polygon draw:style-name="gr408" draw:text-style-name="P1" draw:layer="layout" svg:width="0.073cm" svg:height="0.127cm" svg:x="3.878cm" svg:y="31.135cm" svg:viewBox="0 0 74 128" draw:points="0,85 0,0 74,43 74,128">
              <text:p/>
            </draw:polygon>
            <draw:polygon draw:style-name="gr409" draw:text-style-name="P1" draw:layer="layout" svg:width="1.551cm" svg:height="1.708cm" svg:x="2.178cm" svg:y="29.383cm" svg:viewBox="0 0 1552 1709" draw:points="0,812 0,0 1552,897 1552,1709">
              <text:p/>
            </draw:polygon>
            <draw:polygon draw:style-name="gr410" draw:text-style-name="P1" draw:layer="layout" svg:width="0.073cm" svg:height="0.127cm" svg:x="3.73cm" svg:y="31.007cm" svg:viewBox="0 0 74 128" draw:points="0,85 0,0 74,43 74,128">
              <text:p/>
            </draw:polygon>
            <draw:polygon draw:style-name="gr411" draw:text-style-name="P1" draw:layer="layout" svg:width="0.664cm" svg:height="1.58cm" svg:x="3.73cm" svg:y="29.896cm" svg:viewBox="0 0 665 1581" draw:points="444,1367 296,1453 296,1239 148,1325 148,1111 0,1196 0,385 665,0 665,1453 444,1581">
              <text:p/>
            </draw:polygon>
            <draw:polygon draw:style-name="gr412" draw:text-style-name="P1" draw:layer="layout" svg:width="2.217cm" svg:height="2.477cm" svg:x="2.178cm" svg:y="28.998cm" svg:viewBox="0 0 2218 2478" draw:points="444,1581 444,1538 296,1453 296,1410 148,1325 148,1282 0,1196 0,385 665,0 2218,897 2218,2350 1996,2478">
              <text:p/>
            </draw:polygon>
            <draw:polygon draw:style-name="gr413" draw:text-style-name="P1" draw:layer="layout" svg:width="1.404cm" svg:height="1.238cm" svg:x="2.252cm" svg:y="29.682cm" svg:viewBox="0 0 1405 1239" draw:points="0,427 0,0 1405,812 1405,1239">
              <text:p/>
            </draw:polygon>
            <draw:polygon draw:style-name="gr414" draw:text-style-name="P1" draw:layer="layout" svg:width="0.073cm" svg:height="0.127cm" svg:x="2.252cm" svg:y="29.554cm" svg:viewBox="0 0 74 128" draw:points="0,85 0,0 74,43 74,128">
              <text:p/>
            </draw:polygon>
          </draw:g>
          <draw:g>
            <draw:polygon draw:style-name="gr415" draw:text-style-name="P1" draw:layer="layout" svg:width="1.551cm" svg:height="1.11cm" svg:x="4.174cm" svg:y="31.263cm" svg:viewBox="0 0 1552 1111" draw:points="0,214 0,0 1552,897 1552,1111">
              <text:p/>
            </draw:polygon>
            <draw:polygon draw:style-name="gr416" draw:text-style-name="P1" draw:layer="layout" svg:width="1.551cm" svg:height="1.11cm" svg:x="4.026cm" svg:y="31.135cm" svg:viewBox="0 0 1552 1111" draw:points="0,214 0,0 1552,897 1552,1111">
              <text:p/>
            </draw:polygon>
            <draw:polygon draw:style-name="gr417" draw:text-style-name="P1" draw:layer="layout" svg:width="1.551cm" svg:height="1.11cm" svg:x="3.878cm" svg:y="31.007cm" svg:viewBox="0 0 1552 1111" draw:points="0,214 0,0 1552,897 1552,1111">
              <text:p/>
            </draw:polygon>
            <draw:polygon draw:style-name="gr418" draw:text-style-name="P1" draw:layer="layout" svg:width="2.217cm" svg:height="1.281cm" svg:x="3.73cm" svg:y="29.896cm" svg:viewBox="0 0 2218 1282" draw:points="1552,1282 0,385 665,0 2218,897">
              <text:p/>
            </draw:polygon>
            <draw:polygon draw:style-name="gr419" draw:text-style-name="P1" draw:layer="layout" svg:width="0.073cm" svg:height="0.127cm" svg:x="5.579cm" svg:y="32.16cm" svg:viewBox="0 0 74 128" draw:points="0,85 0,0 74,43 74,128">
              <text:p/>
            </draw:polygon>
            <draw:polygon draw:style-name="gr420" draw:text-style-name="P1" draw:layer="layout" svg:width="0.073cm" svg:height="0.127cm" svg:x="5.431cm" svg:y="32.032cm" svg:viewBox="0 0 74 128" draw:points="0,85 0,0 74,43 74,128">
              <text:p/>
            </draw:polygon>
            <draw:polygon draw:style-name="gr421" draw:text-style-name="P1" draw:layer="layout" svg:width="1.551cm" svg:height="1.708cm" svg:x="3.73cm" svg:y="30.28cm" svg:viewBox="0 0 1552 1709" draw:points="0,812 0,0 1552,897 1552,1709">
              <text:p/>
            </draw:polygon>
            <draw:polygon draw:style-name="gr422" draw:text-style-name="P1" draw:layer="layout" svg:width="0.073cm" svg:height="0.127cm" svg:x="5.283cm" svg:y="31.904cm" svg:viewBox="0 0 74 128" draw:points="0,85 0,0 74,43 74,128">
              <text:p/>
            </draw:polygon>
            <draw:polygon draw:style-name="gr423" draw:text-style-name="P1" draw:layer="layout" svg:width="0.664cm" svg:height="1.58cm" svg:x="5.283cm" svg:y="30.793cm" svg:viewBox="0 0 665 1581" draw:points="444,1367 296,1453 296,1239 148,1325 148,1111 0,1196 0,385 665,0 665,1453 444,1581">
              <text:p/>
            </draw:polygon>
            <draw:polygon draw:style-name="gr424" draw:text-style-name="P1" draw:layer="layout" svg:width="2.217cm" svg:height="2.477cm" svg:x="3.73cm" svg:y="29.896cm" svg:viewBox="0 0 2218 2478" draw:points="444,1581 444,1538 296,1453 296,1410 148,1325 148,1282 0,1196 0,385 665,0 2218,897 2218,2350 1996,2478">
              <text:p/>
            </draw:polygon>
            <draw:polygon draw:style-name="gr425" draw:text-style-name="P1" draw:layer="layout" svg:width="1.404cm" svg:height="1.238cm" svg:x="3.804cm" svg:y="30.579cm" svg:viewBox="0 0 1405 1239" draw:points="0,427 0,0 1405,812 1405,1239">
              <text:p/>
            </draw:polygon>
            <draw:polygon draw:style-name="gr426" draw:text-style-name="P1" draw:layer="layout" svg:width="0.073cm" svg:height="0.127cm" svg:x="3.804cm" svg:y="30.451cm" svg:viewBox="0 0 74 128" draw:points="0,85 0,0 74,43 74,128">
              <text:p/>
            </draw:polygon>
          </draw:g>
        </draw:g>
        <draw:g>
          <draw:path draw:style-name="gr427" draw:text-style-name="P1" draw:layer="layout" svg:width="0.389cm" svg:height="0.315cm" svg:x="8.23cm" svg:y="25.984cm" svg:viewBox="0 0 390 316" svg:d="M0 316c214 0 390-45 390-181 0-135-78-135-156-135 0 135-234 135-234 316z">
            <text:p/>
          </draw:path>
          <draw:g>
            <draw:polygon draw:style-name="gr428" draw:text-style-name="P1" draw:layer="layout" svg:width="1.639cm" svg:height="1.173cm" svg:x="6.59cm" svg:y="25.127cm" svg:viewBox="0 0 1640 1174" draw:points="0,226 0,0 1640,948 1640,1174">
              <text:p/>
            </draw:polygon>
            <draw:polygon draw:style-name="gr429" draw:text-style-name="P1" draw:layer="layout" svg:width="1.639cm" svg:height="1.173cm" svg:x="6.433cm" svg:y="24.991cm" svg:viewBox="0 0 1640 1174" draw:points="0,226 0,0 1640,948 1640,1174">
              <text:p/>
            </draw:polygon>
            <draw:polygon draw:style-name="gr430" draw:text-style-name="P1" draw:layer="layout" svg:width="1.639cm" svg:height="1.173cm" svg:x="6.277cm" svg:y="24.856cm" svg:viewBox="0 0 1640 1174" draw:points="0,226 0,0 1640,948 1640,1174">
              <text:p/>
            </draw:polygon>
            <draw:polygon draw:style-name="gr431" draw:text-style-name="P1" draw:layer="layout" svg:width="2.342cm" svg:height="1.353cm" svg:x="6.121cm" svg:y="23.682cm" svg:viewBox="0 0 2343 1354" draw:points="1640,1354 0,406 703,0 2343,948">
              <text:p/>
            </draw:polygon>
            <draw:polygon draw:style-name="gr432" draw:text-style-name="P1" draw:layer="layout" svg:width="0.077cm" svg:height="0.134cm" svg:x="8.073cm" svg:y="26.074cm" svg:viewBox="0 0 78 135" draw:points="0,90 0,0 78,45 78,135">
              <text:p/>
            </draw:polygon>
            <draw:polygon draw:style-name="gr433" draw:text-style-name="P1" draw:layer="layout" svg:width="0.077cm" svg:height="0.134cm" svg:x="7.917cm" svg:y="25.939cm" svg:viewBox="0 0 78 135" draw:points="0,90 0,0 78,45 78,135">
              <text:p/>
            </draw:polygon>
            <draw:polygon draw:style-name="gr434" draw:text-style-name="P1" draw:layer="layout" svg:width="1.639cm" svg:height="1.805cm" svg:x="6.121cm" svg:y="24.088cm" svg:viewBox="0 0 1640 1806" draw:points="0,858 0,0 1640,948 1640,1806">
              <text:p/>
            </draw:polygon>
            <draw:polygon draw:style-name="gr435" draw:text-style-name="P1" draw:layer="layout" svg:width="0.077cm" svg:height="0.134cm" svg:x="7.761cm" svg:y="25.804cm" svg:viewBox="0 0 78 135" draw:points="0,90 0,0 78,45 78,135">
              <text:p/>
            </draw:polygon>
            <draw:polygon draw:style-name="gr436" draw:text-style-name="P1" draw:layer="layout" svg:width="0.702cm" svg:height="1.669cm" svg:x="7.761cm" svg:y="24.63cm" svg:viewBox="0 0 703 1670" draw:points="469,1445 312,1535 312,1309 156,1399 156,1174 0,1264 0,406 703,0 703,1535 469,1670">
              <text:p/>
            </draw:polygon>
            <draw:polygon draw:style-name="gr437" draw:text-style-name="P1" draw:layer="layout" svg:width="2.342cm" svg:height="2.617cm" svg:x="6.121cm" svg:y="23.682cm" svg:viewBox="0 0 2343 2618" draw:points="469,1670 469,1625 312,1535 312,1490 156,1399 156,1354 0,1264 0,406 703,0 2343,948 2343,2483 2109,2618">
              <text:p/>
            </draw:polygon>
            <draw:polygon draw:style-name="gr438" draw:text-style-name="P1" draw:layer="layout" svg:width="1.483cm" svg:height="1.308cm" svg:x="6.199cm" svg:y="24.404cm" svg:viewBox="0 0 1484 1309" draw:points="0,451 0,0 1484,858 1484,1309">
              <text:p/>
            </draw:polygon>
            <draw:polygon draw:style-name="gr439" draw:text-style-name="P1" draw:layer="layout" svg:width="0.077cm" svg:height="0.134cm" svg:x="6.199cm" svg:y="24.269cm" svg:viewBox="0 0 78 135" draw:points="0,90 0,0 78,45 78,135">
              <text:p/>
            </draw:polygon>
          </draw:g>
        </draw:g>
        <draw:g>
          <draw:glue-point draw:id="4" svg:x="-1.938cm" svg:y="-5cm"/>
          <draw:glue-point draw:id="5" svg:x="0.918cm" svg:y="-3.352cm"/>
          <draw:glue-point draw:id="6" svg:x="4.184cm" svg:y="-1.47cm"/>
          <draw:glue-point draw:id="7" svg:x="4.184cm" svg:y="1cm"/>
          <draw:glue-point draw:id="8" svg:x="4.184cm" svg:y="3.235cm"/>
          <draw:glue-point draw:id="9" svg:x="2.755cm" svg:y="4.058cm"/>
          <draw:glue-point draw:id="10" svg:x="1.123cm" svg:y="5cm"/>
          <draw:glue-point draw:id="11" svg:x="-1.938cm" svg:y="3.235cm"/>
          <draw:glue-point draw:id="12" svg:x="-4.999cm" svg:y="1.47cm"/>
          <draw:glue-point draw:id="13" svg:x="-4.999cm" svg:y="-0.882cm"/>
          <draw:glue-point draw:id="14" svg:x="-4.999cm" svg:y="-3.117cm"/>
          <draw:glue-point draw:id="15" svg:x="-3.366cm" svg:y="-4.176cm"/>
          <draw:path draw:style-name="gr440" draw:text-style-name="P1" draw:layer="layout" svg:width="1.769cm" svg:height="1.076cm" svg:x="9.337cm" svg:y="31.423cm" svg:viewBox="0 0 1770 1077" svg:d="M0 1077c256 0 1770-539 1770-754s-117-323-373-323c0 162-1397 861-1397 1077z">
            <text:p/>
          </draw:path>
          <draw:g>
            <draw:polygon draw:style-name="gr441" draw:text-style-name="P1" draw:layer="layout" svg:width="0.931cm" svg:height="2.691cm" svg:x="6.542cm" svg:y="28.731cm" svg:viewBox="0 0 932 2692" draw:points="0,2154 0,0 932,538 932,2692">
              <text:p/>
            </draw:polygon>
            <draw:polygon draw:style-name="gr442" draw:text-style-name="P1" draw:layer="layout" svg:width="1.396cm" svg:height="2.961cm" svg:x="9.337cm" svg:y="29.538cm" svg:viewBox="0 0 1397 2962" draw:points="0,2962 0,808 1397,0 1397,2154">
              <text:p/>
            </draw:polygon>
            <draw:polygon draw:style-name="gr443" draw:text-style-name="P1" draw:layer="layout" svg:width="4.191cm" svg:height="2.422cm" svg:x="6.542cm" svg:y="27.923cm" svg:viewBox="0 0 4192 2423" draw:points="2795,2423 0,808 1397,0 4192,1615">
              <text:p/>
            </draw:polygon>
            <draw:polygon draw:style-name="gr444" draw:text-style-name="P1" draw:layer="layout" svg:width="0.092cm" svg:height="0.214cm" svg:x="7.66cm" svg:y="30.238cm" svg:viewBox="0 0 93 215" draw:points="0,162 0,0 93,54 93,215">
              <text:p/>
            </draw:polygon>
            <draw:polygon draw:style-name="gr445" draw:text-style-name="P1" draw:layer="layout" svg:width="0.185cm" svg:height="0.537cm" svg:x="6.915cm" svg:y="29.215cm" svg:viewBox="0 0 186 538" draw:points="0,431 0,0 186,108 186,538">
              <text:p/>
            </draw:polygon>
            <draw:polygon draw:style-name="gr446" draw:text-style-name="P1" draw:layer="layout" svg:width="0.092cm" svg:height="0.322cm" svg:x="6.915cm" svg:y="30.562cm" svg:viewBox="0 0 93 323" draw:points="0,269 0,0 93,54 93,323">
              <text:p/>
            </draw:polygon>
            <draw:polygon draw:style-name="gr447" draw:text-style-name="P1" draw:layer="layout" svg:width="0.092cm" svg:height="0.322cm" svg:x="7.101cm" svg:y="30.669cm" svg:viewBox="0 0 93 323" draw:points="0,269 0,0 93,54 93,323">
              <text:p/>
            </draw:polygon>
            <draw:polygon draw:style-name="gr448" draw:text-style-name="P1" draw:layer="layout" svg:width="0.465cm" svg:height="2.422cm" svg:x="7.474cm" svg:y="29.269cm" svg:viewBox="0 0 466 2423" draw:points="0,2154 0,0 466,269 466,2423">
              <text:p/>
            </draw:polygon>
            <draw:polygon draw:style-name="gr449" draw:text-style-name="P1" draw:layer="layout" svg:width="0.092cm" svg:height="0.214cm" svg:x="7.194cm" svg:y="29.377cm" svg:viewBox="0 0 93 215" draw:points="0,162 0,0 93,54 93,215">
              <text:p/>
            </draw:polygon>
            <draw:polygon draw:style-name="gr450" draw:text-style-name="P1" draw:layer="layout" svg:width="0.092cm" svg:height="0.214cm" svg:x="7.194cm" svg:y="29.646cm" svg:viewBox="0 0 93 215" draw:points="0,162 0,0 93,54 93,215">
              <text:p/>
            </draw:polygon>
            <draw:polygon draw:style-name="gr451" draw:text-style-name="P1" draw:layer="layout" svg:width="0.465cm" svg:height="2.422cm" svg:x="7.939cm" svg:y="29.538cm" svg:viewBox="0 0 466 2423" draw:points="0,2154 0,0 466,269 466,2423">
              <text:p/>
            </draw:polygon>
            <draw:polygon draw:style-name="gr452" draw:text-style-name="P1" draw:layer="layout" svg:width="0.465cm" svg:height="2.422cm" svg:x="8.405cm" svg:y="29.808cm" svg:viewBox="0 0 466 2423" draw:points="0,2154 0,0 466,269 466,2423">
              <text:p/>
            </draw:polygon>
            <draw:polygon draw:style-name="gr453" draw:text-style-name="P1" draw:layer="layout" svg:width="0.465cm" svg:height="2.422cm" svg:x="8.871cm" svg:y="30.077cm" svg:viewBox="0 0 466 2423" draw:points="0,2154 0,0 466,269 466,2423">
              <text:p/>
            </draw:polygon>
            <draw:polygon draw:style-name="gr454" draw:text-style-name="P1" draw:layer="layout" svg:width="4.191cm" svg:height="4.576cm" svg:x="6.542cm" svg:y="27.923cm" svg:viewBox="0 0 4192 4577" draw:points="0,2962 0,808 1397,0 4192,1615 4192,3769 2795,4577">
              <text:p/>
            </draw:polygon>
            <draw:polygon draw:style-name="gr455" draw:text-style-name="P1" draw:layer="layout" svg:width="0.092cm" svg:height="0.214cm" svg:x="7.66cm" svg:y="29.646cm" svg:viewBox="0 0 93 215" draw:points="0,162 0,0 93,54 93,215">
              <text:p/>
            </draw:polygon>
            <draw:polygon draw:style-name="gr456" draw:text-style-name="P1" draw:layer="layout" svg:width="0.092cm" svg:height="0.214cm" svg:x="8.032cm" svg:y="31.315cm" svg:viewBox="0 0 93 215" draw:points="0,162 0,0 93,54 93,215">
              <text:p/>
            </draw:polygon>
            <draw:polygon draw:style-name="gr457" draw:text-style-name="P1" draw:layer="layout" svg:width="0.092cm" svg:height="0.214cm" svg:x="8.219cm" svg:y="31.423cm" svg:viewBox="0 0 93 215" draw:points="0,162 0,0 93,54 93,215">
              <text:p/>
            </draw:polygon>
            <draw:polygon draw:style-name="gr458" draw:text-style-name="P1" draw:layer="layout" svg:width="0.092cm" svg:height="0.214cm" svg:x="8.032cm" svg:y="31.046cm" svg:viewBox="0 0 93 215" draw:points="0,162 0,0 93,54 93,215">
              <text:p/>
            </draw:polygon>
            <draw:polygon draw:style-name="gr459" draw:text-style-name="P1" draw:layer="layout" svg:width="0.092cm" svg:height="0.214cm" svg:x="8.219cm" svg:y="31.154cm" svg:viewBox="0 0 93 215" draw:points="0,162 0,0 93,54 93,215">
              <text:p/>
            </draw:polygon>
            <draw:polygon draw:style-name="gr460" draw:text-style-name="P1" draw:layer="layout" svg:width="0.092cm" svg:height="0.214cm" svg:x="8.219cm" svg:y="30.885cm" svg:viewBox="0 0 93 215" draw:points="0,162 0,0 93,54 93,215">
              <text:p/>
            </draw:polygon>
            <draw:polygon draw:style-name="gr461" draw:text-style-name="P1" draw:layer="layout" svg:width="0.092cm" svg:height="0.214cm" svg:x="8.032cm" svg:y="30.777cm" svg:viewBox="0 0 93 215" draw:points="0,162 0,0 93,54 93,215">
              <text:p/>
            </draw:polygon>
            <draw:polygon draw:style-name="gr462" draw:text-style-name="P1" draw:layer="layout" svg:width="0.092cm" svg:height="0.214cm" svg:x="8.219cm" svg:y="30.615cm" svg:viewBox="0 0 93 215" draw:points="0,162 0,0 93,54 93,215">
              <text:p/>
            </draw:polygon>
            <draw:polygon draw:style-name="gr463" draw:text-style-name="P1" draw:layer="layout" svg:width="0.092cm" svg:height="0.214cm" svg:x="8.032cm" svg:y="30.508cm" svg:viewBox="0 0 93 215" draw:points="0,162 0,0 93,54 93,215">
              <text:p/>
            </draw:polygon>
            <draw:polygon draw:style-name="gr464" draw:text-style-name="P1" draw:layer="layout" svg:width="0.092cm" svg:height="0.214cm" svg:x="9.15cm" svg:y="32.123cm" svg:viewBox="0 0 93 215" draw:points="0,162 0,0 93,54 93,215">
              <text:p/>
            </draw:polygon>
            <draw:polygon draw:style-name="gr465" draw:text-style-name="P1" draw:layer="layout" svg:width="0.092cm" svg:height="0.214cm" svg:x="9.15cm" svg:y="31.854cm" svg:viewBox="0 0 93 215" draw:points="0,162 0,0 93,54 93,215">
              <text:p/>
            </draw:polygon>
            <draw:polygon draw:style-name="gr466" draw:text-style-name="P1" draw:layer="layout" svg:width="0.092cm" svg:height="0.214cm" svg:x="9.15cm" svg:y="31.585cm" svg:viewBox="0 0 93 215" draw:points="0,162 0,0 93,54 93,215">
              <text:p/>
            </draw:polygon>
            <draw:polygon draw:style-name="gr467" draw:text-style-name="P1" draw:layer="layout" svg:width="0.092cm" svg:height="0.214cm" svg:x="9.15cm" svg:y="31.315cm" svg:viewBox="0 0 93 215" draw:points="0,162 0,0 93,54 93,215">
              <text:p/>
            </draw:polygon>
            <draw:polygon draw:style-name="gr468" draw:text-style-name="P1" draw:layer="layout" svg:width="0.092cm" svg:height="0.214cm" svg:x="9.15cm" svg:y="31.046cm" svg:viewBox="0 0 93 215" draw:points="0,162 0,0 93,54 93,215">
              <text:p/>
            </draw:polygon>
            <draw:polygon draw:style-name="gr469" draw:text-style-name="P1" draw:layer="layout" svg:width="0.092cm" svg:height="0.214cm" svg:x="9.15cm" svg:y="30.777cm" svg:viewBox="0 0 93 215" draw:points="0,162 0,0 93,54 93,215">
              <text:p/>
            </draw:polygon>
            <draw:polygon draw:style-name="gr470" draw:text-style-name="P1" draw:layer="layout" svg:width="0.092cm" svg:height="0.214cm" svg:x="9.15cm" svg:y="30.508cm" svg:viewBox="0 0 93 215" draw:points="0,162 0,0 93,54 93,215">
              <text:p/>
            </draw:polygon>
          </draw:g>
        </draw:g>
        <draw:g>
          <draw:glue-point draw:id="4" svg:x="-1.968cm" svg:y="-5cm"/>
          <draw:glue-point draw:id="5" svg:x="1.061cm" svg:y="-3cm"/>
          <draw:glue-point draw:id="6" svg:x="4.091cm" svg:y="-1cm"/>
          <draw:glue-point draw:id="7" svg:x="4.091cm" svg:y="1cm"/>
          <draw:glue-point draw:id="8" svg:x="4.091cm" svg:y="3cm"/>
          <draw:glue-point draw:id="9" svg:x="2.879cm" svg:y="3.8cm"/>
          <draw:glue-point draw:id="10" svg:x="1.061cm" svg:y="5cm"/>
          <draw:glue-point draw:id="11" svg:x="-1.968cm" svg:y="3cm"/>
          <draw:glue-point draw:id="12" svg:x="-4.999cm" svg:y="1cm"/>
          <draw:glue-point draw:id="13" svg:x="-4.999cm" svg:y="-3cm"/>
          <draw:glue-point draw:id="14" svg:x="-3.483cm" svg:y="-4cm"/>
          <draw:path draw:style-name="gr471" draw:text-style-name="P1" draw:layer="layout" svg:width="1.319cm" svg:height="0.879cm" svg:x="11.457cm" svg:y="27.62cm" svg:viewBox="0 0 1320 880" svg:d="M0 880c279 0 1320-293 1320-528s-26-352-305-352c0 176-1015 645-1015 880z">
            <text:p/>
          </draw:path>
          <draw:g>
            <draw:polygon draw:style-name="gr472" draw:text-style-name="P1" draw:layer="layout" svg:width="0.811cm" svg:height="1.642cm" svg:x="9.427cm" svg:y="26.153cm" svg:viewBox="0 0 812 1643" draw:points="0,1174 0,0 812,469 812,1643">
              <text:p/>
            </draw:polygon>
            <draw:polygon draw:style-name="gr473" draw:text-style-name="P1" draw:layer="layout" svg:width="1.014cm" svg:height="1.759cm" svg:x="11.457cm" svg:y="26.74cm" svg:viewBox="0 0 1015 1760" draw:points="0,1760 0,587 1015,0 1015,1174">
              <text:p/>
            </draw:polygon>
            <draw:polygon draw:style-name="gr474" draw:text-style-name="P1" draw:layer="layout" svg:width="1.826cm" svg:height="1.055cm" svg:x="9.427cm" svg:y="25.566cm" svg:viewBox="0 0 1827 1056" draw:points="812,1056 0,587 1015,0 1827,469">
              <text:p/>
            </draw:polygon>
            <draw:polygon draw:style-name="gr475" draw:text-style-name="P1" draw:layer="layout" svg:width="0.101cm" svg:height="0.351cm" svg:x="9.935cm" svg:y="27.092cm" svg:viewBox="0 0 102 352" draw:points="0,293 0,0 102,59 102,352">
              <text:p/>
            </draw:polygon>
            <draw:polygon draw:style-name="gr476" draw:text-style-name="P1" draw:layer="layout" svg:width="0.101cm" svg:height="0.351cm" svg:x="9.732cm" svg:y="26.974cm" svg:viewBox="0 0 102 352" draw:points="0,293 0,0 102,59 102,352">
              <text:p/>
            </draw:polygon>
            <draw:polygon draw:style-name="gr477" draw:text-style-name="P1" draw:layer="layout" svg:width="0.304cm" svg:height="1.349cm" svg:x="11.153cm" svg:y="27.15cm" svg:viewBox="0 0 305 1350" draw:points="0,1174 0,0 305,176 305,1350">
              <text:p/>
            </draw:polygon>
            <draw:polygon draw:style-name="gr478" draw:text-style-name="P1" draw:layer="layout" svg:width="0.101cm" svg:height="0.234cm" svg:x="9.935cm" svg:y="26.681cm" svg:viewBox="0 0 102 235" draw:points="0,176 0,0 102,59 102,235">
              <text:p/>
            </draw:polygon>
            <draw:polygon draw:style-name="gr479" draw:text-style-name="P1" draw:layer="layout" svg:width="0.304cm" svg:height="1.349cm" svg:x="10.848cm" svg:y="26.974cm" svg:viewBox="0 0 305 1350" draw:points="0,1174 0,0 305,176 305,1350">
              <text:p/>
            </draw:polygon>
            <draw:polygon draw:style-name="gr480" draw:text-style-name="P1" draw:layer="layout" svg:width="0.304cm" svg:height="1.349cm" svg:x="10.544cm" svg:y="26.798cm" svg:viewBox="0 0 305 1350" draw:points="0,1174 0,0 305,176 305,1350">
              <text:p/>
            </draw:polygon>
            <draw:polygon draw:style-name="gr481" draw:text-style-name="P1" draw:layer="layout" svg:width="0.304cm" svg:height="1.349cm" svg:x="10.239cm" svg:y="26.622cm" svg:viewBox="0 0 305 1350" draw:points="0,1174 0,0 305,176 305,1350">
              <text:p/>
            </draw:polygon>
            <draw:polygon draw:style-name="gr482" draw:text-style-name="P1" draw:layer="layout" svg:width="1.319cm" svg:height="0.762cm" svg:x="10.239cm" svg:y="26.035cm" svg:viewBox="0 0 1320 763" draw:points="305,763 0,587 1015,0 1320,176">
              <text:p/>
            </draw:polygon>
            <draw:polygon draw:style-name="gr483" draw:text-style-name="P1" draw:layer="layout" svg:width="1.319cm" svg:height="0.762cm" svg:x="10.544cm" svg:y="26.211cm" svg:viewBox="0 0 1320 763" draw:points="305,763 0,587 1015,0 1320,176">
              <text:p/>
            </draw:polygon>
            <draw:polygon draw:style-name="gr484" draw:text-style-name="P1" draw:layer="layout" svg:width="1.319cm" svg:height="0.762cm" svg:x="10.848cm" svg:y="26.388cm" svg:viewBox="0 0 1320 763" draw:points="305,763 0,587 1015,0 1320,176">
              <text:p/>
            </draw:polygon>
            <draw:polygon draw:style-name="gr485" draw:text-style-name="P1" draw:layer="layout" svg:width="1.319cm" svg:height="0.762cm" svg:x="11.153cm" svg:y="26.564cm" svg:viewBox="0 0 1320 763" draw:points="305,763 0,587 1015,0 1320,176">
              <text:p/>
            </draw:polygon>
            <draw:polygon draw:style-name="gr486" draw:text-style-name="P1" draw:layer="layout" svg:width="0.101cm" svg:height="0.234cm" svg:x="10.341cm" svg:y="26.798cm" svg:viewBox="0 0 102 235" draw:points="0,176 0,0 102,59 102,235">
              <text:p/>
            </draw:polygon>
            <draw:polygon draw:style-name="gr487" draw:text-style-name="P1" draw:layer="layout" svg:width="0.101cm" svg:height="0.234cm" svg:x="10.341cm" svg:y="27.15cm" svg:viewBox="0 0 102 235" draw:points="0,176 0,0 102,59 102,235">
              <text:p/>
            </draw:polygon>
            <draw:polygon draw:style-name="gr488" draw:text-style-name="P1" draw:layer="layout" svg:width="0.101cm" svg:height="0.234cm" svg:x="10.341cm" svg:y="27.502cm" svg:viewBox="0 0 102 235" draw:points="0,176 0,0 102,59 102,235">
              <text:p/>
            </draw:polygon>
            <draw:polygon draw:style-name="gr489" draw:text-style-name="P1" draw:layer="layout" svg:width="0.101cm" svg:height="0.234cm" svg:x="10.645cm" svg:y="26.974cm" svg:viewBox="0 0 102 235" draw:points="0,176 0,0 102,59 102,235">
              <text:p/>
            </draw:polygon>
            <draw:polygon draw:style-name="gr490" draw:text-style-name="P1" draw:layer="layout" svg:width="0.101cm" svg:height="0.234cm" svg:x="10.95cm" svg:y="27.209cm" svg:viewBox="0 0 102 235" draw:points="0,176 0,0 102,59 102,235">
              <text:p/>
            </draw:polygon>
            <draw:polygon draw:style-name="gr491" draw:text-style-name="P1" draw:layer="layout" svg:width="0.101cm" svg:height="0.234cm" svg:x="10.95cm" svg:y="27.854cm" svg:viewBox="0 0 102 235" draw:points="0,176 0,0 102,59 102,235">
              <text:p/>
            </draw:polygon>
            <draw:polygon draw:style-name="gr492" draw:text-style-name="P1" draw:layer="layout" svg:width="3.044cm" svg:height="2.933cm" svg:x="9.427cm" svg:y="25.566cm" svg:viewBox="0 0 3045 2934" draw:points="0,1760 0,587 1015,0 3045,1174 3045,2347 2030,2934">
              <text:p/>
            </draw:polygon>
          </draw:g>
        </draw:g>
        <draw:g>
          <draw:glue-point draw:id="4" svg:x="3.621cm" svg:y="-3.461cm"/>
          <draw:glue-point draw:id="5" svg:x="3.621cm" svg:y="-0.538cm"/>
          <draw:glue-point draw:id="6" svg:x="3.621cm" svg:y="2.692cm"/>
          <draw:glue-point draw:id="7" svg:x="1.552cm" svg:y="3.615cm"/>
          <draw:glue-point draw:id="8" svg:x="-1.55cm" svg:y="5cm"/>
          <draw:glue-point draw:id="9" svg:x="-3.274cm" svg:y="4.23cm"/>
          <draw:glue-point draw:id="10" svg:x="-4.999cm" svg:y="3.307cm"/>
          <draw:glue-point draw:id="11" svg:x="-4.999cm" svg:y="0.846cm"/>
          <draw:glue-point draw:id="12" svg:x="-4.999cm" svg:y="-2.692cm"/>
          <draw:glue-point draw:id="13" svg:x="-2.24cm" svg:y="-3.923cm"/>
          <draw:glue-point draw:id="14" svg:x="1.897cm" svg:y="-4.384cm"/>
          <draw:path draw:style-name="gr493" draw:text-style-name="P1" draw:layer="layout" svg:width="1.887cm" svg:height="1.09cm" svg:x="13.887cm" svg:y="26.014cm" svg:viewBox="0 0 1888 1091" svg:d="M0 1091c324 0 1888-477 1888-682 0-204-118-273-472-409 0 205-1416 750-1416 1091z">
            <text:p/>
          </draw:path>
          <draw:g>
            <draw:polygon draw:style-name="gr494" draw:text-style-name="P1" draw:layer="layout" svg:width="0.589cm" svg:height="2.386cm" svg:x="13.297cm" svg:y="24.718cm" svg:viewBox="0 0 590 2387" draw:points="0,2046 0,0 590,341 590,2387">
              <text:p/>
            </draw:polygon>
            <draw:polygon draw:style-name="gr495" draw:text-style-name="P1" draw:layer="layout" svg:width="1.415cm" svg:height="2.863cm" svg:x="13.887cm" svg:y="24.241cm" svg:viewBox="0 0 1416 2864" draw:points="0,2864 0,818 1416,0 1416,2046">
              <text:p/>
            </draw:polygon>
            <draw:polygon draw:style-name="gr496" draw:text-style-name="P1" draw:layer="layout" svg:width="2.005cm" svg:height="1.158cm" svg:x="13.297cm" svg:y="23.9cm" svg:viewBox="0 0 2006 1159" draw:points="590,1159 0,818 1416,0 2006,341">
              <text:p/>
            </draw:polygon>
            <draw:polygon draw:style-name="gr497" draw:text-style-name="P1" draw:layer="layout" svg:width="2.005cm" svg:height="3.204cm" svg:x="13.297cm" svg:y="23.9cm" svg:viewBox="0 0 2006 3205" draw:points="0,2864 0,818 1416,0 2006,341 2006,2387 590,3205">
              <text:p/>
            </draw:polygon>
            <draw:polygon draw:style-name="gr498" draw:text-style-name="P1" draw:layer="layout" svg:width="0.117cm" svg:height="0.272cm" svg:x="13.415cm" svg:y="24.923cm" svg:viewBox="0 0 118 273" draw:points="0,205 0,0 118,68 118,273">
              <text:p/>
            </draw:polygon>
            <draw:polygon draw:style-name="gr499" draw:text-style-name="P1" draw:layer="layout" svg:width="0.117cm" svg:height="0.272cm" svg:x="13.651cm" svg:y="25.059cm" svg:viewBox="0 0 118 273" draw:points="0,205 0,0 118,68 118,273">
              <text:p/>
            </draw:polygon>
            <draw:polygon draw:style-name="gr500" draw:text-style-name="P1" draw:layer="layout" svg:width="0.235cm" svg:height="0.408cm" svg:x="13.415cm" svg:y="25.332cm" svg:viewBox="0 0 236 409" draw:points="0,273 0,0 236,136 236,409">
              <text:p/>
            </draw:polygon>
            <draw:polygon draw:style-name="gr501" draw:text-style-name="P1" draw:layer="layout" svg:width="0.117cm" svg:height="0.408cm" svg:x="13.415cm" svg:y="26.15cm" svg:viewBox="0 0 118 409" draw:points="0,341 0,0 118,68 118,409">
              <text:p/>
            </draw:polygon>
            <draw:polygon draw:style-name="gr502" draw:text-style-name="P1" draw:layer="layout" svg:width="0.117cm" svg:height="0.408cm" svg:x="13.651cm" svg:y="26.287cm" svg:viewBox="0 0 118 409" draw:points="0,341 0,0 118,68 118,409">
              <text:p/>
            </draw:polygon>
          </draw:g>
        </draw:g>
        <draw:g>
          <draw:glue-point draw:id="4" svg:x="2.694cm" svg:y="1.363cm"/>
          <draw:glue-point draw:id="5" svg:x="2.694cm" svg:y="-2.272cm"/>
          <draw:glue-point draw:id="6" svg:x="1.156cm" svg:y="-2.878cm"/>
          <draw:glue-point draw:id="7" svg:x="-0.382cm" svg:y="-4.09cm"/>
          <draw:glue-point draw:id="8" svg:x="-1.92cm" svg:y="4.393cm"/>
          <draw:glue-point draw:id="9" svg:x="1.156cm" svg:y="4.393cm"/>
          <draw:glue-point draw:id="10" svg:x="2.694cm" svg:y="3.787cm"/>
          <draw:glue-point draw:id="11" svg:x="-2.69cm" svg:y="-5cm"/>
          <draw:glue-point draw:id="12" svg:x="-4.997cm" svg:y="3.484cm"/>
          <draw:path draw:style-name="gr503" draw:text-style-name="P1" draw:layer="layout" svg:width="0.756cm" svg:height="0.624cm" svg:x="15.137cm" svg:y="22.939cm" svg:viewBox="0 0 757 625" svg:d="M0 625c297 0 757-62 757-312s-216-313-324-313c0 188-433 375-433 625z">
            <text:p/>
          </draw:path>
          <draw:g>
            <draw:polygon draw:style-name="gr504" draw:text-style-name="P1" draw:layer="layout" svg:width="0.432cm" svg:height="1.438cm" svg:x="15.137cm" svg:y="22.125cm" svg:viewBox="0 0 433 1439" draw:points="0,1439 0,250 433,0 433,1188">
              <text:p/>
            </draw:polygon>
            <draw:polygon draw:style-name="gr505" draw:text-style-name="P1" draw:layer="layout" svg:width="0.648cm" svg:height="0.374cm" svg:x="14.488cm" svg:y="21.5cm" svg:viewBox="0 0 649 375" draw:points="649,250 433,375 325,375 0,188 0,125 216,0 325,0 649,188">
              <text:p/>
            </draw:polygon>
            <draw:polygon draw:style-name="gr506" draw:text-style-name="P1" draw:layer="layout" svg:width="0.215cm" svg:height="1.312cm" svg:x="14.921cm" svg:y="22.251cm" svg:viewBox="0 0 216 1313" draw:points="0,1188 0,0 216,125 216,1313">
              <text:p/>
            </draw:polygon>
            <draw:polygon draw:style-name="gr507" draw:text-style-name="P1" draw:layer="layout" svg:width="0.107cm" svg:height="0.249cm" svg:x="14.704cm" svg:y="22.626cm" svg:viewBox="0 0 108 250" draw:points="0,188 0,0 108,63 108,250">
              <text:p/>
            </draw:polygon>
            <draw:polygon draw:style-name="gr508" draw:text-style-name="P1" draw:layer="layout" svg:width="0.107cm" svg:height="0.249cm" svg:x="14.704cm" svg:y="21.938cm" svg:viewBox="0 0 108 250" draw:points="0,188 0,0 108,63 108,250">
              <text:p/>
            </draw:polygon>
            <draw:polygon draw:style-name="gr509" draw:text-style-name="P1" draw:layer="layout" svg:width="0.107cm" svg:height="1.563cm" svg:x="14.813cm" svg:y="21.875cm" svg:viewBox="0 0 108 1564" draw:points="0,1564 0,0 108,0 108,1564">
              <text:p/>
            </draw:polygon>
            <draw:polygon draw:style-name="gr510" draw:text-style-name="P1" draw:layer="layout" svg:width="0.324cm" svg:height="1.75cm" svg:x="14.488cm" svg:y="21.688cm" svg:viewBox="0 0 325 1751" draw:points="0,1564 0,0 325,188 325,1751">
              <text:p/>
            </draw:polygon>
            <draw:polygon draw:style-name="gr511" draw:text-style-name="P1" draw:layer="layout" svg:width="0.648cm" svg:height="0.562cm" svg:x="14.921cm" svg:y="21.813cm" svg:viewBox="0 0 649 563" draw:points="216,563 0,438 216,313 216,0 649,250 649,313">
              <text:p/>
            </draw:polygon>
            <draw:polygon draw:style-name="gr512" draw:text-style-name="P1" draw:layer="layout" svg:width="0.215cm" svg:height="0.499cm" svg:x="14.921cm" svg:y="21.75cm" svg:viewBox="0 0 216 500" draw:points="0,500 0,125 216,0 216,375">
              <text:p/>
            </draw:polygon>
            <draw:polyline draw:style-name="gr513" draw:text-style-name="P1" draw:layer="layout" svg:width="0.648cm" svg:height="0.312cm" svg:x="14.488cm" svg:y="22.876cm" svg:viewBox="0 0 649 313" draw:points="649,313 433,188 325,188 0,0">
              <text:p/>
            </draw:polyline>
            <draw:polyline draw:style-name="gr514" draw:text-style-name="P1" draw:layer="layout" svg:width="0.648cm" svg:height="0.312cm" svg:x="14.488cm" svg:y="22.626cm" svg:viewBox="0 0 649 313" draw:points="649,313 433,188 325,188 0,0">
              <text:p/>
            </draw:polyline>
            <draw:polygon draw:style-name="gr515" draw:text-style-name="P1" draw:layer="layout" svg:width="1.081cm" svg:height="2.063cm" svg:x="14.488cm" svg:y="21.5cm" svg:viewBox="0 0 1082 2064" draw:points="433,1939 325,1939 0,1751 0,125 216,0 325,0 649,188 649,313 1082,563 1082,1814 649,2064">
              <text:p/>
            </draw:polygon>
          </draw:g>
        </draw:g>
        <draw:g>
          <draw:glue-point draw:id="4" svg:x="-2.198cm" svg:y="-5cm"/>
          <draw:glue-point draw:id="5" svg:x="0.601cm" svg:y="-3.51cm"/>
          <draw:glue-point draw:id="6" svg:x="3.401cm" svg:y="-2.021cm"/>
          <draw:glue-point draw:id="7" svg:x="3.401cm" svg:y="1.17cm"/>
          <draw:glue-point draw:id="8" svg:x="3.401cm" svg:y="3.936cm"/>
          <draw:glue-point draw:id="9" svg:x="2.601cm" svg:y="4.361cm"/>
          <draw:glue-point draw:id="10" svg:x="1.401cm" svg:y="5cm"/>
          <draw:glue-point draw:id="11" svg:x="-1.798cm" svg:y="3.297cm"/>
          <draw:glue-point draw:id="12" svg:x="-4.198cm" svg:y="2.234cm"/>
          <draw:glue-point draw:id="13" svg:x="-4.998cm" svg:y="-1.382cm"/>
          <draw:glue-point draw:id="14" svg:x="-4.198cm" svg:y="-3.936cm"/>
          <draw:path draw:style-name="gr516" draw:text-style-name="P1" draw:layer="layout" svg:width="1cm" svg:height="0.706cm" svg:x="16.635cm" svg:y="32.993cm" svg:viewBox="0 0 1001 707" svg:d="M0 707c305 0 1001-129 1001-321 0-193-140-386-445-386 0 193-556 449-556 707z">
            <text:p/>
          </draw:path>
          <draw:g>
            <draw:polygon draw:style-name="gr517" draw:text-style-name="P1" draw:layer="layout" svg:width="1.556cm" svg:height="1.413cm" svg:x="15.078cm" svg:y="32.286cm" svg:viewBox="0 0 1557 1414" draw:points="0,514 0,0 1557,900 1557,1414">
              <text:p/>
            </draw:polygon>
            <draw:polygon draw:style-name="gr518" draw:text-style-name="P1" draw:layer="layout" svg:width="1.778cm" svg:height="1.027cm" svg:x="14.856cm" svg:y="31.386cm" svg:viewBox="0 0 1779 1028" draw:points="1557,1028 0,129 222,0 1779,900">
              <text:p/>
            </draw:polygon>
            <draw:polygon draw:style-name="gr519" draw:text-style-name="P1" draw:layer="layout" svg:width="0.11cm" svg:height="0.256cm" svg:x="15.746cm" svg:y="32.864cm" svg:viewBox="0 0 111 257" draw:points="0,193 0,0 111,64 111,257">
              <text:p/>
            </draw:polygon>
            <draw:polygon draw:style-name="gr520" draw:text-style-name="P1" draw:layer="layout" svg:width="0.11cm" svg:height="0.256cm" svg:x="15.969cm" svg:y="32.993cm" svg:viewBox="0 0 111 257" draw:points="0,193 0,0 111,64 111,257">
              <text:p/>
            </draw:polygon>
            <draw:polygon draw:style-name="gr521" draw:text-style-name="P1" draw:layer="layout" svg:width="0.11cm" svg:height="0.256cm" svg:x="16.191cm" svg:y="33.122cm" svg:viewBox="0 0 111 257" draw:points="0,193 0,0 111,64 111,257">
              <text:p/>
            </draw:polygon>
            <draw:polygon draw:style-name="gr522" draw:text-style-name="P1" draw:layer="layout" svg:width="0.11cm" svg:height="0.256cm" svg:x="16.413cm" svg:y="33.25cm" svg:viewBox="0 0 111 257" draw:points="0,193 0,0 111,64 111,257">
              <text:p/>
            </draw:polygon>
            <draw:polygon draw:style-name="gr523" draw:text-style-name="P1" draw:layer="layout" svg:width="0.11cm" svg:height="0.256cm" svg:x="15.301cm" svg:y="32.607cm" svg:viewBox="0 0 111 257" draw:points="0,193 0,0 111,64 111,257">
              <text:p/>
            </draw:polygon>
            <draw:polygon draw:style-name="gr524" draw:text-style-name="P1" draw:layer="layout" svg:width="0.11cm" svg:height="0.256cm" svg:x="15.524cm" svg:y="32.736cm" svg:viewBox="0 0 111 257" draw:points="0,193 0,0 111,64 111,257">
              <text:p/>
            </draw:polygon>
            <draw:polygon draw:style-name="gr525" draw:text-style-name="P1" draw:layer="layout" svg:width="1.556cm" svg:height="1.799cm" svg:x="14.856cm" svg:y="31.515cm" svg:viewBox="0 0 1557 1800" draw:points="0,900 0,0 1557,900 1557,1800">
              <text:p/>
            </draw:polygon>
            <draw:polygon draw:style-name="gr526" draw:text-style-name="P1" draw:layer="layout" svg:width="0.777cm" svg:height="2.12cm" svg:x="16.413cm" svg:y="31.579cm" svg:viewBox="0 0 778 2121" draw:points="222,2121 222,1607 0,1735 0,836 222,707 222,321 778,0 778,1800">
              <text:p/>
            </draw:polygon>
            <draw:polygon draw:style-name="gr527" draw:text-style-name="P1" draw:layer="layout" svg:width="2.112cm" svg:height="1.22cm" svg:x="15.078cm" svg:y="30.679cm" svg:viewBox="0 0 2113 1221" draw:points="1557,1221 0,321 556,0 2113,900">
              <text:p/>
            </draw:polygon>
            <draw:polygon draw:style-name="gr528" draw:text-style-name="P1" draw:layer="layout" svg:width="1.556cm" svg:height="1.285cm" svg:x="15.078cm" svg:y="31cm" svg:viewBox="0 0 1557 1286" draw:points="0,386 0,0 1557,900 1557,1286">
              <text:p/>
            </draw:polygon>
            <draw:polygon draw:style-name="gr529" draw:text-style-name="P1" draw:layer="layout" svg:width="2.334cm" svg:height="3.02cm" svg:x="14.856cm" svg:y="30.679cm" svg:viewBox="0 0 2335 3021" draw:points="222,2121 222,1864 0,1735 0,836 222,707 222,321 778,0 2335,900 2335,2700 1779,3021">
              <text:p/>
            </draw:polygon>
            <draw:polygon draw:style-name="gr530" draw:text-style-name="P1" draw:layer="layout" svg:width="0.11cm" svg:height="0.192cm" svg:x="15.301cm" svg:y="32.414cm" svg:viewBox="0 0 111 193" draw:points="0,129 0,0 111,64 111,193">
              <text:p/>
            </draw:polygon>
            <draw:polygon draw:style-name="gr531" draw:text-style-name="P1" draw:layer="layout" svg:width="0.11cm" svg:height="0.192cm" svg:x="15.634cm" svg:y="32.607cm" svg:viewBox="0 0 111 193" draw:points="0,129 0,0 111,64 111,193">
              <text:p/>
            </draw:polygon>
            <draw:polygon draw:style-name="gr532" draw:text-style-name="P1" draw:layer="layout" svg:width="0.11cm" svg:height="0.192cm" svg:x="15.968cm" svg:y="32.8cm" svg:viewBox="0 0 111 193" draw:points="0,129 0,0 111,64 111,193">
              <text:p/>
            </draw:polygon>
            <draw:polygon draw:style-name="gr533" draw:text-style-name="P1" draw:layer="layout" svg:width="1.111cm" svg:height="1.027cm" svg:x="14.967cm" svg:y="31.707cm" svg:viewBox="0 0 1112 1028" draw:points="0,386 0,0 1112,643 1112,1028">
              <text:p/>
            </draw:polygon>
            <draw:polygon draw:style-name="gr534" draw:text-style-name="P1" draw:layer="layout" svg:width="0.11cm" svg:height="0.256cm" svg:x="16.19cm" svg:y="32.414cm" svg:viewBox="0 0 111 257" draw:points="0,193 0,0 111,64 111,257">
              <text:p/>
            </draw:polygon>
            <draw:polygon draw:style-name="gr535" draw:text-style-name="P1" draw:layer="layout" svg:width="0.11cm" svg:height="0.192cm" svg:x="15.412cm" svg:y="31.322cm" svg:viewBox="0 0 111 193" draw:points="0,129 0,0 111,64 111,193">
              <text:p/>
            </draw:polygon>
            <draw:polygon draw:style-name="gr536" draw:text-style-name="P1" draw:layer="layout" svg:width="0.11cm" svg:height="0.192cm" svg:x="15.634cm" svg:y="31.45cm" svg:viewBox="0 0 111 193" draw:points="0,129 0,0 111,64 111,193">
              <text:p/>
            </draw:polygon>
            <draw:polygon draw:style-name="gr537" draw:text-style-name="P1" draw:layer="layout" svg:width="0.11cm" svg:height="0.192cm" svg:x="15.19cm" svg:y="31.193cm" svg:viewBox="0 0 111 193" draw:points="0,129 0,0 111,64 111,193">
              <text:p/>
            </draw:polygon>
          </draw:g>
        </draw:g>
        <draw:g>
          <draw:glue-point draw:id="4" svg:x="0.833cm" svg:y="-5cm"/>
          <draw:glue-point draw:id="5" svg:x="3.333cm" svg:y="-4.117cm"/>
          <draw:glue-point draw:id="6" svg:x="1.666cm" svg:y="-4.705cm"/>
          <draw:glue-point draw:id="7" svg:x="3.333cm" svg:y="0cm"/>
          <draw:glue-point draw:id="8" svg:x="3.333cm" svg:y="4.117cm"/>
          <draw:glue-point draw:id="9" svg:x="2.5cm" svg:y="4.411cm"/>
          <draw:glue-point draw:id="10" svg:x="0.833cm" svg:y="5cm"/>
          <draw:glue-point draw:id="11" svg:x="-0.833cm" svg:y="-3.235cm"/>
          <draw:glue-point draw:id="12" svg:x="0cm" svg:y="-2.941cm"/>
          <draw:glue-point draw:id="13" svg:x="-2.5cm" svg:y="-1.47cm"/>
          <draw:glue-point draw:id="14" svg:x="-1.666cm" svg:y="-1.176cm"/>
          <draw:path draw:style-name="gr538" draw:text-style-name="P1" draw:layer="layout" svg:width="0.487cm" svg:height="0.394cm" svg:x="11.614cm" svg:y="33.019cm" svg:viewBox="0 0 488 395" svg:d="M0 395c268 0 488-56 488-225 0-170-98-170-195-170 0 170-293 169-293 395z">
            <text:p/>
          </draw:path>
          <draw:g>
            <draw:polygon draw:style-name="gr539" draw:text-style-name="P1" draw:layer="layout" svg:width="0.487cm" svg:height="0.281cm" svg:x="10.931cm" svg:y="32.229cm" svg:viewBox="0 0 488 282" draw:points="293,282 0,113 195,0 488,170">
              <text:p/>
            </draw:polygon>
            <draw:polygon draw:style-name="gr540" draw:text-style-name="P1" draw:layer="layout" svg:width="0.585cm" svg:height="0.338cm" svg:x="11.321cm" svg:y="31.495cm" svg:viewBox="0 0 586 339" draw:points="293,339 0,170 293,0 586,170">
              <text:p/>
            </draw:polygon>
            <draw:polygon draw:style-name="gr541" draw:text-style-name="P1" draw:layer="layout" svg:width="0.292cm" svg:height="0.394cm" svg:x="11.126cm" svg:y="32.003cm" svg:viewBox="0 0 293 395" draw:points="0,226 0,0 293,170 293,395">
              <text:p/>
            </draw:polygon>
            <draw:polygon draw:style-name="gr542" draw:text-style-name="P1" draw:layer="layout" svg:width="0.487cm" svg:height="0.281cm" svg:x="11.126cm" svg:y="31.89cm" svg:viewBox="0 0 488 282" draw:points="293,282 0,113 195,0 488,170">
              <text:p/>
            </draw:polygon>
            <draw:polygon draw:style-name="gr543" draw:text-style-name="P1" draw:layer="layout" svg:width="0.297cm" svg:height="0.394cm" svg:x="11.316cm" svg:y="31.665cm" svg:viewBox="0 0 298 395" draw:points="0,226 0,0 298,175 293,395">
              <text:p/>
            </draw:polygon>
            <draw:polygon draw:style-name="gr544" draw:text-style-name="P1" draw:layer="layout" svg:width="0.097cm" svg:height="0.169cm" svg:x="11.517cm" svg:y="31.834cm" svg:viewBox="0 0 98 170" draw:points="0,113 0,0 98,56 98,170">
              <text:p/>
            </draw:polygon>
            <draw:polygon draw:style-name="gr545" draw:text-style-name="P1" draw:layer="layout" svg:width="0.097cm" svg:height="0.169cm" svg:x="11.321cm" svg:y="31.721cm" svg:viewBox="0 0 98 170" draw:points="0,113 0,0 98,56 98,170">
              <text:p/>
            </draw:polygon>
            <draw:polygon draw:style-name="gr546" draw:text-style-name="P1" draw:layer="layout" svg:width="0.097cm" svg:height="0.169cm" svg:x="11.321cm" svg:y="32.172cm" svg:viewBox="0 0 98 170" draw:points="0,113 0,0 98,56 98,170">
              <text:p/>
            </draw:polygon>
            <draw:polygon draw:style-name="gr547" draw:text-style-name="P1" draw:layer="layout" svg:width="0.097cm" svg:height="0.169cm" svg:x="11.126cm" svg:y="32.06cm" svg:viewBox="0 0 98 170" draw:points="0,113 0,0 98,56 98,170">
              <text:p/>
            </draw:polygon>
            <draw:polygon draw:style-name="gr548" draw:text-style-name="P1" draw:layer="layout" svg:width="0.292cm" svg:height="0.394cm" svg:x="11.321cm" svg:y="33.019cm" svg:viewBox="0 0 293 395" draw:points="0,226 0,0 293,170 293,395">
              <text:p/>
            </draw:polygon>
            <draw:polygon draw:style-name="gr549" draw:text-style-name="P1" draw:layer="layout" svg:width="0.097cm" svg:height="0.169cm" svg:x="11.517cm" svg:y="33.188cm" svg:viewBox="0 0 98 170" draw:points="0,113 0,0 98,56 98,170">
              <text:p/>
            </draw:polygon>
            <draw:polygon draw:style-name="gr550" draw:text-style-name="P1" draw:layer="layout" svg:width="0.292cm" svg:height="0.394cm" svg:x="11.126cm" svg:y="32.906cm" svg:viewBox="0 0 293 395" draw:points="0,226 0,0 293,170 293,395">
              <text:p/>
            </draw:polygon>
            <draw:polygon draw:style-name="gr551" draw:text-style-name="P1" draw:layer="layout" svg:width="0.097cm" svg:height="0.169cm" svg:x="11.321cm" svg:y="33.075cm" svg:viewBox="0 0 98 170" draw:points="0,113 0,0 98,56 98,170">
              <text:p/>
            </draw:polygon>
            <draw:polygon draw:style-name="gr552" draw:text-style-name="P1" draw:layer="layout" svg:width="0.682cm" svg:height="1.748cm" svg:x="11.224cm" svg:y="31.665cm" svg:viewBox="0 0 683 1749" draw:points="390,1524 195,1637 195,1411 0,1524 0,847 195,734 195,508 390,395 390,170 683,0 683,1580 390,1749">
              <text:p/>
            </draw:polygon>
            <draw:polygon draw:style-name="gr553" draw:text-style-name="P1" draw:layer="layout" svg:width="0.292cm" svg:height="0.846cm" svg:x="10.931cm" svg:y="32.342cm" svg:viewBox="0 0 293 847" draw:points="0,677 0,0 293,170 293,847">
              <text:p/>
            </draw:polygon>
            <draw:polygon draw:style-name="gr554" draw:text-style-name="P1" draw:layer="layout" svg:width="0.097cm" svg:height="0.507cm" svg:x="11.029cm" svg:y="32.511cm" svg:viewBox="0 0 98 508" draw:points="0,451 0,0 98,56 98,508">
              <text:p/>
            </draw:polygon>
            <draw:polygon draw:style-name="gr555" draw:text-style-name="P1" draw:layer="layout" svg:width="0.976cm" svg:height="1.918cm" svg:x="10.931cm" svg:y="31.495cm" svg:viewBox="0 0 977 1919" draw:points="0,1524 0,847 195,734 195,508 390,395 390,170 683,0 977,170 977,1749 683,1919">
              <text:p/>
            </draw:polygon>
          </draw:g>
        </draw:g>
        <draw:g>
          <draw:glue-point draw:id="4" svg:x="-1.665cm" svg:y="-5cm"/>
          <draw:glue-point draw:id="5" svg:x="0.239cm" svg:y="-4.285cm"/>
          <draw:glue-point draw:id="6" svg:x="3.096cm" svg:y="-3.214cm"/>
          <draw:glue-point draw:id="7" svg:x="3.096cm" svg:y="0.357cm"/>
          <draw:glue-point draw:id="8" svg:x="3.096cm" svg:y="3.928cm"/>
          <draw:glue-point draw:id="9" svg:x="1.668cm" svg:y="4.464cm"/>
          <draw:glue-point draw:id="10" svg:x="0.239cm" svg:y="5cm"/>
          <draw:glue-point draw:id="11" svg:x="-2.141cm" svg:y="4.107cm"/>
          <draw:glue-point draw:id="12" svg:x="-4.522cm" svg:y="3.214cm"/>
          <draw:glue-point draw:id="13" svg:x="-4.998cm" svg:y="1.607cm"/>
          <draw:glue-point draw:id="14" svg:x="-4.998cm" svg:y="-1.964cm"/>
          <draw:glue-point draw:id="15" svg:x="-4.998cm" svg:y="-3.75cm"/>
          <draw:glue-point draw:id="16" svg:x="-3.093cm" svg:y="-4.464cm"/>
          <draw:path draw:style-name="gr556" draw:text-style-name="P1" draw:layer="layout" svg:width="1.218cm" svg:height="0.845cm" svg:x="27.146cm" svg:y="30.354cm" svg:viewBox="0 0 1219 846" svg:d="M0 846c335 0 1219-212 1219-423 0-212-153-423-488-423 0 211-731 563-731 846z">
            <text:p/>
          </draw:path>
          <draw:g>
            <draw:polygon draw:style-name="gr557" draw:text-style-name="P1" draw:layer="layout" svg:width="1.34cm" svg:height="2.042cm" svg:x="25.805cm" svg:y="29.157cm" svg:viewBox="0 0 1341 2043" draw:points="122,1339 0,705 0,0 1219,705 1219,1409 1341,2043">
              <text:p/>
            </draw:polygon>
            <draw:polygon draw:style-name="gr558" draw:text-style-name="P1" draw:layer="layout" svg:width="1.584cm" svg:height="0.915cm" svg:x="25.805cm" svg:y="27.536cm" svg:viewBox="0 0 1585 916" draw:points="1219,916 0,211 366,0 1585,705">
              <text:p/>
            </draw:polygon>
            <draw:polygon draw:style-name="gr559" draw:text-style-name="P1" draw:layer="layout" svg:width="1.218cm" svg:height="2.113cm" svg:x="25.805cm" svg:y="27.747cm" svg:viewBox="0 0 1219 2114" draw:points="0,1409 0,0 1219,705 1219,2114">
              <text:p/>
            </draw:polygon>
            <draw:polygon draw:style-name="gr560" draw:text-style-name="P1" draw:layer="layout" svg:width="0.73cm" svg:height="0.774cm" svg:x="25.927cm" svg:y="28.029cm" svg:viewBox="0 0 731 775" draw:points="0,352 0,0 731,423 731,775">
              <text:p/>
            </draw:polygon>
            <draw:polygon draw:style-name="gr561" draw:text-style-name="P1" draw:layer="layout" svg:width="0.121cm" svg:height="0.21cm" svg:x="26.78cm" svg:y="28.734cm" svg:viewBox="0 0 122 211" draw:points="0,141 0,0 122,70 122,211">
              <text:p/>
            </draw:polygon>
            <draw:polygon draw:style-name="gr562" draw:text-style-name="P1" draw:layer="layout" svg:width="0.121cm" svg:height="0.21cm" svg:x="26.78cm" svg:y="28.522cm" svg:viewBox="0 0 122 211" draw:points="0,141 0,0 122,70 122,211">
              <text:p/>
            </draw:polygon>
            <draw:polygon draw:style-name="gr563" draw:text-style-name="P1" draw:layer="layout" svg:width="0.852cm" svg:height="3.24cm" svg:x="27.024cm" svg:y="27.959cm" svg:viewBox="0 0 853 3241" draw:points="122,3241 0,2607 0,1903 366,1691 366,282 853,0 853,2819">
              <text:p/>
            </draw:polygon>
            <draw:polygon draw:style-name="gr564" draw:text-style-name="P1" draw:layer="layout" svg:width="1.706cm" svg:height="0.986cm" svg:x="26.171cm" svg:y="27.254cm" svg:viewBox="0 0 1707 987" draw:points="1219,987 0,282 488,0 1707,705">
              <text:p/>
            </draw:polygon>
            <draw:line draw:style-name="gr565" draw:text-style-name="P1" draw:layer="layout" svg:x1="26.049cm" svg:y1="30.002cm" svg:x2="26.78cm" svg:y2="30.425cm">
              <text:p/>
            </draw:line>
            <draw:line draw:style-name="gr566" draw:text-style-name="P1" draw:layer="layout" svg:x1="26.902cm" svg:y1="30.214cm" svg:x2="26.902cm" svg:y2="30.496cm">
              <text:p/>
            </draw:line>
            <draw:line draw:style-name="gr567" draw:text-style-name="P1" draw:layer="layout" svg:x1="25.927cm" svg:y1="29.65cm" svg:x2="25.927cm" svg:y2="29.932cm">
              <text:p/>
            </draw:line>
            <draw:polygon draw:style-name="gr568" draw:text-style-name="P1" draw:layer="layout" svg:width="0.365cm" svg:height="1.62cm" svg:x="27.024cm" svg:y="28.241cm" svg:viewBox="0 0 366 1621" draw:points="0,1621 0,211 366,0 366,1409">
              <text:p/>
            </draw:polygon>
            <draw:polygon draw:style-name="gr569" draw:text-style-name="P1" draw:layer="layout" svg:width="0.243cm" svg:height="0.422cm" svg:x="26.658cm" svg:y="29.227cm" svg:viewBox="0 0 244 423" draw:points="0,282 0,0 244,141 244,423">
              <text:p/>
            </draw:polygon>
            <draw:polygon draw:style-name="gr570" draw:text-style-name="P1" draw:layer="layout" svg:width="2.071cm" svg:height="3.945cm" svg:x="25.805cm" svg:y="27.254cm" svg:viewBox="0 0 2072 3946" draw:points="122,3241 0,2607 0,493 853,0 2072,705 2072,3523 1341,3946">
              <text:p/>
            </draw:polygon>
            <draw:line draw:style-name="gr571" draw:text-style-name="P1" draw:layer="layout" svg:x1="25.805cm" svg:y1="29.157cm" svg:x2="27.024cm" svg:y2="29.862cm">
              <text:p/>
            </draw:line>
            <draw:line draw:style-name="gr572" draw:text-style-name="P1" draw:layer="layout" svg:x1="27.39cm" svg:y1="29.65cm" svg:x2="27.024cm" svg:y2="29.861cm">
              <text:p/>
            </draw:line>
            <draw:line draw:style-name="gr573" draw:text-style-name="P1" draw:layer="layout" svg:x1="27.39cm" svg:y1="28.241cm" svg:x2="27.39cm" svg:y2="29.65cm">
              <text:p/>
            </draw:line>
            <draw:line draw:style-name="gr574" draw:text-style-name="P1" draw:layer="layout" svg:x1="26.171cm" svg:y1="27.536cm" svg:x2="27.39cm" svg:y2="28.241cm">
              <text:p/>
            </draw:line>
            <draw:line draw:style-name="gr575" draw:text-style-name="P1" draw:layer="layout" svg:x1="27.024cm" svg:y1="29.157cm" svg:x2="25.805cm" svg:y2="28.452cm">
              <text:p/>
            </draw:line>
            <draw:line draw:style-name="gr576" draw:text-style-name="P1" draw:layer="layout" svg:x1="27.024cm" svg:y1="29.368cm" svg:x2="25.805cm" svg:y2="28.663cm">
              <text:p/>
            </draw:line>
          </draw:g>
        </draw:g>
        <draw:g>
          <draw:glue-point draw:id="4" svg:x="-2.998cm" svg:y="-5cm"/>
          <draw:glue-point draw:id="5" svg:x="0.201cm" svg:y="-3.666cm"/>
          <draw:glue-point draw:id="6" svg:x="3.001cm" svg:y="-2.5cm"/>
          <draw:glue-point draw:id="7" svg:x="3.001cm" svg:y="4.166cm"/>
          <draw:glue-point draw:id="8" svg:x="3.401cm" svg:y="0.666cm"/>
          <draw:glue-point draw:id="9" svg:x="1.001cm" svg:y="5cm"/>
          <draw:glue-point draw:id="10" svg:x="-1.798cm" svg:y="3.833cm"/>
          <draw:glue-point draw:id="11" svg:x="-4.998cm" svg:y="2.5cm"/>
          <draw:glue-point draw:id="12" svg:x="-4.998cm" svg:y="-4.166cm"/>
          <draw:path draw:style-name="gr577" draw:text-style-name="P1" draw:layer="layout" svg:width="1.217cm" svg:height="0.914cm" svg:x="24.203cm" svg:y="30.457cm" svg:viewBox="0 0 1218 915" svg:d="M0 915c334 0 1218-141 1218-352s-153-563-487-563c0 211-731 563-731 915z">
            <text:p/>
          </draw:path>
          <draw:g>
            <draw:polygon draw:style-name="gr578" draw:text-style-name="P1" draw:layer="layout" svg:width="2.435cm" svg:height="3.519cm" svg:x="21.767cm" svg:y="27.852cm" svg:viewBox="0 0 2436 3520" draw:points="0,2112 0,0 2436,1408 2436,3520">
              <text:p/>
            </draw:polygon>
            <draw:polygon draw:style-name="gr579" draw:text-style-name="P1" draw:layer="layout" svg:width="0.608cm" svg:height="2.463cm" svg:x="24.203cm" svg:y="28.908cm" svg:viewBox="0 0 609 2464" draw:points="0,2464 0,352 609,0 609,2112">
              <text:p/>
            </draw:polygon>
            <draw:polygon draw:style-name="gr580" draw:text-style-name="P1" draw:layer="layout" svg:width="3.044cm" svg:height="1.759cm" svg:x="21.767cm" svg:y="27.5cm" svg:viewBox="0 0 3045 1760" draw:points="2436,1760 0,352 609,0 3045,1408">
              <text:p/>
            </draw:polygon>
            <draw:polygon draw:style-name="gr581" draw:text-style-name="P1" draw:layer="layout" svg:width="0.486cm" svg:height="0.421cm" svg:x="21.889cm" svg:y="29.823cm" svg:viewBox="0 0 487 422" draw:points="0,141 0,0 487,282 487,422">
              <text:p/>
            </draw:polygon>
            <draw:polygon draw:style-name="gr582" draw:text-style-name="P1" draw:layer="layout" svg:width="0.121cm" svg:height="0.21cm" svg:x="23.959cm" svg:y="29.401cm" svg:viewBox="0 0 122 211" draw:points="0,141 0,0 122,70 122,211">
              <text:p/>
            </draw:polygon>
            <draw:polygon draw:style-name="gr583" draw:text-style-name="P1" draw:layer="layout" svg:width="0.608cm" svg:height="0.351cm" svg:x="22.011cm" svg:y="27.782cm" svg:viewBox="0 0 609 352" draw:points="609,282 122,0 0,70 487,352">
              <text:p/>
            </draw:polygon>
            <draw:polygon draw:style-name="gr584" draw:text-style-name="P1" draw:layer="layout" svg:width="0.121cm" svg:height="1.477cm" svg:x="24.812cm" svg:y="29.26cm" svg:viewBox="0 0 122 1478" draw:points="0,1408 0,0 122,70 122,1478">
              <text:p/>
            </draw:polygon>
            <draw:polygon draw:style-name="gr585" draw:text-style-name="P1" draw:layer="layout" svg:width="0.486cm" svg:height="0.421cm" svg:x="22.62cm" svg:y="30.246cm" svg:viewBox="0 0 487 422" draw:points="0,141 0,0 487,282 487,422">
              <text:p/>
            </draw:polygon>
            <draw:polygon draw:style-name="gr586" draw:text-style-name="P1" draw:layer="layout" svg:width="0.486cm" svg:height="0.421cm" svg:x="21.889cm" svg:y="29.612cm" svg:viewBox="0 0 487 422" draw:points="0,141 0,0 487,282 487,422">
              <text:p/>
            </draw:polygon>
            <draw:polygon draw:style-name="gr587" draw:text-style-name="P1" draw:layer="layout" svg:width="0.486cm" svg:height="0.421cm" svg:x="22.62cm" svg:y="30.034cm" svg:viewBox="0 0 487 422" draw:points="0,141 0,0 487,282 487,422">
              <text:p/>
            </draw:polygon>
            <draw:polygon draw:style-name="gr588" draw:text-style-name="P1" draw:layer="layout" svg:width="3.166cm" svg:height="3.871cm" svg:x="21.767cm" svg:y="27.5cm" svg:viewBox="0 0 3167 3872" draw:points="0,2464 0,352 609,0 3045,1408 3045,1760 3167,1830 3167,3238 3045,3168 3045,3520 2436,3872">
              <text:p/>
            </draw:polygon>
            <draw:polygon draw:style-name="gr589" draw:text-style-name="P1" draw:layer="layout" svg:width="0.73cm" svg:height="0.562cm" svg:x="23.35cm" svg:y="30.668cm" svg:viewBox="0 0 731 563" draw:points="0,141 0,0 731,422 731,563">
              <text:p/>
            </draw:polygon>
            <draw:polygon draw:style-name="gr590" draw:text-style-name="P1" draw:layer="layout" svg:width="0.73cm" svg:height="0.562cm" svg:x="23.35cm" svg:y="30.457cm" svg:viewBox="0 0 731 563" draw:points="0,141 0,0 731,422 731,563">
              <text:p/>
            </draw:polygon>
            <draw:polygon draw:style-name="gr591" draw:text-style-name="P1" draw:layer="layout" svg:width="0.486cm" svg:height="0.421cm" svg:x="21.889cm" svg:y="27.993cm" svg:viewBox="0 0 487 422" draw:points="0,141 0,0 487,282 487,422">
              <text:p/>
            </draw:polygon>
            <draw:polygon draw:style-name="gr592" draw:text-style-name="P1" draw:layer="layout" svg:width="0.486cm" svg:height="0.421cm" svg:x="21.889cm" svg:y="28.204cm" svg:viewBox="0 0 487 422" draw:points="0,141 0,0 487,282 487,422">
              <text:p/>
            </draw:polygon>
            <draw:polygon draw:style-name="gr593" draw:text-style-name="P1" draw:layer="layout" svg:width="0.73cm" svg:height="0.562cm" svg:x="22.62cm" svg:y="28.415cm" svg:viewBox="0 0 731 563" draw:points="0,141 0,0 731,422 731,563">
              <text:p/>
            </draw:polygon>
            <draw:polygon draw:style-name="gr594" draw:text-style-name="P1" draw:layer="layout" svg:width="0.364cm" svg:height="0.351cm" svg:x="22.62cm" svg:y="28.626cm" svg:viewBox="0 0 365 352" draw:points="0,141 0,0 365,211 365,352">
              <text:p/>
            </draw:polygon>
            <draw:polygon draw:style-name="gr595" draw:text-style-name="P1" draw:layer="layout" svg:width="0.121cm" svg:height="0.21cm" svg:x="23.959cm" svg:y="29.612cm" svg:viewBox="0 0 122 211" draw:points="0,141 0,0 122,70 122,211">
              <text:p/>
            </draw:polygon>
            <draw:polygon draw:style-name="gr596" draw:text-style-name="P1" draw:layer="layout" svg:width="0.608cm" svg:height="0.351cm" svg:x="22.254cm" svg:y="27.641cm" svg:viewBox="0 0 609 352" draw:points="609,282 122,0 0,70 487,352">
              <text:p/>
            </draw:polygon>
            <draw:polygon draw:style-name="gr597" draw:text-style-name="P1" draw:layer="layout" svg:width="0.486cm" svg:height="0.281cm" svg:x="22.741cm" svg:y="28.204cm" svg:viewBox="0 0 487 282" draw:points="487,211 122,0 0,70 365,282">
              <text:p/>
            </draw:polygon>
            <draw:polygon draw:style-name="gr598" draw:text-style-name="P1" draw:layer="layout" svg:width="0.852cm" svg:height="0.492cm" svg:x="22.985cm" svg:y="28.063cm" svg:viewBox="0 0 853 493" draw:points="853,422 122,0 0,70 731,493">
              <text:p/>
            </draw:polygon>
            <draw:polygon draw:style-name="gr599" draw:text-style-name="P1" draw:layer="layout" svg:width="0.243cm" svg:height="0.281cm" svg:x="23.107cm" svg:y="28.908cm" svg:viewBox="0 0 244 282" draw:points="0,141 0,0 244,141 244,282">
              <text:p/>
            </draw:polygon>
            <draw:polygon draw:style-name="gr600" draw:text-style-name="P1" draw:layer="layout" svg:width="0.364cm" svg:height="0.21cm" svg:x="23.229cm" svg:y="28.486cm" svg:viewBox="0 0 365 211" draw:points="365,141 122,0 0,70 244,211">
              <text:p/>
            </draw:polygon>
            <draw:polygon draw:style-name="gr601" draw:text-style-name="P1" draw:layer="layout" svg:width="0.243cm" svg:height="0.14cm" svg:x="23.716cm" svg:y="28.767cm" svg:viewBox="0 0 244 141" draw:points="244,70 122,0 0,70 122,141">
              <text:p/>
            </draw:polygon>
            <draw:polygon draw:style-name="gr602" draw:text-style-name="P1" draw:layer="layout" svg:width="0.121cm" svg:height="0.21cm" svg:x="23.594cm" svg:y="28.978cm" svg:viewBox="0 0 122 211" draw:points="0,141 0,0 122,70 122,211">
              <text:p/>
            </draw:polygon>
            <draw:polygon draw:style-name="gr603" draw:text-style-name="P1" draw:layer="layout" svg:width="0.121cm" svg:height="0.21cm" svg:x="23.594cm" svg:y="29.19cm" svg:viewBox="0 0 122 211" draw:points="0,141 0,0 122,70 122,211">
              <text:p/>
            </draw:polygon>
            <draw:polygon draw:style-name="gr604" draw:text-style-name="P1" draw:layer="layout" svg:width="0.243cm" svg:height="0.14cm" svg:x="23.959cm" svg:y="28.626cm" svg:viewBox="0 0 244 141" draw:points="244,70 122,0 0,70 122,141">
              <text:p/>
            </draw:polygon>
          </draw:g>
        </draw:g>
        <draw:g>
          <draw:glue-point draw:id="4" svg:x="-2.998cm" svg:y="-5cm"/>
          <draw:glue-point draw:id="5" svg:x="0.201cm" svg:y="-3.666cm"/>
          <draw:glue-point draw:id="6" svg:x="3.001cm" svg:y="-2.5cm"/>
          <draw:glue-point draw:id="7" svg:x="3.001cm" svg:y="4.166cm"/>
          <draw:glue-point draw:id="8" svg:x="3.401cm" svg:y="0.666cm"/>
          <draw:glue-point draw:id="9" svg:x="1.001cm" svg:y="5cm"/>
          <draw:glue-point draw:id="10" svg:x="-1.798cm" svg:y="3.833cm"/>
          <draw:glue-point draw:id="11" svg:x="-4.998cm" svg:y="2.5cm"/>
          <draw:glue-point draw:id="12" svg:x="-4.998cm" svg:y="-4.166cm"/>
          <draw:path draw:style-name="gr605" draw:text-style-name="P1" draw:layer="layout" svg:width="0.365cm" svg:height="0.316cm" svg:x="22.427cm" svg:y="34.79cm" svg:viewBox="0 0 366 317" svg:d="M0 317c251 0 366-53 366-106s-183-211-275-211c0 158-91 53-91 317z">
            <text:p/>
          </draw:path>
          <draw:g>
            <draw:polygon draw:style-name="gr606" draw:text-style-name="P1" draw:layer="layout" svg:width="4.295cm" svg:height="3.01cm" svg:x="18.132cm" svg:y="32.096cm" svg:viewBox="0 0 4296 3011" draw:points="0,528 0,0 4296,2483 4296,3011">
              <text:p/>
            </draw:polygon>
            <draw:polygon draw:style-name="gr607" draw:text-style-name="P1" draw:layer="layout" svg:width="0.09cm" svg:height="0.58cm" svg:x="22.427cm" svg:y="34.526cm" svg:viewBox="0 0 91 581" draw:points="0,581 0,53 91,0 91,528">
              <text:p/>
            </draw:polygon>
            <draw:polygon draw:style-name="gr608" draw:text-style-name="P1" draw:layer="layout" svg:width="4.569cm" svg:height="2.588cm" svg:x="17.949cm" svg:y="31.99cm" svg:viewBox="0 0 4570 2589" draw:points="4478,2589 183,106 91,158 0,106 91,53 183,0 4570,2536">
              <text:p/>
            </draw:polygon>
            <draw:polygon draw:style-name="gr609" draw:text-style-name="P1" draw:layer="layout" svg:width="0.09cm" svg:height="0.58cm" svg:x="17.949cm" svg:y="32.096cm" svg:viewBox="0 0 91 581" draw:points="0,528 0,0 91,53 91,581">
              <text:p/>
            </draw:polygon>
            <draw:g>
              <draw:polygon draw:style-name="gr610" draw:text-style-name="P1" draw:layer="layout" svg:width="0.456cm" svg:height="0.263cm" svg:x="18.406cm" svg:y="32.624cm" svg:viewBox="0 0 457 264" draw:points="274,264 91,264 0,211 0,106 183,0 457,158">
                <text:p/>
              </draw:polygon>
              <draw:custom-shape draw:style-name="gr611" draw:text-style-name="P2" draw:layer="layout" svg:width="0.183cm" svg:height="0.105cm" svg:x="18.497cm" svg:y="3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12" draw:text-style-name="P1" draw:layer="layout" svg:width="0.182cm" svg:height="0.105cm" svg:x="18.497cm" svg:y="32.888cm" svg:viewBox="0 0 183 106" draw:points="0,106 0,0 183,0 183,106">
                <text:p/>
              </draw:polygon>
              <draw:polygon draw:style-name="gr613" draw:text-style-name="P1" draw:layer="layout" svg:width="0.182cm" svg:height="0.21cm" svg:x="18.68cm" svg:y="32.782cm" svg:viewBox="0 0 183 211" draw:points="0,211 0,106 183,0 183,106">
                <text:p/>
              </draw:polygon>
              <draw:polygon draw:style-name="gr614" draw:text-style-name="P1" draw:layer="layout" svg:width="0.456cm" svg:height="0.263cm" svg:x="18.407cm" svg:y="32.624cm" svg:viewBox="0 0 457 264" draw:points="274,264 91,264 0,211 0,106 183,0 457,158">
                <text:p/>
              </draw:polygon>
              <draw:custom-shape draw:style-name="gr615" draw:text-style-name="P2" draw:layer="layout" svg:width="0.183cm" svg:height="0.105cm" svg:x="18.498cm" svg:y="3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16" draw:text-style-name="P1" draw:layer="layout" svg:width="0.456cm" svg:height="0.263cm" svg:x="18.407cm" svg:y="32.782cm" svg:viewBox="0 0 457 264" draw:points="91,264 0,211 0,53 91,106 274,106 457,0 457,158 274,264">
                <text:p/>
              </draw:polygon>
            </draw:g>
            <draw:polygon draw:style-name="gr617" draw:text-style-name="P1" draw:layer="layout" svg:width="0.09cm" svg:height="0.58cm" svg:x="18.04cm" svg:y="32.096cm" svg:viewBox="0 0 91 581" draw:points="0,581 0,53 91,0 91,528">
              <text:p/>
            </draw:polygon>
            <draw:g>
              <draw:polygon draw:style-name="gr618" draw:text-style-name="P1" draw:layer="layout" svg:width="0.456cm" svg:height="0.263cm" svg:x="18.771cm" svg:y="32.835cm" svg:viewBox="0 0 457 264" draw:points="274,264 91,264 0,211 0,106 183,0 457,158">
                <text:p/>
              </draw:polygon>
              <draw:custom-shape draw:style-name="gr619" draw:text-style-name="P2" draw:layer="layout" svg:width="0.183cm" svg:height="0.106cm" svg:x="18.862cm" svg:y="3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20" draw:text-style-name="P1" draw:layer="layout" svg:width="0.182cm" svg:height="0.105cm" svg:x="18.862cm" svg:y="33.099cm" svg:viewBox="0 0 183 106" draw:points="0,106 0,0 183,0 183,106">
                <text:p/>
              </draw:polygon>
              <draw:polygon draw:style-name="gr621" draw:text-style-name="P1" draw:layer="layout" svg:width="0.182cm" svg:height="0.21cm" svg:x="19.045cm" svg:y="32.994cm" svg:viewBox="0 0 183 211" draw:points="0,211 0,106 183,0 183,106">
                <text:p/>
              </draw:polygon>
              <draw:polygon draw:style-name="gr622" draw:text-style-name="P1" draw:layer="layout" svg:width="0.456cm" svg:height="0.263cm" svg:x="18.772cm" svg:y="32.835cm" svg:viewBox="0 0 457 264" draw:points="274,264 91,264 0,211 0,106 183,0 457,158">
                <text:p/>
              </draw:polygon>
              <draw:custom-shape draw:style-name="gr623" draw:text-style-name="P2" draw:layer="layout" svg:width="0.183cm" svg:height="0.106cm" svg:x="18.863cm" svg:y="3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24" draw:text-style-name="P1" draw:layer="layout" svg:width="0.456cm" svg:height="0.263cm" svg:x="18.772cm" svg:y="32.994cm" svg:viewBox="0 0 457 264" draw:points="91,264 0,211 0,53 91,106 274,106 457,0 457,158 274,264">
                <text:p/>
              </draw:polygon>
            </draw:g>
            <draw:g>
              <draw:polygon draw:style-name="gr625" draw:text-style-name="P1" draw:layer="layout" svg:width="0.456cm" svg:height="0.263cm" svg:x="19.137cm" svg:y="33.047cm" svg:viewBox="0 0 457 264" draw:points="274,264 91,264 0,211 0,106 183,0 457,158">
                <text:p/>
              </draw:polygon>
              <draw:custom-shape draw:style-name="gr626" draw:text-style-name="P2" draw:layer="layout" svg:width="0.183cm" svg:height="0.106cm" svg:x="19.228cm" svg:y="33.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27" draw:text-style-name="P1" draw:layer="layout" svg:width="0.182cm" svg:height="0.105cm" svg:x="19.228cm" svg:y="33.311cm" svg:viewBox="0 0 183 106" draw:points="0,106 0,0 183,0 183,106">
                <text:p/>
              </draw:polygon>
              <draw:polygon draw:style-name="gr628" draw:text-style-name="P1" draw:layer="layout" svg:width="0.182cm" svg:height="0.21cm" svg:x="19.411cm" svg:y="33.205cm" svg:viewBox="0 0 183 211" draw:points="0,211 0,106 183,0 183,106">
                <text:p/>
              </draw:polygon>
              <draw:polygon draw:style-name="gr629" draw:text-style-name="P1" draw:layer="layout" svg:width="0.456cm" svg:height="0.263cm" svg:x="19.137cm" svg:y="33.047cm" svg:viewBox="0 0 457 264" draw:points="274,264 91,264 0,211 0,106 183,0 457,158">
                <text:p/>
              </draw:polygon>
              <draw:custom-shape draw:style-name="gr630" draw:text-style-name="P2" draw:layer="layout" svg:width="0.182cm" svg:height="0.106cm" svg:x="19.229cm" svg:y="33.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31" draw:text-style-name="P1" draw:layer="layout" svg:width="0.456cm" svg:height="0.263cm" svg:x="19.137cm" svg:y="33.205cm" svg:viewBox="0 0 457 264" draw:points="91,264 0,211 0,53 91,106 274,106 457,0 457,158 274,264">
                <text:p/>
              </draw:polygon>
            </draw:g>
            <draw:g>
              <draw:polygon draw:style-name="gr632" draw:text-style-name="P1" draw:layer="layout" svg:width="0.456cm" svg:height="0.263cm" svg:x="19.503cm" svg:y="33.258cm" svg:viewBox="0 0 457 264" draw:points="274,264 91,264 0,211 0,106 183,0 457,158">
                <text:p/>
              </draw:polygon>
              <draw:custom-shape draw:style-name="gr633" draw:text-style-name="P2" draw:layer="layout" svg:width="0.183cm" svg:height="0.105cm" svg:x="19.594cm" svg:y="33.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34" draw:text-style-name="P1" draw:layer="layout" svg:width="0.182cm" svg:height="0.105cm" svg:x="19.594cm" svg:y="33.522cm" svg:viewBox="0 0 183 106" draw:points="0,106 0,0 183,0 183,106">
                <text:p/>
              </draw:polygon>
              <draw:polygon draw:style-name="gr635" draw:text-style-name="P1" draw:layer="layout" svg:width="0.182cm" svg:height="0.21cm" svg:x="19.777cm" svg:y="33.416cm" svg:viewBox="0 0 183 211" draw:points="0,211 0,106 183,0 183,106">
                <text:p/>
              </draw:polygon>
              <draw:polygon draw:style-name="gr636" draw:text-style-name="P1" draw:layer="layout" svg:width="0.456cm" svg:height="0.263cm" svg:x="19.503cm" svg:y="33.258cm" svg:viewBox="0 0 457 264" draw:points="274,264 91,264 0,211 0,106 183,0 457,158">
                <text:p/>
              </draw:polygon>
              <draw:custom-shape draw:style-name="gr637" draw:text-style-name="P2" draw:layer="layout" svg:width="0.182cm" svg:height="0.105cm" svg:x="19.595cm" svg:y="33.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38" draw:text-style-name="P1" draw:layer="layout" svg:width="0.456cm" svg:height="0.263cm" svg:x="19.503cm" svg:y="33.416cm" svg:viewBox="0 0 457 264" draw:points="91,264 0,211 0,53 91,106 274,106 457,0 457,158 274,264">
                <text:p/>
              </draw:polygon>
            </draw:g>
            <draw:g>
              <draw:polygon draw:style-name="gr639" draw:text-style-name="P1" draw:layer="layout" svg:width="0.456cm" svg:height="0.263cm" svg:x="19.868cm" svg:y="33.469cm" svg:viewBox="0 0 457 264" draw:points="274,264 91,264 0,211 0,106 183,0 457,158">
                <text:p/>
              </draw:polygon>
              <draw:custom-shape draw:style-name="gr640" draw:text-style-name="P2" draw:layer="layout" svg:width="0.183cm" svg:height="0.106cm" svg:x="19.96cm" svg:y="33.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41" draw:text-style-name="P1" draw:layer="layout" svg:width="0.182cm" svg:height="0.105cm" svg:x="19.96cm" svg:y="33.733cm" svg:viewBox="0 0 183 106" draw:points="0,106 0,0 183,0 183,106">
                <text:p/>
              </draw:polygon>
              <draw:polygon draw:style-name="gr642" draw:text-style-name="P1" draw:layer="layout" svg:width="0.182cm" svg:height="0.21cm" svg:x="20.143cm" svg:y="33.628cm" svg:viewBox="0 0 183 211" draw:points="0,211 0,106 183,0 183,106">
                <text:p/>
              </draw:polygon>
              <draw:polygon draw:style-name="gr643" draw:text-style-name="P1" draw:layer="layout" svg:width="0.456cm" svg:height="0.263cm" svg:x="19.869cm" svg:y="33.469cm" svg:viewBox="0 0 457 264" draw:points="274,264 91,264 0,211 0,106 183,0 457,158">
                <text:p/>
              </draw:polygon>
              <draw:custom-shape draw:style-name="gr644" draw:text-style-name="P2" draw:layer="layout" svg:width="0.183cm" svg:height="0.106cm" svg:x="19.96cm" svg:y="33.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45" draw:text-style-name="P1" draw:layer="layout" svg:width="0.456cm" svg:height="0.263cm" svg:x="19.869cm" svg:y="33.628cm" svg:viewBox="0 0 457 264" draw:points="91,264 0,211 0,53 91,106 274,106 457,0 457,158 274,264">
                <text:p/>
              </draw:polygon>
            </draw:g>
            <draw:g>
              <draw:polygon draw:style-name="gr646" draw:text-style-name="P1" draw:layer="layout" svg:width="0.456cm" svg:height="0.263cm" svg:x="20.233cm" svg:y="33.681cm" svg:viewBox="0 0 457 264" draw:points="274,264 91,264 0,211 0,106 183,0 457,158">
                <text:p/>
              </draw:polygon>
              <draw:custom-shape draw:style-name="gr647" draw:text-style-name="P2" draw:layer="layout" svg:width="0.183cm" svg:height="0.106cm" svg:x="20.325cm" svg:y="33.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48" draw:text-style-name="P1" draw:layer="layout" svg:width="0.182cm" svg:height="0.105cm" svg:x="20.325cm" svg:y="33.945cm" svg:viewBox="0 0 183 106" draw:points="0,106 0,0 183,0 183,106">
                <text:p/>
              </draw:polygon>
              <draw:polygon draw:style-name="gr649" draw:text-style-name="P1" draw:layer="layout" svg:width="0.182cm" svg:height="0.21cm" svg:x="20.508cm" svg:y="33.839cm" svg:viewBox="0 0 183 211" draw:points="0,211 0,106 183,0 183,106">
                <text:p/>
              </draw:polygon>
              <draw:polygon draw:style-name="gr650" draw:text-style-name="P1" draw:layer="layout" svg:width="0.456cm" svg:height="0.263cm" svg:x="20.234cm" svg:y="33.681cm" svg:viewBox="0 0 457 264" draw:points="274,264 91,264 0,211 0,106 183,0 457,158">
                <text:p/>
              </draw:polygon>
              <draw:custom-shape draw:style-name="gr651" draw:text-style-name="P2" draw:layer="layout" svg:width="0.183cm" svg:height="0.106cm" svg:x="20.325cm" svg:y="33.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52" draw:text-style-name="P1" draw:layer="layout" svg:width="0.456cm" svg:height="0.263cm" svg:x="20.234cm" svg:y="33.839cm" svg:viewBox="0 0 457 264" draw:points="91,264 0,211 0,53 91,106 274,106 457,0 457,158 274,264">
                <text:p/>
              </draw:polygon>
            </draw:g>
            <draw:g>
              <draw:polygon draw:style-name="gr653" draw:text-style-name="P1" draw:layer="layout" svg:width="0.456cm" svg:height="0.263cm" svg:x="20.599cm" svg:y="33.892cm" svg:viewBox="0 0 457 264" draw:points="274,264 91,264 0,211 0,106 183,0 457,158">
                <text:p/>
              </draw:polygon>
              <draw:custom-shape draw:style-name="gr654" draw:text-style-name="P2" draw:layer="layout" svg:width="0.183cm" svg:height="0.105cm" svg:x="20.69cm" svg:y="33.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55" draw:text-style-name="P1" draw:layer="layout" svg:width="0.182cm" svg:height="0.105cm" svg:x="20.69cm" svg:y="34.156cm" svg:viewBox="0 0 183 106" draw:points="0,106 0,0 183,0 183,106">
                <text:p/>
              </draw:polygon>
              <draw:polygon draw:style-name="gr656" draw:text-style-name="P1" draw:layer="layout" svg:width="0.182cm" svg:height="0.21cm" svg:x="20.873cm" svg:y="34.05cm" svg:viewBox="0 0 183 211" draw:points="0,211 0,106 183,0 183,106">
                <text:p/>
              </draw:polygon>
              <draw:polygon draw:style-name="gr657" draw:text-style-name="P1" draw:layer="layout" svg:width="0.456cm" svg:height="0.263cm" svg:x="20.599cm" svg:y="33.892cm" svg:viewBox="0 0 457 264" draw:points="274,264 91,264 0,211 0,106 183,0 457,158">
                <text:p/>
              </draw:polygon>
              <draw:custom-shape draw:style-name="gr658" draw:text-style-name="P2" draw:layer="layout" svg:width="0.183cm" svg:height="0.105cm" svg:x="20.691cm" svg:y="33.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59" draw:text-style-name="P1" draw:layer="layout" svg:width="0.456cm" svg:height="0.263cm" svg:x="20.599cm" svg:y="34.05cm" svg:viewBox="0 0 457 264" draw:points="91,264 0,211 0,53 91,106 274,106 457,0 457,158 274,264">
                <text:p/>
              </draw:polygon>
            </draw:g>
            <draw:g>
              <draw:polygon draw:style-name="gr660" draw:text-style-name="P1" draw:layer="layout" svg:width="0.456cm" svg:height="0.263cm" svg:x="20.965cm" svg:y="34.103cm" svg:viewBox="0 0 457 264" draw:points="274,264 91,264 0,211 0,106 183,0 457,158">
                <text:p/>
              </draw:polygon>
              <draw:custom-shape draw:style-name="gr661" draw:text-style-name="P2" draw:layer="layout" svg:width="0.183cm" svg:height="0.106cm" svg:x="21.056cm" svg:y="3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2" draw:text-style-name="P1" draw:layer="layout" svg:width="0.182cm" svg:height="0.105cm" svg:x="21.056cm" svg:y="34.367cm" svg:viewBox="0 0 183 106" draw:points="0,106 0,0 183,0 183,106">
                <text:p/>
              </draw:polygon>
              <draw:polygon draw:style-name="gr663" draw:text-style-name="P1" draw:layer="layout" svg:width="0.182cm" svg:height="0.21cm" svg:x="21.239cm" svg:y="34.262cm" svg:viewBox="0 0 183 211" draw:points="0,211 0,106 183,0 183,106">
                <text:p/>
              </draw:polygon>
              <draw:polygon draw:style-name="gr664" draw:text-style-name="P1" draw:layer="layout" svg:width="0.456cm" svg:height="0.263cm" svg:x="20.966cm" svg:y="34.103cm" svg:viewBox="0 0 457 264" draw:points="274,264 91,264 0,211 0,106 183,0 457,158">
                <text:p/>
              </draw:polygon>
              <draw:custom-shape draw:style-name="gr665" draw:text-style-name="P2" draw:layer="layout" svg:width="0.183cm" svg:height="0.106cm" svg:x="21.057cm" svg:y="3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6" draw:text-style-name="P1" draw:layer="layout" svg:width="0.456cm" svg:height="0.263cm" svg:x="20.966cm" svg:y="34.262cm" svg:viewBox="0 0 457 264" draw:points="91,264 0,211 0,53 91,106 274,106 457,0 457,158 274,264">
                <text:p/>
              </draw:polygon>
            </draw:g>
            <draw:g>
              <draw:polygon draw:style-name="gr667" draw:text-style-name="P1" draw:layer="layout" svg:width="0.456cm" svg:height="0.263cm" svg:x="21.331cm" svg:y="34.315cm" svg:viewBox="0 0 457 264" draw:points="274,264 91,264 0,211 0,106 183,0 457,158">
                <text:p/>
              </draw:polygon>
              <draw:custom-shape draw:style-name="gr668" draw:text-style-name="P2" draw:layer="layout" svg:width="0.183cm" svg:height="0.106cm" svg:x="21.422cm" svg:y="3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9" draw:text-style-name="P1" draw:layer="layout" svg:width="0.182cm" svg:height="0.105cm" svg:x="21.422cm" svg:y="34.579cm" svg:viewBox="0 0 183 106" draw:points="0,106 0,0 183,0 183,106">
                <text:p/>
              </draw:polygon>
              <draw:polygon draw:style-name="gr670" draw:text-style-name="P1" draw:layer="layout" svg:width="0.182cm" svg:height="0.21cm" svg:x="21.605cm" svg:y="34.473cm" svg:viewBox="0 0 183 211" draw:points="0,211 0,106 183,0 183,106">
                <text:p/>
              </draw:polygon>
              <draw:polygon draw:style-name="gr671" draw:text-style-name="P1" draw:layer="layout" svg:width="0.456cm" svg:height="0.263cm" svg:x="21.331cm" svg:y="34.315cm" svg:viewBox="0 0 457 264" draw:points="274,264 91,264 0,211 0,106 183,0 457,158">
                <text:p/>
              </draw:polygon>
              <draw:custom-shape draw:style-name="gr672" draw:text-style-name="P2" draw:layer="layout" svg:width="0.182cm" svg:height="0.106cm" svg:x="21.423cm" svg:y="3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73" draw:text-style-name="P1" draw:layer="layout" svg:width="0.456cm" svg:height="0.263cm" svg:x="21.331cm" svg:y="34.473cm" svg:viewBox="0 0 457 264" draw:points="91,264 0,211 0,53 91,106 274,106 457,0 457,158 274,264">
                <text:p/>
              </draw:polygon>
            </draw:g>
            <draw:g>
              <draw:polygon draw:style-name="gr674" draw:text-style-name="P1" draw:layer="layout" svg:width="0.456cm" svg:height="0.263cm" svg:x="21.696cm" svg:y="34.526cm" svg:viewBox="0 0 457 264" draw:points="274,264 91,264 0,211 0,106 183,0 457,158">
                <text:p/>
              </draw:polygon>
              <draw:custom-shape draw:style-name="gr675" draw:text-style-name="P2" draw:layer="layout" svg:width="0.182cm" svg:height="0.105cm" svg:x="21.788cm" svg:y="34.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76" draw:text-style-name="P1" draw:layer="layout" svg:width="0.182cm" svg:height="0.105cm" svg:x="21.788cm" svg:y="34.79cm" svg:viewBox="0 0 183 106" draw:points="0,106 0,0 183,0 183,106">
                <text:p/>
              </draw:polygon>
              <draw:polygon draw:style-name="gr677" draw:text-style-name="P1" draw:layer="layout" svg:width="0.182cm" svg:height="0.21cm" svg:x="21.97cm" svg:y="34.684cm" svg:viewBox="0 0 183 211" draw:points="0,211 0,106 183,0 183,106">
                <text:p/>
              </draw:polygon>
              <draw:polygon draw:style-name="gr678" draw:text-style-name="P1" draw:layer="layout" svg:width="0.456cm" svg:height="0.263cm" svg:x="21.697cm" svg:y="34.526cm" svg:viewBox="0 0 457 264" draw:points="274,264 91,264 0,211 0,106 183,0 457,158">
                <text:p/>
              </draw:polygon>
              <draw:custom-shape draw:style-name="gr679" draw:text-style-name="P2" draw:layer="layout" svg:width="0.183cm" svg:height="0.105cm" svg:x="21.788cm" svg:y="34.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80" draw:text-style-name="P1" draw:layer="layout" svg:width="0.456cm" svg:height="0.263cm" svg:x="21.697cm" svg:y="34.684cm" svg:viewBox="0 0 457 264" draw:points="91,264 0,211 0,53 91,106 274,106 457,0 457,158 274,264">
                <text:p/>
              </draw:polygon>
            </draw:g>
            <draw:g>
              <draw:polygon draw:style-name="gr681" draw:text-style-name="P1" draw:layer="layout" svg:width="0.456cm" svg:height="0.263cm" svg:x="18.223cm" svg:y="32.36cm" svg:viewBox="0 0 457 264" draw:points="274,264 91,264 0,211 0,106 183,0 457,158">
                <text:p/>
              </draw:polygon>
              <draw:custom-shape draw:style-name="gr682" draw:text-style-name="P2" draw:layer="layout" svg:width="0.182cm" svg:height="0.106cm" svg:x="18.315cm" svg:y="32.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83" draw:text-style-name="P1" draw:layer="layout" svg:width="0.182cm" svg:height="0.105cm" svg:x="18.315cm" svg:y="32.624cm" svg:viewBox="0 0 183 106" draw:points="0,106 0,0 183,0 183,106">
                <text:p/>
              </draw:polygon>
              <draw:polygon draw:style-name="gr684" draw:text-style-name="P1" draw:layer="layout" svg:width="0.182cm" svg:height="0.21cm" svg:x="18.497cm" svg:y="32.518cm" svg:viewBox="0 0 183 211" draw:points="0,211 0,106 183,0 183,106">
                <text:p/>
              </draw:polygon>
              <draw:polygon draw:style-name="gr685" draw:text-style-name="P1" draw:layer="layout" svg:width="0.456cm" svg:height="0.263cm" svg:x="18.224cm" svg:y="32.36cm" svg:viewBox="0 0 457 264" draw:points="274,264 91,264 0,211 0,106 183,0 457,158">
                <text:p/>
              </draw:polygon>
              <draw:custom-shape draw:style-name="gr686" draw:text-style-name="P2" draw:layer="layout" svg:width="0.183cm" svg:height="0.106cm" svg:x="18.315cm" svg:y="32.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87" draw:text-style-name="P1" draw:layer="layout" svg:width="0.456cm" svg:height="0.263cm" svg:x="18.224cm" svg:y="32.518cm" svg:viewBox="0 0 457 264" draw:points="91,264 0,211 0,53 91,106 274,106 457,0 457,158 274,264">
                <text:p/>
              </draw:polygon>
            </draw:g>
            <draw:g>
              <draw:polygon draw:style-name="gr688" draw:text-style-name="P1" draw:layer="layout" svg:width="0.456cm" svg:height="0.263cm" svg:x="18.588cm" svg:y="32.571cm" svg:viewBox="0 0 457 264" draw:points="274,264 91,264 0,211 0,106 183,0 457,158">
                <text:p/>
              </draw:polygon>
              <draw:custom-shape draw:style-name="gr689" draw:text-style-name="P2" draw:layer="layout" svg:width="0.182cm" svg:height="0.105cm" svg:x="18.68cm" svg:y="3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90" draw:text-style-name="P1" draw:layer="layout" svg:width="0.182cm" svg:height="0.105cm" svg:x="18.68cm" svg:y="32.835cm" svg:viewBox="0 0 183 106" draw:points="0,106 0,0 183,0 183,106">
                <text:p/>
              </draw:polygon>
              <draw:polygon draw:style-name="gr691" draw:text-style-name="P1" draw:layer="layout" svg:width="0.182cm" svg:height="0.21cm" svg:x="18.862cm" svg:y="32.73cm" svg:viewBox="0 0 183 211" draw:points="0,211 0,106 183,0 183,106">
                <text:p/>
              </draw:polygon>
              <draw:polygon draw:style-name="gr692" draw:text-style-name="P1" draw:layer="layout" svg:width="0.456cm" svg:height="0.263cm" svg:x="18.589cm" svg:y="32.571cm" svg:viewBox="0 0 457 264" draw:points="274,264 91,264 0,211 0,106 183,0 457,158">
                <text:p/>
              </draw:polygon>
              <draw:custom-shape draw:style-name="gr693" draw:text-style-name="P2" draw:layer="layout" svg:width="0.183cm" svg:height="0.105cm" svg:x="18.68cm" svg:y="3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94" draw:text-style-name="P1" draw:layer="layout" svg:width="0.456cm" svg:height="0.263cm" svg:x="18.589cm" svg:y="32.73cm" svg:viewBox="0 0 457 264" draw:points="91,264 0,211 0,53 91,106 274,106 457,0 457,158 274,264">
                <text:p/>
              </draw:polygon>
            </draw:g>
            <draw:g>
              <draw:polygon draw:style-name="gr695" draw:text-style-name="P1" draw:layer="layout" svg:width="0.456cm" svg:height="0.263cm" svg:x="18.954cm" svg:y="32.782cm" svg:viewBox="0 0 457 264" draw:points="274,264 91,264 0,211 0,106 183,0 457,158">
                <text:p/>
              </draw:polygon>
              <draw:custom-shape draw:style-name="gr696" draw:text-style-name="P2" draw:layer="layout" svg:width="0.183cm" svg:height="0.106cm" svg:x="19.045cm" svg:y="3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97" draw:text-style-name="P1" draw:layer="layout" svg:width="0.182cm" svg:height="0.105cm" svg:x="19.045cm" svg:y="33.047cm" svg:viewBox="0 0 183 106" draw:points="0,106 0,0 183,0 183,106">
                <text:p/>
              </draw:polygon>
              <draw:polygon draw:style-name="gr698" draw:text-style-name="P1" draw:layer="layout" svg:width="0.182cm" svg:height="0.21cm" svg:x="19.228cm" svg:y="32.941cm" svg:viewBox="0 0 183 211" draw:points="0,211 0,106 183,0 183,106">
                <text:p/>
              </draw:polygon>
              <draw:polygon draw:style-name="gr699" draw:text-style-name="P1" draw:layer="layout" svg:width="0.456cm" svg:height="0.263cm" svg:x="18.954cm" svg:y="32.782cm" svg:viewBox="0 0 457 264" draw:points="274,264 91,264 0,211 0,106 183,0 457,158">
                <text:p/>
              </draw:polygon>
              <draw:custom-shape draw:style-name="gr700" draw:text-style-name="P2" draw:layer="layout" svg:width="0.183cm" svg:height="0.106cm" svg:x="19.046cm" svg:y="3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01" draw:text-style-name="P1" draw:layer="layout" svg:width="0.456cm" svg:height="0.263cm" svg:x="18.954cm" svg:y="32.941cm" svg:viewBox="0 0 457 264" draw:points="91,264 0,211 0,53 91,106 274,106 457,0 457,158 274,264">
                <text:p/>
              </draw:polygon>
            </draw:g>
            <draw:g>
              <draw:polygon draw:style-name="gr702" draw:text-style-name="P1" draw:layer="layout" svg:width="0.456cm" svg:height="0.263cm" svg:x="19.32cm" svg:y="32.994cm" svg:viewBox="0 0 457 264" draw:points="274,264 91,264 0,211 0,106 183,0 457,158">
                <text:p/>
              </draw:polygon>
              <draw:custom-shape draw:style-name="gr703" draw:text-style-name="P2" draw:layer="layout" svg:width="0.183cm" svg:height="0.106cm" svg:x="19.411cm" svg:y="33.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04" draw:text-style-name="P1" draw:layer="layout" svg:width="0.182cm" svg:height="0.105cm" svg:x="19.411cm" svg:y="33.258cm" svg:viewBox="0 0 183 106" draw:points="0,106 0,0 183,0 183,106">
                <text:p/>
              </draw:polygon>
              <draw:polygon draw:style-name="gr705" draw:text-style-name="P1" draw:layer="layout" svg:width="0.182cm" svg:height="0.21cm" svg:x="19.594cm" svg:y="33.152cm" svg:viewBox="0 0 183 211" draw:points="0,211 0,106 183,0 183,106">
                <text:p/>
              </draw:polygon>
              <draw:polygon draw:style-name="gr706" draw:text-style-name="P1" draw:layer="layout" svg:width="0.456cm" svg:height="0.263cm" svg:x="19.32cm" svg:y="32.994cm" svg:viewBox="0 0 457 264" draw:points="274,264 91,264 0,211 0,106 183,0 457,158">
                <text:p/>
              </draw:polygon>
              <draw:custom-shape draw:style-name="gr707" draw:text-style-name="P2" draw:layer="layout" svg:width="0.183cm" svg:height="0.106cm" svg:x="19.412cm" svg:y="33.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08" draw:text-style-name="P1" draw:layer="layout" svg:width="0.456cm" svg:height="0.263cm" svg:x="19.32cm" svg:y="33.152cm" svg:viewBox="0 0 457 264" draw:points="91,264 0,211 0,53 91,106 274,106 457,0 457,158 274,264">
                <text:p/>
              </draw:polygon>
            </draw:g>
            <draw:g>
              <draw:polygon draw:style-name="gr709" draw:text-style-name="P1" draw:layer="layout" svg:width="0.456cm" svg:height="0.263cm" svg:x="19.686cm" svg:y="33.205cm" svg:viewBox="0 0 457 264" draw:points="274,264 91,264 0,211 0,106 183,0 457,158">
                <text:p/>
              </draw:polygon>
              <draw:custom-shape draw:style-name="gr710" draw:text-style-name="P2" draw:layer="layout" svg:width="0.183cm" svg:height="0.105cm" svg:x="19.777cm" svg:y="33.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11" draw:text-style-name="P1" draw:layer="layout" svg:width="0.182cm" svg:height="0.105cm" svg:x="19.777cm" svg:y="33.469cm" svg:viewBox="0 0 183 106" draw:points="0,106 0,0 183,0 183,106">
                <text:p/>
              </draw:polygon>
              <draw:polygon draw:style-name="gr712" draw:text-style-name="P1" draw:layer="layout" svg:width="0.182cm" svg:height="0.21cm" svg:x="19.96cm" svg:y="33.364cm" svg:viewBox="0 0 183 211" draw:points="0,211 0,106 183,0 183,106">
                <text:p/>
              </draw:polygon>
              <draw:polygon draw:style-name="gr713" draw:text-style-name="P1" draw:layer="layout" svg:width="0.456cm" svg:height="0.263cm" svg:x="19.686cm" svg:y="33.205cm" svg:viewBox="0 0 457 264" draw:points="274,264 91,264 0,211 0,106 183,0 457,158">
                <text:p/>
              </draw:polygon>
              <draw:custom-shape draw:style-name="gr714" draw:text-style-name="P2" draw:layer="layout" svg:width="0.183cm" svg:height="0.105cm" svg:x="19.777cm" svg:y="33.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15" draw:text-style-name="P1" draw:layer="layout" svg:width="0.456cm" svg:height="0.263cm" svg:x="19.686cm" svg:y="33.364cm" svg:viewBox="0 0 457 264" draw:points="91,264 0,211 0,53 91,106 274,106 457,0 457,158 274,264">
                <text:p/>
              </draw:polygon>
            </draw:g>
            <draw:g>
              <draw:polygon draw:style-name="gr716" draw:text-style-name="P1" draw:layer="layout" svg:width="0.456cm" svg:height="0.263cm" svg:x="20.051cm" svg:y="33.416cm" svg:viewBox="0 0 457 264" draw:points="274,264 91,264 0,211 0,106 183,0 457,158">
                <text:p/>
              </draw:polygon>
              <draw:custom-shape draw:style-name="gr717" draw:text-style-name="P2" draw:layer="layout" svg:width="0.183cm" svg:height="0.106cm" svg:x="20.142cm" svg:y="33.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18" draw:text-style-name="P1" draw:layer="layout" svg:width="0.182cm" svg:height="0.105cm" svg:x="20.142cm" svg:y="33.681cm" svg:viewBox="0 0 183 106" draw:points="0,106 0,0 183,0 183,106">
                <text:p/>
              </draw:polygon>
              <draw:polygon draw:style-name="gr719" draw:text-style-name="P1" draw:layer="layout" svg:width="0.182cm" svg:height="0.21cm" svg:x="20.325cm" svg:y="33.575cm" svg:viewBox="0 0 183 211" draw:points="0,211 0,106 183,0 183,106">
                <text:p/>
              </draw:polygon>
              <draw:polygon draw:style-name="gr720" draw:text-style-name="P1" draw:layer="layout" svg:width="0.456cm" svg:height="0.263cm" svg:x="20.051cm" svg:y="33.416cm" svg:viewBox="0 0 457 264" draw:points="274,264 91,264 0,211 0,106 183,0 457,158">
                <text:p/>
              </draw:polygon>
              <draw:custom-shape draw:style-name="gr721" draw:text-style-name="P2" draw:layer="layout" svg:width="0.182cm" svg:height="0.106cm" svg:x="20.143cm" svg:y="33.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22" draw:text-style-name="P1" draw:layer="layout" svg:width="0.456cm" svg:height="0.263cm" svg:x="20.051cm" svg:y="33.575cm" svg:viewBox="0 0 457 264" draw:points="91,264 0,211 0,53 91,106 274,106 457,0 457,158 274,264">
                <text:p/>
              </draw:polygon>
            </draw:g>
            <draw:g>
              <draw:polygon draw:style-name="gr723" draw:text-style-name="P1" draw:layer="layout" svg:width="0.456cm" svg:height="0.263cm" svg:x="20.416cm" svg:y="33.628cm" svg:viewBox="0 0 457 264" draw:points="274,264 91,264 0,211 0,106 183,0 457,158">
                <text:p/>
              </draw:polygon>
              <draw:custom-shape draw:style-name="gr724" draw:text-style-name="P2" draw:layer="layout" svg:width="0.182cm" svg:height="0.106cm" svg:x="20.508cm" svg:y="33.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25" draw:text-style-name="P1" draw:layer="layout" svg:width="0.182cm" svg:height="0.105cm" svg:x="20.508cm" svg:y="33.892cm" svg:viewBox="0 0 183 106" draw:points="0,106 0,0 183,0 183,106">
                <text:p/>
              </draw:polygon>
              <draw:polygon draw:style-name="gr726" draw:text-style-name="P1" draw:layer="layout" svg:width="0.182cm" svg:height="0.21cm" svg:x="20.69cm" svg:y="33.786cm" svg:viewBox="0 0 183 211" draw:points="0,211 0,106 183,0 183,106">
                <text:p/>
              </draw:polygon>
              <draw:polygon draw:style-name="gr727" draw:text-style-name="P1" draw:layer="layout" svg:width="0.456cm" svg:height="0.263cm" svg:x="20.417cm" svg:y="33.628cm" svg:viewBox="0 0 457 264" draw:points="274,264 91,264 0,211 0,106 183,0 457,158">
                <text:p/>
              </draw:polygon>
              <draw:custom-shape draw:style-name="gr728" draw:text-style-name="P2" draw:layer="layout" svg:width="0.183cm" svg:height="0.106cm" svg:x="20.508cm" svg:y="33.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29" draw:text-style-name="P1" draw:layer="layout" svg:width="0.456cm" svg:height="0.263cm" svg:x="20.417cm" svg:y="33.786cm" svg:viewBox="0 0 457 264" draw:points="91,264 0,211 0,53 91,106 274,106 457,0 457,158 274,264">
                <text:p/>
              </draw:polygon>
            </draw:g>
            <draw:g>
              <draw:polygon draw:style-name="gr730" draw:text-style-name="P1" draw:layer="layout" svg:width="0.456cm" svg:height="0.263cm" svg:x="20.782cm" svg:y="33.839cm" svg:viewBox="0 0 457 264" draw:points="274,264 91,264 0,211 0,106 183,0 457,158">
                <text:p/>
              </draw:polygon>
              <draw:custom-shape draw:style-name="gr731" draw:text-style-name="P2" draw:layer="layout" svg:width="0.182cm" svg:height="0.105cm" svg:x="20.874cm" svg:y="33.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32" draw:text-style-name="P1" draw:layer="layout" svg:width="0.182cm" svg:height="0.105cm" svg:x="20.874cm" svg:y="34.103cm" svg:viewBox="0 0 183 106" draw:points="0,106 0,0 183,0 183,106">
                <text:p/>
              </draw:polygon>
              <draw:polygon draw:style-name="gr733" draw:text-style-name="P1" draw:layer="layout" svg:width="0.182cm" svg:height="0.21cm" svg:x="21.056cm" svg:y="33.998cm" svg:viewBox="0 0 183 211" draw:points="0,211 0,106 183,0 183,106">
                <text:p/>
              </draw:polygon>
              <draw:polygon draw:style-name="gr734" draw:text-style-name="P1" draw:layer="layout" svg:width="0.456cm" svg:height="0.263cm" svg:x="20.783cm" svg:y="33.839cm" svg:viewBox="0 0 457 264" draw:points="274,264 91,264 0,211 0,106 183,0 457,158">
                <text:p/>
              </draw:polygon>
              <draw:custom-shape draw:style-name="gr735" draw:text-style-name="P2" draw:layer="layout" svg:width="0.183cm" svg:height="0.105cm" svg:x="20.874cm" svg:y="33.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36" draw:text-style-name="P1" draw:layer="layout" svg:width="0.456cm" svg:height="0.263cm" svg:x="20.783cm" svg:y="33.998cm" svg:viewBox="0 0 457 264" draw:points="91,264 0,211 0,53 91,106 274,106 457,0 457,158 274,264">
                <text:p/>
              </draw:polygon>
            </draw:g>
            <draw:g>
              <draw:polygon draw:style-name="gr737" draw:text-style-name="P1" draw:layer="layout" svg:width="0.456cm" svg:height="0.263cm" svg:x="21.148cm" svg:y="34.05cm" svg:viewBox="0 0 457 264" draw:points="274,264 91,264 0,211 0,106 183,0 457,158">
                <text:p/>
              </draw:polygon>
              <draw:custom-shape draw:style-name="gr738" draw:text-style-name="P2" draw:layer="layout" svg:width="0.183cm" svg:height="0.106cm" svg:x="21.239cm" svg:y="34.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39" draw:text-style-name="P1" draw:layer="layout" svg:width="0.182cm" svg:height="0.105cm" svg:x="21.239cm" svg:y="34.315cm" svg:viewBox="0 0 183 106" draw:points="0,106 0,0 183,0 183,106">
                <text:p/>
              </draw:polygon>
              <draw:polygon draw:style-name="gr740" draw:text-style-name="P1" draw:layer="layout" svg:width="0.182cm" svg:height="0.21cm" svg:x="21.422cm" svg:y="34.209cm" svg:viewBox="0 0 183 211" draw:points="0,211 0,106 183,0 183,106">
                <text:p/>
              </draw:polygon>
              <draw:polygon draw:style-name="gr741" draw:text-style-name="P1" draw:layer="layout" svg:width="0.456cm" svg:height="0.263cm" svg:x="21.148cm" svg:y="34.05cm" svg:viewBox="0 0 457 264" draw:points="274,264 91,264 0,211 0,106 183,0 457,158">
                <text:p/>
              </draw:polygon>
              <draw:custom-shape draw:style-name="gr742" draw:text-style-name="P2" draw:layer="layout" svg:width="0.183cm" svg:height="0.106cm" svg:x="21.24cm" svg:y="34.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43" draw:text-style-name="P1" draw:layer="layout" svg:width="0.456cm" svg:height="0.263cm" svg:x="21.148cm" svg:y="34.209cm" svg:viewBox="0 0 457 264" draw:points="91,264 0,211 0,53 91,106 274,106 457,0 457,158 274,264">
                <text:p/>
              </draw:polygon>
            </draw:g>
            <draw:g>
              <draw:polygon draw:style-name="gr744" draw:text-style-name="P1" draw:layer="layout" svg:width="0.456cm" svg:height="0.263cm" svg:x="21.513cm" svg:y="34.262cm" svg:viewBox="0 0 457 264" draw:points="274,264 91,264 0,211 0,106 183,0 457,158">
                <text:p/>
              </draw:polygon>
              <draw:custom-shape draw:style-name="gr745" draw:text-style-name="P2" draw:layer="layout" svg:width="0.183cm" svg:height="0.106cm" svg:x="21.605cm" svg:y="3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46" draw:text-style-name="P1" draw:layer="layout" svg:width="0.182cm" svg:height="0.105cm" svg:x="21.605cm" svg:y="34.526cm" svg:viewBox="0 0 183 106" draw:points="0,106 0,0 183,0 183,106">
                <text:p/>
              </draw:polygon>
              <draw:polygon draw:style-name="gr747" draw:text-style-name="P1" draw:layer="layout" svg:width="0.182cm" svg:height="0.21cm" svg:x="21.788cm" svg:y="34.42cm" svg:viewBox="0 0 183 211" draw:points="0,211 0,106 183,0 183,106">
                <text:p/>
              </draw:polygon>
              <draw:polygon draw:style-name="gr748" draw:text-style-name="P1" draw:layer="layout" svg:width="0.456cm" svg:height="0.263cm" svg:x="21.514cm" svg:y="34.262cm" svg:viewBox="0 0 457 264" draw:points="274,264 91,264 0,211 0,106 183,0 457,158">
                <text:p/>
              </draw:polygon>
              <draw:custom-shape draw:style-name="gr749" draw:text-style-name="P2" draw:layer="layout" svg:width="0.183cm" svg:height="0.106cm" svg:x="21.605cm" svg:y="3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50" draw:text-style-name="P1" draw:layer="layout" svg:width="0.456cm" svg:height="0.263cm" svg:x="21.514cm" svg:y="34.42cm" svg:viewBox="0 0 457 264" draw:points="91,264 0,211 0,53 91,106 274,106 457,0 457,158 274,264">
                <text:p/>
              </draw:polygon>
            </draw:g>
            <draw:g>
              <draw:polygon draw:style-name="gr751" draw:text-style-name="P1" draw:layer="layout" svg:width="0.456cm" svg:height="0.263cm" svg:x="21.879cm" svg:y="34.473cm" svg:viewBox="0 0 457 264" draw:points="274,264 91,264 0,211 0,106 183,0 457,158">
                <text:p/>
              </draw:polygon>
              <draw:custom-shape draw:style-name="gr752" draw:text-style-name="P2" draw:layer="layout" svg:width="0.183cm" svg:height="0.105cm" svg:x="21.97cm" svg:y="34.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53" draw:text-style-name="P1" draw:layer="layout" svg:width="0.182cm" svg:height="0.105cm" svg:x="21.97cm" svg:y="34.737cm" svg:viewBox="0 0 183 106" draw:points="0,106 0,0 183,0 183,106">
                <text:p/>
              </draw:polygon>
              <draw:polygon draw:style-name="gr754" draw:text-style-name="P1" draw:layer="layout" svg:width="0.182cm" svg:height="0.21cm" svg:x="22.153cm" svg:y="34.632cm" svg:viewBox="0 0 183 211" draw:points="0,211 0,106 183,0 183,106">
                <text:p/>
              </draw:polygon>
              <draw:polygon draw:style-name="gr755" draw:text-style-name="P1" draw:layer="layout" svg:width="0.456cm" svg:height="0.263cm" svg:x="21.88cm" svg:y="34.473cm" svg:viewBox="0 0 457 264" draw:points="274,264 91,264 0,211 0,106 183,0 457,158">
                <text:p/>
              </draw:polygon>
              <draw:custom-shape draw:style-name="gr756" draw:text-style-name="P2" draw:layer="layout" svg:width="0.183cm" svg:height="0.105cm" svg:x="21.971cm" svg:y="34.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57" draw:text-style-name="P1" draw:layer="layout" svg:width="0.456cm" svg:height="0.263cm" svg:x="21.88cm" svg:y="34.632cm" svg:viewBox="0 0 457 264" draw:points="91,264 0,211 0,53 91,106 274,106 457,0 457,158 274,264">
                <text:p/>
              </draw:polygon>
            </draw:g>
            <draw:polygon draw:style-name="gr758" draw:text-style-name="P1" draw:layer="layout" svg:width="4.569cm" svg:height="3.116cm" svg:x="17.949cm" svg:y="31.99cm" svg:viewBox="0 0 4570 3117" draw:points="0,634 0,106 183,0 4570,2536 4570,3064 4478,3117 4113,2906 4021,2958 3839,2958 3747,2906 3747,2694 3656,2747 3473,2747 3382,2694 3382,2483 3290,2536 3107,2536 3016,2483 3016,2272 2925,2325 2742,2325 2650,2272 2650,2060 2559,2113 2376,2113 2285,2060 2285,1849 2194,1902 2011,1902 1919,1849 1919,1638 1828,1691 1645,1691 1554,1638 1554,1426 1462,1479 1280,1479 1188,1426 1188,1215 1097,1268 914,1268 823,1215 823,1004 731,1057 548,1057 457,1004 457,792 366,792 274,740 274,687 183,634 91,687">
              <text:p/>
            </draw:polygon>
          </draw:g>
        </draw:g>
        <draw:g>
          <draw:glue-point draw:id="4" svg:x="-3.24cm" svg:y="-4.803cm"/>
          <draw:glue-point draw:id="5" svg:x="0.279cm" svg:y="-2.45cm"/>
          <draw:glue-point draw:id="6" svg:x="4.386cm" svg:y="0.294cm"/>
          <draw:glue-point draw:id="7" svg:x="4.386cm" svg:y="2.254cm"/>
          <draw:glue-point draw:id="8" svg:x="4.386cm" svg:y="4.019cm"/>
          <draw:glue-point draw:id="9" svg:x="3.799cm" svg:y="4.411cm"/>
          <draw:glue-point draw:id="10" svg:x="2.919cm" svg:y="5cm"/>
          <draw:glue-point draw:id="11" svg:x="-0.6cm" svg:y="2.647cm"/>
          <draw:glue-point draw:id="12" svg:x="-3.533cm" svg:y="1.078cm"/>
          <draw:glue-point draw:id="13" svg:x="-5cm" svg:y="-1.862cm"/>
          <draw:glue-point draw:id="14" svg:x="-5cm" svg:y="-3.627cm"/>
          <draw:glue-point draw:id="15" svg:x="-4.12cm" svg:y="-4.215cm"/>
          <draw:path draw:style-name="gr759" draw:text-style-name="P1" draw:layer="layout" svg:width="0.791cm" svg:height="0.58cm" svg:x="24.278cm" svg:y="34.319cm" svg:viewBox="0 0 792 581" svg:d="M0 581c307 0 781-129 781-323 0-193 84-258-223-258 0 194-558 322-558 581z">
            <text:p/>
          </draw:path>
          <draw:g>
            <draw:polygon draw:style-name="gr760" draw:text-style-name="P1" draw:layer="layout" svg:width="0.111cm" svg:height="1.29cm" svg:x="21.822cm" svg:y="32.319cm" svg:viewBox="0 0 112 1291" draw:points="0,1291 0,65 112,0 112,1226">
              <text:p/>
            </draw:polygon>
            <draw:polygon draw:style-name="gr761" draw:text-style-name="P1" draw:layer="layout" svg:width="2.343cm" svg:height="1.612cm" svg:x="21.934cm" svg:y="33.287cm" svg:viewBox="0 0 2344 1613" draw:points="0,258 0,0 2344,1355 2344,1613">
              <text:p/>
            </draw:polygon>
            <draw:polygon draw:style-name="gr762" draw:text-style-name="P1" draw:layer="layout" svg:width="2.455cm" svg:height="1.419cm" svg:x="21.822cm" svg:y="32.577cm" svg:viewBox="0 0 2456 1420" draw:points="2344,1420 0,65 112,0 2456,1355">
              <text:p/>
            </draw:polygon>
            <draw:polygon draw:style-name="gr763" draw:text-style-name="P1" draw:layer="layout" svg:width="2.343cm" svg:height="1.612cm" svg:x="21.934cm" svg:y="32.319cm" svg:viewBox="0 0 2344 1613" draw:points="0,258 0,0 2344,1355 2344,1613">
              <text:p/>
            </draw:polygon>
            <draw:polygon draw:style-name="gr764" draw:text-style-name="P1" draw:layer="layout" svg:width="0.111cm" svg:height="0.193cm" svg:x="23.385cm" svg:y="33.868cm" svg:viewBox="0 0 112 194" draw:points="0,129 0,0 112,65 112,194">
              <text:p/>
            </draw:polygon>
            <draw:polygon draw:style-name="gr765" draw:text-style-name="P1" draw:layer="layout" svg:width="0.111cm" svg:height="0.193cm" svg:x="23.497cm" svg:y="32.771cm" svg:viewBox="0 0 112 194" draw:points="0,129 0,0 112,65 112,194">
              <text:p/>
            </draw:polygon>
            <draw:polygon draw:style-name="gr766" draw:text-style-name="P1" draw:layer="layout" svg:width="0.111cm" svg:height="0.193cm" svg:x="23.72cm" svg:y="32.9cm" svg:viewBox="0 0 112 194" draw:points="0,129 0,0 112,65 112,194">
              <text:p/>
            </draw:polygon>
            <draw:polygon draw:style-name="gr767" draw:text-style-name="P1" draw:layer="layout" svg:width="0.111cm" svg:height="0.193cm" svg:x="23.274cm" svg:y="32.641cm" svg:viewBox="0 0 112 194" draw:points="0,129 0,0 112,65 112,194">
              <text:p/>
            </draw:polygon>
            <draw:polygon draw:style-name="gr768" draw:text-style-name="P1" draw:layer="layout" svg:width="0.335cm" svg:height="0.322cm" svg:x="23.832cm" svg:y="34.448cm" svg:viewBox="0 0 336 323" draw:points="0,129 1,0 336,194 336,323">
              <text:p/>
            </draw:polygon>
            <draw:polygon draw:style-name="gr769" draw:text-style-name="P1" draw:layer="layout" svg:width="0.335cm" svg:height="0.322cm" svg:x="23.385cm" svg:y="34.19cm" svg:viewBox="0 0 336 323" draw:points="0,129 1,0 336,194 336,323">
              <text:p/>
            </draw:polygon>
            <draw:polygon draw:style-name="gr770" draw:text-style-name="P1" draw:layer="layout" svg:width="0.335cm" svg:height="0.322cm" svg:x="22.939cm" svg:y="33.932cm" svg:viewBox="0 0 336 323" draw:points="0,129 1,0 336,194 336,323">
              <text:p/>
            </draw:polygon>
            <draw:polygon draw:style-name="gr771" draw:text-style-name="P1" draw:layer="layout" svg:width="0.335cm" svg:height="0.322cm" svg:x="22.492cm" svg:y="33.674cm" svg:viewBox="0 0 336 323" draw:points="0,129 1,0 336,194 336,323">
              <text:p/>
            </draw:polygon>
            <draw:polygon draw:style-name="gr772" draw:text-style-name="P1" draw:layer="layout" svg:width="0.335cm" svg:height="0.322cm" svg:x="22.045cm" svg:y="33.416cm" svg:viewBox="0 0 336 323" draw:points="0,129 1,0 336,194 336,323">
              <text:p/>
            </draw:polygon>
            <draw:polygon draw:style-name="gr773" draw:text-style-name="P1" draw:layer="layout" svg:width="0.557cm" svg:height="1.548cm" svg:x="21.264cm" svg:y="32.061cm" svg:viewBox="0 0 558 1549" draw:points="0,1226 0,0 558,323 558,1549">
              <text:p/>
            </draw:polygon>
            <draw:polygon draw:style-name="gr774" draw:text-style-name="P1" draw:layer="layout" svg:width="2.343cm" svg:height="2.064cm" svg:x="21.822cm" svg:y="32.641cm" svg:viewBox="0 0 2344 2065" draw:points="0,710 0,0 2344,1355 2344,2065">
              <text:p/>
            </draw:polygon>
            <draw:polygon draw:style-name="gr775" draw:text-style-name="P1" draw:layer="layout" svg:width="1.004cm" svg:height="0.838cm" svg:x="22.492cm" svg:y="33.287cm" svg:viewBox="0 0 1005 839" draw:points="0,258 0,0 1005,581 1005,839">
              <text:p/>
            </draw:polygon>
            <draw:polygon draw:style-name="gr776" draw:text-style-name="P1" draw:layer="layout" svg:width="0.335cm" svg:height="0.322cm" svg:x="22.938cm" svg:y="32.964cm" svg:viewBox="0 0 336 323" draw:points="0,129 1,0 336,194 336,323">
              <text:p/>
            </draw:polygon>
            <draw:polygon draw:style-name="gr777" draw:text-style-name="P1" draw:layer="layout" svg:width="0.335cm" svg:height="0.322cm" svg:x="22.491cm" svg:y="32.706cm" svg:viewBox="0 0 336 323" draw:points="0,129 1,0 336,194 336,323">
              <text:p/>
            </draw:polygon>
            <draw:polygon draw:style-name="gr778" draw:text-style-name="P1" draw:layer="layout" svg:width="0.335cm" svg:height="0.322cm" svg:x="22.045cm" svg:y="32.448cm" svg:viewBox="0 0 336 323" draw:points="0,129 1,0 336,194 336,323">
              <text:p/>
            </draw:polygon>
            <draw:polygon draw:style-name="gr779" draw:text-style-name="P1" draw:layer="layout" svg:width="0.335cm" svg:height="0.322cm" svg:x="23.831cm" svg:y="33.48cm" svg:viewBox="0 0 336 323" draw:points="0,129 1,0 336,194 336,323">
              <text:p/>
            </draw:polygon>
            <draw:polygon draw:style-name="gr780" draw:text-style-name="P1" draw:layer="layout" svg:width="0.335cm" svg:height="0.322cm" svg:x="23.384cm" svg:y="33.222cm" svg:viewBox="0 0 336 323" draw:points="0,129 1,0 336,194 336,323">
              <text:p/>
            </draw:polygon>
            <draw:polygon draw:style-name="gr781" draw:text-style-name="P1" draw:layer="layout" svg:width="0.111cm" svg:height="0.128cm" svg:x="23.72cm" svg:y="34.319cm" svg:viewBox="0 0 112 129" draw:points="0,65 0,0 112,65 112,129">
              <text:p/>
            </draw:polygon>
            <draw:polygon draw:style-name="gr782" draw:text-style-name="P1" draw:layer="layout" svg:width="0.111cm" svg:height="0.193cm" svg:x="23.72cm" svg:y="34.126cm" svg:viewBox="0 0 112 194" draw:points="0,129 0,0 112,65 112,194">
              <text:p/>
            </draw:polygon>
            <draw:polygon draw:style-name="gr783" draw:text-style-name="P1" draw:layer="layout" svg:width="0.111cm" svg:height="0.193cm" svg:x="23.72cm" svg:y="33.932cm" svg:viewBox="0 0 112 194" draw:points="0,129 0,0 112,65 112,194">
              <text:p/>
            </draw:polygon>
            <draw:polygon draw:style-name="gr784" draw:text-style-name="P1" draw:layer="layout" svg:width="0.111cm" svg:height="0.128cm" svg:x="23.72cm" svg:y="33.803cm" svg:viewBox="0 0 112 129" draw:points="0,65 0,0 112,65 112,129">
              <text:p/>
            </draw:polygon>
            <draw:polygon draw:style-name="gr785" draw:text-style-name="P1" draw:layer="layout" svg:width="0.111cm" svg:height="0.128cm" svg:x="23.943cm" svg:y="34.448cm" svg:viewBox="0 0 112 129" draw:points="0,65 0,0 112,65 112,129">
              <text:p/>
            </draw:polygon>
            <draw:polygon draw:style-name="gr786" draw:text-style-name="P1" draw:layer="layout" svg:width="0.111cm" svg:height="0.128cm" svg:x="23.943cm" svg:y="33.932cm" svg:viewBox="0 0 112 129" draw:points="0,65 0,0 112,65 112,129">
              <text:p/>
            </draw:polygon>
            <draw:polygon draw:style-name="gr787" draw:text-style-name="P1" draw:layer="layout" svg:width="1.227cm" svg:height="0.709cm" svg:x="21.264cm" svg:y="31.674cm" svg:viewBox="0 0 1228 710" draw:points="558,710 0,387 670,0 1228,323">
              <text:p/>
            </draw:polygon>
            <draw:polygon draw:style-name="gr788" draw:text-style-name="P1" draw:layer="layout" svg:width="2.902cm" svg:height="1.677cm" svg:x="21.934cm" svg:y="31.996cm" svg:viewBox="0 0 2903 1678" draw:points="2344,1678 0,323 558,0 2903,1355">
              <text:p/>
            </draw:polygon>
            <draw:polygon draw:style-name="gr789" draw:text-style-name="P1" draw:layer="layout" svg:width="0.669cm" svg:height="1.548cm" svg:x="24.167cm" svg:y="33.351cm" svg:viewBox="0 0 670 1549" draw:points="112,1549 112,1291 0,1355 0,645 112,581 112,323 670,0 670,1226">
              <text:p/>
            </draw:polygon>
            <draw:polygon draw:style-name="gr790" draw:text-style-name="P1" draw:layer="layout" svg:width="0.111cm" svg:height="0.644cm" svg:x="21.264cm" svg:y="32.383cm" svg:viewBox="0 0 112 645" draw:points="0,581 0,0 112,65 112,645">
              <text:p/>
            </draw:polygon>
            <draw:polygon draw:style-name="gr791" draw:text-style-name="P1" draw:layer="layout" svg:width="0.446cm" svg:height="0.644cm" svg:x="21.934cm" svg:y="32.964cm" svg:viewBox="0 0 447 645" draw:points="0,387 0,0 447,258 447,645">
              <text:p/>
            </draw:polygon>
            <draw:polygon draw:style-name="gr792" draw:text-style-name="P1" draw:layer="layout" svg:width="0.222cm" svg:height="0.257cm" svg:x="22.045cm" svg:y="31.609cm" svg:viewBox="0 0 223 258" draw:points="0,129 1,0 223,129 223,258">
              <text:p/>
            </draw:polygon>
            <draw:polygon draw:style-name="gr793" draw:text-style-name="P1" draw:layer="layout" svg:width="0.222cm" svg:height="0.257cm" svg:x="24.501cm" svg:y="33.029cm" svg:viewBox="0 0 223 258" draw:points="0,129 1,0 223,129 223,258">
              <text:p/>
            </draw:polygon>
            <draw:polygon draw:style-name="gr794" draw:text-style-name="P1" draw:layer="layout" svg:width="3.571cm" svg:height="3.29cm" svg:x="21.264cm" svg:y="31.609cm" svg:viewBox="0 0 3572 3291" draw:points="670,1936 558,2000 0,1678 0,452 670,65 781,129 781,0 1005,129 1005,258 3237,1549 3237,1420 3461,1549 3461,1678 3572,1742 3572,2968 3014,3291">
              <text:p/>
            </draw:polygon>
            <draw:polygon draw:style-name="gr795" draw:text-style-name="P1" draw:layer="layout" svg:width="0.111cm" svg:height="0.386cm" svg:x="24.613cm" svg:y="33.932cm" svg:viewBox="0 0 112 387" draw:points="0,387 0,65 112,0 112,323">
              <text:p/>
            </draw:polygon>
          </draw:g>
        </draw:g>
        <draw:g>
          <draw:glue-point draw:id="4" svg:x="2.368cm" svg:y="4.032cm"/>
          <draw:glue-point draw:id="5" svg:x="3.421cm" svg:y="3.387cm"/>
          <draw:glue-point draw:id="6" svg:x="3.421cm" svg:y="1.935cm"/>
          <draw:glue-point draw:id="7" svg:x="0.789cm" svg:y="-3.709cm"/>
          <draw:glue-point draw:id="8" svg:x="-2.631cm" svg:y="-2.58cm"/>
          <draw:glue-point draw:id="9" svg:x="-4.473cm" svg:y="-1.451cm"/>
          <draw:glue-point draw:id="10" svg:x="-4.473cm" svg:y="0.322cm"/>
          <draw:glue-point draw:id="11" svg:x="-1.842cm" svg:y="5cm"/>
          <draw:glue-point draw:id="12" svg:x="1.842cm" svg:y="-2.419cm"/>
          <draw:glue-point draw:id="13" svg:x="3.421cm" svg:y="-1.774cm"/>
          <draw:glue-point draw:id="14" svg:x="3.421cm" svg:y="1.129cm"/>
          <draw:glue-point draw:id="15" svg:x="0.789cm" svg:y="5cm"/>
          <draw:glue-point draw:id="16" svg:x="-4.736cm" svg:y="3.387cm"/>
          <draw:glue-point draw:id="17" svg:x="-4.473cm" svg:y="0.161cm"/>
          <draw:glue-point draw:id="18" svg:x="-2.631cm" svg:y="-2.58cm"/>
          <draw:path draw:style-name="gr796" draw:text-style-name="P1" draw:layer="layout" svg:width="1.31cm" svg:height="0.852cm" svg:x="3.322cm" svg:y="35.047cm" svg:viewBox="0 0 1311 853" svg:d="M0 853c225 0 1311-142 1311-332 0-189-267-521-492-521 0 142-819 663-819 853z">
            <text:p/>
          </draw:path>
          <draw:g>
            <draw:path draw:style-name="gr797" draw:text-style-name="P1" draw:layer="layout" svg:width="0.655cm" svg:height="0.83cm" svg:x="3.65cm" svg:y="33.741cm" svg:viewBox="0 0 656 831" svg:d="M328 37c164 95 328 369 328 559 0 189-164 294-328 199s-328-379-328-568c0-190 164-285 328-190z">
              <text:p/>
            </draw:path>
            <draw:polygon draw:style-name="gr798" draw:text-style-name="P1" draw:layer="layout" svg:width="2.457cm" svg:height="1.42cm" svg:x="1.683cm" svg:y="33.531cm" svg:viewBox="0 0 2458 1421" draw:points="819,0 1639,0 2458,474 2458,947 1639,1421 819,1421 0,947 0,474">
              <text:p/>
            </draw:polygon>
            <draw:polygon draw:style-name="gr799" draw:text-style-name="P1" draw:layer="layout" svg:width="0.818cm" svg:height="1.42cm" svg:x="1.683cm" svg:y="34.479cm" svg:viewBox="0 0 819 1421" draw:points="0,947 0,0 819,474 819,1421">
              <text:p/>
            </draw:polygon>
            <draw:polygon draw:style-name="gr800" draw:text-style-name="P1" draw:layer="layout" svg:width="0.818cm" svg:height="0.946cm" svg:x="2.502cm" svg:y="34.952cm" svg:viewBox="0 0 819 947" draw:points="0,947 0,0 819,0 819,947">
              <text:p/>
            </draw:polygon>
            <draw:polygon draw:style-name="gr801" draw:text-style-name="P1" draw:layer="layout" svg:width="0.818cm" svg:height="1.42cm" svg:x="3.322cm" svg:y="34.479cm" svg:viewBox="0 0 819 1421" draw:points="0,1421 0,474 819,0 819,947">
              <text:p/>
            </draw:polygon>
            <draw:path draw:style-name="gr802" draw:text-style-name="P1" draw:layer="layout" svg:width="0.739cm" svg:height="0.907cm" svg:x="1.601cm" svg:y="34.755cm" svg:viewBox="0 0 740 908" svg:d="M470 56c186 142 268 379 268 568 9 78-21 154-82 189-62 36-110 80-164 95 0-142-492-568-492-758 82-47 172-114 246-142 53-20 126-3 224 48z">
              <text:p/>
            </draw:path>
            <draw:path draw:style-name="gr803" draw:text-style-name="P1" draw:layer="layout" svg:width="0.655cm" svg:height="0.833cm" svg:x="1.519cm" svg:y="34.876cm" svg:viewBox="0 0 656 834" svg:d="M328 39c164 95 328 379 328 568 0 190-164 285-328 190s-328-389-328-578c0-190 164-275 328-180z">
              <text:p/>
            </draw:path>
            <draw:line draw:style-name="gr804" draw:text-style-name="P1" draw:layer="layout" svg:x1="1.601cm" svg:y1="34.905cm" svg:x2="1.847cm" svg:y2="34.763cm">
              <text:p/>
            </draw:line>
            <draw:polygon draw:style-name="gr805" draw:text-style-name="P1" draw:layer="layout" svg:width="0.818cm" svg:height="0.946cm" svg:x="2.093cm" svg:y="33.768cm" svg:viewBox="0 0 819 947" draw:points="0,474 0,0 819,474 819,947">
              <text:p/>
            </draw:polygon>
            <draw:polygon draw:style-name="gr806" draw:text-style-name="P1" draw:layer="layout" svg:width="0.818cm" svg:height="0.946cm" svg:x="2.912cm" svg:y="33.768cm" svg:viewBox="0 0 819 947" draw:points="0,947 0,474 819,0 819,474">
              <text:p/>
            </draw:polygon>
            <draw:polygon draw:style-name="gr807" draw:text-style-name="P1" draw:layer="layout" svg:width="1.638cm" svg:height="0.946cm" svg:x="2.093cm" svg:y="33.295cm" svg:viewBox="0 0 1639 947" draw:points="819,947 0,474 819,0 1639,474">
              <text:p/>
            </draw:polygon>
            <draw:polygon draw:style-name="gr808" draw:text-style-name="P1" draw:layer="layout" svg:width="0.818cm" svg:height="0.946cm" svg:x="2.666cm" svg:y="32.963cm" svg:viewBox="0 0 819 947" draw:points="0,474 0,0 819,474 819,947">
              <text:p/>
            </draw:polygon>
            <draw:polygon draw:style-name="gr809" draw:text-style-name="P1" draw:layer="layout" svg:width="0.982cm" svg:height="0.567cm" svg:x="2.338cm" svg:y="33.531cm" svg:viewBox="0 0 983 568" draw:points="328,0 0,189 656,568 983,379">
              <text:p/>
            </draw:polygon>
            <draw:path draw:style-name="gr810" draw:text-style-name="P1" draw:layer="layout" svg:width="2.769cm" svg:height="2.936cm" svg:x="1.527cm" svg:y="32.963cm" svg:viewBox="0 0 2770 2937" svg:d="M156 1042l983-568v-474l820 474v189c0 0 163 95 245 142 328-189 820 616 410 806v852l-819 474h-820c0 0-273-158-410-237-327 189-819-616-409-805z">
              <text:p/>
            </draw:path>
          </draw:g>
        </draw:g>
        <draw:g>
          <draw:glue-point draw:id="4" svg:x="-1.755cm" svg:y="-5cm"/>
          <draw:glue-point draw:id="5" svg:x="0.406cm" svg:y="-3.857cm"/>
          <draw:glue-point draw:id="6" svg:x="3.649cm" svg:y="-2.142cm"/>
          <draw:glue-point draw:id="7" svg:x="4.189cm" svg:y="0.714cm"/>
          <draw:glue-point draw:id="8" svg:x="3.649cm" svg:y="3.571cm"/>
          <draw:glue-point draw:id="9" svg:x="2.568cm" svg:y="4.142cm"/>
          <draw:glue-point draw:id="10" svg:x="0.946cm" svg:y="5cm"/>
          <draw:glue-point draw:id="11" svg:x="-1.755cm" svg:y="3.571cm"/>
          <draw:glue-point draw:id="12" svg:x="-4.458cm" svg:y="2.142cm"/>
          <draw:glue-point draw:id="13" svg:x="-4.999cm" svg:y="-0.714cm"/>
          <draw:glue-point draw:id="14" svg:x="-4.458cm" svg:y="-3.571cm"/>
          <draw:glue-point draw:id="15" svg:x="-2.837cm" svg:y="-4.428cm"/>
          <draw:g>
            <draw:glue-point draw:id="4" svg:x="-1.755cm" svg:y="-5cm"/>
            <draw:glue-point draw:id="5" svg:x="0.406cm" svg:y="-3.857cm"/>
            <draw:glue-point draw:id="6" svg:x="3.649cm" svg:y="-2.142cm"/>
            <draw:glue-point draw:id="7" svg:x="4.189cm" svg:y="0.714cm"/>
            <draw:glue-point draw:id="8" svg:x="3.649cm" svg:y="3.571cm"/>
            <draw:glue-point draw:id="9" svg:x="0.946cm" svg:y="5cm"/>
            <draw:glue-point draw:id="10" svg:x="-2.026cm" svg:y="3.428cm"/>
            <draw:glue-point draw:id="11" svg:x="-4.458cm" svg:y="2.142cm"/>
            <draw:glue-point draw:id="12" svg:x="-4.999cm" svg:y="-0.714cm"/>
            <draw:glue-point draw:id="13" svg:x="-4.458cm" svg:y="-3.571cm"/>
            <draw:glue-point draw:id="14" svg:x="0.676cm" svg:y="-3.714cm"/>
            <draw:path draw:style-name="gr811" draw:text-style-name="P1" draw:layer="layout" svg:width="1.143cm" svg:height="0.616cm" svg:x="7.171cm" svg:y="35.272cm" svg:viewBox="0 0 1144 617" svg:d="M0 617c209 0 1144-220 1144-396 0-177-305-221-381-221 0 132-763 441-763 617z">
              <text:p/>
            </draw:path>
          </draw:g>
          <draw:g>
            <draw:glue-point draw:id="4" svg:x="-1.755cm" svg:y="-5cm"/>
            <draw:glue-point draw:id="5" svg:x="0.406cm" svg:y="-3.857cm"/>
            <draw:glue-point draw:id="6" svg:x="3.649cm" svg:y="-2.142cm"/>
            <draw:glue-point draw:id="7" svg:x="4.189cm" svg:y="0.714cm"/>
            <draw:glue-point draw:id="8" svg:x="3.649cm" svg:y="3.571cm"/>
            <draw:glue-point draw:id="9" svg:x="0.946cm" svg:y="5cm"/>
            <draw:glue-point draw:id="10" svg:x="-2.026cm" svg:y="3.428cm"/>
            <draw:glue-point draw:id="11" svg:x="-4.458cm" svg:y="2.142cm"/>
            <draw:glue-point draw:id="12" svg:x="-4.999cm" svg:y="-0.714cm"/>
            <draw:glue-point draw:id="13" svg:x="-4.458cm" svg:y="-3.571cm"/>
            <draw:glue-point draw:id="14" svg:x="0.676cm" svg:y="-3.714cm"/>
            <draw:path draw:style-name="gr812" draw:text-style-name="P1" draw:layer="layout" svg:width="1.143cm" svg:height="0.616cm" svg:x="7.181cm" svg:y="35.283cm" svg:viewBox="0 0 1144 617" svg:d="M0 617c209 0 1144-220 1144-396 0-177-305-221-381-221 0 132-763 441-763 617z">
              <text:p/>
            </draw:path>
            <draw:polygon draw:style-name="gr813" draw:text-style-name="P1" draw:layer="layout" svg:width="0.762cm" svg:height="1.278cm" svg:x="7.181cm" svg:y="34.621cm" svg:viewBox="0 0 763 1279" draw:points="0,1279 0,441 763,0 763,838">
              <text:p/>
            </draw:polygon>
            <draw:polygon draw:style-name="gr814" draw:text-style-name="P1" draw:layer="layout" svg:width="0.762cm" svg:height="1.322cm" svg:x="7.181cm" svg:y="33.695cm" svg:viewBox="0 0 763 1323" draw:points="0,1323 0,397 763,0 763,882">
              <text:p/>
            </draw:polygon>
            <draw:polygon draw:style-name="gr815" draw:text-style-name="P1" draw:layer="layout" svg:width="1.525cm" svg:height="1.719cm" svg:x="5.656cm" svg:y="34.18cm" svg:viewBox="0 0 1526 1720" draw:points="0,838 0,0 1526,882 1525,1720">
              <text:p/>
            </draw:polygon>
            <draw:polygon draw:style-name="gr816" draw:text-style-name="P1" draw:layer="layout" svg:width="1.525cm" svg:height="1.763cm" svg:x="5.656cm" svg:y="33.254cm" svg:viewBox="0 0 1526 1764" draw:points="0,882 0,0 1526,882 1526,1764">
              <text:p/>
            </draw:polygon>
            <draw:polygon draw:style-name="gr817" draw:text-style-name="P1" draw:layer="layout" svg:width="2.288cm" svg:height="1.322cm" svg:x="5.656cm" svg:y="32.813cm" svg:viewBox="0 0 2289 1323" draw:points="0,441 763,0 2289,882 1526,1323">
              <text:p/>
            </draw:polygon>
            <draw:polygon draw:style-name="gr818" draw:text-style-name="P1" draw:layer="layout" svg:width="2.593cm" svg:height="1.057cm" svg:x="5.503cm" svg:y="34.048cm" svg:viewBox="0 0 2594 1058" draw:points="0,88 153,0 153,88 1678,970 2441,529 2441,441 2594,529 1678,1058">
              <text:p/>
            </draw:polygon>
            <draw:path draw:style-name="gr819" draw:text-style-name="P1" draw:layer="layout" svg:width="0.419cm" svg:height="0.242cm" svg:x="6.222cm" svg:y="33.133cm" svg:viewBox="0 0 420 243" svg:d="M362 33c77 44 77 132 0 176-76 45-228 45-305 0-76-44-76-132 0-176 77-44 229-44 305 0z">
              <text:p/>
            </draw:path>
            <draw:path draw:style-name="gr820" draw:text-style-name="P1" draw:layer="layout" svg:width="0.419cm" svg:height="0.242cm" svg:x="6.972cm" svg:y="33.574cm" svg:viewBox="0 0 420 243" svg:d="M362 33c77 44 77 132 0 176-76 45-228 45-305 0-76-44-76-132 0-176 77-44 229-44 305 0z">
              <text:p/>
            </draw:path>
            <draw:path draw:style-name="gr821" draw:text-style-name="P1" draw:layer="layout" svg:width="0.419cm" svg:height="0.242cm" svg:x="6.222cm" svg:y="33.001cm" svg:viewBox="0 0 420 243" svg:d="M362 33c77 44 77 132 0 176-76 45-228 45-305 0-76-44-76-132 0-176 77-44 229-44 305 0z">
              <text:p/>
            </draw:path>
            <draw:line draw:style-name="gr822" draw:text-style-name="P1" draw:layer="layout" svg:x1="6.648cm" svg:y1="33.122cm" svg:x2="6.648cm" svg:y2="33.254cm">
              <text:p/>
            </draw:line>
            <draw:line draw:style-name="gr823" draw:text-style-name="P1" draw:layer="layout" svg:x1="6.222cm" svg:y1="33.122cm" svg:x2="6.222cm" svg:y2="33.254cm">
              <text:p/>
            </draw:line>
            <draw:path draw:style-name="gr824" draw:text-style-name="P1" draw:layer="layout" svg:width="0.419cm" svg:height="0.242cm" svg:x="6.972cm" svg:y="33.441cm" svg:viewBox="0 0 420 243" svg:d="M362 33c77 44 77 132 0 176-76 45-228 45-305 0-76-44-76-132 0-176 77-44 229-44 305 0z">
              <text:p/>
            </draw:path>
            <draw:line draw:style-name="gr825" draw:text-style-name="P1" draw:layer="layout" svg:x1="7.397cm" svg:y1="33.563cm" svg:x2="7.397cm" svg:y2="33.695cm">
              <text:p/>
            </draw:line>
            <draw:line draw:style-name="gr826" draw:text-style-name="P1" draw:layer="layout" svg:x1="6.972cm" svg:y1="33.563cm" svg:x2="6.972cm" svg:y2="33.695cm">
              <text:p/>
            </draw:line>
            <draw:polygon draw:style-name="gr827" draw:text-style-name="P1" draw:layer="layout" svg:width="0.152cm" svg:height="0.572cm" svg:x="6.647cm" svg:y="34.048cm" svg:viewBox="0 0 153 573" draw:points="0,573 0,88 153,0 153,485">
              <text:p/>
            </draw:polygon>
            <draw:polygon draw:style-name="gr828" draw:text-style-name="P1" draw:layer="layout" svg:width="0.686cm" svg:height="0.881cm" svg:x="5.961cm" svg:y="33.739cm" svg:viewBox="0 0 687 882" draw:points="0,485 0,0 687,397 687,882">
              <text:p/>
            </draw:polygon>
            <draw:polygon draw:style-name="gr829" draw:text-style-name="P1" draw:layer="layout" svg:width="0.838cm" svg:height="0.484cm" svg:x="5.961cm" svg:y="33.651cm" svg:viewBox="0 0 839 485" draw:points="687,485 0,88 153,0 839,397">
              <text:p/>
            </draw:polygon>
            <draw:polygon draw:style-name="gr830" draw:text-style-name="P1" draw:layer="layout" svg:width="2.593cm" svg:height="3.086cm" svg:x="5.503cm" svg:y="32.813cm" svg:viewBox="0 0 2594 3087" draw:points="153,2205 153,1411 0,1323 153,1235 153,441 916,0 2441,882 2441,1676 2594,1764 2441,1852 2441,2646 1678,3087">
              <text:p/>
            </draw:polygon>
            <draw:polygon draw:style-name="gr831" draw:text-style-name="P1" draw:layer="layout" svg:width="0.533cm" svg:height="0.572cm" svg:x="6.037cm" svg:y="33.871cm" svg:viewBox="0 0 534 573" draw:points="0,265 0,0 534,309 534,573">
              <text:p/>
            </draw:polygon>
            <draw:polyline draw:style-name="gr832" draw:text-style-name="P1" draw:layer="layout" svg:width="2.288cm" svg:height="0.881cm" svg:x="5.656cm" svg:y="34.136cm" svg:viewBox="0 0 2289 882" draw:points="0,0 1526,882 2289,441">
              <text:p/>
            </draw:polyline>
          </draw:g>
        </draw:g>
        <draw:g>
          <draw:glue-point draw:id="4" svg:x="-1.428cm" svg:y="-3.249cm"/>
          <draw:glue-point draw:id="5" svg:x="2.857cm" svg:y="0.646cm"/>
          <draw:glue-point draw:id="6" svg:x="-5cm" svg:y="0.646cm"/>
          <draw:glue-point draw:id="7" svg:x="-0.714cm" svg:y="5cm"/>
          <draw:path draw:style-name="gr833" draw:text-style-name="P1" draw:layer="layout" svg:width="0.704cm" svg:height="0.523cm" svg:x="10.166cm" svg:y="35.376cm" svg:viewBox="0 0 705 524" svg:d="M0 524c277 0 705-58 705-291s-201-233-302-233c0 175-403 291-403 524z">
            <text:p/>
          </draw:path>
          <draw:g>
            <draw:path draw:style-name="gr834" draw:text-style-name="P1" draw:layer="layout" svg:width="1.108cm" svg:height="1.514cm" svg:x="9.461cm" svg:y="34.386cm" svg:viewBox="0 0 1109 1515" svg:d="M0 1209c0 408 1109 408 1109 0v-1209c0 466-1109 466-1109 0 0 77 0 1617 0 1209z">
              <text:p/>
            </draw:path>
            <draw:path draw:style-name="gr835" draw:text-style-name="P1" draw:layer="layout" svg:width="1.108cm" svg:height="0.654cm" svg:x="9.461cm" svg:y="34.08cm" svg:viewBox="0 0 1109 655" svg:d="M0 350c0 407 1109 407 1109 0v-350c0 466-1109 466-1109 0 0 77 0 350 0 350z">
              <text:p/>
            </draw:path>
            <draw:path draw:style-name="gr836" draw:text-style-name="P1" draw:layer="layout" svg:width="1.108cm" svg:height="0.64cm" svg:x="9.461cm" svg:y="33.803cm" svg:viewBox="0 0 1109 641" svg:d="M958 87c201 117 201 350 0 466-202 117-605 117-807 0-201-116-202-349 0-466 203-116 605-116 807 0z">
              <text:p/>
            </draw:path>
            <draw:path draw:style-name="gr837" draw:text-style-name="P1" draw:layer="layout" svg:width="0.29cm" svg:height="0.167cm" svg:x="10.166cm" svg:y="34.042cm" svg:viewBox="0 0 291 168" svg:d="M246 26c101 58 0 116 0 116-100 59-201 0-201 0-101-58 0-116 0-116 101-58 201 0 201 0z">
              <text:p/>
            </draw:path>
            <draw:path draw:style-name="gr838" draw:text-style-name="P1" draw:layer="layout" svg:width="1.108cm" svg:height="2.067cm" svg:x="9.461cm" svg:y="33.832cm" svg:viewBox="0 0 1109 2068" svg:d="M0 1762c0 408 1109 408 1109 0v-1500c0-349-1109-349-1109 0 0 78 0 1908 0 1500z">
              <text:p/>
            </draw:path>
            <draw:polygon draw:style-name="gr839" draw:text-style-name="P1" draw:layer="layout" svg:width="0.1cm" svg:height="0.735cm" svg:x="10.267cm" svg:y="33.358cm" svg:viewBox="0 0 101 736" draw:points="0,736 0,0 101,0 101,736">
              <text:p/>
            </draw:polygon>
            <draw:path draw:style-name="gr840" draw:text-style-name="P1" draw:layer="layout" svg:width="0.29cm" svg:height="0.167cm" svg:x="9.864cm" svg:y="33.868cm" svg:viewBox="0 0 291 168" svg:d="M246 26c101 58 0 116 0 116-100 59-201 0-201 0-101-58 0-116 0-116 101-58 201 0 201 0z">
              <text:p/>
            </draw:path>
            <draw:polygon draw:style-name="gr841" draw:text-style-name="P1" draw:layer="layout" svg:width="0.402cm" svg:height="0.232cm" svg:x="9.763cm" svg:y="34.036cm" svg:viewBox="0 0 403 233" draw:points="0,58 101,0 403,175 302,233">
              <text:p/>
            </draw:polygon>
          </draw:g>
        </draw:g>
        <draw:g>
          <draw:glue-point draw:id="4" svg:x="2.589cm" svg:y="-3.461cm"/>
          <draw:glue-point draw:id="5" svg:x="2.589cm" svg:y="-2.076cm"/>
          <draw:glue-point draw:id="6" svg:x="2.589cm" svg:y="-0.384cm"/>
          <draw:glue-point draw:id="7" svg:x="2.589cm" svg:y="5cm"/>
          <draw:glue-point draw:id="8" svg:x="-2.23cm" svg:y="2.692cm"/>
          <draw:glue-point draw:id="9" svg:x="-4.64cm" svg:y="-1.923cm"/>
          <draw:glue-point draw:id="10" svg:x="-2.23cm" svg:y="-3.461cm"/>
          <draw:path draw:style-name="gr842" draw:text-style-name="P1" draw:layer="layout" svg:width="1.794cm" svg:height="0.598cm" svg:x="13.839cm" svg:y="35.208cm" svg:viewBox="0 0 1795 599" svg:d="M0 593c235 0 1795 50 1795-148s-620-445-855-445c0 148-940 395-940 593z">
            <text:p/>
          </draw:path>
          <draw:g>
            <draw:polygon draw:style-name="gr843" draw:text-style-name="P1" draw:layer="layout" svg:width="0.854cm" svg:height="1.433cm" svg:x="13.925cm" svg:y="34.516cm" svg:viewBox="0 0 855 1434" draw:points="0,939 0,0 855,445 855,1434">
              <text:p/>
            </draw:polygon>
            <draw:polygon draw:style-name="gr844" draw:text-style-name="P1" draw:layer="layout" svg:width="0.597cm" svg:height="0.345cm" svg:x="13.839cm" svg:y="35.159cm" svg:viewBox="0 0 598 346" draw:points="171,346 0,247 427,0 598,99">
              <text:p/>
            </draw:polygon>
            <draw:polygon draw:style-name="gr845" draw:text-style-name="P1" draw:layer="layout" svg:width="0.17cm" svg:height="1.334cm" svg:x="13.668cm" svg:y="34.467cm" svg:viewBox="0 0 171 1335" draw:points="0,1236 0,0 171,99 171,1335">
              <text:p/>
            </draw:polygon>
            <draw:polygon draw:style-name="gr846" draw:text-style-name="P1" draw:layer="layout" svg:width="0.597cm" svg:height="1.334cm" svg:x="13.839cm" svg:y="34.467cm" svg:viewBox="0 0 598 1335" draw:points="0,1335 0,99 171,0 171,1038 598,791 598,989">
              <text:p/>
            </draw:polygon>
            <draw:polygon draw:style-name="gr847" draw:text-style-name="P1" draw:layer="layout" svg:width="0.854cm" svg:height="1.482cm" svg:x="12.215cm" svg:y="33.725cm" svg:viewBox="0 0 855 1483" draw:points="0,989 0,0 855,494 855,1483">
              <text:p/>
            </draw:polygon>
            <draw:polygon draw:style-name="gr848" draw:text-style-name="P1" draw:layer="layout" svg:width="1.708cm" svg:height="1.977cm" svg:x="13.07cm" svg:y="33.23cm" svg:viewBox="0 0 1709 1978" draw:points="0,1978 0,989 1709,0 1709,989">
              <text:p/>
            </draw:polygon>
            <draw:line draw:style-name="gr849" draw:text-style-name="P1" draw:layer="layout" svg:x1="12.706cm" svg:y1="34.961cm" svg:x2="12.877cm" svg:y2="34.862cm">
              <text:p/>
            </draw:line>
            <draw:path draw:style-name="gr850" draw:text-style-name="P1" draw:layer="layout" svg:width="0.683cm" svg:height="0.868cm" svg:x="12.278cm" svg:y="34.032cm" svg:viewBox="0 0 684 869" svg:d="M342 39c171 99 342 395 342 593s-171 297-342 198-342-396-342-593c0-198 171-297 342-198z">
              <text:p/>
            </draw:path>
            <draw:path draw:style-name="gr851" draw:text-style-name="P1" draw:layer="layout" svg:width="0.639cm" svg:height="0.867cm" svg:x="12.088cm" svg:y="34.142cm" svg:viewBox="0 0 640 868" svg:d="M298 38c171 99 342 396 342 594 0 197-171 296-342 197s-298-392-298-590c0-197 127-300 298-201z">
              <text:p/>
            </draw:path>
            <draw:line draw:style-name="gr852" draw:text-style-name="P1" draw:layer="layout" svg:x1="12.193cm" svg:y1="34.17cm" svg:x2="12.449cm" svg:y2="34.022cm">
              <text:p/>
            </draw:line>
            <draw:polygon draw:style-name="gr853" draw:text-style-name="P1" draw:layer="layout" svg:width="2.563cm" svg:height="1.482cm" svg:x="12.215cm" svg:y="32.736cm" svg:viewBox="0 0 2564 1483" draw:points="855,1483 0,989 1709,0 2564,494">
              <text:p/>
            </draw:polygon>
            <draw:path draw:style-name="gr854" draw:text-style-name="P1" draw:layer="layout" svg:width="2.689cm" svg:height="3.213cm" svg:x="12.09cm" svg:y="32.736cm" svg:viewBox="0 0 2690 3214" svg:d="M126 989l1709-989 855 494v989l-684 396 684 346v989l-599-346-342 198-170-99v-841l-599 346c0 0-285-164-427-247-342 198-769-643-427-791z">
              <text:p/>
            </draw:path>
          </draw:g>
        </draw:g>
        <draw:g>
          <draw:glue-point draw:id="4" svg:x="1.963cm" svg:y="1.206cm"/>
          <draw:glue-point draw:id="5" svg:x="-4.998cm" svg:y="-0.517cm"/>
          <draw:glue-point draw:id="6" svg:x="-1.02cm" svg:y="-4.137cm"/>
          <draw:glue-point draw:id="7" svg:x="-2.014cm" svg:y="3.965cm"/>
          <draw:glue-point draw:id="8" svg:x="-4.004cm" svg:y="-5cm"/>
          <draw:path draw:style-name="gr855" draw:text-style-name="P3" draw:layer="layout" svg:width="0.406cm" svg:height="0.377cm" svg:x="7.229cm" svg:y="11.992cm" svg:viewBox="0 0 407 378" svg:d="M27 378c257 0 380-108 380-216s-93-162-280-162c0 162-197-162-100 378z">
            <text:p/>
          </draw:path>
          <draw:g>
            <draw:polygon draw:style-name="gr856" draw:text-style-name="P3" draw:layer="layout" svg:width="1.121cm" svg:height="3.025cm" svg:x="6.13cm" svg:y="9.344cm" svg:viewBox="0 0 1122 3026" draw:points="0,2378 0,0 1122,648 1122,3026">
              <text:p/>
            </draw:polygon>
            <draw:polygon draw:style-name="gr857" draw:text-style-name="P3" draw:layer="layout" svg:width="0.934cm" svg:height="2.701cm" svg:x="6.223cm" svg:y="9.506cm" svg:viewBox="0 0 935 2702" draw:points="0,2161 0,0 935,540 935,2702">
              <text:p/>
            </draw:polygon>
            <draw:polygon draw:style-name="gr858" draw:text-style-name="P3" draw:layer="layout" svg:width="1.225cm" svg:height="0.701cm" svg:x="6.13cm" svg:y="9.29cm" svg:viewBox="0 0 1226 702" draw:points="1122,702 0,54 104,0 1226,648">
              <text:p/>
            </draw:polygon>
            <draw:polygon draw:style-name="gr859" draw:text-style-name="P3" draw:layer="layout" svg:width="0.103cm" svg:height="2.431cm" svg:x="7.252cm" svg:y="9.938cm" svg:viewBox="0 0 104 2432" draw:points="0,2432 0,54 104,0 104,2378">
              <text:p/>
            </draw:polygon>
            <draw:polygon draw:style-name="gr860" draw:text-style-name="P3" draw:layer="layout" svg:width="1.225cm" svg:height="3.079cm" svg:x="6.13cm" svg:y="9.29cm" svg:viewBox="0 0 1226 3080" draw:points="104,0 1226,648 1226,3026 1122,3080 0,2432 0,54">
              <text:p/>
            </draw:polygon>
          </draw:g>
        </draw:g>
        <draw:g>
          <draw:glue-point draw:id="4" svg:x="3.888cm" svg:y="0.154cm"/>
          <draw:glue-point draw:id="5" svg:x="1.148cm" svg:y="-3.571cm"/>
          <draw:glue-point draw:id="6" svg:x="-5cm" svg:y="2.113cm"/>
          <draw:glue-point draw:id="7" svg:x="0.185cm" svg:y="5cm"/>
          <draw:glue-point draw:id="8" svg:x="3.703cm" svg:y="3.041cm"/>
          <draw:path draw:style-name="gr861" draw:text-style-name="P3" draw:layer="layout" svg:width="2.272cm" svg:height="1.413cm" svg:x="3.735cm" svg:y="11.025cm" svg:viewBox="0 0 2273 1414" svg:d="M4 1414c239 0 2269-505 2269-959 0-455-546-455-786-455 0 152-1571 303-1483 1414z">
            <text:p/>
          </draw:path>
          <draw:g>
            <draw:polygon draw:style-name="gr862" draw:text-style-name="P3" draw:layer="layout" svg:width="4.106cm" svg:height="2.373cm" svg:x="1.289cm" svg:y="9.813cm" svg:viewBox="0 0 4107 2374" draw:points="2447,2374 0,960 1660,0 4107,1414">
              <text:p/>
            </draw:polygon>
            <draw:polygon draw:style-name="gr863" draw:text-style-name="P4" draw:layer="layout" svg:width="2.708cm" svg:height="1.565cm" svg:x="2.25cm" svg:y="10.066cm" svg:viewBox="0 0 2709 1566" draw:points="0,404 699,0 2709,1162 2010,1566">
              <text:p/>
            </draw:polygon>
            <draw:polygon draw:style-name="gr864" draw:text-style-name="P3" draw:layer="layout" svg:width="2.446cm" svg:height="3.636cm" svg:x="2.949cm" svg:y="7.591cm" svg:viewBox="0 0 2447 3637" draw:points="0,2223 0,0 2447,1414 2447,3637">
              <text:p/>
            </draw:polygon>
            <draw:polygon draw:style-name="gr865" draw:text-style-name="P3" draw:layer="layout" svg:width="2.271cm" svg:height="3.181cm" svg:x="3.037cm" svg:y="7.742cm" svg:viewBox="0 0 2272 3182" draw:points="0,1869 0,0 2272,1313 2272,3182">
              <text:p/>
            </draw:polygon>
            <draw:polygon draw:style-name="gr866" draw:text-style-name="P3" draw:layer="layout" svg:width="2.533cm" svg:height="1.464cm" svg:x="2.949cm" svg:y="7.54cm" svg:viewBox="0 0 2534 1465" draw:points="2447,1465 0,51 87,0 2534,1414">
              <text:p/>
            </draw:polygon>
            <draw:polygon draw:style-name="gr867" draw:text-style-name="P3" draw:layer="layout" svg:width="0.086cm" svg:height="2.272cm" svg:x="5.396cm" svg:y="8.954cm" svg:viewBox="0 0 87 2273" draw:points="0,2273 0,51 87,0 87,2223">
              <text:p/>
            </draw:polygon>
            <draw:polygon draw:style-name="gr868" draw:text-style-name="P3" draw:layer="layout" svg:width="1.659cm" svg:height="1.211cm" svg:x="3.736cm" svg:y="11.227cm" svg:viewBox="0 0 1660 1212" draw:points="0,1212 0,960 1660,0 1660,253">
              <text:p/>
            </draw:polygon>
            <draw:line draw:style-name="gr869" draw:text-style-name="P3" draw:layer="layout" svg:x1="2.425cm" svg:y1="10.369cm" svg:x2="4.435cm" svg:y2="11.531cm">
              <text:p/>
            </draw:line>
            <draw:line draw:style-name="gr870" draw:text-style-name="P3" draw:layer="layout" svg:x1="2.6cm" svg:y1="10.268cm" svg:x2="4.61cm" svg:y2="11.43cm">
              <text:p/>
            </draw:line>
            <draw:line draw:style-name="gr871" draw:text-style-name="P3" draw:layer="layout" svg:x1="2.775cm" svg:y1="10.167cm" svg:x2="4.785cm" svg:y2="11.329cm">
              <text:p/>
            </draw:line>
            <draw:line draw:style-name="gr872" draw:text-style-name="P3" draw:layer="layout" svg:x1="4.522cm" svg:y1="11.177cm" svg:x2="4.697cm" svg:y2="11.076cm">
              <text:p/>
            </draw:line>
            <draw:line draw:style-name="gr873" draw:text-style-name="P3" draw:layer="layout" svg:x1="4.348cm" svg:y1="11.076cm" svg:x2="4.523cm" svg:y2="10.975cm">
              <text:p/>
            </draw:line>
            <draw:line draw:style-name="gr874" draw:text-style-name="P3" draw:layer="layout" svg:x1="4.173cm" svg:y1="10.975cm" svg:x2="4.348cm" svg:y2="10.874cm">
              <text:p/>
            </draw:line>
            <draw:line draw:style-name="gr875" draw:text-style-name="P3" draw:layer="layout" svg:x1="4.26cm" svg:y1="11.227cm" svg:x2="4.435cm" svg:y2="11.126cm">
              <text:p/>
            </draw:line>
            <draw:line draw:style-name="gr876" draw:text-style-name="P3" draw:layer="layout" svg:x1="4.085cm" svg:y1="11.126cm" svg:x2="4.26cm" svg:y2="11.025cm">
              <text:p/>
            </draw:line>
            <draw:line draw:style-name="gr877" draw:text-style-name="P3" draw:layer="layout" svg:x1="3.911cm" svg:y1="11.025cm" svg:x2="4.086cm" svg:y2="10.924cm">
              <text:p/>
            </draw:line>
            <draw:line draw:style-name="gr878" draw:text-style-name="P3" draw:layer="layout" svg:x1="3.998cm" svg:y1="10.874cm" svg:x2="4.173cm" svg:y2="10.773cm">
              <text:p/>
            </draw:line>
            <draw:line draw:style-name="gr879" draw:text-style-name="P3" draw:layer="layout" svg:x1="3.736cm" svg:y1="10.924cm" svg:x2="3.911cm" svg:y2="10.823cm">
              <text:p/>
            </draw:line>
            <draw:line draw:style-name="gr880" draw:text-style-name="P3" draw:layer="layout" svg:x1="3.823cm" svg:y1="10.773cm" svg:x2="3.998cm" svg:y2="10.672cm">
              <text:p/>
            </draw:line>
            <draw:line draw:style-name="gr881" draw:text-style-name="P3" draw:layer="layout" svg:x1="3.648cm" svg:y1="10.672cm" svg:x2="3.823cm" svg:y2="10.571cm">
              <text:p/>
            </draw:line>
            <draw:line draw:style-name="gr882" draw:text-style-name="P3" draw:layer="layout" svg:x1="3.474cm" svg:y1="10.571cm" svg:x2="3.649cm" svg:y2="10.47cm">
              <text:p/>
            </draw:line>
            <draw:line draw:style-name="gr883" draw:text-style-name="P3" draw:layer="layout" svg:x1="3.561cm" svg:y1="10.823cm" svg:x2="3.736cm" svg:y2="10.722cm">
              <text:p/>
            </draw:line>
            <draw:line draw:style-name="gr884" draw:text-style-name="P3" draw:layer="layout" svg:x1="3.386cm" svg:y1="10.722cm" svg:x2="3.561cm" svg:y2="10.621cm">
              <text:p/>
            </draw:line>
            <draw:line draw:style-name="gr885" draw:text-style-name="P3" draw:layer="layout" svg:x1="3.212cm" svg:y1="10.621cm" svg:x2="3.387cm" svg:y2="10.52cm">
              <text:p/>
            </draw:line>
            <draw:line draw:style-name="gr886" draw:text-style-name="P3" draw:layer="layout" svg:x1="3.299cm" svg:y1="10.47cm" svg:x2="3.474cm" svg:y2="10.369cm">
              <text:p/>
            </draw:line>
            <draw:line draw:style-name="gr887" draw:text-style-name="P3" draw:layer="layout" svg:x1="3.037cm" svg:y1="10.52cm" svg:x2="3.212cm" svg:y2="10.419cm">
              <text:p/>
            </draw:line>
            <draw:line draw:style-name="gr888" draw:text-style-name="P3" draw:layer="layout" svg:x1="3.124cm" svg:y1="10.369cm" svg:x2="3.299cm" svg:y2="10.268cm">
              <text:p/>
            </draw:line>
            <draw:line draw:style-name="gr889" draw:text-style-name="P3" draw:layer="layout" svg:x1="2.949cm" svg:y1="10.268cm" svg:x2="3.124cm" svg:y2="10.167cm">
              <text:p/>
            </draw:line>
            <draw:line draw:style-name="gr890" draw:text-style-name="P3" draw:layer="layout" svg:x1="2.862cm" svg:y1="10.419cm" svg:x2="3.037cm" svg:y2="10.318cm">
              <text:p/>
            </draw:line>
            <draw:line draw:style-name="gr891" draw:text-style-name="P3" draw:layer="layout" svg:x1="3.998cm" svg:y1="11.278cm" svg:x2="4.173cm" svg:y2="11.177cm">
              <text:p/>
            </draw:line>
            <draw:line draw:style-name="gr892" draw:text-style-name="P3" draw:layer="layout" svg:x1="3.823cm" svg:y1="11.177cm" svg:x2="3.998cm" svg:y2="11.076cm">
              <text:p/>
            </draw:line>
            <draw:line draw:style-name="gr893" draw:text-style-name="P3" draw:layer="layout" svg:x1="3.648cm" svg:y1="11.076cm" svg:x2="3.823cm" svg:y2="10.975cm">
              <text:p/>
            </draw:line>
            <draw:line draw:style-name="gr894" draw:text-style-name="P3" draw:layer="layout" svg:x1="3.561cm" svg:y1="11.227cm" svg:x2="3.736cm" svg:y2="11.126cm">
              <text:p/>
            </draw:line>
            <draw:line draw:style-name="gr895" draw:text-style-name="P3" draw:layer="layout" svg:x1="3.386cm" svg:y1="11.126cm" svg:x2="3.561cm" svg:y2="11.025cm">
              <text:p/>
            </draw:line>
            <draw:line draw:style-name="gr896" draw:text-style-name="P3" draw:layer="layout" svg:x1="3.474cm" svg:y1="10.975cm" svg:x2="3.649cm" svg:y2="10.874cm">
              <text:p/>
            </draw:line>
            <draw:line draw:style-name="gr897" draw:text-style-name="P3" draw:layer="layout" svg:x1="3.299cm" svg:y1="10.874cm" svg:x2="3.474cm" svg:y2="10.773cm">
              <text:p/>
            </draw:line>
            <draw:line draw:style-name="gr898" draw:text-style-name="P3" draw:layer="layout" svg:x1="3.124cm" svg:y1="10.773cm" svg:x2="3.299cm" svg:y2="10.672cm">
              <text:p/>
            </draw:line>
            <draw:line draw:style-name="gr899" draw:text-style-name="P3" draw:layer="layout" svg:x1="2.949cm" svg:y1="10.672cm" svg:x2="3.124cm" svg:y2="10.571cm">
              <text:p/>
            </draw:line>
            <draw:line draw:style-name="gr900" draw:text-style-name="P3" draw:layer="layout" svg:x1="2.687cm" svg:y1="10.722cm" svg:x2="2.862cm" svg:y2="10.621cm">
              <text:p/>
            </draw:line>
            <draw:line draw:style-name="gr901" draw:text-style-name="P3" draw:layer="layout" svg:x1="2.775cm" svg:y1="10.571cm" svg:x2="2.95cm" svg:y2="10.47cm">
              <text:p/>
            </draw:line>
            <draw:line draw:style-name="gr902" draw:text-style-name="P3" draw:layer="layout" svg:x1="2.512cm" svg:y1="10.621cm" svg:x2="2.687cm" svg:y2="10.52cm">
              <text:p/>
            </draw:line>
            <draw:line draw:style-name="gr903" draw:text-style-name="P3" draw:layer="layout" svg:x1="3.911cm" svg:y1="11.43cm" svg:x2="4.086cm" svg:y2="11.329cm">
              <text:p/>
            </draw:line>
            <draw:line draw:style-name="gr904" draw:text-style-name="P3" draw:layer="layout" svg:x1="3.736cm" svg:y1="11.328cm" svg:x2="3.911cm" svg:y2="11.227cm">
              <text:p/>
            </draw:line>
            <draw:polygon draw:style-name="gr905" draw:text-style-name="P3" draw:layer="layout" svg:width="2.446cm" svg:height="1.666cm" svg:x="1.289cm" svg:y="10.773cm" svg:viewBox="0 0 2447 1667" draw:points="0,253 0,0 2447,1414 2447,1667">
              <text:p/>
            </draw:polygon>
            <draw:polygon draw:style-name="gr906" draw:text-style-name="P3" draw:layer="layout" svg:width="4.194cm" svg:height="4.899cm" svg:x="1.289cm" svg:y="7.54cm" svg:viewBox="0 0 4195 4900" draw:points="1748,0 4195,1414 4195,3637 4107,3687 4107,3940 2447,4900 0,3485 0,3233 1660,2273 1660,51">
              <text:p/>
            </draw:polygon>
            <draw:polygon draw:style-name="gr907" draw:text-style-name="P3" draw:layer="layout" svg:width="1.048cm" svg:height="0.605cm" svg:x="2.338cm" svg:y="10.924cm" svg:viewBox="0 0 1049 606" draw:points="0,253 437,0 1049,354 612,606">
              <text:p/>
            </draw:polygon>
            <draw:line draw:style-name="gr908" draw:text-style-name="P3" draw:layer="layout" svg:x1="4.435cm" svg:y1="11.328cm" svg:x2="4.61cm" svg:y2="11.227cm">
              <text:p/>
            </draw:line>
            <draw:line draw:style-name="gr909" draw:text-style-name="P3" draw:layer="layout" svg:x1="4.173cm" svg:y1="11.379cm" svg:x2="4.348cm" svg:y2="11.278cm">
              <text:p/>
            </draw:line>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910" draw:text-style-name="P3" draw:layer="layout" svg:width="0.956cm" svg:height="0.604cm" svg:x="5.173cm" svg:y="6.935cm" svg:viewBox="0 0 957 605" svg:d="M0 605c240 0 957-201 957-353 0-151-23-252-262-252 0 151-699 151-695 605z">
              <text:p/>
            </draw:path>
            <draw:g>
              <draw:polygon draw:style-name="gr911" draw:text-style-name="P3" draw:layer="layout" svg:width="0.435cm" svg:height="0.504cm" svg:x="4.821cm" svg:y="7.036cm" svg:viewBox="0 0 436 505" draw:points="0,303 87,0 436,202 349,505">
                <text:p/>
              </draw:polygon>
              <draw:polygon draw:style-name="gr912" draw:text-style-name="P3" draw:layer="layout" svg:width="0.959cm" svg:height="0.554cm" svg:x="4.908cm" svg:y="6.683cm" svg:viewBox="0 0 960 555" draw:points="0,353 175,202 436,50 611,0 960,202 786,252 524,404 349,555">
                <text:p/>
              </draw:polygon>
              <draw:path draw:style-name="gr913" draw:text-style-name="P3" draw:layer="layout" svg:width="0.785cm" svg:height="0.655cm" svg:x="5.17cm" svg:y="6.884cm" svg:viewBox="0 0 786 656" svg:d="M786 202c0-303-175-202-350-101-174 101-349 101-436 555 0 0 349-202 786-454z">
                <text:p/>
              </draw:path>
              <draw:path draw:style-name="gr914" draw:text-style-name="P3" draw:layer="layout" svg:width="1.134cm" svg:height="0.857cm" svg:x="4.821cm" svg:y="6.683cm" svg:viewBox="0 0 1135 858" svg:d="M698 0c-174 50-174 50-349 151-87 51-262 101-349 505 175 101 175 101 349 202 100-46 611-353 786-454 0-253-175-253-437-404z">
                <text:p/>
              </draw:path>
            </draw:g>
          </draw:g>
          <draw:g>
            <draw:path draw:style-name="gr915" draw:text-style-name="P3" draw:layer="layout" svg:width="1.57cm" svg:height="1.21cm" svg:x="4.384cm" svg:y="4.513cm" svg:viewBox="0 0 1571 1211" svg:d="M6 1211c239 0 1565-51 1565-505s-455-706-695-706c0 151-958 101-870 1211z">
              <text:p/>
            </draw:path>
            <draw:g>
              <draw:polygon draw:style-name="gr916" draw:text-style-name="P3" draw:layer="layout" svg:width="0.872cm" svg:height="0.705cm" svg:x="3.511cm" svg:y="5.017cm" svg:viewBox="0 0 873 706" draw:points="0,202 0,0 873,505 873,706">
                <text:p/>
              </draw:polygon>
              <draw:polygon draw:style-name="gr917" draw:text-style-name="P3" draw:layer="layout" svg:width="0.872cm" svg:height="0.857cm" svg:x="4.21cm" svg:y="4.261cm" svg:viewBox="0 0 873 858" draw:points="0,353 0,0 873,505 873,858">
                <text:p/>
              </draw:polygon>
              <draw:polygon draw:style-name="gr918" draw:text-style-name="P3" draw:layer="layout" svg:width="1.57cm" svg:height="0.907cm" svg:x="3.511cm" svg:y="4.614cm" svg:viewBox="0 0 1571 908" draw:points="0,404 698,0 1571,505 873,908">
                <text:p/>
              </draw:polygon>
              <draw:line draw:style-name="gr919" draw:text-style-name="P3" draw:layer="layout" svg:x1="4.21cm" svg:y1="4.614cm" svg:x2="5.083cm" svg:y2="5.119cm">
                <text:p/>
              </draw:line>
              <draw:polygon draw:style-name="gr920" draw:text-style-name="P3" draw:layer="layout" svg:width="0.872cm" svg:height="0.857cm" svg:x="4.384cm" svg:y="4.866cm" svg:viewBox="0 0 873 858" draw:points="0,858 0,656 698,252 698,0 873,101 873,353">
                <text:p/>
              </draw:polygon>
              <draw:polygon draw:style-name="gr921" draw:text-style-name="P3" draw:layer="layout" svg:width="2.792cm" svg:height="3.834cm" svg:x="2.551cm" svg:y="1.183cm" svg:viewBox="0 0 2793 3835" draw:points="0,2220 0,0 2793,1615 2793,3835">
                <text:p/>
              </draw:polygon>
              <draw:polygon draw:style-name="gr922" draw:text-style-name="P3" draw:layer="layout" svg:width="2.618cm" svg:height="3.531cm" svg:x="2.639cm" svg:y="1.334cm" svg:viewBox="0 0 2619 3532" draw:points="0,2018 0,0 2619,1514 2619,3532">
                <text:p/>
              </draw:polygon>
              <draw:polygon draw:style-name="gr923" draw:text-style-name="P3" draw:layer="layout" svg:width="2.967cm" svg:height="1.714cm" svg:x="2.551cm" svg:y="1.082cm" svg:viewBox="0 0 2968 1715" draw:points="2793,1715 0,101 175,0 2968,1615">
                <text:p/>
              </draw:polygon>
              <draw:polygon draw:style-name="gr924" draw:text-style-name="P3" draw:layer="layout" svg:width="0.174cm" svg:height="2.32cm" svg:x="5.345cm" svg:y="2.697cm" svg:viewBox="0 0 175 2321" draw:points="0,2321 0,101 175,0 175,2220">
                <text:p/>
              </draw:polygon>
              <draw:polygon draw:style-name="gr925" draw:text-style-name="P3" draw:layer="layout" svg:width="2.967cm" svg:height="4.641cm" svg:x="2.551cm" svg:y="1.082cm" svg:viewBox="0 0 2968 4642" draw:points="175,0 2968,1615 2968,3835 2793,3935 2706,3885 2706,4137 1833,4642 960,4137 960,3935 1658,3532 1658,3280 0,2321 0,101">
                <text:p/>
              </draw:polygon>
            </draw:g>
          </draw:g>
          <draw:g>
            <draw:path draw:style-name="gr926" draw:text-style-name="P3" draw:layer="layout" svg:width="1.136cm" svg:height="0.604cm" svg:x="4.033cm" svg:y="6.38cm" svg:viewBox="0 0 1137 605" svg:d="M6 605c240 0 1131-252 1131-403 0-152-22-202-262-202 0 151-960 101-869 605z">
              <text:p/>
            </draw:path>
            <draw:g>
              <draw:polygon draw:style-name="gr927" draw:text-style-name="P3" draw:layer="layout" svg:width="3.752cm" svg:height="2.169cm" svg:x="1.242cm" svg:y="4.664cm" svg:viewBox="0 0 3753 2170" draw:points="2793,2170 0,555 960,0 3753,1615">
                <text:p/>
              </draw:polygon>
              <draw:polygon draw:style-name="gr863" draw:text-style-name="P4" draw:layer="layout" svg:width="2.53cm" svg:height="1.462cm" svg:x="1.504cm" svg:y="4.816cm" svg:viewBox="0 0 2531 1463" draw:points="0,404 698,0 2531,1060 1833,1463">
                <text:p/>
              </draw:polygon>
              <draw:polygon draw:style-name="gr863" draw:text-style-name="P4" draw:layer="layout" svg:width="1.221cm" svg:height="0.705cm" svg:x="3.511cm" svg:y="5.976cm" svg:viewBox="0 0 1222 706" draw:points="0,404 698,0 1222,303 524,706">
                <text:p/>
              </draw:polygon>
              <draw:polygon draw:style-name="gr928" draw:text-style-name="P3" draw:layer="layout" svg:width="0.959cm" svg:height="0.756cm" svg:x="4.035cm" svg:y="6.279cm" svg:viewBox="0 0 960 757" draw:points="0,757 0,555 960,0 960,202">
                <text:p/>
              </draw:polygon>
              <draw:line draw:style-name="gr929" draw:text-style-name="P3" draw:layer="layout" svg:x1="1.678cm" svg:y1="5.118cm" svg:x2="3.511cm" svg:y2="6.178cm">
                <text:p/>
              </draw:line>
              <draw:line draw:style-name="gr930" draw:text-style-name="P3" draw:layer="layout" svg:x1="1.853cm" svg:y1="5.017cm" svg:x2="3.686cm" svg:y2="6.077cm">
                <text:p/>
              </draw:line>
              <draw:line draw:style-name="gr931" draw:text-style-name="P3" draw:layer="layout" svg:x1="2.028cm" svg:y1="4.917cm" svg:x2="3.861cm" svg:y2="5.977cm">
                <text:p/>
              </draw:line>
              <draw:line draw:style-name="gr932" draw:text-style-name="P3" draw:layer="layout" svg:x1="3.686cm" svg:y1="5.875cm" svg:x2="3.861cm" svg:y2="5.774cm">
                <text:p/>
              </draw:line>
              <draw:line draw:style-name="gr933" draw:text-style-name="P3" draw:layer="layout" svg:x1="3.511cm" svg:y1="5.774cm" svg:x2="3.686cm" svg:y2="5.673cm">
                <text:p/>
              </draw:line>
              <draw:line draw:style-name="gr934" draw:text-style-name="P3" draw:layer="layout" svg:x1="3.337cm" svg:y1="5.674cm" svg:x2="3.512cm" svg:y2="5.573cm">
                <text:p/>
              </draw:line>
              <draw:line draw:style-name="gr935" draw:text-style-name="P3" draw:layer="layout" svg:x1="3.424cm" svg:y1="5.926cm" svg:x2="3.599cm" svg:y2="5.825cm">
                <text:p/>
              </draw:line>
              <draw:line draw:style-name="gr936" draw:text-style-name="P3" draw:layer="layout" svg:x1="3.25cm" svg:y1="5.825cm" svg:x2="3.425cm" svg:y2="5.724cm">
                <text:p/>
              </draw:line>
              <draw:line draw:style-name="gr937" draw:text-style-name="P3" draw:layer="layout" svg:x1="3.075cm" svg:y1="5.724cm" svg:x2="3.25cm" svg:y2="5.623cm">
                <text:p/>
              </draw:line>
              <draw:line draw:style-name="gr938" draw:text-style-name="P3" draw:layer="layout" svg:x1="3.162cm" svg:y1="5.573cm" svg:x2="3.337cm" svg:y2="5.472cm">
                <text:p/>
              </draw:line>
              <draw:line draw:style-name="gr939" draw:text-style-name="P3" draw:layer="layout" svg:x1="2.9cm" svg:y1="5.623cm" svg:x2="3.075cm" svg:y2="5.522cm">
                <text:p/>
              </draw:line>
              <draw:line draw:style-name="gr940" draw:text-style-name="P3" draw:layer="layout" svg:x1="2.988cm" svg:y1="5.472cm" svg:x2="3.163cm" svg:y2="5.371cm">
                <text:p/>
              </draw:line>
              <draw:line draw:style-name="gr941" draw:text-style-name="P3" draw:layer="layout" svg:x1="2.813cm" svg:y1="5.371cm" svg:x2="2.988cm" svg:y2="5.27cm">
                <text:p/>
              </draw:line>
              <draw:line draw:style-name="gr942" draw:text-style-name="P3" draw:layer="layout" svg:x1="2.639cm" svg:y1="5.27cm" svg:x2="2.814cm" svg:y2="5.169cm">
                <text:p/>
              </draw:line>
              <draw:line draw:style-name="gr943" draw:text-style-name="P3" draw:layer="layout" svg:x1="2.726cm" svg:y1="5.522cm" svg:x2="2.901cm" svg:y2="5.421cm">
                <text:p/>
              </draw:line>
              <draw:line draw:style-name="gr944" draw:text-style-name="P3" draw:layer="layout" svg:x1="2.551cm" svg:y1="5.421cm" svg:x2="2.726cm" svg:y2="5.32cm">
                <text:p/>
              </draw:line>
              <draw:line draw:style-name="gr945" draw:text-style-name="P3" draw:layer="layout" svg:x1="2.377cm" svg:y1="5.32cm" svg:x2="2.552cm" svg:y2="5.219cm">
                <text:p/>
              </draw:line>
              <draw:line draw:style-name="gr946" draw:text-style-name="P3" draw:layer="layout" svg:x1="2.464cm" svg:y1="5.169cm" svg:x2="2.639cm" svg:y2="5.068cm">
                <text:p/>
              </draw:line>
              <draw:line draw:style-name="gr947" draw:text-style-name="P3" draw:layer="layout" svg:x1="2.202cm" svg:y1="5.219cm" svg:x2="2.377cm" svg:y2="5.118cm">
                <text:p/>
              </draw:line>
              <draw:line draw:style-name="gr948" draw:text-style-name="P3" draw:layer="layout" svg:x1="2.289cm" svg:y1="5.068cm" svg:x2="2.464cm" svg:y2="4.967cm">
                <text:p/>
              </draw:line>
              <draw:line draw:style-name="gr949" draw:text-style-name="P3" draw:layer="layout" svg:x1="2.115cm" svg:y1="4.967cm" svg:x2="2.29cm" svg:y2="4.866cm">
                <text:p/>
              </draw:line>
              <draw:line draw:style-name="gr950" draw:text-style-name="P3" draw:layer="layout" svg:x1="2.028cm" svg:y1="5.118cm" svg:x2="2.203cm" svg:y2="5.017cm">
                <text:p/>
              </draw:line>
              <draw:line draw:style-name="gr951" draw:text-style-name="P3" draw:layer="layout" svg:x1="3.162cm" svg:y1="5.976cm" svg:x2="3.337cm" svg:y2="5.875cm">
                <text:p/>
              </draw:line>
              <draw:line draw:style-name="gr952" draw:text-style-name="P3" draw:layer="layout" svg:x1="2.988cm" svg:y1="5.875cm" svg:x2="3.163cm" svg:y2="5.774cm">
                <text:p/>
              </draw:line>
              <draw:line draw:style-name="gr953" draw:text-style-name="P3" draw:layer="layout" svg:x1="2.813cm" svg:y1="5.774cm" svg:x2="2.988cm" svg:y2="5.673cm">
                <text:p/>
              </draw:line>
              <draw:line draw:style-name="gr954" draw:text-style-name="P3" draw:layer="layout" svg:x1="2.726cm" svg:y1="5.926cm" svg:x2="2.901cm" svg:y2="5.825cm">
                <text:p/>
              </draw:line>
              <draw:line draw:style-name="gr955" draw:text-style-name="P3" draw:layer="layout" svg:x1="2.551cm" svg:y1="5.825cm" svg:x2="2.726cm" svg:y2="5.724cm">
                <text:p/>
              </draw:line>
              <draw:line draw:style-name="gr956" draw:text-style-name="P3" draw:layer="layout" svg:x1="2.639cm" svg:y1="5.674cm" svg:x2="2.814cm" svg:y2="5.573cm">
                <text:p/>
              </draw:line>
              <draw:line draw:style-name="gr957" draw:text-style-name="P3" draw:layer="layout" svg:x1="2.464cm" svg:y1="5.573cm" svg:x2="2.639cm" svg:y2="5.472cm">
                <text:p/>
              </draw:line>
              <draw:line draw:style-name="gr958" draw:text-style-name="P3" draw:layer="layout" svg:x1="2.289cm" svg:y1="5.472cm" svg:x2="2.464cm" svg:y2="5.371cm">
                <text:p/>
              </draw:line>
              <draw:line draw:style-name="gr959" draw:text-style-name="P3" draw:layer="layout" svg:x1="2.115cm" svg:y1="5.371cm" svg:x2="2.29cm" svg:y2="5.27cm">
                <text:p/>
              </draw:line>
              <draw:line draw:style-name="gr960" draw:text-style-name="P3" draw:layer="layout" svg:x1="1.853cm" svg:y1="5.421cm" svg:x2="2.028cm" svg:y2="5.32cm">
                <text:p/>
              </draw:line>
              <draw:line draw:style-name="gr961" draw:text-style-name="P3" draw:layer="layout" svg:x1="1.94cm" svg:y1="5.27cm" svg:x2="2.115cm" svg:y2="5.169cm">
                <text:p/>
              </draw:line>
              <draw:line draw:style-name="gr962" draw:text-style-name="P3" draw:layer="layout" svg:x1="1.678cm" svg:y1="5.32cm" svg:x2="1.853cm" svg:y2="5.219cm">
                <text:p/>
              </draw:line>
              <draw:line draw:style-name="gr963" draw:text-style-name="P3" draw:layer="layout" svg:x1="3.075cm" svg:y1="6.128cm" svg:x2="3.25cm" svg:y2="6.027cm">
                <text:p/>
              </draw:line>
              <draw:line draw:style-name="gr964" draw:text-style-name="P3" draw:layer="layout" svg:x1="2.9cm" svg:y1="6.027cm" svg:x2="3.075cm" svg:y2="5.926cm">
                <text:p/>
              </draw:line>
              <draw:line draw:style-name="gr965" draw:text-style-name="P3" draw:layer="layout" svg:x1="3.686cm" svg:y1="6.481cm" svg:x2="4.384cm" svg:y2="6.077cm">
                <text:p/>
              </draw:line>
              <draw:line draw:style-name="gr966" draw:text-style-name="P3" draw:layer="layout" svg:x1="3.861cm" svg:y1="6.582cm" svg:x2="4.559cm" svg:y2="6.178cm">
                <text:p/>
              </draw:line>
              <draw:line draw:style-name="gr967" draw:text-style-name="P3" draw:layer="layout" svg:x1="4.035cm" svg:y1="6.077cm" svg:x2="4.559cm" svg:y2="6.38cm">
                <text:p/>
              </draw:line>
              <draw:line draw:style-name="gr968" draw:text-style-name="P3" draw:layer="layout" svg:x1="3.861cm" svg:y1="6.178cm" svg:x2="4.385cm" svg:y2="6.481cm">
                <text:p/>
              </draw:line>
              <draw:line draw:style-name="gr969" draw:text-style-name="P3" draw:layer="layout" svg:x1="3.686cm" svg:y1="6.279cm" svg:x2="4.035cm" svg:y2="6.481cm">
                <text:p/>
              </draw:line>
              <draw:polygon draw:style-name="gr970" draw:text-style-name="P3" draw:layer="layout" svg:width="2.792cm" svg:height="1.815cm" svg:x="1.242cm" svg:y="5.219cm" svg:viewBox="0 0 2793 1816" draw:points="0,202 0,0 2793,1615 2793,1816">
                <text:p/>
              </draw:polygon>
              <draw:polygon draw:style-name="gr971" draw:text-style-name="P3" draw:layer="layout" svg:width="3.752cm" svg:height="2.37cm" svg:x="1.242cm" svg:y="4.664cm" svg:viewBox="0 0 3753 2371" draw:points="960,0 3753,1615 3753,1816 2793,2371 0,757 0,555">
                <text:p/>
              </draw:polygon>
            </draw:g>
          </draw:g>
        </draw:g>
        <draw:g>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972" draw:text-style-name="P3" draw:layer="layout" svg:width="2.276cm" svg:height="1.416cm" svg:x="9.55cm" svg:y="14.392cm" svg:viewBox="0 0 2277 1417" svg:d="M4 1417c240 0 2273-506 2273-962 0-455-547-455-788-455 0 152-1573 304-1485 1417z">
            <text:p/>
          </draw:path>
          <draw:g>
            <draw:polygon draw:style-name="gr973" draw:text-style-name="P3" draw:layer="layout" svg:width="4.114cm" svg:height="2.378cm" svg:x="7.1cm" svg:y="13.177cm" svg:viewBox="0 0 4115 2379" draw:points="2451,2379 0,962 1663,0 4115,1417">
              <text:p/>
            </draw:polygon>
            <draw:polygon draw:style-name="gr974" draw:text-style-name="P4" draw:layer="layout" svg:width="2.713cm" svg:height="1.568cm" svg:x="8.063cm" svg:y="13.43cm" svg:viewBox="0 0 2714 1569" draw:points="0,405 700,0 2714,1164 2014,1569">
              <text:p/>
            </draw:polygon>
            <draw:polygon draw:style-name="gr975" draw:text-style-name="P3" draw:layer="layout" svg:width="2.45cm" svg:height="3.643cm" svg:x="8.763cm" svg:y="10.951cm" svg:viewBox="0 0 2451 3644" draw:points="0,2227 0,0 2451,1417 2451,3644">
              <text:p/>
            </draw:polygon>
            <draw:polygon draw:style-name="gr976" draw:text-style-name="P3" draw:layer="layout" svg:width="2.275cm" svg:height="3.187cm" svg:x="8.851cm" svg:y="11.102cm" svg:viewBox="0 0 2276 3188" draw:points="0,1872 0,0 2276,1316 2276,3188">
              <text:p/>
            </draw:polygon>
            <draw:polygon draw:style-name="gr977" draw:text-style-name="P3" draw:layer="layout" svg:width="2.538cm" svg:height="1.467cm" svg:x="8.763cm" svg:y="10.9cm" svg:viewBox="0 0 2539 1468" draw:points="2451,1468 0,51 88,0 2539,1417">
              <text:p/>
            </draw:polygon>
            <draw:polygon draw:style-name="gr978" draw:text-style-name="P3" draw:layer="layout" svg:width="0.087cm" svg:height="2.276cm" svg:x="11.215cm" svg:y="12.317cm" svg:viewBox="0 0 88 2277" draw:points="0,2277 0,51 88,0 88,2227">
              <text:p/>
            </draw:polygon>
            <draw:polygon draw:style-name="gr979" draw:text-style-name="P3" draw:layer="layout" svg:width="1.662cm" svg:height="1.214cm" svg:x="9.551cm" svg:y="14.594cm" svg:viewBox="0 0 1663 1215" draw:points="0,1215 0,962 1663,0 1663,253">
              <text:p/>
            </draw:polygon>
            <draw:line draw:style-name="gr980" draw:text-style-name="P3" draw:layer="layout" svg:x1="8.238cm" svg:y1="13.734cm" svg:x2="10.252cm" svg:y2="14.898cm">
              <text:p/>
            </draw:line>
            <draw:line draw:style-name="gr981" draw:text-style-name="P3" draw:layer="layout" svg:x1="8.413cm" svg:y1="13.633cm" svg:x2="10.427cm" svg:y2="14.797cm">
              <text:p/>
            </draw:line>
            <draw:line draw:style-name="gr982" draw:text-style-name="P3" draw:layer="layout" svg:x1="8.588cm" svg:y1="13.532cm" svg:x2="10.602cm" svg:y2="14.696cm">
              <text:p/>
            </draw:line>
            <draw:line draw:style-name="gr983" draw:text-style-name="P3" draw:layer="layout" svg:x1="10.339cm" svg:y1="14.544cm" svg:x2="10.514cm" svg:y2="14.443cm">
              <text:p/>
            </draw:line>
            <draw:line draw:style-name="gr984" draw:text-style-name="P3" draw:layer="layout" svg:x1="10.164cm" svg:y1="14.442cm" svg:x2="10.339cm" svg:y2="14.341cm">
              <text:p/>
            </draw:line>
            <draw:line draw:style-name="gr985" draw:text-style-name="P3" draw:layer="layout" svg:x1="9.989cm" svg:y1="14.341cm" svg:x2="10.164cm" svg:y2="14.24cm">
              <text:p/>
            </draw:line>
            <draw:line draw:style-name="gr986" draw:text-style-name="P3" draw:layer="layout" svg:x1="10.077cm" svg:y1="14.594cm" svg:x2="10.252cm" svg:y2="14.493cm">
              <text:p/>
            </draw:line>
            <draw:line draw:style-name="gr987" draw:text-style-name="P3" draw:layer="layout" svg:x1="9.902cm" svg:y1="14.493cm" svg:x2="10.077cm" svg:y2="14.392cm">
              <text:p/>
            </draw:line>
            <draw:line draw:style-name="gr988" draw:text-style-name="P3" draw:layer="layout" svg:x1="9.727cm" svg:y1="14.392cm" svg:x2="9.902cm" svg:y2="14.291cm">
              <text:p/>
            </draw:line>
            <draw:line draw:style-name="gr989" draw:text-style-name="P3" draw:layer="layout" svg:x1="9.814cm" svg:y1="14.24cm" svg:x2="9.989cm" svg:y2="14.139cm">
              <text:p/>
            </draw:line>
            <draw:line draw:style-name="gr990" draw:text-style-name="P3" draw:layer="layout" svg:x1="9.551cm" svg:y1="14.29cm" svg:x2="9.726cm" svg:y2="14.189cm">
              <text:p/>
            </draw:line>
            <draw:line draw:style-name="gr991" draw:text-style-name="P3" draw:layer="layout" svg:x1="9.639cm" svg:y1="14.139cm" svg:x2="9.814cm" svg:y2="14.038cm">
              <text:p/>
            </draw:line>
            <draw:line draw:style-name="gr992" draw:text-style-name="P3" draw:layer="layout" svg:x1="9.464cm" svg:y1="14.037cm" svg:x2="9.639cm" svg:y2="13.936cm">
              <text:p/>
            </draw:line>
            <draw:line draw:style-name="gr993" draw:text-style-name="P3" draw:layer="layout" svg:x1="9.289cm" svg:y1="13.936cm" svg:x2="9.464cm" svg:y2="13.835cm">
              <text:p/>
            </draw:line>
            <draw:line draw:style-name="gr994" draw:text-style-name="P3" draw:layer="layout" svg:x1="9.376cm" svg:y1="14.189cm" svg:x2="9.551cm" svg:y2="14.088cm">
              <text:p/>
            </draw:line>
            <draw:line draw:style-name="gr995" draw:text-style-name="P3" draw:layer="layout" svg:x1="9.201cm" svg:y1="14.088cm" svg:x2="9.376cm" svg:y2="13.987cm">
              <text:p/>
            </draw:line>
            <draw:line draw:style-name="gr996" draw:text-style-name="P3" draw:layer="layout" svg:x1="9.026cm" svg:y1="13.987cm" svg:x2="9.201cm" svg:y2="13.886cm">
              <text:p/>
            </draw:line>
            <draw:line draw:style-name="gr997" draw:text-style-name="P3" draw:layer="layout" svg:x1="9.114cm" svg:y1="13.835cm" svg:x2="9.289cm" svg:y2="13.734cm">
              <text:p/>
            </draw:line>
            <draw:line draw:style-name="gr998" draw:text-style-name="P3" draw:layer="layout" svg:x1="8.851cm" svg:y1="13.886cm" svg:x2="9.026cm" svg:y2="13.785cm">
              <text:p/>
            </draw:line>
            <draw:line draw:style-name="gr999" draw:text-style-name="P3" draw:layer="layout" svg:x1="8.939cm" svg:y1="13.734cm" svg:x2="9.114cm" svg:y2="13.633cm">
              <text:p/>
            </draw:line>
            <draw:line draw:style-name="gr1000" draw:text-style-name="P3" draw:layer="layout" svg:x1="8.763cm" svg:y1="13.633cm" svg:x2="8.938cm" svg:y2="13.532cm">
              <text:p/>
            </draw:line>
            <draw:line draw:style-name="gr1001" draw:text-style-name="P3" draw:layer="layout" svg:x1="8.676cm" svg:y1="13.784cm" svg:x2="8.851cm" svg:y2="13.683cm">
              <text:p/>
            </draw:line>
            <draw:line draw:style-name="gr1002" draw:text-style-name="P3" draw:layer="layout" svg:x1="9.814cm" svg:y1="14.645cm" svg:x2="9.989cm" svg:y2="14.544cm">
              <text:p/>
            </draw:line>
            <draw:line draw:style-name="gr1003" draw:text-style-name="P3" draw:layer="layout" svg:x1="9.639cm" svg:y1="14.544cm" svg:x2="9.814cm" svg:y2="14.443cm">
              <text:p/>
            </draw:line>
            <draw:line draw:style-name="gr1004" draw:text-style-name="P3" draw:layer="layout" svg:x1="9.464cm" svg:y1="14.442cm" svg:x2="9.639cm" svg:y2="14.341cm">
              <text:p/>
            </draw:line>
            <draw:line draw:style-name="gr1005" draw:text-style-name="P3" draw:layer="layout" svg:x1="9.376cm" svg:y1="14.594cm" svg:x2="9.551cm" svg:y2="14.493cm">
              <text:p/>
            </draw:line>
            <draw:line draw:style-name="gr1006" draw:text-style-name="P3" draw:layer="layout" svg:x1="9.201cm" svg:y1="14.493cm" svg:x2="9.376cm" svg:y2="14.392cm">
              <text:p/>
            </draw:line>
            <draw:line draw:style-name="gr1007" draw:text-style-name="P3" draw:layer="layout" svg:x1="9.289cm" svg:y1="14.341cm" svg:x2="9.464cm" svg:y2="14.24cm">
              <text:p/>
            </draw:line>
            <draw:line draw:style-name="gr1008" draw:text-style-name="P3" draw:layer="layout" svg:x1="9.114cm" svg:y1="14.24cm" svg:x2="9.289cm" svg:y2="14.139cm">
              <text:p/>
            </draw:line>
            <draw:line draw:style-name="gr1009" draw:text-style-name="P3" draw:layer="layout" svg:x1="8.939cm" svg:y1="14.139cm" svg:x2="9.114cm" svg:y2="14.038cm">
              <text:p/>
            </draw:line>
            <draw:line draw:style-name="gr1010" draw:text-style-name="P3" draw:layer="layout" svg:x1="8.763cm" svg:y1="14.037cm" svg:x2="8.938cm" svg:y2="13.936cm">
              <text:p/>
            </draw:line>
            <draw:line draw:style-name="gr1011" draw:text-style-name="P3" draw:layer="layout" svg:x1="8.501cm" svg:y1="14.088cm" svg:x2="8.676cm" svg:y2="13.987cm">
              <text:p/>
            </draw:line>
            <draw:line draw:style-name="gr1012" draw:text-style-name="P3" draw:layer="layout" svg:x1="8.588cm" svg:y1="13.936cm" svg:x2="8.763cm" svg:y2="13.835cm">
              <text:p/>
            </draw:line>
            <draw:line draw:style-name="gr1013" draw:text-style-name="P3" draw:layer="layout" svg:x1="8.326cm" svg:y1="13.987cm" svg:x2="8.501cm" svg:y2="13.886cm">
              <text:p/>
            </draw:line>
            <draw:line draw:style-name="gr1014" draw:text-style-name="P3" draw:layer="layout" svg:x1="9.727cm" svg:y1="14.797cm" svg:x2="9.902cm" svg:y2="14.696cm">
              <text:p/>
            </draw:line>
            <draw:line draw:style-name="gr1015" draw:text-style-name="P3" draw:layer="layout" svg:x1="9.551cm" svg:y1="14.695cm" svg:x2="9.726cm" svg:y2="14.594cm">
              <text:p/>
            </draw:line>
            <draw:polygon draw:style-name="gr1016" draw:text-style-name="P3" draw:layer="layout" svg:width="2.45cm" svg:height="1.669cm" svg:x="7.1cm" svg:y="14.139cm" svg:viewBox="0 0 2451 1670" draw:points="0,253 0,0 2451,1417 2451,1670">
              <text:p/>
            </draw:polygon>
            <draw:polygon draw:style-name="gr1017" draw:text-style-name="P3" draw:layer="layout" svg:width="4.201cm" svg:height="4.908cm" svg:x="7.1cm" svg:y="10.9cm" svg:viewBox="0 0 4202 4909" draw:points="1751,0 4202,1417 4202,3644 4115,3694 4115,3947 2451,4909 0,3492 0,3239 1663,2277 1663,51">
              <text:p/>
            </draw:polygon>
            <draw:polygon draw:style-name="gr1018" draw:text-style-name="P3" draw:layer="layout" svg:width="1.05cm" svg:height="0.606cm" svg:x="8.151cm" svg:y="14.291cm" svg:viewBox="0 0 1051 607" draw:points="0,253 438,0 1051,354 613,607">
              <text:p/>
            </draw:polygon>
            <draw:line draw:style-name="gr1019" draw:text-style-name="P3" draw:layer="layout" svg:x1="10.252cm" svg:y1="14.695cm" svg:x2="10.427cm" svg:y2="14.594cm">
              <text:p/>
            </draw:line>
            <draw:line draw:style-name="gr1020" draw:text-style-name="P3" draw:layer="layout" svg:x1="9.989cm" svg:y1="14.746cm" svg:x2="10.164cm" svg:y2="14.645cm">
              <text:p/>
            </draw:line>
          </draw:g>
        </draw:g>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1021" draw:text-style-name="P3" draw:layer="layout" svg:width="0.963cm" svg:height="0.609cm" svg:x="11.063cm" svg:y="10.289cm" svg:viewBox="0 0 964 610" svg:d="M0 610c242 0 964-203 964-356 0-152-22-254-264-254 0 153-704 153-700 610z">
              <text:p/>
            </draw:path>
            <draw:g>
              <draw:polygon draw:style-name="gr1022" draw:text-style-name="P3" draw:layer="layout" svg:width="0.439cm" svg:height="0.508cm" svg:x="10.707cm" svg:y="10.391cm" svg:viewBox="0 0 440 509" draw:points="0,305 88,0 440,203 352,509">
                <text:p/>
              </draw:polygon>
              <draw:polygon draw:style-name="gr1023" draw:text-style-name="P3" draw:layer="layout" svg:width="0.967cm" svg:height="0.558cm" svg:x="10.795cm" svg:y="10.035cm" svg:viewBox="0 0 968 559" draw:points="0,356 176,203 440,51 616,0 968,203 792,254 528,407 352,559">
                <text:p/>
              </draw:polygon>
              <draw:path draw:style-name="gr1024" draw:text-style-name="P3" draw:layer="layout" svg:width="0.791cm" svg:height="0.66cm" svg:x="11.059cm" svg:y="10.238cm" svg:viewBox="0 0 792 661" svg:d="M792 203c0-305-176-203-352-101-176 101-352 101-440 559 0 0 352-203 792-458z">
                <text:p/>
              </draw:path>
              <draw:path draw:style-name="gr1025" draw:text-style-name="P3" draw:layer="layout" svg:width="1.143cm" svg:height="0.864cm" svg:x="10.707cm" svg:y="10.035cm" svg:viewBox="0 0 1144 865" svg:d="M704 0c-176 51-176 51-352 153-88 50-264 101-352 508 176 102 176 102 352 204 101-47 616-356 792-458 0-254-176-254-440-407z">
                <text:p/>
              </draw:path>
            </draw:g>
          </draw:g>
          <draw:g>
            <draw:path draw:style-name="gr1026" draw:text-style-name="P3" draw:layer="layout" svg:width="1.583cm" svg:height="1.22cm" svg:x="10.267cm" svg:y="7.848cm" svg:viewBox="0 0 1584 1221" svg:d="M6 1221c241 0 1578-51 1578-509s-460-712-701-712c0 153-965 102-877 1221z">
              <text:p/>
            </draw:path>
            <draw:g>
              <draw:polygon draw:style-name="gr1027" draw:text-style-name="P3" draw:layer="layout" svg:width="0.879cm" svg:height="0.711cm" svg:x="9.387cm" svg:y="8.357cm" svg:viewBox="0 0 880 712" draw:points="0,203 0,0 880,509 880,712">
                <text:p/>
              </draw:polygon>
              <draw:polygon draw:style-name="gr1028" draw:text-style-name="P3" draw:layer="layout" svg:width="0.879cm" svg:height="0.864cm" svg:x="10.091cm" svg:y="7.594cm" svg:viewBox="0 0 880 865" draw:points="0,356 0,0 880,509 880,865">
                <text:p/>
              </draw:polygon>
              <draw:polygon draw:style-name="gr1029" draw:text-style-name="P3" draw:layer="layout" svg:width="1.583cm" svg:height="0.914cm" svg:x="9.387cm" svg:y="7.95cm" svg:viewBox="0 0 1584 915" draw:points="0,407 704,0 1584,509 880,915">
                <text:p/>
              </draw:polygon>
              <draw:polygon draw:style-name="gr1030" draw:text-style-name="P3" draw:layer="layout" svg:width="0.879cm" svg:height="0.864cm" svg:x="10.267cm" svg:y="8.204cm" svg:viewBox="0 0 880 865" draw:points="0,865 0,661 704,254 704,0 880,102 880,356">
                <text:p/>
              </draw:polygon>
              <draw:polygon draw:style-name="gr1031" draw:text-style-name="P3" draw:layer="layout" svg:width="2.814cm" svg:height="3.864cm" svg:x="8.42cm" svg:y="4.492cm" svg:viewBox="0 0 2815 3865" draw:points="0,2238 0,0 2815,1627 2815,3865">
                <text:p/>
              </draw:polygon>
              <draw:polygon draw:style-name="gr1032" draw:text-style-name="P3" draw:layer="layout" svg:width="2.638cm" svg:height="3.559cm" svg:x="8.508cm" svg:y="4.644cm" svg:viewBox="0 0 2639 3560" draw:points="0,2034 0,0 2639,1526 2639,3560">
                <text:p/>
              </draw:polygon>
              <draw:polygon draw:style-name="gr1033" draw:text-style-name="P3" draw:layer="layout" svg:width="2.99cm" svg:height="1.728cm" svg:x="8.42cm" svg:y="4.39cm" svg:viewBox="0 0 2991 1729" draw:points="2815,1729 0,102 176,0 2991,1627">
                <text:p/>
              </draw:polygon>
              <draw:polygon draw:style-name="gr1034" draw:text-style-name="P3" draw:layer="layout" svg:width="0.175cm" svg:height="2.338cm" svg:x="11.235cm" svg:y="6.017cm" svg:viewBox="0 0 176 2339" draw:points="0,2339 0,102 176,0 176,2238">
                <text:p/>
              </draw:polygon>
              <draw:polygon draw:style-name="gr1035" draw:text-style-name="P3" draw:layer="layout" svg:width="2.99cm" svg:height="4.678cm" svg:x="8.42cm" svg:y="4.39cm" svg:viewBox="0 0 2991 4679" draw:points="176,0 2991,1627 2991,3865 2815,3967 2727,3916 2727,4170 1848,4679 968,4170 968,3967 1672,3560 1672,3306 0,2339 0,102">
                <text:p/>
              </draw:polygon>
            </draw:g>
          </draw:g>
          <draw:g>
            <draw:path draw:style-name="gr1036" draw:text-style-name="P3" draw:layer="layout" svg:width="1.145cm" svg:height="0.609cm" svg:x="9.913cm" svg:y="9.73cm" svg:viewBox="0 0 1146 610" svg:d="M6 610c242 0 1140-254 1140-407 0-152-22-203-264-203 0 153-967 102-876 610z">
              <text:p/>
            </draw:path>
            <draw:g>
              <draw:polygon draw:style-name="gr1037" draw:text-style-name="P3" draw:layer="layout" svg:width="3.782cm" svg:height="2.186cm" svg:x="7.1cm" svg:y="8.001cm" svg:viewBox="0 0 3783 2187" draw:points="2815,2187 0,559 968,0 3783,1627">
                <text:p/>
              </draw:polygon>
              <draw:polygon draw:style-name="gr1038" draw:text-style-name="P4" draw:layer="layout" svg:width="2.55cm" svg:height="1.474cm" svg:x="7.364cm" svg:y="8.153cm" svg:viewBox="0 0 2551 1475" draw:points="0,407 704,0 2551,1068 1848,1475">
                <text:p/>
              </draw:polygon>
              <draw:polygon draw:style-name="gr1038" draw:text-style-name="P4" draw:layer="layout" svg:width="1.231cm" svg:height="0.711cm" svg:x="9.387cm" svg:y="9.323cm" svg:viewBox="0 0 1232 712" draw:points="0,407 704,0 1232,305 528,712">
                <text:p/>
              </draw:polygon>
              <draw:polygon draw:style-name="gr1039" draw:text-style-name="P3" draw:layer="layout" svg:width="0.967cm" svg:height="0.762cm" svg:x="9.915cm" svg:y="9.628cm" svg:viewBox="0 0 968 763" draw:points="0,763 0,559 968,0 968,203">
                <text:p/>
              </draw:polygon>
              <draw:line draw:style-name="gr1040" draw:text-style-name="P3" draw:layer="layout" svg:x1="7.54cm" svg:y1="8.458cm" svg:x2="9.388cm" svg:y2="9.526cm">
                <text:p/>
              </draw:line>
              <draw:line draw:style-name="gr1041" draw:text-style-name="P3" draw:layer="layout" svg:x1="7.716cm" svg:y1="8.357cm" svg:x2="9.564cm" svg:y2="9.425cm">
                <text:p/>
              </draw:line>
              <draw:line draw:style-name="gr1042" draw:text-style-name="P3" draw:layer="layout" svg:x1="7.892cm" svg:y1="8.255cm" svg:x2="9.74cm" svg:y2="9.323cm">
                <text:p/>
              </draw:line>
              <draw:line draw:style-name="gr1043" draw:text-style-name="P3" draw:layer="layout" svg:x1="9.563cm" svg:y1="9.222cm" svg:x2="9.739cm" svg:y2="9.12cm">
                <text:p/>
              </draw:line>
              <draw:line draw:style-name="gr1044" draw:text-style-name="P3" draw:layer="layout" svg:x1="9.387cm" svg:y1="9.12cm" svg:x2="9.563cm" svg:y2="9.018cm">
                <text:p/>
              </draw:line>
              <draw:line draw:style-name="gr1045" draw:text-style-name="P3" draw:layer="layout" svg:x1="9.211cm" svg:y1="9.018cm" svg:x2="9.387cm" svg:y2="8.916cm">
                <text:p/>
              </draw:line>
              <draw:line draw:style-name="gr1046" draw:text-style-name="P3" draw:layer="layout" svg:x1="9.299cm" svg:y1="9.272cm" svg:x2="9.475cm" svg:y2="9.17cm">
                <text:p/>
              </draw:line>
              <draw:line draw:style-name="gr1047" draw:text-style-name="P3" draw:layer="layout" svg:x1="9.124cm" svg:y1="9.171cm" svg:x2="9.3cm" svg:y2="9.069cm">
                <text:p/>
              </draw:line>
              <draw:line draw:style-name="gr1048" draw:text-style-name="P3" draw:layer="layout" svg:x1="8.948cm" svg:y1="9.069cm" svg:x2="9.124cm" svg:y2="8.967cm">
                <text:p/>
              </draw:line>
              <draw:line draw:style-name="gr1049" draw:text-style-name="P3" draw:layer="layout" svg:x1="9.036cm" svg:y1="8.916cm" svg:x2="9.212cm" svg:y2="8.814cm">
                <text:p/>
              </draw:line>
              <draw:line draw:style-name="gr1050" draw:text-style-name="P3" draw:layer="layout" svg:x1="8.772cm" svg:y1="8.967cm" svg:x2="8.948cm" svg:y2="8.865cm">
                <text:p/>
              </draw:line>
              <draw:line draw:style-name="gr1051" draw:text-style-name="P3" draw:layer="layout" svg:x1="8.86cm" svg:y1="8.815cm" svg:x2="9.036cm" svg:y2="8.713cm">
                <text:p/>
              </draw:line>
              <draw:line draw:style-name="gr1052" draw:text-style-name="P3" draw:layer="layout" svg:x1="8.684cm" svg:y1="8.713cm" svg:x2="8.86cm" svg:y2="8.611cm">
                <text:p/>
              </draw:line>
              <draw:line draw:style-name="gr1053" draw:text-style-name="P3" draw:layer="layout" svg:x1="8.508cm" svg:y1="8.611cm" svg:x2="8.684cm" svg:y2="8.509cm">
                <text:p/>
              </draw:line>
              <draw:line draw:style-name="gr1054" draw:text-style-name="P3" draw:layer="layout" svg:x1="8.596cm" svg:y1="8.866cm" svg:x2="8.772cm" svg:y2="8.764cm">
                <text:p/>
              </draw:line>
              <draw:line draw:style-name="gr1055" draw:text-style-name="P3" draw:layer="layout" svg:x1="8.42cm" svg:y1="8.764cm" svg:x2="8.596cm" svg:y2="8.662cm">
                <text:p/>
              </draw:line>
              <draw:line draw:style-name="gr1056" draw:text-style-name="P3" draw:layer="layout" svg:x1="8.244cm" svg:y1="8.662cm" svg:x2="8.42cm" svg:y2="8.56cm">
                <text:p/>
              </draw:line>
              <draw:line draw:style-name="gr1057" draw:text-style-name="P3" draw:layer="layout" svg:x1="8.332cm" svg:y1="8.51cm" svg:x2="8.508cm" svg:y2="8.408cm">
                <text:p/>
              </draw:line>
              <draw:line draw:style-name="gr1058" draw:text-style-name="P3" draw:layer="layout" svg:x1="8.068cm" svg:y1="8.56cm" svg:x2="8.244cm" svg:y2="8.458cm">
                <text:p/>
              </draw:line>
              <draw:line draw:style-name="gr1059" draw:text-style-name="P3" draw:layer="layout" svg:x1="8.156cm" svg:y1="8.408cm" svg:x2="8.332cm" svg:y2="8.306cm">
                <text:p/>
              </draw:line>
              <draw:line draw:style-name="gr1060" draw:text-style-name="P3" draw:layer="layout" svg:x1="7.98cm" svg:y1="8.306cm" svg:x2="8.156cm" svg:y2="8.204cm">
                <text:p/>
              </draw:line>
              <draw:line draw:style-name="gr1061" draw:text-style-name="P3" draw:layer="layout" svg:x1="7.892cm" svg:y1="8.459cm" svg:x2="8.068cm" svg:y2="8.357cm">
                <text:p/>
              </draw:line>
              <draw:line draw:style-name="gr1062" draw:text-style-name="P3" draw:layer="layout" svg:x1="9.036cm" svg:y1="9.323cm" svg:x2="9.212cm" svg:y2="9.221cm">
                <text:p/>
              </draw:line>
              <draw:line draw:style-name="gr1063" draw:text-style-name="P3" draw:layer="layout" svg:x1="8.86cm" svg:y1="9.222cm" svg:x2="9.036cm" svg:y2="9.12cm">
                <text:p/>
              </draw:line>
              <draw:line draw:style-name="gr1064" draw:text-style-name="P3" draw:layer="layout" svg:x1="8.684cm" svg:y1="9.12cm" svg:x2="8.86cm" svg:y2="9.018cm">
                <text:p/>
              </draw:line>
              <draw:line draw:style-name="gr1065" draw:text-style-name="P3" draw:layer="layout" svg:x1="8.596cm" svg:y1="9.272cm" svg:x2="8.772cm" svg:y2="9.17cm">
                <text:p/>
              </draw:line>
              <draw:line draw:style-name="gr1066" draw:text-style-name="P3" draw:layer="layout" svg:x1="8.42cm" svg:y1="9.171cm" svg:x2="8.596cm" svg:y2="9.069cm">
                <text:p/>
              </draw:line>
              <draw:line draw:style-name="gr1067" draw:text-style-name="P3" draw:layer="layout" svg:x1="8.508cm" svg:y1="9.018cm" svg:x2="8.684cm" svg:y2="8.916cm">
                <text:p/>
              </draw:line>
              <draw:line draw:style-name="gr1068" draw:text-style-name="P3" draw:layer="layout" svg:x1="8.332cm" svg:y1="8.916cm" svg:x2="8.508cm" svg:y2="8.814cm">
                <text:p/>
              </draw:line>
              <draw:line draw:style-name="gr1069" draw:text-style-name="P3" draw:layer="layout" svg:x1="8.156cm" svg:y1="8.815cm" svg:x2="8.332cm" svg:y2="8.713cm">
                <text:p/>
              </draw:line>
              <draw:line draw:style-name="gr1070" draw:text-style-name="P3" draw:layer="layout" svg:x1="7.98cm" svg:y1="8.713cm" svg:x2="8.156cm" svg:y2="8.611cm">
                <text:p/>
              </draw:line>
              <draw:line draw:style-name="gr1071" draw:text-style-name="P3" draw:layer="layout" svg:x1="7.716cm" svg:y1="8.764cm" svg:x2="7.892cm" svg:y2="8.662cm">
                <text:p/>
              </draw:line>
              <draw:line draw:style-name="gr1072" draw:text-style-name="P3" draw:layer="layout" svg:x1="7.804cm" svg:y1="8.611cm" svg:x2="7.98cm" svg:y2="8.509cm">
                <text:p/>
              </draw:line>
              <draw:line draw:style-name="gr1073" draw:text-style-name="P3" draw:layer="layout" svg:x1="7.54cm" svg:y1="8.662cm" svg:x2="7.716cm" svg:y2="8.56cm">
                <text:p/>
              </draw:line>
              <draw:line draw:style-name="gr1074" draw:text-style-name="P3" draw:layer="layout" svg:x1="8.948cm" svg:y1="9.476cm" svg:x2="9.124cm" svg:y2="9.374cm">
                <text:p/>
              </draw:line>
              <draw:line draw:style-name="gr1075" draw:text-style-name="P3" draw:layer="layout" svg:x1="8.772cm" svg:y1="9.374cm" svg:x2="8.948cm" svg:y2="9.272cm">
                <text:p/>
              </draw:line>
              <draw:line draw:style-name="gr1076" draw:text-style-name="P3" draw:layer="layout" svg:x1="9.563cm" svg:y1="9.832cm" svg:x2="10.267cm" svg:y2="9.425cm">
                <text:p/>
              </draw:line>
              <draw:line draw:style-name="gr1077" draw:text-style-name="P3" draw:layer="layout" svg:x1="9.739cm" svg:y1="9.933cm" svg:x2="10.443cm" svg:y2="9.526cm">
                <text:p/>
              </draw:line>
              <draw:line draw:style-name="gr1078" draw:text-style-name="P3" draw:layer="layout" svg:x1="9.915cm" svg:y1="9.425cm" svg:x2="10.443cm" svg:y2="9.73cm">
                <text:p/>
              </draw:line>
              <draw:line draw:style-name="gr1079" draw:text-style-name="P3" draw:layer="layout" svg:x1="9.739cm" svg:y1="9.526cm" svg:x2="10.267cm" svg:y2="9.831cm">
                <text:p/>
              </draw:line>
              <draw:line draw:style-name="gr1080" draw:text-style-name="P3" draw:layer="layout" svg:x1="9.563cm" svg:y1="9.628cm" svg:x2="9.915cm" svg:y2="9.831cm">
                <text:p/>
              </draw:line>
              <draw:polygon draw:style-name="gr1081" draw:text-style-name="P3" draw:layer="layout" svg:width="2.814cm" svg:height="1.83cm" svg:x="7.1cm" svg:y="8.56cm" svg:viewBox="0 0 2815 1831" draw:points="0,203 0,0 2815,1627 2815,1831">
                <text:p/>
              </draw:polygon>
              <draw:polygon draw:style-name="gr1082" draw:text-style-name="P3" draw:layer="layout" svg:width="3.782cm" svg:height="2.389cm" svg:x="7.1cm" svg:y="8.001cm" svg:viewBox="0 0 3783 2390" draw:points="968,0 3783,1627 3783,1831 2815,2390 0,763 0,559">
                <text:p/>
              </draw:polygon>
            </draw:g>
          </draw:g>
        </draw:g>
        <draw:g>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083" draw:text-style-name="P3" draw:layer="layout" svg:width="0.478cm" svg:height="0.466cm" svg:x="6.135cm" svg:y="13.373cm" svg:viewBox="0 0 479 467" svg:d="M30 467c246 0 522-52 432-259-89-208-123-208-369-208 0 156-157-52-63 467z">
            <text:p/>
          </draw:path>
          <draw:g>
            <draw:polygon draw:style-name="gr1084" draw:text-style-name="P3" draw:layer="layout" svg:width="0.628cm" svg:height="1.557cm" svg:x="5.509cm" svg:y="12.282cm" svg:viewBox="0 0 629 1558" draw:points="0,1195 0,0 629,364 629,1558">
              <text:p/>
            </draw:polygon>
            <draw:polygon draw:style-name="gr1085" draw:text-style-name="P3" draw:layer="layout" svg:width="0.448cm" svg:height="1.09cm" svg:x="5.599cm" svg:y="12.438cm" svg:viewBox="0 0 449 1091" draw:points="0,831 0,0 449,260 449,1091">
              <text:p/>
            </draw:polygon>
            <draw:polygon draw:style-name="gr1086" draw:text-style-name="P3" draw:layer="layout" svg:width="0.718cm" svg:height="0.414cm" svg:x="5.509cm" svg:y="12.23cm" svg:viewBox="0 0 719 415" draw:points="629,415 0,52 90,0 719,364">
              <text:p/>
            </draw:polygon>
            <draw:polygon draw:style-name="gr1087" draw:text-style-name="P3" draw:layer="layout" svg:width="0.089cm" svg:height="1.245cm" svg:x="6.138cm" svg:y="12.594cm" svg:viewBox="0 0 90 1246" draw:points="0,1246 0,52 90,0 90,1195">
              <text:p/>
            </draw:polygon>
            <draw:polygon draw:style-name="gr1088" draw:text-style-name="P3" draw:layer="layout" svg:width="0.718cm" svg:height="1.609cm" svg:x="5.509cm" svg:y="12.23cm" svg:viewBox="0 0 719 1610" draw:points="90,0 719,364 719,1558 629,1610 0,1246 0,52">
              <text:p/>
            </draw:polygon>
            <draw:line draw:style-name="gr1089" draw:text-style-name="P3" draw:layer="layout" svg:x1="5.689cm" svg:y1="13.425cm" svg:x2="5.959cm" svg:y2="13.581cm">
              <text:p/>
            </draw:line>
          </draw:g>
        </draw:g>
        <draw:g>
          <draw:glue-point draw:id="4" svg:x="1.963cm" svg:y="1.206cm"/>
          <draw:glue-point draw:id="5" svg:x="-4.998cm" svg:y="-0.517cm"/>
          <draw:glue-point draw:id="6" svg:x="-1.02cm" svg:y="-4.137cm"/>
          <draw:glue-point draw:id="7" svg:x="-2.014cm" svg:y="3.965cm"/>
          <draw:glue-point draw:id="8" svg:x="-4.004cm" svg:y="-5cm"/>
          <draw:path draw:style-name="gr1090" draw:text-style-name="P3" draw:layer="layout" svg:width="0.406cm" svg:height="0.377cm" svg:x="13.063cm" svg:y="15.352cm" svg:viewBox="0 0 407 378" svg:d="M27 378c257 0 380-108 380-216s-93-162-280-162c0 162-197-162-100 378z">
            <text:p/>
          </draw:path>
          <draw:g>
            <draw:polygon draw:style-name="gr1091" draw:text-style-name="P3" draw:layer="layout" svg:width="1.121cm" svg:height="3.025cm" svg:x="11.964cm" svg:y="12.704cm" svg:viewBox="0 0 1122 3026" draw:points="0,2378 0,0 1122,648 1122,3026">
              <text:p/>
            </draw:polygon>
            <draw:polygon draw:style-name="gr1092" draw:text-style-name="P3" draw:layer="layout" svg:width="0.934cm" svg:height="2.701cm" svg:x="12.057cm" svg:y="12.866cm" svg:viewBox="0 0 935 2702" draw:points="0,2161 0,0 935,540 935,2702">
              <text:p/>
            </draw:polygon>
            <draw:polygon draw:style-name="gr1093" draw:text-style-name="P3" draw:layer="layout" svg:width="1.225cm" svg:height="0.701cm" svg:x="11.964cm" svg:y="12.65cm" svg:viewBox="0 0 1226 702" draw:points="1122,702 0,54 104,0 1226,648">
              <text:p/>
            </draw:polygon>
            <draw:polygon draw:style-name="gr1094" draw:text-style-name="P3" draw:layer="layout" svg:width="0.103cm" svg:height="2.431cm" svg:x="13.086cm" svg:y="13.298cm" svg:viewBox="0 0 104 2432" draw:points="0,2432 0,54 104,0 104,2378">
              <text:p/>
            </draw:polygon>
            <draw:polygon draw:style-name="gr1095" draw:text-style-name="P3" draw:layer="layout" svg:width="1.225cm" svg:height="3.079cm" svg:x="11.964cm" svg:y="12.65cm" svg:viewBox="0 0 1226 3080" draw:points="104,0 1226,648 1226,3026 1122,3080 0,2432 0,54">
              <text:p/>
            </draw:polygon>
          </draw:g>
        </draw:g>
        <draw:g>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096" draw:text-style-name="P3" draw:layer="layout" svg:width="0.478cm" svg:height="0.466cm" svg:x="11.969cm" svg:y="16.733cm" svg:viewBox="0 0 479 467" svg:d="M30 467c246 0 522-52 432-259-89-208-123-208-369-208 0 156-157-52-63 467z">
            <text:p/>
          </draw:path>
          <draw:g>
            <draw:polygon draw:style-name="gr1097" draw:text-style-name="P3" draw:layer="layout" svg:width="0.628cm" svg:height="1.557cm" svg:x="11.343cm" svg:y="15.642cm" svg:viewBox="0 0 629 1558" draw:points="0,1195 0,0 629,364 629,1558">
              <text:p/>
            </draw:polygon>
            <draw:polygon draw:style-name="gr1098" draw:text-style-name="P3" draw:layer="layout" svg:width="0.448cm" svg:height="1.09cm" svg:x="11.433cm" svg:y="15.798cm" svg:viewBox="0 0 449 1091" draw:points="0,831 0,0 449,260 449,1091">
              <text:p/>
            </draw:polygon>
            <draw:polygon draw:style-name="gr1099" draw:text-style-name="P3" draw:layer="layout" svg:width="0.718cm" svg:height="0.414cm" svg:x="11.343cm" svg:y="15.59cm" svg:viewBox="0 0 719 415" draw:points="629,415 0,52 90,0 719,364">
              <text:p/>
            </draw:polygon>
            <draw:polygon draw:style-name="gr1100" draw:text-style-name="P3" draw:layer="layout" svg:width="0.089cm" svg:height="1.245cm" svg:x="11.972cm" svg:y="15.954cm" svg:viewBox="0 0 90 1246" draw:points="0,1246 0,52 90,0 90,1195">
              <text:p/>
            </draw:polygon>
            <draw:polygon draw:style-name="gr1101" draw:text-style-name="P3" draw:layer="layout" svg:width="0.718cm" svg:height="1.609cm" svg:x="11.343cm" svg:y="15.59cm" svg:viewBox="0 0 719 1610" draw:points="90,0 719,364 719,1558 629,1610 0,1246 0,52">
              <text:p/>
            </draw:polygon>
            <draw:line draw:style-name="gr1102" draw:text-style-name="P3" draw:layer="layout" svg:x1="11.523cm" svg:y1="16.785cm" svg:x2="11.793cm" svg:y2="16.941cm">
              <text:p/>
            </draw:line>
          </draw:g>
        </draw:g>
        <draw:g>
          <draw:glue-point draw:id="4" svg:x="-2cm" svg:y="-5cm"/>
          <draw:glue-point draw:id="5" svg:x="0cm" svg:y="-4.09cm"/>
          <draw:glue-point draw:id="6" svg:x="3cm" svg:y="-2.727cm"/>
          <draw:glue-point draw:id="7" svg:x="3cm" svg:y="0.454cm"/>
          <draw:glue-point draw:id="8" svg:x="3cm" svg:y="3.636cm"/>
          <draw:glue-point draw:id="9" svg:x="1cm" svg:y="4.545cm"/>
          <draw:glue-point draw:id="10" svg:x="-3cm" svg:y="3.636cm"/>
          <draw:glue-point draw:id="11" svg:x="-5cm" svg:y="2.727cm"/>
          <draw:glue-point draw:id="12" svg:x="-5cm" svg:y="-3.636cm"/>
          <draw:glue-point draw:id="13" svg:x="-3cm" svg:y="-4.545cm"/>
          <draw:path draw:style-name="gr1103" draw:text-style-name="P3" draw:layer="layout" svg:width="0.46cm" svg:height="0.22cm" svg:x="2.617cm" svg:y="20.506cm" svg:viewBox="0 0 461 221" svg:d="M0 221c210 0 461-88 461-132 0-45 0-89-154-89z">
            <text:p/>
          </draw:path>
          <draw:g>
            <draw:polygon draw:style-name="gr1104" draw:text-style-name="P3" draw:layer="layout" svg:width="0.771cm" svg:height="0.752cm" svg:x="2.155cm" svg:y="20.24cm" svg:viewBox="0 0 772 753" draw:points="0,753 0,443 772,0 770,310">
              <text:p/>
            </draw:polygon>
            <draw:polygon draw:style-name="gr1105" draw:text-style-name="P3" draw:layer="layout" svg:width="1.15cm" svg:height="0.663cm" svg:x="1.774cm" svg:y="20.019cm" svg:viewBox="0 0 1151 664" draw:points="383,664 0,443 768,0 1151,221">
              <text:p/>
            </draw:polygon>
            <draw:polygon draw:style-name="gr1106" draw:text-style-name="P3" draw:layer="layout" svg:width="0.383cm" svg:height="0.53cm" svg:x="1.773cm" svg:y="20.461cm" svg:viewBox="0 0 384 531" draw:points="0,310 1,0 384,221 384,531">
              <text:p/>
            </draw:polygon>
            <draw:polygon draw:style-name="gr1107" draw:text-style-name="P3" draw:layer="layout" svg:width="0.23cm" svg:height="0.265cm" svg:x="1.619cm" svg:y="20.727cm" svg:viewBox="0 0 231 266" draw:points="0,133 0,0 231,133 230,266">
              <text:p/>
            </draw:polygon>
            <draw:polygon draw:style-name="gr1108" draw:text-style-name="P3" draw:layer="layout" svg:width="0.231cm" svg:height="0.265cm" svg:x="1.849cm" svg:y="20.727cm" svg:viewBox="0 0 232 266" draw:points="0,266 0,133 232,0 230,133">
              <text:p/>
            </draw:polygon>
            <draw:polygon draw:style-name="gr1109" draw:text-style-name="P3" draw:layer="layout" svg:width="0.459cm" svg:height="0.265cm" svg:x="1.619cm" svg:y="20.594cm" svg:viewBox="0 0 460 266" draw:points="230,266 0,133 230,0 460,133">
              <text:p/>
            </draw:polygon>
            <draw:polygon draw:style-name="gr1110" draw:text-style-name="P3" draw:layer="layout" svg:width="1.305cm" svg:height="0.973cm" svg:x="1.619cm" svg:y="20.019cm" svg:viewBox="0 0 1306 974" draw:points="384,886 230,974 0,841 0,709 154,620 154,443 923,0 1304,221 1306,531 537,974">
              <text:p/>
            </draw:polygon>
          </draw:g>
        </draw:g>
        <draw:g>
          <draw:glue-point draw:id="4" svg:x="-2cm" svg:y="-5cm"/>
          <draw:glue-point draw:id="5" svg:x="0cm" svg:y="-4.09cm"/>
          <draw:glue-point draw:id="6" svg:x="3cm" svg:y="-2.727cm"/>
          <draw:glue-point draw:id="7" svg:x="3cm" svg:y="0.454cm"/>
          <draw:glue-point draw:id="8" svg:x="3cm" svg:y="3.636cm"/>
          <draw:glue-point draw:id="9" svg:x="1cm" svg:y="4.545cm"/>
          <draw:glue-point draw:id="10" svg:x="-3cm" svg:y="3.636cm"/>
          <draw:glue-point draw:id="11" svg:x="-5cm" svg:y="2.727cm"/>
          <draw:glue-point draw:id="12" svg:x="-5cm" svg:y="-3.636cm"/>
          <draw:glue-point draw:id="13" svg:x="-3cm" svg:y="-4.545cm"/>
          <draw:path draw:style-name="gr1111" draw:text-style-name="P3" draw:layer="layout" svg:width="0.46cm" svg:height="0.22cm" svg:x="2.617cm" svg:y="21.613cm" svg:viewBox="0 0 461 221" svg:d="M0 221c210 0 461-88 461-132 0-45 0-89-154-89z">
            <text:p/>
          </draw:path>
          <draw:g>
            <draw:polygon draw:style-name="gr1112" draw:text-style-name="P3" draw:layer="layout" svg:width="0.771cm" svg:height="0.929cm" svg:x="2.153cm" svg:y="21.17cm" svg:viewBox="0 0 772 930" draw:points="2,930 0,443 772,0 772,487">
              <text:p/>
            </draw:polygon>
            <draw:polygon draw:style-name="gr1113" draw:text-style-name="P3" draw:layer="layout" svg:width="0.998cm" svg:height="0.575cm" svg:x="1.926cm" svg:y="21.037cm" svg:viewBox="0 0 999 576" draw:points="231,576 0,443 768,0 999,133">
              <text:p/>
            </draw:polygon>
            <draw:polygon draw:style-name="gr1114" draw:text-style-name="P3" draw:layer="layout" svg:width="0.23cm" svg:height="0.619cm" svg:x="1.926cm" svg:y="21.48cm" svg:viewBox="0 0 231 620" draw:points="0,487 0,0 231,133 231,620">
              <text:p/>
            </draw:polygon>
            <draw:polygon draw:style-name="gr1115" draw:text-style-name="P3" draw:layer="layout" svg:width="0.076cm" svg:height="0.353cm" svg:x="1.773cm" svg:y="21.746cm" svg:viewBox="0 0 77 354" draw:points="0,310 0,0 77,44 77,354">
              <text:p/>
            </draw:polygon>
            <draw:polygon draw:style-name="gr1116" draw:text-style-name="P3" draw:layer="layout" svg:width="0.231cm" svg:height="0.442cm" svg:x="1.848cm" svg:y="21.657cm" svg:viewBox="0 0 232 443" draw:points="2,443 0,133 232,0 232,310">
              <text:p/>
            </draw:polygon>
            <draw:polygon draw:style-name="gr1117" draw:text-style-name="P3" draw:layer="layout" svg:width="0.306cm" svg:height="0.176cm" svg:x="1.773cm" svg:y="21.613cm" svg:viewBox="0 0 307 177" draw:points="77,177 0,133 230,0 307,44">
              <text:p/>
            </draw:polygon>
            <draw:polygon draw:style-name="gr1118" draw:text-style-name="P3" draw:layer="layout" svg:width="1.151cm" svg:height="1.062cm" svg:x="1.773cm" svg:y="21.037cm" svg:viewBox="0 0 1152 1063" draw:points="230,974 77,1063 0,1019 0,709 154,620 154,443 921,0 1152,133 1152,620 383,1063">
              <text:p/>
            </draw:polygon>
          </draw:g>
        </draw:g>
        <draw:g>
          <draw:glue-point draw:id="4" svg:x="-2cm" svg:y="-5cm"/>
          <draw:glue-point draw:id="5" svg:x="0cm" svg:y="-4.09cm"/>
          <draw:glue-point draw:id="6" svg:x="3cm" svg:y="-2.727cm"/>
          <draw:glue-point draw:id="7" svg:x="3cm" svg:y="0.454cm"/>
          <draw:glue-point draw:id="8" svg:x="3cm" svg:y="3.636cm"/>
          <draw:glue-point draw:id="9" svg:x="1cm" svg:y="4.545cm"/>
          <draw:glue-point draw:id="10" svg:x="-3cm" svg:y="3.636cm"/>
          <draw:glue-point draw:id="11" svg:x="-5cm" svg:y="2.727cm"/>
          <draw:glue-point draw:id="12" svg:x="-5cm" svg:y="-3.636cm"/>
          <draw:glue-point draw:id="13" svg:x="-3cm" svg:y="-4.545cm"/>
          <draw:path draw:style-name="gr1119" draw:text-style-name="P3" draw:layer="layout" svg:width="0.46cm" svg:height="0.309cm" svg:x="2.617cm" svg:y="23.124cm" svg:viewBox="0 0 461 310" svg:d="M0 310c210 0 461-133 461-177s0-133-154-133z">
            <text:p/>
          </draw:path>
          <draw:g>
            <draw:polygon draw:style-name="gr1120" draw:text-style-name="P3" draw:layer="layout" svg:width="0.23cm" svg:height="0.619cm" svg:x="1.926cm" svg:y="23.08cm" svg:viewBox="0 0 231 620" draw:points="0,487 0,0 231,133 231,620">
              <text:p/>
            </draw:polygon>
            <draw:polygon draw:style-name="gr1121" draw:text-style-name="P3" draw:layer="layout" svg:width="0.076cm" svg:height="0.353cm" svg:x="2.771cm" svg:y="22.77cm" svg:viewBox="0 0 77 354" draw:points="0,310 0,0 77,44 77,354">
              <text:p/>
            </draw:polygon>
            <draw:polygon draw:style-name="gr1122" draw:text-style-name="P3" draw:layer="layout" svg:width="0.231cm" svg:height="0.442cm" svg:x="2.846cm" svg:y="22.681cm" svg:viewBox="0 0 232 443" draw:points="2,443 0,133 232,0 232,310">
              <text:p/>
            </draw:polygon>
            <draw:polygon draw:style-name="gr1123" draw:text-style-name="P3" draw:layer="layout" svg:width="0.306cm" svg:height="0.176cm" svg:x="2.771cm" svg:y="22.637cm" svg:viewBox="0 0 307 177" draw:points="77,177 0,133 230,0 307,44">
              <text:p/>
            </draw:polygon>
            <draw:polygon draw:style-name="gr1124" draw:text-style-name="P3" draw:layer="layout" svg:width="0.771cm" svg:height="0.929cm" svg:x="2.153cm" svg:y="22.77cm" svg:viewBox="0 0 772 930" draw:points="2,930 0,443 772,0 772,487">
              <text:p/>
            </draw:polygon>
            <draw:polygon draw:style-name="gr1125" draw:text-style-name="P3" draw:layer="layout" svg:width="0.998cm" svg:height="0.575cm" svg:x="1.926cm" svg:y="22.637cm" svg:viewBox="0 0 999 576" draw:points="231,576 0,443 768,0 999,133">
              <text:p/>
            </draw:polygon>
            <draw:polygon draw:style-name="gr1126" draw:text-style-name="P3" draw:layer="layout" svg:width="1.151cm" svg:height="1.062cm" svg:x="1.926cm" svg:y="22.637cm" svg:viewBox="0 0 1152 1063" draw:points="0,930 0,443 768,0 922,89 1075,0 1152,44 1152,354 999,443 999,620 230,1063">
              <text:p/>
            </draw:polygon>
          </draw:g>
        </draw:g>
        <draw:g>
          <draw:glue-point draw:id="4" svg:x="1.818cm" svg:y="-3.333cm"/>
          <draw:glue-point draw:id="5" svg:x="-0.454cm" svg:y="-5cm"/>
          <draw:glue-point draw:id="6" svg:x="-5cm" svg:y="-1.666cm"/>
          <draw:glue-point draw:id="7" svg:x="-2.5cm" svg:y="-3.5cm"/>
          <draw:glue-point draw:id="8" svg:x="-0.454cm" svg:y="5cm"/>
          <draw:glue-point draw:id="9" svg:x="4.09cm" svg:y="1cm"/>
          <draw:glue-point draw:id="10" svg:x="-5cm" svg:y="1cm"/>
          <draw:path draw:style-name="gr1127" draw:text-style-name="P1" draw:layer="layout" svg:width="2.006cm" svg:height="1.207cm" svg:x="26.185cm" svg:y="3.692cm" svg:viewBox="0 0 2007 1208" svg:d="M3 1208c230 0 2004-724 2004-918s-104-290-334-290c0 145-1754 145-1670 1208z">
            <text:p/>
          </draw:path>
          <draw:g>
            <draw:polygon draw:style-name="gr1128" draw:text-style-name="P1" draw:layer="layout" svg:width="1.661cm" svg:height="1.933cm" svg:x="26.195cm" svg:y="2.966cm" svg:viewBox="0 0 1662 1934" draw:points="0,1934 0,1015 1662,0 1662,966">
              <text:p/>
            </draw:polygon>
            <draw:polygon draw:style-name="gr1129" draw:text-style-name="P1" draw:layer="layout" svg:width="1.681cm" svg:height="1.933cm" svg:x="24.513cm" svg:y="2.966cm" svg:viewBox="0 0 1682 1934" draw:points="10,966 0,0 1682,1015 1682,1934">
              <text:p/>
            </draw:polygon>
            <draw:polygon draw:style-name="gr1130" draw:text-style-name="P1" draw:layer="layout" svg:width="3.343cm" svg:height="1.981cm" svg:x="24.513cm" svg:y="2cm" svg:viewBox="0 0 3344 1982" draw:points="1682,1982 0,966 1672,0 3344,1015">
              <text:p/>
            </draw:polygon>
            <draw:polygon draw:style-name="gr1131" draw:text-style-name="P1" draw:layer="layout" svg:width="0.333cm" svg:height="0.193cm" svg:x="26.018cm" svg:y="3.112cm" svg:viewBox="0 0 334 194" draw:points="167,194 0,96 167,0 334,96">
              <text:p/>
            </draw:polygon>
            <draw:polygon draw:style-name="gr1132" draw:text-style-name="P1" draw:layer="layout" svg:width="0.333cm" svg:height="0.193cm" svg:x="25.767cm" svg:y="2.966cm" svg:viewBox="0 0 334 194" draw:points="167,194 0,96 167,0 334,96">
              <text:p/>
            </draw:polygon>
            <draw:polygon draw:style-name="gr1133" draw:text-style-name="P1" draw:layer="layout" svg:width="0.333cm" svg:height="0.193cm" svg:x="26.018cm" svg:y="2.822cm" svg:viewBox="0 0 334 194" draw:points="167,194 0,96 167,0 334,96">
              <text:p/>
            </draw:polygon>
            <draw:polygon draw:style-name="gr1134" draw:text-style-name="P1" draw:layer="layout" svg:width="0.333cm" svg:height="0.193cm" svg:x="26.269cm" svg:y="2.966cm" svg:viewBox="0 0 334 194" draw:points="167,194 0,96 167,0 334,96">
              <text:p/>
            </draw:polygon>
            <draw:line draw:style-name="gr1135" draw:text-style-name="P1" draw:layer="layout" svg:x1="25.433cm" svg:y1="4.416cm" svg:x2="25.6cm" svg:y2="4.32cm">
              <text:p/>
            </draw:line>
            <draw:line draw:style-name="gr1136" draw:text-style-name="P1" draw:layer="layout" svg:x1="25.098cm" svg:y1="3.304cm" svg:x2="26.687cm" svg:y2="2.386cm">
              <text:p/>
            </draw:line>
            <draw:line draw:style-name="gr1137" draw:text-style-name="P1" draw:layer="layout" svg:x1="26.352cm" svg:y1="4.224cm" svg:x2="27.69cm" svg:y2="3.45cm">
              <text:p/>
            </draw:line>
            <draw:line draw:style-name="gr1138" draw:text-style-name="P1" draw:layer="layout" svg:x1="26.352cm" svg:y1="4.369cm" svg:x2="27.69cm" svg:y2="3.595cm">
              <text:p/>
            </draw:line>
            <draw:line draw:style-name="gr1139" draw:text-style-name="P1" draw:layer="layout" svg:x1="26.352cm" svg:y1="4.514cm" svg:x2="27.69cm" svg:y2="3.74cm">
              <text:p/>
            </draw:line>
            <draw:line draw:style-name="gr1140" draw:text-style-name="P1" draw:layer="layout" svg:x1="26.352cm" svg:y1="4.659cm" svg:x2="27.69cm" svg:y2="3.885cm">
              <text:p/>
            </draw:line>
            <draw:line draw:style-name="gr1141" draw:text-style-name="P1" draw:layer="layout" svg:x1="25.767cm" svg:y1="3.692cm" svg:x2="27.356cm" svg:y2="2.774cm">
              <text:p/>
            </draw:line>
            <draw:line draw:style-name="gr1142" draw:text-style-name="P1" draw:layer="layout" svg:x1="26.352cm" svg:y1="4.079cm" svg:x2="27.69cm" svg:y2="3.305cm">
              <text:p/>
            </draw:line>
            <draw:line draw:style-name="gr1143" draw:text-style-name="P1" draw:layer="layout" svg:x1="25.684cm" svg:y1="3.885cm" svg:x2="26.102cm" svg:y2="4.127cm">
              <text:p/>
            </draw:line>
            <draw:line draw:style-name="gr1144" draw:text-style-name="P1" draw:layer="layout" svg:x1="25.767cm" svg:y1="4.078cm" svg:x2="26.101cm" svg:y2="4.272cm">
              <text:p/>
            </draw:line>
            <draw:line draw:style-name="gr1145" draw:text-style-name="P1" draw:layer="layout" svg:x1="25.767cm" svg:y1="4.224cm" svg:x2="26.101cm" svg:y2="4.418cm">
              <text:p/>
            </draw:line>
            <draw:line draw:style-name="gr1146" draw:text-style-name="P1" draw:layer="layout" svg:x1="25.684cm" svg:y1="4.32cm" svg:x2="26.102cm" svg:y2="4.562cm">
              <text:p/>
            </draw:line>
            <draw:line draw:style-name="gr1147" draw:text-style-name="P1" draw:layer="layout" svg:x1="25.6cm" svg:y1="4.416cm" svg:x2="26.102cm" svg:y2="4.706cm">
              <text:p/>
            </draw:line>
            <draw:line draw:style-name="gr1148" draw:text-style-name="P1" draw:layer="layout" svg:x1="24.597cm" svg:y1="3.256cm" svg:x2="25.099cm" svg:y2="3.546cm">
              <text:p/>
            </draw:line>
            <draw:line draw:style-name="gr1149" draw:text-style-name="P1" draw:layer="layout" svg:x1="24.597cm" svg:y1="3.402cm" svg:x2="25.099cm" svg:y2="3.692cm">
              <text:p/>
            </draw:line>
            <draw:line draw:style-name="gr1150" draw:text-style-name="P1" draw:layer="layout" svg:x1="24.597cm" svg:y1="3.546cm" svg:x2="25.099cm" svg:y2="3.836cm">
              <text:p/>
            </draw:line>
            <draw:line draw:style-name="gr1151" draw:text-style-name="P1" draw:layer="layout" svg:x1="24.597cm" svg:y1="3.692cm" svg:x2="25.099cm" svg:y2="3.982cm">
              <text:p/>
            </draw:line>
            <draw:line draw:style-name="gr1152" draw:text-style-name="P1" draw:layer="layout" svg:x1="24.597cm" svg:y1="3.836cm" svg:x2="25.099cm" svg:y2="4.126cm">
              <text:p/>
            </draw:line>
            <draw:path draw:style-name="gr1153" draw:text-style-name="P1" draw:layer="layout" svg:width="0.668cm" svg:height="0.848cm" svg:x="25.015cm" svg:y="3.509cm" svg:viewBox="0 0 669 849" svg:d="M334 38c168 97 335 387 335 580s-167 290-335 193c-167-96-334-386-334-580 0-193 167-290 334-193z">
              <text:p/>
            </draw:path>
            <draw:path draw:style-name="gr1154" draw:text-style-name="P1" draw:layer="layout" svg:width="0.668cm" svg:height="0.848cm" svg:x="24.87cm" svg:y="3.595cm" svg:viewBox="0 0 669 849" svg:d="M334 38c168 97 335 387 335 580s-167 290-335 193c-167-96-334-386-334-580 0-193 167-290 334-193z">
              <text:p/>
            </draw:path>
            <draw:line draw:style-name="gr1155" draw:text-style-name="P1" draw:layer="layout" svg:x1="24.931cm" svg:y1="3.643cm" svg:x2="25.182cm" svg:y2="3.498cm">
              <text:p/>
            </draw:line>
            <draw:path draw:style-name="gr1156" draw:text-style-name="P1" draw:layer="layout" svg:width="3.343cm" svg:height="2.899cm" svg:x="24.513cm" svg:y="2cm" svg:viewBox="0 0 3344 2900" svg:d="M1672 0l1672 1015v919l-1662 966c0 0-481-290-762-435-168-49-251 0-418-241-164-98-492-290-492-290l-10-968z">
              <text:p/>
            </draw:path>
          </draw:g>
        </draw:g>
        <draw:g>
          <draw:path draw:style-name="gr1157" draw:text-style-name="P1" draw:layer="layout" svg:width="1.851cm" svg:height="1.189cm" svg:x="14.56cm" svg:y="10.875cm" svg:viewBox="0 0 1852 1190" svg:d="M0 1190c475 0 1698-560 1819-770s-121-420-242-420c0 300-1577 690-1577 1190z">
            <text:p/>
          </draw:path>
          <draw:g>
            <draw:polygon draw:style-name="gr1158" draw:text-style-name="P1" draw:layer="layout" svg:width="1.697cm" svg:height="1.819cm" svg:x="12.777cm" svg:y="10.28cm" svg:viewBox="0 0 1698 1820" draw:points="0,840 0,0 1698,980 1698,1820">
              <text:p/>
            </draw:polygon>
            <draw:polygon draw:style-name="gr1159" draw:text-style-name="P1" draw:layer="layout" svg:width="1.696cm" svg:height="1.819cm" svg:x="14.475cm" svg:y="10.28cm" svg:viewBox="0 0 1697 1820" draw:points="0,1820 0,980 1697,0 1697,840">
              <text:p/>
            </draw:polygon>
            <draw:polygon draw:style-name="gr1160" draw:text-style-name="P1" draw:layer="layout" svg:width="3.394cm" svg:height="1.959cm" svg:x="12.777cm" svg:y="9.3cm" svg:viewBox="0 0 3395 1960" draw:points="1698,1960 0,980 1698,0 3395,980">
              <text:p/>
            </draw:polygon>
            <draw:polygon draw:style-name="gr1161" draw:text-style-name="P1" draw:layer="layout" svg:width="3.394cm" svg:height="2.799cm" svg:x="12.777cm" svg:y="9.3cm" svg:viewBox="0 0 3395 2800" draw:points="0,1820 0,980 1698,0 3395,980 3395,1820 1698,2800">
              <text:p/>
            </draw:polygon>
            <draw:polygon draw:style-name="gr1162" draw:text-style-name="P5" draw:layer="layout" svg:width="0.969cm" svg:height="0.559cm" svg:x="13.99cm" svg:y="10cm" svg:viewBox="0 0 970 560" draw:points="849,420 970,350 970,560 606,560 727,490 0,70 121,0">
              <text:p/>
            </draw:polygon>
          </draw:g>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163" draw:text-style-name="P1" draw:layer="layout" svg:width="1.851cm" svg:height="1.189cm" svg:x="15.775cm" svg:y="13.64cm" svg:viewBox="0 0 1852 1190" svg:d="M0 1190c475 0 1698-560 1819-770s-121-420-242-420c0 300-1577 690-1577 1190z">
            <text:p/>
          </draw:path>
          <draw:g>
            <draw:polygon draw:style-name="gr1164" draw:text-style-name="P1" draw:layer="layout" svg:width="1.697cm" svg:height="1.819cm" svg:x="13.989cm" svg:y="13.08cm" svg:viewBox="0 0 1698 1820" draw:points="0,840 0,0 1698,980 1698,1820">
              <text:p/>
            </draw:polygon>
            <draw:polygon draw:style-name="gr1165" draw:text-style-name="P1" draw:layer="layout" svg:width="1.696cm" svg:height="1.819cm" svg:x="15.687cm" svg:y="13.08cm" svg:viewBox="0 0 1697 1820" draw:points="0,1820 0,980 1697,0 1697,840">
              <text:p/>
            </draw:polygon>
            <draw:polygon draw:style-name="gr1166" draw:text-style-name="P1" draw:layer="layout" svg:width="3.394cm" svg:height="1.959cm" svg:x="13.989cm" svg:y="12.1cm" svg:viewBox="0 0 3395 1960" draw:points="1698,1960 0,980 1698,0 3395,980">
              <text:p/>
            </draw:polygon>
            <draw:polygon draw:style-name="gr1167" draw:text-style-name="P1" draw:layer="layout" svg:width="3.394cm" svg:height="2.799cm" svg:x="13.989cm" svg:y="12.1cm" svg:viewBox="0 0 3395 2800" draw:points="0,1820 0,980 1698,0 3395,980 3395,1820 1698,2800">
              <text:p/>
            </draw:polygon>
            <draw:polygon draw:style-name="gr1168" draw:text-style-name="P5" draw:layer="layout" svg:width="0.848cm" svg:height="0.489cm" svg:x="14.474cm" svg:y="13.01cm" svg:viewBox="0 0 849 490" draw:points="121,140 728,490 849,420 242,70 363,0 0,0 0,210">
              <text:p/>
            </draw:polygon>
            <draw:polygon draw:style-name="gr1169" draw:text-style-name="P5" draw:layer="layout" svg:width="0.847cm" svg:height="0.489cm" svg:x="15.323cm" svg:y="13.08cm" svg:viewBox="0 0 848 490" draw:points="605,420 484,490 848,490 848,280 727,350 121,0 0,70">
              <text:p/>
            </draw:polygon>
            <draw:polygon draw:style-name="gr1170" draw:text-style-name="P5" draw:layer="layout" svg:width="0.847cm" svg:height="0.489cm" svg:x="15.202cm" svg:y="12.59cm" svg:viewBox="0 0 848 490" draw:points="121,140 727,490 848,420 242,70 363,0 0,0 0,210">
              <text:p/>
            </draw:polygon>
            <draw:polygon draw:style-name="gr1171" draw:text-style-name="P5" draw:layer="layout" svg:width="0.847cm" svg:height="0.489cm" svg:x="16.051cm" svg:y="12.66cm" svg:viewBox="0 0 848 490" draw:points="605,420 484,490 848,490 848,280 727,350 121,0 0,70">
              <text:p/>
            </draw:polygon>
          </draw:g>
        </draw:g>
        <draw:g>
          <draw:path draw:style-name="gr1172" draw:text-style-name="P1" draw:layer="layout" svg:width="1.09cm" svg:height="0.979cm" svg:x="14.284cm" svg:y="18.411cm" svg:viewBox="0 0 1091 980" svg:d="M0 980c475 0 1091-280 1091-560s-18-420-364-420c0 300-727 579-727 980z">
            <text:p/>
          </draw:path>
          <draw:path draw:style-name="gr1173" draw:text-style-name="P5" draw:layer="layout" svg:width="2.666cm" svg:height="1.68cm" svg:x="12.345cm" svg:y="17.781cm" svg:viewBox="0 0 2667 1681" svg:d="M2667 0c0 0 0 1121-1 840 2 491-575 841-1331 841s-1334-350-1335-841c1 1 0-350 0-840 0 490 606 840 1334 840s1333-350 1333-840z">
            <text:p/>
          </draw:path>
          <draw:path draw:style-name="gr1174" draw:text-style-name="P5" draw:layer="layout" svg:width="2.665cm" svg:height="1.678cm" svg:x="12.344cm" svg:y="16.941cm" svg:viewBox="0 0 2666 1679" svg:d="M1333 0c756 0 1333 363 1333 839s-577 840-1333 840-1333-364-1333-840 577-839 1333-839z">
            <text:p/>
          </draw:path>
          <draw:polygon draw:style-name="gr1175" draw:text-style-name="P5" draw:layer="layout" svg:width="0.727cm" svg:height="0.419cm" svg:x="13.799cm" svg:y="17.851cm" svg:viewBox="0 0 728 420" draw:points="364,0 243,70 728,350 606,420 121,140 0,210 0,0">
            <text:p/>
          </draw:polygon>
          <draw:polygon draw:style-name="gr1176" draw:text-style-name="P5" draw:layer="layout" svg:width="0.726cm" svg:height="0.419cm" svg:x="12.829cm" svg:y="17.291cm" svg:viewBox="0 0 727 420" draw:points="606,280 727,210 727,420 363,420 484,350 0,70 121,0">
            <text:p/>
          </draw:polygon>
          <draw:polygon draw:style-name="gr1177" draw:text-style-name="P5" draw:layer="layout" svg:width="0.727cm" svg:height="0.419cm" svg:x="12.829cm" svg:y="17.851cm" svg:viewBox="0 0 728 420" draw:points="121,280 607,0 728,70 242,350 363,420 0,420 0,210">
            <text:p/>
          </draw:polygon>
          <draw:polygon draw:style-name="gr1178" draw:text-style-name="P5" draw:layer="layout" svg:width="0.726cm" svg:height="0.419cm" svg:x="13.799cm" svg:y="17.291cm" svg:viewBox="0 0 727 420" draw:points="484,70 363,0 727,0 727,210 606,140 121,420 0,350">
            <text:p/>
          </draw:polygon>
          <draw:path draw:style-name="gr1179" draw:text-style-name="P5" draw:layer="layout" svg:width="2.667cm" svg:height="2.519cm" svg:x="12.344cm" svg:y="16.941cm" svg:viewBox="0 0 2668 2520" svg:d="M1333 0c756 0 1335 364 1335 840l-1 840c0 490-606 840-1333 840s-1334-350-1334-840c0 0 1-840 0-841 0-476 577-839 1333-839z">
            <text:p/>
          </draw:path>
        </draw:g>
        <draw:g>
          <draw:glue-point draw:id="4" svg:x="1.09cm" svg:y="-3.333cm"/>
          <draw:glue-point draw:id="5" svg:x="3.797cm" svg:y="3.166cm"/>
          <draw:glue-point draw:id="6" svg:x="-1.917cm" svg:y="3.333cm"/>
          <draw:glue-point draw:id="7" svg:x="-4.023cm" svg:y="-0.666cm"/>
          <draw:glue-point draw:id="8" svg:x="-3.121cm" svg:y="-2.333cm"/>
          <draw:glue-point draw:id="9" svg:x="-2.519cm" svg:y="-4cm"/>
          <draw:glue-point draw:id="10" svg:x="3.724cm" svg:y="1.5cm" draw:escape-direction="right"/>
          <draw:glue-point draw:id="11" svg:x="1.318cm" svg:y="-3.166cm" draw:escape-direction="right"/>
          <draw:glue-point draw:id="12" svg:x="1.017cm" svg:y="-3.333cm" draw:escape-direction="up"/>
          <draw:path draw:style-name="gr1180" draw:text-style-name="P1" draw:layer="layout" svg:width="1.085cm" svg:height="0.753cm" svg:x="26.698cm" svg:y="8.145cm" svg:viewBox="0 0 1086 754" svg:d="M6 754c224 0 979-141 1061-377 81-236-103-377-327-377 0 141-819 283-734 754z">
            <text:p/>
          </draw:path>
          <draw:g>
            <draw:glue-point draw:id="4" svg:x="-1.585cm" svg:y="3.333cm"/>
            <draw:glue-point draw:id="5" svg:x="4.747cm" svg:y="3.166cm"/>
            <draw:glue-point draw:id="6" svg:x="1.747cm" svg:y="-3.333cm"/>
            <draw:glue-point draw:id="7" svg:x="-4.919cm" svg:y="1.666cm"/>
            <draw:glue-point draw:id="8" svg:x="1.747cm" svg:y="5cm"/>
            <draw:polygon draw:style-name="gr1181" draw:text-style-name="P1" draw:layer="layout" svg:width="0.651cm" svg:height="1.507cm" svg:x="26.786cm" svg:y="7.25cm" svg:viewBox="0 0 652 1508" draw:points="652,0 652,1131 0,1508">
              <text:p/>
            </draw:polygon>
            <draw:polygon draw:style-name="gr1182" draw:text-style-name="P1" draw:layer="layout" svg:width="0.814cm" svg:height="1.884cm" svg:x="26.704cm" svg:y="7.014cm" svg:viewBox="0 0 815 1885" draw:points="815,0 815,283 163,1791 0,1885">
              <text:p/>
            </draw:polygon>
            <draw:polygon draw:style-name="gr1183" draw:text-style-name="P1" draw:layer="layout" svg:width="2.445cm" svg:height="2.827cm" svg:x="25.074cm" svg:y="6.072cm" svg:viewBox="0 0 2446 2828" draw:points="0,1885 815,0 2446,942 1630,2828">
              <text:p/>
            </draw:polygon>
            <draw:polygon draw:style-name="gr1184" draw:text-style-name="P1" draw:layer="layout" svg:width="0.651cm" svg:height="0.659cm" svg:x="26.541cm" svg:y="6.779cm" svg:viewBox="0 0 652 660" draw:points="0,377 163,0 652,283 489,660">
              <text:p/>
            </draw:polygon>
            <draw:path draw:style-name="gr1185" draw:text-style-name="P1" draw:layer="layout" svg:width="1.141cm" svg:height="1.884cm" svg:x="25.237cm" svg:y="6.261cm" svg:viewBox="0 0 1142 1885" svg:d="M734 0c135 62 163 94 408 235-55 110-109 221-164 331-163 0-570 848-407 942-54 126-109 251-163 377-136-79-273-157-408-236 0-235 489-1508 734-1649z">
              <text:p/>
            </draw:path>
            <draw:path draw:style-name="gr1186" draw:text-style-name="P1" draw:layer="layout" svg:width="0.677cm" svg:height="1.507cm" svg:x="25.618cm" svg:y="6.544cm" svg:viewBox="0 0 678 1508" svg:d="M26 1508c-163-566 489-1507 652-1508">
              <text:p/>
            </draw:path>
            <draw:line draw:style-name="gr1187" draw:text-style-name="P1" draw:layer="layout" svg:x1="25.726cm" svg:y1="8.334cm" svg:x2="26.541cm" svg:y2="6.449cm">
              <text:p/>
            </draw:line>
            <draw:polygon draw:style-name="gr1188" draw:text-style-name="P1" draw:layer="layout" svg:width="0.162cm" svg:height="0.234cm" svg:x="26.541cm" svg:y="7.486cm" svg:viewBox="0 0 163 235" draw:points="0,189 81,0 163,47 81,235">
              <text:p/>
            </draw:polygon>
            <draw:line draw:style-name="gr1189" draw:text-style-name="P1" draw:layer="layout" svg:x1="27.241cm" svg:y1="7.109cm" svg:x2="27.322cm" svg:y2="7.156cm">
              <text:p/>
            </draw:line>
            <draw:line draw:style-name="gr1190" draw:text-style-name="P1" draw:layer="layout" svg:x1="27.194cm" svg:y1="7.203cm" svg:x2="27.275cm" svg:y2="7.25cm">
              <text:p/>
            </draw:line>
            <draw:line draw:style-name="gr1191" draw:text-style-name="P1" draw:layer="layout" svg:x1="27.159cm" svg:y1="7.297cm" svg:x2="27.24cm" svg:y2="7.344cm">
              <text:p/>
            </draw:line>
            <draw:line draw:style-name="gr1192" draw:text-style-name="P1" draw:layer="layout" svg:x1="27.112cm" svg:y1="7.392cm" svg:x2="27.193cm" svg:y2="7.439cm">
              <text:p/>
            </draw:line>
            <draw:line draw:style-name="gr1193" draw:text-style-name="P1" draw:layer="layout" svg:x1="26.541cm" svg:y1="6.732cm" svg:x2="26.622cm" svg:y2="6.779cm">
              <text:p/>
            </draw:line>
            <draw:line draw:style-name="gr1194" draw:text-style-name="P1" draw:layer="layout" svg:x1="26.495cm" svg:y1="6.826cm" svg:x2="26.576cm" svg:y2="6.873cm">
              <text:p/>
            </draw:line>
            <draw:line draw:style-name="gr1195" draw:text-style-name="P1" draw:layer="layout" svg:x1="26.46cm" svg:y1="6.92cm" svg:x2="26.541cm" svg:y2="6.967cm">
              <text:p/>
            </draw:line>
            <draw:line draw:style-name="gr1196" draw:text-style-name="P1" draw:layer="layout" svg:x1="26.413cm" svg:y1="7.014cm" svg:x2="26.494cm" svg:y2="7.061cm">
              <text:p/>
            </draw:line>
            <draw:line draw:style-name="gr1197" draw:text-style-name="P1" draw:layer="layout" svg:x1="26.46cm" svg:y1="7.203cm" svg:x2="26.541cm" svg:y2="7.25cm">
              <text:p/>
            </draw:line>
            <draw:line draw:style-name="gr1198" draw:text-style-name="P1" draw:layer="layout" svg:x1="26.623cm" svg:y1="7.297cm" svg:x2="26.704cm" svg:y2="7.344cm">
              <text:p/>
            </draw:line>
            <draw:line draw:style-name="gr1199" draw:text-style-name="P1" draw:layer="layout" svg:x1="26.786cm" svg:y1="7.392cm" svg:x2="26.867cm" svg:y2="7.439cm">
              <text:p/>
            </draw:line>
            <draw:line draw:style-name="gr1200" draw:text-style-name="P1" draw:layer="layout" svg:x1="26.95cm" svg:y1="7.486cm" svg:x2="27.031cm" svg:y2="7.533cm">
              <text:p/>
            </draw:line>
            <draw:g>
              <draw:polygon draw:style-name="gr1201" draw:text-style-name="P1" draw:layer="layout" svg:width="1.059cm" svg:height="1.036cm" svg:x="25.889cm" svg:y="7.627cm" svg:viewBox="0 0 1060 1037" draw:points="0,566 244,0 1060,472 815,1037">
                <text:p/>
              </draw:polygon>
              <draw:line draw:style-name="gr1202" draw:text-style-name="P1" draw:layer="layout" svg:x1="25.971cm" svg:y1="8.004cm" svg:x2="26.786cm" svg:y2="8.476cm">
                <text:p/>
              </draw:line>
              <draw:line draw:style-name="gr1203" draw:text-style-name="P1" draw:layer="layout" svg:x1="26.867cm" svg:y1="8.288cm" svg:x2="26.052cm" svg:y2="7.816cm">
                <text:p/>
              </draw:line>
              <draw:line draw:style-name="gr1204" draw:text-style-name="P1" draw:layer="layout" svg:x1="26.296cm" svg:y1="7.721cm" svg:x2="26.052cm" svg:y2="8.287cm">
                <text:p/>
              </draw:line>
              <draw:line draw:style-name="gr1205" draw:text-style-name="P1" draw:layer="layout" svg:x1="26.46cm" svg:y1="7.816cm" svg:x2="26.216cm" svg:y2="8.382cm">
                <text:p/>
              </draw:line>
              <draw:line draw:style-name="gr1206" draw:text-style-name="P1" draw:layer="layout" svg:x1="26.623cm" svg:y1="7.91cm" svg:x2="26.379cm" svg:y2="8.476cm">
                <text:p/>
              </draw:line>
              <draw:line draw:style-name="gr1207" draw:text-style-name="P1" draw:layer="layout" svg:x1="26.785cm" svg:y1="8.004cm" svg:x2="26.541cm" svg:y2="8.57cm">
                <text:p/>
              </draw:line>
            </draw:g>
            <draw:polygon draw:style-name="gr1208" draw:text-style-name="P1" draw:layer="layout" svg:width="2.445cm" svg:height="2.827cm" svg:x="25.074cm" svg:y="6.072cm" svg:viewBox="0 0 2446 2828" draw:points="0,1885 815,0 2446,942 2446,1225 2364,1414 2364,2309 1876,2592 1794,2734 1630,2828">
              <text:p/>
            </draw:polygon>
          </draw:g>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209" draw:text-style-name="P3" draw:layer="layout" svg:width="2.144cm" svg:height="1.388cm" svg:x="16.521cm" svg:y="8.06cm" svg:viewBox="0 0 2145 1389" svg:d="M2 1389c178 0 2143-863 2143-1126s-277-263-455-263c0 112-1753 563-1688 1389z">
              <text:p/>
            </draw:path>
            <draw:g>
              <draw:polygon draw:style-name="gr1210" draw:text-style-name="P3" draw:layer="layout" svg:width="2.272cm" svg:height="2.063cm" svg:x="14.12cm" svg:y="7.309cm" svg:viewBox="0 0 2273 2064" draw:points="0,751 0,0 2273,1314 2273,2064">
                <text:p/>
              </draw:polygon>
              <draw:polygon draw:style-name="gr1211" draw:text-style-name="P3" draw:layer="layout" svg:width="1.947cm" svg:height="1.876cm" svg:x="16.393cm" svg:y="7.497cm" svg:viewBox="0 0 1948 1877" draw:points="0,1877 0,1126 1948,0 1948,751">
                <text:p/>
              </draw:polygon>
              <draw:polygon draw:style-name="gr1212" draw:text-style-name="P3" draw:layer="layout" svg:width="4.22cm" svg:height="2.439cm" svg:x="14.12cm" svg:y="6.183cm" svg:viewBox="0 0 4221 2440" draw:points="2273,2440 0,1126 1948,0 4221,1314">
                <text:p/>
              </draw:polygon>
              <draw:line draw:style-name="gr1213" draw:text-style-name="P3" draw:layer="layout" svg:x1="14.899cm" svg:y1="7.91cm" svg:x2="14.899cm" svg:y2="8.361cm">
                <text:p/>
              </draw:line>
              <draw:line draw:style-name="gr1214" draw:text-style-name="P3" draw:layer="layout" svg:x1="16.328cm" svg:y1="8.872cm" svg:x2="15.289cm" svg:y2="8.271cm">
                <text:p/>
              </draw:line>
              <draw:line draw:style-name="gr1215" draw:text-style-name="P3" draw:layer="layout" svg:x1="15.283cm" svg:y1="8.135cm" svg:x2="15.283cm" svg:y2="8.285cm">
                <text:p/>
              </draw:line>
              <draw:line draw:style-name="gr1216" draw:text-style-name="P3" draw:layer="layout" svg:x1="16.322cm" svg:y1="8.736cm" svg:x2="16.322cm" svg:y2="8.886cm">
                <text:p/>
              </draw:line>
              <draw:line draw:style-name="gr1217" draw:text-style-name="P3" draw:layer="layout" svg:x1="16.322cm" svg:y1="8.736cm" svg:x2="15.283cm" svg:y2="8.135cm">
                <text:p/>
              </draw:line>
              <draw:polygon draw:style-name="gr1218" draw:text-style-name="P3" draw:layer="layout" svg:width="0.129cm" svg:height="0.224cm" svg:x="15.029cm" svg:y="7.985cm" svg:viewBox="0 0 130 225" draw:points="0,150 0,0 130,75 130,225">
                <text:p/>
              </draw:polygon>
              <draw:line draw:style-name="gr1219" draw:text-style-name="P3" draw:layer="layout" svg:x1="14.769cm" svg:y1="7.835cm" svg:x2="14.769cm" svg:y2="8.286cm">
                <text:p/>
              </draw:line>
              <draw:line draw:style-name="gr1220" draw:text-style-name="P3" draw:layer="layout" svg:x1="14.64cm" svg:y1="7.76cm" svg:x2="14.64cm" svg:y2="8.211cm">
                <text:p/>
              </draw:line>
              <draw:line draw:style-name="gr1221" draw:text-style-name="P3" draw:layer="layout" svg:x1="14.51cm" svg:y1="7.685cm" svg:x2="14.51cm" svg:y2="8.136cm">
                <text:p/>
              </draw:line>
              <draw:line draw:style-name="gr1222" draw:text-style-name="P3" draw:layer="layout" svg:x1="14.38cm" svg:y1="7.61cm" svg:x2="14.38cm" svg:y2="8.061cm">
                <text:p/>
              </draw:line>
              <draw:line draw:style-name="gr1223" draw:text-style-name="P3" draw:layer="layout" svg:x1="14.25cm" svg:y1="7.535cm" svg:x2="14.25cm" svg:y2="7.986cm">
                <text:p/>
              </draw:line>
              <draw:polygon draw:style-name="gr1224" draw:text-style-name="P3" draw:layer="layout" svg:width="0.129cm" svg:height="0.825cm" svg:x="13.99cm" svg:y="7.234cm" svg:viewBox="0 0 130 826" draw:points="0,751 0,0 130,75 130,826">
                <text:p/>
              </draw:polygon>
              <draw:polygon draw:style-name="gr1225" draw:text-style-name="P3" draw:layer="layout" svg:width="0.129cm" svg:height="0.825cm" svg:x="16.393cm" svg:y="8.623cm" svg:viewBox="0 0 130 826" draw:points="0,751 0,0 130,75 130,826">
                <text:p/>
              </draw:polygon>
              <draw:polygon draw:style-name="gr1226" draw:text-style-name="P3" draw:layer="layout" svg:width="4.35cm" svg:height="3.265cm" svg:x="13.99cm" svg:y="6.183cm" svg:viewBox="0 0 4351 3266" draw:points="0,1802 0,1051 130,1126 2078,0 4351,1314 4351,2064 2532,3116 2532,3266">
                <text:p/>
              </draw:polygon>
            </draw:g>
          </draw:g>
          <draw:g>
            <draw:g>
              <draw:polygon draw:style-name="gr1227" draw:text-style-name="P3" draw:layer="layout" svg:width="0.212cm" svg:height="0.369cm" svg:x="17.476cm" svg:y="8.341cm" svg:viewBox="0 0 213 370" draw:points="0,370 0,123 213,0 213,246">
                <text:p/>
              </draw:polygon>
              <draw:polygon draw:style-name="gr1228" draw:text-style-name="P3" draw:layer="layout" svg:width="0.212cm" svg:height="0.369cm" svg:x="17.263cm" svg:y="8.341cm" svg:viewBox="0 0 213 370" draw:points="0,246 0,0 213,123 213,370">
                <text:p/>
              </draw:polygon>
              <draw:polygon draw:style-name="gr1229" draw:text-style-name="P3" draw:layer="layout" svg:width="0.425cm" svg:height="0.245cm" svg:x="17.263cm" svg:y="8.218cm" svg:viewBox="0 0 426 246" draw:points="213,246 0,123 213,0 426,123">
                <text:p/>
              </draw:polygon>
            </draw:g>
            <draw:g>
              <draw:polygon draw:style-name="gr1230" draw:text-style-name="P3" draw:layer="layout" svg:width="0.212cm" svg:height="0.369cm" svg:x="17.156cm" svg:y="8.896cm" svg:viewBox="0 0 213 370" draw:points="0,370 0,123 213,0 213,246">
                <text:p/>
              </draw:polygon>
              <draw:polygon draw:style-name="gr1231" draw:text-style-name="P3" draw:layer="layout" svg:width="0.212cm" svg:height="0.369cm" svg:x="16.943cm" svg:y="8.896cm" svg:viewBox="0 0 213 370" draw:points="0,246 0,0 213,123 213,370">
                <text:p/>
              </draw:polygon>
              <draw:polygon draw:style-name="gr1232" draw:text-style-name="P3" draw:layer="layout" svg:width="0.425cm" svg:height="0.245cm" svg:x="16.943cm" svg:y="8.773cm" svg:viewBox="0 0 426 246" draw:points="213,246 0,123 213,0 426,123">
                <text:p/>
              </draw:polygon>
            </draw:g>
            <draw:g>
              <draw:polygon draw:style-name="gr1233" draw:text-style-name="P3" draw:layer="layout" svg:width="0.212cm" svg:height="0.369cm" svg:x="17.796cm" svg:y="8.896cm" svg:viewBox="0 0 213 370" draw:points="0,370 0,123 213,0 213,246">
                <text:p/>
              </draw:polygon>
              <draw:polygon draw:style-name="gr1234" draw:text-style-name="P3" draw:layer="layout" svg:width="0.212cm" svg:height="0.369cm" svg:x="17.583cm" svg:y="8.896cm" svg:viewBox="0 0 213 370" draw:points="0,246 0,0 213,123 213,370">
                <text:p/>
              </draw:polygon>
              <draw:polygon draw:style-name="gr1235" draw:text-style-name="P3" draw:layer="layout" svg:width="0.425cm" svg:height="0.245cm" svg:x="17.583cm" svg:y="8.773cm" svg:viewBox="0 0 426 246" draw:points="213,246 0,123 213,0 426,123">
                <text:p/>
              </draw:polygon>
            </draw:g>
            <draw:g>
              <draw:polygon draw:style-name="gr1236" draw:text-style-name="P3" draw:layer="layout" svg:width="0.212cm" svg:height="0.369cm" svg:x="17.476cm" svg:y="9.081cm" svg:viewBox="0 0 213 370" draw:points="0,370 0,123 213,0 213,246">
                <text:p/>
              </draw:polygon>
              <draw:polygon draw:style-name="gr1237" draw:text-style-name="P3" draw:layer="layout" svg:width="0.212cm" svg:height="0.369cm" svg:x="17.263cm" svg:y="9.081cm" svg:viewBox="0 0 213 370" draw:points="0,246 0,0 213,123 213,370">
                <text:p/>
              </draw:polygon>
              <draw:polygon draw:style-name="gr1238" draw:text-style-name="P3" draw:layer="layout" svg:width="0.425cm" svg:height="0.245cm" svg:x="17.263cm" svg:y="8.957cm" svg:viewBox="0 0 426 246" draw:points="213,246 0,123 213,0 426,123">
                <text:p/>
              </draw:polygon>
            </draw:g>
            <draw:g>
              <draw:polygon draw:style-name="gr1239" draw:text-style-name="P3" draw:layer="layout" svg:width="0.212cm" svg:height="0.369cm" svg:x="17.796cm" svg:y="8.526cm" svg:viewBox="0 0 213 370" draw:points="0,370 0,123 213,0 213,246">
                <text:p/>
              </draw:polygon>
              <draw:polygon draw:style-name="gr1240" draw:text-style-name="P3" draw:layer="layout" svg:width="0.212cm" svg:height="0.369cm" svg:x="17.583cm" svg:y="8.526cm" svg:viewBox="0 0 213 370" draw:points="0,246 0,0 213,123 213,370">
                <text:p/>
              </draw:polygon>
              <draw:polygon draw:style-name="gr1241" draw:text-style-name="P3" draw:layer="layout" svg:width="0.425cm" svg:height="0.245cm" svg:x="17.583cm" svg:y="8.403cm" svg:viewBox="0 0 426 246" draw:points="213,246 0,123 213,0 426,123">
                <text:p/>
              </draw:polygon>
            </draw:g>
            <draw:g>
              <draw:polygon draw:style-name="gr1242" draw:text-style-name="P3" draw:layer="layout" svg:width="0.212cm" svg:height="0.369cm" svg:x="17.156cm" svg:y="8.526cm" svg:viewBox="0 0 213 370" draw:points="0,370 0,123 213,0 213,246">
                <text:p/>
              </draw:polygon>
              <draw:polygon draw:style-name="gr1243" draw:text-style-name="P3" draw:layer="layout" svg:width="0.212cm" svg:height="0.369cm" svg:x="16.943cm" svg:y="8.526cm" svg:viewBox="0 0 213 370" draw:points="0,246 0,0 213,123 213,370">
                <text:p/>
              </draw:polygon>
              <draw:polygon draw:style-name="gr1244" draw:text-style-name="P3" draw:layer="layout" svg:width="0.425cm" svg:height="0.245cm" svg:x="16.943cm" svg:y="8.403cm" svg:viewBox="0 0 426 246" draw:points="213,246 0,123 213,0 426,123">
                <text:p/>
              </draw:polygon>
            </draw:g>
            <draw:g>
              <draw:polygon draw:style-name="gr1245" draw:text-style-name="P3" draw:layer="layout" svg:width="0.212cm" svg:height="0.369cm" svg:x="17.476cm" svg:y="8.711cm" svg:viewBox="0 0 213 370" draw:points="0,370 0,123 213,0 213,246">
                <text:p/>
              </draw:polygon>
              <draw:polygon draw:style-name="gr1246" draw:text-style-name="P3" draw:layer="layout" svg:width="0.212cm" svg:height="0.369cm" svg:x="17.263cm" svg:y="8.711cm" svg:viewBox="0 0 213 370" draw:points="0,246 0,0 213,123 213,370">
                <text:p/>
              </draw:polygon>
              <draw:polygon draw:style-name="gr1247" draw:text-style-name="P3" draw:layer="layout" svg:width="0.425cm" svg:height="0.245cm" svg:x="17.263cm" svg:y="8.588cm" svg:viewBox="0 0 426 246" draw:points="213,246 0,123 213,0 426,123">
                <text:p/>
              </draw:polygon>
            </draw:g>
            <draw:polygon draw:style-name="gr1248" draw:text-style-name="P3" draw:layer="layout" svg:width="1.065cm" svg:height="1.232cm" svg:x="16.943cm" svg:y="8.218cm" svg:viewBox="0 0 1066 1233" draw:points="0,925 0,678 107,616 0,555 0,309 213,185 320,246 320,123 533,0 746,123 746,246 853,185 1066,309 1066,555 960,616 1066,678 1066,925 853,1048 746,986 746,1110 533,1233 320,1110 320,986 213,1048">
              <text:p/>
            </draw:polygon>
          </draw:g>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249" draw:text-style-name="P3" draw:layer="layout" svg:width="2.144cm" svg:height="1.388cm" svg:x="16.521cm" svg:y="6.609cm" svg:viewBox="0 0 2145 1389" svg:d="M2 1389c178 0 2143-863 2143-1126s-277-263-455-263c0 112-1753 563-1688 1389z">
              <text:p/>
            </draw:path>
            <draw:g>
              <draw:polygon draw:style-name="gr1250" draw:text-style-name="P3" draw:layer="layout" svg:width="2.272cm" svg:height="2.063cm" svg:x="14.12cm" svg:y="5.858cm" svg:viewBox="0 0 2273 2064" draw:points="0,751 0,0 2273,1314 2273,2064">
                <text:p/>
              </draw:polygon>
              <draw:polygon draw:style-name="gr1251" draw:text-style-name="P3" draw:layer="layout" svg:width="1.947cm" svg:height="1.876cm" svg:x="16.393cm" svg:y="6.046cm" svg:viewBox="0 0 1948 1877" draw:points="0,1877 0,1126 1948,0 1948,751">
                <text:p/>
              </draw:polygon>
              <draw:polygon draw:style-name="gr1252" draw:text-style-name="P3" draw:layer="layout" svg:width="4.22cm" svg:height="2.439cm" svg:x="14.12cm" svg:y="4.732cm" svg:viewBox="0 0 4221 2440" draw:points="2273,2440 0,1126 1948,0 4221,1314">
                <text:p/>
              </draw:polygon>
              <draw:line draw:style-name="gr1253" draw:text-style-name="P3" draw:layer="layout" svg:x1="14.899cm" svg:y1="6.458cm" svg:x2="14.899cm" svg:y2="6.909cm">
                <text:p/>
              </draw:line>
              <draw:line draw:style-name="gr1254" draw:text-style-name="P3" draw:layer="layout" svg:x1="16.328cm" svg:y1="7.42cm" svg:x2="15.289cm" svg:y2="6.819cm">
                <text:p/>
              </draw:line>
              <draw:line draw:style-name="gr1255" draw:text-style-name="P3" draw:layer="layout" svg:x1="15.283cm" svg:y1="6.684cm" svg:x2="15.283cm" svg:y2="6.834cm">
                <text:p/>
              </draw:line>
              <draw:line draw:style-name="gr1256" draw:text-style-name="P3" draw:layer="layout" svg:x1="16.322cm" svg:y1="7.285cm" svg:x2="16.322cm" svg:y2="7.435cm">
                <text:p/>
              </draw:line>
              <draw:line draw:style-name="gr1257" draw:text-style-name="P3" draw:layer="layout" svg:x1="16.322cm" svg:y1="7.285cm" svg:x2="15.283cm" svg:y2="6.684cm">
                <text:p/>
              </draw:line>
              <draw:polygon draw:style-name="gr1258" draw:text-style-name="P3" draw:layer="layout" svg:width="0.129cm" svg:height="0.224cm" svg:x="15.029cm" svg:y="6.534cm" svg:viewBox="0 0 130 225" draw:points="0,150 0,0 130,75 130,225">
                <text:p/>
              </draw:polygon>
              <draw:line draw:style-name="gr1259" draw:text-style-name="P3" draw:layer="layout" svg:x1="14.769cm" svg:y1="6.383cm" svg:x2="14.769cm" svg:y2="6.834cm">
                <text:p/>
              </draw:line>
              <draw:line draw:style-name="gr1260" draw:text-style-name="P3" draw:layer="layout" svg:x1="14.64cm" svg:y1="6.308cm" svg:x2="14.64cm" svg:y2="6.759cm">
                <text:p/>
              </draw:line>
              <draw:line draw:style-name="gr1261" draw:text-style-name="P3" draw:layer="layout" svg:x1="14.51cm" svg:y1="6.233cm" svg:x2="14.51cm" svg:y2="6.684cm">
                <text:p/>
              </draw:line>
              <draw:line draw:style-name="gr1262" draw:text-style-name="P3" draw:layer="layout" svg:x1="14.38cm" svg:y1="6.158cm" svg:x2="14.38cm" svg:y2="6.609cm">
                <text:p/>
              </draw:line>
              <draw:line draw:style-name="gr1263" draw:text-style-name="P3" draw:layer="layout" svg:x1="14.25cm" svg:y1="6.083cm" svg:x2="14.25cm" svg:y2="6.534cm">
                <text:p/>
              </draw:line>
              <draw:polygon draw:style-name="gr1264" draw:text-style-name="P3" draw:layer="layout" svg:width="0.129cm" svg:height="0.825cm" svg:x="13.99cm" svg:y="5.783cm" svg:viewBox="0 0 130 826" draw:points="0,751 0,0 130,75 130,826">
                <text:p/>
              </draw:polygon>
              <draw:polygon draw:style-name="gr1265" draw:text-style-name="P3" draw:layer="layout" svg:width="0.129cm" svg:height="0.825cm" svg:x="16.393cm" svg:y="7.172cm" svg:viewBox="0 0 130 826" draw:points="0,751 0,0 130,75 130,826">
                <text:p/>
              </draw:polygon>
              <draw:polygon draw:style-name="gr1266" draw:text-style-name="P3" draw:layer="layout" svg:width="4.35cm" svg:height="3.265cm" svg:x="13.99cm" svg:y="4.732cm" svg:viewBox="0 0 4351 3266" draw:points="0,1802 0,1051 130,1126 2078,0 4351,1314 4351,2064 2532,3116 2532,3266">
                <text:p/>
              </draw:polygon>
            </draw:g>
          </draw:g>
          <draw:g>
            <draw:polygon draw:style-name="gr1267" draw:text-style-name="P3" draw:layer="layout" svg:width="0.755cm" svg:height="0.435cm" svg:x="17.008cm" svg:y="7.047cm" svg:viewBox="0 0 756 436" draw:points="549,436 756,317 206,0 0,119">
              <text:p/>
            </draw:polygon>
            <draw:path draw:style-name="gr1268" draw:text-style-name="P3" draw:layer="layout" svg:width="0.48cm" svg:height="0.529cm" svg:x="17.145cm" svg:y="6.874cm" svg:viewBox="0 0 481 530" svg:d="M481 500c0-516-481-714-481-198 69 40 69 40 137 0 0-278 207-79 207 198 68 40 68 40 137 0z">
              <text:p/>
            </draw:path>
            <draw:path draw:style-name="gr1269" draw:text-style-name="P3" draw:layer="layout" svg:width="0.274cm" svg:height="0.378cm" svg:x="17.214cm" svg:y="6.985cm" svg:viewBox="0 0 275 379" svg:d="M275 379c0-357-274-515-275-238">
              <text:p/>
            </draw:path>
            <draw:polygon draw:style-name="gr1270" draw:text-style-name="P3" draw:layer="layout" svg:width="0.548cm" svg:height="0.833cm" svg:x="17.008cm" svg:y="7.166cm" svg:viewBox="0 0 549 834" draw:points="549,834 549,317 0,0 0,516">
              <text:p/>
            </draw:polygon>
            <draw:path draw:style-name="gr1271" draw:text-style-name="P3" draw:layer="layout" svg:width="0.118cm" svg:height="0.205cm" svg:x="17.232cm" svg:y="7.483cm" svg:viewBox="0 0 119 206" svg:d="M11 87c-69-199 206 0 69 40v79l-69-39z">
              <text:p/>
            </draw:path>
            <draw:polygon draw:style-name="gr1272" draw:text-style-name="P3" draw:layer="layout" svg:width="0.205cm" svg:height="0.634cm" svg:x="17.557cm" svg:y="7.364cm" svg:viewBox="0 0 206 635" draw:points="0,635 0,119 206,0 206,516">
              <text:p/>
            </draw:polygon>
            <draw:path draw:style-name="gr1273" draw:text-style-name="P3" draw:layer="layout" svg:width="0.755cm" svg:height="1.136cm" svg:x="17.008cm" svg:y="6.863cm" svg:viewBox="0 0 756 1137" svg:d="M137 223c69-436 481-158 481 199l138 79v517l-207 119-549-318v-516z">
              <text:p/>
            </draw:path>
            <draw:path draw:style-name="gr1274" draw:text-style-name="P3" draw:layer="layout" svg:width="0.136cm" svg:height="0.125cm" svg:x="17.299cm" svg:y="7.051cm" svg:viewBox="0 0 137 126" svg:d="M0 41c33-101 127 7 137 85z">
              <text:p/>
            </draw:path>
          </draw:g>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275" draw:text-style-name="P3" draw:layer="layout" svg:width="2.144cm" svg:height="1.388cm" svg:x="16.521cm" svg:y="5.077cm" svg:viewBox="0 0 2145 1389" svg:d="M2 1389c178 0 2143-863 2143-1126s-277-263-455-263c0 112-1753 563-1688 1389z">
              <text:p/>
            </draw:path>
            <draw:g>
              <draw:polygon draw:style-name="gr1276" draw:text-style-name="P3" draw:layer="layout" svg:width="2.272cm" svg:height="2.063cm" svg:x="14.12cm" svg:y="4.326cm" svg:viewBox="0 0 2273 2064" draw:points="0,751 0,0 2273,1314 2273,2064">
                <text:p/>
              </draw:polygon>
              <draw:polygon draw:style-name="gr1277" draw:text-style-name="P3" draw:layer="layout" svg:width="1.947cm" svg:height="1.876cm" svg:x="16.393cm" svg:y="4.514cm" svg:viewBox="0 0 1948 1877" draw:points="0,1877 0,1126 1948,0 1948,751">
                <text:p/>
              </draw:polygon>
              <draw:polygon draw:style-name="gr1278" draw:text-style-name="P3" draw:layer="layout" svg:width="4.22cm" svg:height="2.439cm" svg:x="14.12cm" svg:y="3.2cm" svg:viewBox="0 0 4221 2440" draw:points="2273,2440 0,1126 1948,0 4221,1314">
                <text:p/>
              </draw:polygon>
              <draw:line draw:style-name="gr1279" draw:text-style-name="P3" draw:layer="layout" svg:x1="14.899cm" svg:y1="4.927cm" svg:x2="14.899cm" svg:y2="5.378cm">
                <text:p/>
              </draw:line>
              <draw:line draw:style-name="gr1280" draw:text-style-name="P3" draw:layer="layout" svg:x1="16.328cm" svg:y1="5.889cm" svg:x2="15.289cm" svg:y2="5.288cm">
                <text:p/>
              </draw:line>
              <draw:line draw:style-name="gr1281" draw:text-style-name="P3" draw:layer="layout" svg:x1="15.283cm" svg:y1="5.152cm" svg:x2="15.283cm" svg:y2="5.302cm">
                <text:p/>
              </draw:line>
              <draw:line draw:style-name="gr1282" draw:text-style-name="P3" draw:layer="layout" svg:x1="16.322cm" svg:y1="5.753cm" svg:x2="16.322cm" svg:y2="5.903cm">
                <text:p/>
              </draw:line>
              <draw:line draw:style-name="gr1283" draw:text-style-name="P3" draw:layer="layout" svg:x1="16.322cm" svg:y1="5.753cm" svg:x2="15.283cm" svg:y2="5.152cm">
                <text:p/>
              </draw:line>
              <draw:polygon draw:style-name="gr1284" draw:text-style-name="P3" draw:layer="layout" svg:width="0.129cm" svg:height="0.224cm" svg:x="15.029cm" svg:y="5.002cm" svg:viewBox="0 0 130 225" draw:points="0,150 0,0 130,75 130,225">
                <text:p/>
              </draw:polygon>
              <draw:line draw:style-name="gr1285" draw:text-style-name="P3" draw:layer="layout" svg:x1="14.769cm" svg:y1="4.852cm" svg:x2="14.769cm" svg:y2="5.303cm">
                <text:p/>
              </draw:line>
              <draw:line draw:style-name="gr1286" draw:text-style-name="P3" draw:layer="layout" svg:x1="14.64cm" svg:y1="4.777cm" svg:x2="14.64cm" svg:y2="5.228cm">
                <text:p/>
              </draw:line>
              <draw:line draw:style-name="gr1287" draw:text-style-name="P3" draw:layer="layout" svg:x1="14.51cm" svg:y1="4.702cm" svg:x2="14.51cm" svg:y2="5.153cm">
                <text:p/>
              </draw:line>
              <draw:line draw:style-name="gr1288" draw:text-style-name="P3" draw:layer="layout" svg:x1="14.38cm" svg:y1="4.626cm" svg:x2="14.38cm" svg:y2="5.077cm">
                <text:p/>
              </draw:line>
              <draw:line draw:style-name="gr1289" draw:text-style-name="P3" draw:layer="layout" svg:x1="14.25cm" svg:y1="4.551cm" svg:x2="14.25cm" svg:y2="5.002cm">
                <text:p/>
              </draw:line>
              <draw:polygon draw:style-name="gr1290" draw:text-style-name="P3" draw:layer="layout" svg:width="0.129cm" svg:height="0.825cm" svg:x="13.99cm" svg:y="4.251cm" svg:viewBox="0 0 130 826" draw:points="0,751 0,0 130,75 130,826">
                <text:p/>
              </draw:polygon>
              <draw:polygon draw:style-name="gr1291" draw:text-style-name="P3" draw:layer="layout" svg:width="0.129cm" svg:height="0.825cm" svg:x="16.393cm" svg:y="5.64cm" svg:viewBox="0 0 130 826" draw:points="0,751 0,0 130,75 130,826">
                <text:p/>
              </draw:polygon>
              <draw:polygon draw:style-name="gr1292" draw:text-style-name="P3" draw:layer="layout" svg:width="4.35cm" svg:height="3.265cm" svg:x="13.99cm" svg:y="3.2cm" svg:viewBox="0 0 4351 3266" draw:points="0,1802 0,1051 130,1126 2078,0 4351,1314 4351,2064 2532,3116 2532,3266">
                <text:p/>
              </draw:polygon>
            </draw:g>
          </draw:g>
          <draw:g>
            <draw:polygon draw:style-name="gr1293" draw:text-style-name="P3" draw:layer="layout" svg:width="0.532cm" svg:height="0.979cm" svg:x="17.025cm" svg:y="5.44cm" svg:viewBox="0 0 533 980" draw:points="0,673 0,0 533,308 533,980">
              <text:p/>
            </draw:polygon>
            <draw:polygon draw:style-name="gr1294" draw:text-style-name="P3" draw:layer="layout" svg:width="0.532cm" svg:height="0.979cm" svg:x="17.558cm" svg:y="5.44cm" svg:viewBox="0 0 533 980" draw:points="0,980 0,308 533,0 533,673">
              <text:p/>
            </draw:polygon>
            <draw:polygon draw:style-name="gr1295" draw:text-style-name="P3" draw:layer="layout" svg:width="1.065cm" svg:height="0.615cm" svg:x="17.025cm" svg:y="5.132cm" svg:viewBox="0 0 1066 616" draw:points="533,616 0,308 533,0 1066,308">
              <text:p/>
            </draw:polygon>
            <draw:polygon draw:style-name="gr1296" draw:text-style-name="P3" draw:layer="layout" svg:width="1.065cm" svg:height="1.288cm" svg:x="17.025cm" svg:y="5.132cm" svg:viewBox="0 0 1066 1289" draw:points="0,980 0,308 533,0 1066,308 1066,980 533,1289">
              <text:p/>
            </draw:polygon>
            <draw:polyline draw:style-name="gr1297" draw:text-style-name="P3" draw:layer="layout" svg:width="0.435cm" svg:height="0.279cm" svg:x="17.606cm" svg:y="5.552cm" svg:viewBox="0 0 436 280" draw:points="0,252 97,196 97,280 194,224 194,140 242,112 242,196 291,168 291,84 339,56 340,140 388,112 388,28 436,0">
              <text:p/>
            </draw:polyline>
            <draw:polyline draw:style-name="gr1298" draw:text-style-name="P3" draw:layer="layout" svg:width="0.435cm" svg:height="0.251cm" svg:x="17.606cm" svg:y="5.748cm" svg:viewBox="0 0 436 252" draw:points="0,196 49,168 49,252 145,196 145,112 194,84 194,168 291,112 291,28 339,0 340,84 436,28">
              <text:p/>
            </draw:polyline>
            <draw:polyline draw:style-name="gr1299" draw:text-style-name="P3" draw:layer="layout" svg:width="0.435cm" svg:height="0.308cm" svg:x="17.607cm" svg:y="5.861cm" svg:viewBox="0 0 436 309" draw:points="0,309 97,252 97,168 194,112 194,196 339,112 339,28 388,0 388,84 436,56">
              <text:p/>
            </draw:polyline>
            <draw:polyline draw:style-name="gr1300" draw:text-style-name="P3" draw:layer="layout" svg:width="0.435cm" svg:height="0.308cm" svg:x="17.607cm" svg:y="6cm" svg:viewBox="0 0 436 309" draw:points="0,309 49,280 48,196 145,140 145,224 242,168 242,84 291,56 291,140 339,112 339,28 388,0 388,84 436,56">
              <text:p/>
            </draw:polyline>
            <draw:polyline draw:style-name="gr1301" draw:text-style-name="P3" draw:layer="layout" svg:width="0.435cm" svg:height="0.559cm" svg:x="17.074cm" svg:y="5.748cm" svg:viewBox="0 0 436 560" draw:points="0,280 49,308 97,252 145,28 242,0 291,112 340,280 340,449 388,532 436,560">
              <text:p/>
            </draw:polyline>
            <draw:polyline draw:style-name="gr1302" draw:text-style-name="P3" draw:layer="layout" svg:width="0.435cm" svg:height="0.308cm" svg:x="17.074cm" svg:y="5.917cm" svg:viewBox="0 0 436 309" draw:points="0,56 49,84 97,28 194,0 242,28 291,112 340,196 388,280 436,309">
              <text:p/>
            </draw:polyline>
            <draw:line draw:style-name="gr1303" draw:text-style-name="P3" draw:layer="layout" svg:x1="17.074cm" svg:y1="5.664cm" svg:x2="17.51cm" svg:y2="5.916cm">
              <text:p/>
            </draw:line>
            <draw:polygon draw:style-name="gr1304" draw:text-style-name="P3" draw:layer="layout" svg:width="0.435cm" svg:height="0.812cm" svg:x="17.074cm" svg:y="5.524cm" svg:viewBox="0 0 436 813" draw:points="0,560 0,0 436,252 436,813">
              <text:p/>
            </draw:polygon>
          </draw:g>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305" draw:text-style-name="P3" draw:layer="layout" svg:width="2.144cm" svg:height="1.388cm" svg:x="16.521cm" svg:y="3.577cm" svg:viewBox="0 0 2145 1389" svg:d="M2 1389c178 0 2143-863 2143-1126s-277-263-455-263c0 112-1753 563-1688 1389z">
              <text:p/>
            </draw:path>
            <draw:g>
              <draw:polygon draw:style-name="gr1306" draw:text-style-name="P3" draw:layer="layout" svg:width="2.272cm" svg:height="2.063cm" svg:x="14.12cm" svg:y="2.826cm" svg:viewBox="0 0 2273 2064" draw:points="0,751 0,0 2273,1314 2273,2064">
                <text:p/>
              </draw:polygon>
              <draw:polygon draw:style-name="gr1307" draw:text-style-name="P3" draw:layer="layout" svg:width="1.947cm" svg:height="1.876cm" svg:x="16.393cm" svg:y="3.014cm" svg:viewBox="0 0 1948 1877" draw:points="0,1877 0,1126 1948,0 1948,751">
                <text:p/>
              </draw:polygon>
              <draw:polygon draw:style-name="gr1308" draw:text-style-name="P3" draw:layer="layout" svg:width="4.22cm" svg:height="2.439cm" svg:x="14.12cm" svg:y="1.7cm" svg:viewBox="0 0 4221 2440" draw:points="2273,2440 0,1126 1948,0 4221,1314">
                <text:p/>
              </draw:polygon>
              <draw:line draw:style-name="gr1309" draw:text-style-name="P3" draw:layer="layout" svg:x1="14.899cm" svg:y1="3.427cm" svg:x2="14.899cm" svg:y2="3.878cm">
                <text:p/>
              </draw:line>
              <draw:line draw:style-name="gr1310" draw:text-style-name="P3" draw:layer="layout" svg:x1="16.328cm" svg:y1="4.388cm" svg:x2="15.289cm" svg:y2="3.787cm">
                <text:p/>
              </draw:line>
              <draw:line draw:style-name="gr1311" draw:text-style-name="P3" draw:layer="layout" svg:x1="15.283cm" svg:y1="3.652cm" svg:x2="15.283cm" svg:y2="3.802cm">
                <text:p/>
              </draw:line>
              <draw:line draw:style-name="gr1312" draw:text-style-name="P3" draw:layer="layout" svg:x1="16.322cm" svg:y1="4.253cm" svg:x2="16.322cm" svg:y2="4.403cm">
                <text:p/>
              </draw:line>
              <draw:line draw:style-name="gr1313" draw:text-style-name="P3" draw:layer="layout" svg:x1="16.322cm" svg:y1="4.253cm" svg:x2="15.283cm" svg:y2="3.652cm">
                <text:p/>
              </draw:line>
              <draw:polygon draw:style-name="gr1314" draw:text-style-name="P3" draw:layer="layout" svg:width="0.129cm" svg:height="0.224cm" svg:x="15.029cm" svg:y="3.502cm" svg:viewBox="0 0 130 225" draw:points="0,150 0,0 130,75 130,225">
                <text:p/>
              </draw:polygon>
              <draw:line draw:style-name="gr1315" draw:text-style-name="P3" draw:layer="layout" svg:x1="14.769cm" svg:y1="3.352cm" svg:x2="14.769cm" svg:y2="3.803cm">
                <text:p/>
              </draw:line>
              <draw:line draw:style-name="gr1316" draw:text-style-name="P3" draw:layer="layout" svg:x1="14.64cm" svg:y1="3.276cm" svg:x2="14.64cm" svg:y2="3.727cm">
                <text:p/>
              </draw:line>
              <draw:line draw:style-name="gr1317" draw:text-style-name="P3" draw:layer="layout" svg:x1="14.51cm" svg:y1="3.201cm" svg:x2="14.51cm" svg:y2="3.652cm">
                <text:p/>
              </draw:line>
              <draw:line draw:style-name="gr1318" draw:text-style-name="P3" draw:layer="layout" svg:x1="14.38cm" svg:y1="3.126cm" svg:x2="14.38cm" svg:y2="3.577cm">
                <text:p/>
              </draw:line>
              <draw:line draw:style-name="gr1319" draw:text-style-name="P3" draw:layer="layout" svg:x1="14.25cm" svg:y1="3.051cm" svg:x2="14.25cm" svg:y2="3.502cm">
                <text:p/>
              </draw:line>
              <draw:polygon draw:style-name="gr1320" draw:text-style-name="P3" draw:layer="layout" svg:width="0.129cm" svg:height="0.825cm" svg:x="13.99cm" svg:y="2.751cm" svg:viewBox="0 0 130 826" draw:points="0,751 0,0 130,75 130,826">
                <text:p/>
              </draw:polygon>
              <draw:polygon draw:style-name="gr1321" draw:text-style-name="P3" draw:layer="layout" svg:width="0.129cm" svg:height="0.825cm" svg:x="16.393cm" svg:y="4.14cm" svg:viewBox="0 0 130 826" draw:points="0,751 0,0 130,75 130,826">
                <text:p/>
              </draw:polygon>
              <draw:polygon draw:style-name="gr1322" draw:text-style-name="P3" draw:layer="layout" svg:width="4.35cm" svg:height="3.265cm" svg:x="13.99cm" svg:y="1.7cm" svg:viewBox="0 0 4351 3266" draw:points="0,1802 0,1051 130,1126 2078,0 4351,1314 4351,2064 2532,3116 2532,3266">
                <text:p/>
              </draw:polygon>
            </draw:g>
          </draw:g>
          <draw:g>
            <draw:path draw:style-name="gr1323" draw:text-style-name="P4" draw:layer="layout" svg:width="0.57cm" svg:height="0.429cm" svg:x="16.991cm" svg:y="4.283cm" svg:viewBox="0 0 571 430" svg:d="M281 0c248 0 290 160 290 304-83 95-414 191-570 68-9-140 33-372 280-372z">
              <text:p/>
            </draw:path>
            <draw:path draw:style-name="gr1324" draw:text-style-name="P4" draw:layer="layout" svg:width="0.123cm" svg:height="0.31cm" svg:x="17.273cm" svg:y="4.355cm" svg:viewBox="0 0 124 311" svg:d="M0 24c28-16 97-8 124-24 0 95 0 311 0 311 0-109-96-207-124-287z">
              <text:p/>
            </draw:path>
            <draw:path draw:style-name="gr1325" draw:text-style-name="P4" draw:layer="layout" svg:width="0.187cm" svg:height="0.258cm" svg:x="17.219cm" svg:y="4.14cm" svg:viewBox="0 0 188 259" svg:d="M83 0c70 0 92 87 92 135s44 104-30 119c-72 16-145-2-145-111 0-108 12-143 83-143z">
              <text:p/>
            </draw:path>
            <draw:path draw:style-name="gr1326" draw:text-style-name="P4" draw:layer="layout" svg:width="0.289cm" svg:height="0.381cm" svg:x="17.231cm" svg:y="3.925cm" svg:viewBox="0 0 290 382" svg:d="M165 0c70 0 125 0 125 167s-55 215-125 215-165-107-165-215 95-167 165-167z">
              <text:p/>
            </draw:path>
            <draw:path draw:style-name="gr1327" draw:text-style-name="P4" draw:layer="layout" svg:width="0.35cm" svg:height="0.361cm" svg:x="17.163cm" svg:y="3.829cm" svg:viewBox="0 0 351 362" svg:d="M152 0c82 0 206 0 199 95-42 44-178 12-199 48-66 110 41 287-125 192-82-215 41-335 125-335z">
              <text:p/>
            </draw:path>
            <draw:path draw:style-name="gr1328" draw:text-style-name="P4" draw:layer="layout" svg:width="0.488cm" svg:height="0.349cm" svg:x="17.52cm" svg:y="4.379cm" svg:viewBox="0 0 489 350" svg:d="M248 0c248 0 240 160 240 304-82 95-405 31-488-89 41-95 0-215 248-215z">
              <text:p/>
            </draw:path>
            <draw:path draw:style-name="gr1324" draw:text-style-name="P4" draw:layer="layout" svg:width="0.123cm" svg:height="0.238cm" svg:x="17.645cm" svg:y="4.451cm" svg:viewBox="0 0 124 239" svg:d="M0 0c41 24 97 16 124 0-83 72-124 239-124 239 0-108 0-144 0-239z">
              <text:p/>
            </draw:path>
            <draw:path draw:style-name="gr1325" draw:text-style-name="P4" draw:layer="layout" svg:width="0.17cm" svg:height="0.197cm" svg:x="17.645cm" svg:y="4.26cm" svg:viewBox="0 0 171 198" svg:d="M124 0c70 0 41 72 41 120 0 47-82 95-124 71-41-24-41-24-41-96 0-71 53-95 124-95z">
              <text:p/>
            </draw:path>
            <draw:path draw:style-name="gr1329" draw:text-style-name="P4" draw:layer="layout" svg:width="0.247cm" svg:height="0.31cm" svg:x="17.562cm" svg:y="4.068cm" svg:viewBox="0 0 248 311" svg:d="M124 0c70 0 124 24 124 120 0 95-54 191-124 191-71 0-124-83-124-191s53-120 124-120z">
              <text:p/>
            </draw:path>
            <draw:path draw:style-name="gr1330" draw:text-style-name="P4" draw:layer="layout" svg:width="0.345cm" svg:height="0.437cm" svg:x="17.562cm" svg:y="3.949cm" svg:viewBox="0 0 346 438" svg:d="M222 0c-83 0-229 24-222 120 42 43 186 11 207 47 66 110-14 311 83 263 124-239 14-430-68-430z">
              <text:p/>
            </draw:path>
            <draw:path draw:style-name="gr1331" draw:text-style-name="P4" draw:layer="layout" svg:width="1.011cm" svg:height="0.886cm" svg:x="16.997cm" svg:y="3.829cm" svg:viewBox="0 0 1012 887" svg:d="M316 0c83 0 215 0 207 95-3 9-28 17-41 25 82 167 0 358-83 358 83 24 137 81 155 175 17-56 56-85 93-79l-1-35c-86-49-112-220-40-276 0 0-53-9-42-24-12-116 236-139 261-108 72 32 135 269 22 433 171-9 164 228 165 290-189 75-399 11-477-72-121 102-426 134-534 50-13-181 65-358 219-372-1-38 7-69 7-109-14-8-25-7-35-16-82-215 42-335 124-335z">
              <text:p/>
            </draw:path>
          </draw:g>
        </draw:g>
        <draw:g>
          <draw:glue-point draw:id="4" svg:x="1.493cm" svg:y="-2.777cm"/>
          <draw:glue-point draw:id="5" svg:x="4.091cm" svg:y="-0.555cm"/>
          <draw:glue-point draw:id="6" svg:x="4.091cm" svg:y="1.111cm"/>
          <draw:glue-point draw:id="7" svg:x="4.091cm" svg:y="2.777cm"/>
          <draw:glue-point draw:id="8" svg:x="3.052cm" svg:y="3.666cm"/>
          <draw:glue-point draw:id="9" svg:x="1.493cm" svg:y="5cm"/>
          <draw:glue-point draw:id="10" svg:x="-3.7cm" svg:y="0.555cm"/>
          <draw:glue-point draw:id="11" svg:x="-3.7cm" svg:y="-1.111cm"/>
          <draw:glue-point draw:id="12" svg:x="-3.7cm" svg:y="-2.777cm"/>
          <draw:glue-point draw:id="13" svg:x="-2.272cm" svg:y="-4cm"/>
          <draw:glue-point draw:id="14" svg:x="-1.103cm" svg:y="-5cm"/>
          <draw:path draw:style-name="gr1332" draw:text-style-name="P1" draw:layer="layout" svg:width="1.712cm" svg:height="0.879cm" svg:x="11.93cm" svg:y="3.62cm" svg:viewBox="0 0 1713 880" svg:d="M2 880c175 0 1711-330 1711-587 0-256-270-293-444-293 0 110-1330 73-1267 880z">
            <text:p/>
          </draw:path>
          <draw:g>
            <draw:polygon draw:style-name="gr1333" draw:text-style-name="P1" draw:layer="layout" svg:width="2.537cm" svg:height="2.566cm" svg:x="9.392cm" svg:y="1.933cm" svg:viewBox="0 0 2538 2567" draw:points="0,1100 0,0 2538,1467 2538,2567">
              <text:p/>
            </draw:polygon>
            <draw:polygon draw:style-name="gr1334" draw:text-style-name="P1" draw:layer="layout" svg:width="1.268cm" svg:height="1.832cm" svg:x="11.93cm" svg:y="2.667cm" svg:viewBox="0 0 1269 1833" draw:points="0,1833 0,733 1269,0 1269,1100">
              <text:p/>
            </draw:polygon>
            <draw:polygon draw:style-name="gr1335" draw:text-style-name="P1" draw:layer="layout" svg:width="3.805cm" svg:height="2.199cm" svg:x="9.392cm" svg:y="1.2cm" svg:viewBox="0 0 3806 2200" draw:points="2538,2200 0,733 1269,0 3806,1467">
              <text:p/>
            </draw:polygon>
            <draw:polygon draw:style-name="gr1336" draw:text-style-name="P1" draw:layer="layout" svg:width="0.126cm" svg:height="0.219cm" svg:x="11.676cm" svg:y="3.437cm" svg:viewBox="0 0 127 220" draw:points="0,147 0,0 127,73 127,220">
              <text:p/>
            </draw:polygon>
            <draw:polygon draw:style-name="gr1337" draw:text-style-name="P1" draw:layer="layout" svg:width="1.268cm" svg:height="0.696cm" svg:x="10.027cm" svg:y="3.73cm" svg:viewBox="0 0 1269 697" draw:points="0,513 1269,0 1269,293 0,697">
              <text:p/>
            </draw:polygon>
            <draw:polygon draw:style-name="gr1338" draw:text-style-name="P1" draw:layer="layout" svg:width="2.537cm" svg:height="1.246cm" svg:x="8.758cm" svg:y="2.997cm" svg:viewBox="0 0 2538 1247" draw:points="1269,1247 0,513 1269,0 2538,733">
              <text:p/>
            </draw:polygon>
            <draw:polygon draw:style-name="gr1339" draw:text-style-name="P1" draw:layer="layout" svg:width="1.268cm" svg:height="0.916cm" svg:x="8.758cm" svg:y="3.51cm" svg:viewBox="0 0 1269 917" draw:points="0,183 0,0 1269,733 1269,917">
              <text:p/>
            </draw:polygon>
            <draw:polygon draw:style-name="gr1340" draw:text-style-name="P1" draw:layer="layout" svg:width="4.439cm" svg:height="3.299cm" svg:x="8.758cm" svg:y="1.2cm" svg:viewBox="0 0 4440 3300" draw:points="634,1833 634,733 1903,0 4440,1467 4440,2567 3172,3300 2410,2860 1269,3227 0,2493 0,2310 888,1944">
              <text:p/>
            </draw:polygon>
            <draw:path draw:style-name="gr1341" draw:text-style-name="P1" draw:layer="layout" svg:width="2.282cm" svg:height="1.062cm" svg:x="8.822cm" svg:y="3.107cm" svg:viewBox="0 0 2283 1063" svg:d="M888 1063c-254-146-635-366-888-513 317-183 952-440 1396-550 253 147 570 330 887 513-380 110-1014 367-1395 550z">
              <text:p/>
            </draw:path>
            <draw:polyline draw:style-name="gr1342" draw:text-style-name="P1" draw:layer="layout" svg:width="1.268cm" svg:height="0.842cm" svg:x="10.027cm" svg:y="2.85cm" svg:viewBox="0 0 1269 843" draw:points="0,147 0,0 1269,733 1269,843">
              <text:p/>
            </draw:polyline>
            <draw:polygon draw:style-name="gr1343" draw:text-style-name="P1" draw:layer="layout" svg:width="2.409cm" svg:height="1.392cm" svg:x="10.027cm" svg:y="1.64cm" svg:viewBox="0 0 2410 1393" draw:points="1269,1393 0,660 1142,0 2410,733">
              <text:p/>
            </draw:polygon>
            <draw:polygon draw:style-name="gr1344" draw:text-style-name="P1" draw:layer="layout" svg:width="1.268cm" svg:height="1.099cm" svg:x="10.027cm" svg:y="2.3cm" svg:viewBox="0 0 1269 1100" draw:points="0,367 0,0 1269,733 1269,1100">
              <text:p/>
            </draw:polygon>
          </draw:g>
        </draw:g>
        <draw:g>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1345" draw:text-style-name="P1" draw:layer="layout" svg:width="0.708cm" svg:height="0.566cm" svg:x="13.206cm" svg:y="31.12cm" svg:viewBox="0 0 709 567" svg:d="M0 567c385 0 589-114 687-284s-154-283-294-283c0 243-393 242-393 567z">
            <text:p/>
          </draw:path>
          <draw:g>
            <draw:polygon draw:style-name="gr1346" draw:text-style-name="P1" draw:layer="layout" svg:width="0.588cm" svg:height="1.076cm" svg:x="13.01cm" svg:y="30.553cm" svg:viewBox="0 0 589 1077" draw:points="0,1077 0,340 589,0 589,737">
              <text:p/>
            </draw:polygon>
            <draw:polygon draw:style-name="gr1347" draw:text-style-name="P1" draw:layer="layout" svg:width="1.373cm" svg:height="0.792cm" svg:x="12.225cm" svg:y="30.1cm" svg:viewBox="0 0 1374 793" draw:points="785,793 0,340 589,0 1374,453">
              <text:p/>
            </draw:polygon>
            <draw:polygon draw:style-name="gr1348" draw:text-style-name="P1" draw:layer="layout" svg:width="0.097cm" svg:height="1.019cm" svg:x="13.108cm" svg:y="30.78cm" svg:viewBox="0 0 98 1020" draw:points="0,1020 0,57 98,0 98,963">
              <text:p/>
            </draw:polygon>
            <draw:polygon draw:style-name="gr1349" draw:text-style-name="P1" draw:layer="layout" svg:width="0.981cm" svg:height="1.529cm" svg:x="12.126cm" svg:y="30.27cm" svg:viewBox="0 0 982 1530" draw:points="0,963 0,0 982,567 982,1530">
              <text:p/>
            </draw:polygon>
            <draw:polygon draw:style-name="gr1350" draw:text-style-name="P1" draw:layer="layout" svg:width="1.079cm" svg:height="0.622cm" svg:x="12.126cm" svg:y="30.213cm" svg:viewBox="0 0 1080 623" draw:points="982,623 0,57 99,0 1080,567">
              <text:p/>
            </draw:polygon>
            <draw:polygon draw:style-name="gr1351" draw:text-style-name="P1" draw:layer="layout" svg:width="0.097cm" svg:height="0.169cm" svg:x="12.225cm" svg:y="31.063cm" svg:viewBox="0 0 98 170" draw:points="0,113 0,0 98,57 98,170">
              <text:p/>
            </draw:polygon>
            <draw:polygon draw:style-name="gr1352" draw:text-style-name="P1" draw:layer="layout" svg:width="0.098cm" svg:height="0.169cm" svg:x="12.911cm" svg:y="31.46cm" svg:viewBox="0 0 99 170" draw:points="0,113 0,0 99,57 99,170">
              <text:p/>
            </draw:polygon>
            <draw:polygon draw:style-name="gr1353" draw:text-style-name="P1" draw:layer="layout" svg:width="1.472cm" svg:height="1.699cm" svg:x="12.126cm" svg:y="30.1cm" svg:viewBox="0 0 1473 1700" draw:points="0,1133 0,170 99,113 295,227 687,0 1473,453 1473,1190 1080,1417 1080,1643 982,1700">
              <text:p/>
            </draw:polygon>
            <draw:polygon draw:style-name="gr1354" draw:text-style-name="P1" draw:layer="layout" svg:width="0.784cm" svg:height="0.906cm" svg:x="12.225cm" svg:y="30.497cm" svg:viewBox="0 0 785 907" draw:points="0,453 0,0 785,453 785,907">
              <text:p/>
            </draw:polygon>
            <draw:polygon draw:style-name="gr1355" draw:text-style-name="P1" draw:layer="layout" svg:width="0.097cm" svg:height="0.169cm" svg:x="12.421cm" svg:y="31.177cm" svg:viewBox="0 0 98 170" draw:points="0,113 0,0 98,57 98,170">
              <text:p/>
            </draw:polygon>
          </draw:g>
        </draw:g>
        <draw:g>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1356" draw:text-style-name="P1" draw:layer="layout" svg:width="1.003cm" svg:height="0.753cm" svg:x="14.398cm" svg:y="29.52cm" svg:viewBox="0 0 1004 754" svg:d="M0 754c427 0 871-251 980-440 108-188-172-314-327-314 0 269-653 394-653 754z">
            <text:p/>
          </draw:path>
          <draw:g>
            <draw:polygon draw:style-name="gr1357" draw:text-style-name="P1" draw:layer="layout" svg:width="0.869cm" svg:height="1.508cm" svg:x="14.181cm" svg:y="28.703cm" svg:viewBox="0 0 870 1509" draw:points="0,1509 0,503 870,0 870,1006">
              <text:p/>
            </draw:polygon>
            <draw:polygon draw:style-name="gr1358" draw:text-style-name="P1" draw:layer="layout" svg:width="1.741cm" svg:height="1.005cm" svg:x="13.309cm" svg:y="28.2cm" svg:viewBox="0 0 1742 1006" draw:points="871,1006 0,503 872,0 1742,503">
              <text:p/>
            </draw:polygon>
            <draw:polygon draw:style-name="gr1359" draw:text-style-name="P1" draw:layer="layout" svg:width="0.108cm" svg:height="1.319cm" svg:x="14.289cm" svg:y="29.08cm" svg:viewBox="0 0 109 1320" draw:points="0,1320 0,63 109,0 109,1257">
              <text:p/>
            </draw:polygon>
            <draw:polygon draw:style-name="gr1360" draw:text-style-name="P1" draw:layer="layout" svg:width="1.088cm" svg:height="1.885cm" svg:x="13.2cm" svg:y="28.514cm" svg:viewBox="0 0 1089 1886" draw:points="0,1257 0,0 1089,629 1089,1886">
              <text:p/>
            </draw:polygon>
            <draw:polygon draw:style-name="gr1361" draw:text-style-name="P1" draw:layer="layout" svg:width="1.197cm" svg:height="0.69cm" svg:x="13.2cm" svg:y="28.451cm" svg:viewBox="0 0 1198 691" draw:points="1089,691 0,63 110,0 1198,629">
              <text:p/>
            </draw:polygon>
            <draw:polygon draw:style-name="gr1362" draw:text-style-name="P1" draw:layer="layout" svg:width="0.108cm" svg:height="0.188cm" svg:x="13.31cm" svg:y="29.583cm" svg:viewBox="0 0 109 189" draw:points="0,126 0,0 109,63 109,189">
              <text:p/>
            </draw:polygon>
            <draw:polygon draw:style-name="gr1363" draw:text-style-name="P1" draw:layer="layout" svg:width="1.85cm" svg:height="2.199cm" svg:x="13.2cm" svg:y="28.2cm" svg:viewBox="0 0 1851 2200" draw:points="0,1571 0,314 110,251 327,377 980,0 1851,503 1851,1509 1198,1886 1198,2137 1089,2200">
              <text:p/>
            </draw:polygon>
            <draw:polygon draw:style-name="gr1364" draw:text-style-name="P1" draw:layer="layout" svg:width="0.872cm" svg:height="1.193cm" svg:x="13.308cm" svg:y="28.766cm" svg:viewBox="0 0 873 1194" draw:points="0,691 1,0 872,503 873,1194">
              <text:p/>
            </draw:polygon>
            <draw:polygon draw:style-name="gr1365" draw:text-style-name="P1" draw:layer="layout" svg:width="0.108cm" svg:height="0.188cm" svg:x="13.527cm" svg:y="29.709cm" svg:viewBox="0 0 109 189" draw:points="0,126 0,0 109,63 109,189">
              <text:p/>
            </draw:polygon>
            <draw:polygon draw:style-name="gr1366" draw:text-style-name="P1" draw:layer="layout" svg:width="0.108cm" svg:height="0.188cm" svg:x="13.745cm" svg:y="29.834cm" svg:viewBox="0 0 109 189" draw:points="0,126 0,0 109,63 109,189">
              <text:p/>
            </draw:polygon>
          </draw:g>
        </draw:g>
        <draw:g>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1367" draw:text-style-name="P1" draw:layer="layout" svg:width="1.092cm" svg:height="0.82cm" svg:x="17.146cm" svg:y="29.842cm" svg:viewBox="0 0 1093 821" svg:d="M0 821c464 0 948-274 1066-479 119-205-186-342-355-342 0 293-711 429-711 821z">
            <text:p/>
          </draw:path>
          <draw:g>
            <draw:polygon draw:style-name="gr1368" draw:text-style-name="P1" draw:layer="layout" svg:width="0.946cm" svg:height="1.778cm" svg:x="16.909cm" svg:y="28.816cm" svg:viewBox="0 0 947 1779" draw:points="0,1779 0,547 947,0 947,1232">
              <text:p/>
            </draw:polygon>
            <draw:polygon draw:style-name="gr1369" draw:text-style-name="P1" draw:layer="layout" svg:width="2.014cm" svg:height="1.162cm" svg:x="15.841cm" svg:y="28.2cm" svg:viewBox="0 0 2015 1163" draw:points="1067,1163 0,547 949,0 2015,616">
              <text:p/>
            </draw:polygon>
            <draw:polygon draw:style-name="gr1370" draw:text-style-name="P1" draw:layer="layout" svg:width="0.117cm" svg:height="1.573cm" svg:x="17.027cm" svg:y="29.226cm" svg:viewBox="0 0 118 1574" draw:points="0,1574 0,68 118,0 118,1505">
              <text:p/>
            </draw:polygon>
            <draw:polygon draw:style-name="gr1371" draw:text-style-name="P1" draw:layer="layout" svg:width="1.303cm" svg:height="2.257cm" svg:x="15.723cm" svg:y="28.542cm" svg:viewBox="0 0 1304 2258" draw:points="0,1505 0,0 1304,753 1304,2258">
              <text:p/>
            </draw:polygon>
            <draw:polygon draw:style-name="gr1372" draw:text-style-name="P1" draw:layer="layout" svg:width="1.422cm" svg:height="0.82cm" svg:x="15.722cm" svg:y="28.474cm" svg:viewBox="0 0 1423 821" draw:points="1305,821 0,68 119,0 1423,753">
              <text:p/>
            </draw:polygon>
            <draw:polygon draw:style-name="gr1373" draw:text-style-name="P1" draw:layer="layout" svg:width="0.117cm" svg:height="0.204cm" svg:x="16.316cm" svg:y="30.116cm" svg:viewBox="0 0 118 205" draw:points="0,137 0,0 118,68 118,205">
              <text:p/>
            </draw:polygon>
            <draw:polygon draw:style-name="gr1374" draw:text-style-name="P1" draw:layer="layout" svg:width="2.132cm" svg:height="2.599cm" svg:x="15.723cm" svg:y="28.2cm" svg:viewBox="0 0 2133 2600" draw:points="0,1847 0,342 119,274 356,411 1066,0 2133,616 2133,1847 1422,2258 1422,2532 1304,2600">
              <text:p/>
            </draw:polygon>
            <draw:polygon draw:style-name="gr1375" draw:text-style-name="P1" draw:layer="layout" svg:width="1.066cm" svg:height="1.504cm" svg:x="15.842cm" svg:y="28.816cm" svg:viewBox="0 0 1067 1505" draw:points="0,889 1,0 1066,616 1067,1505">
              <text:p/>
            </draw:polygon>
            <draw:polygon draw:style-name="gr1376" draw:text-style-name="P1" draw:layer="layout" svg:width="0.117cm" svg:height="0.204cm" svg:x="16.552cm" svg:y="30.253cm" svg:viewBox="0 0 118 205" draw:points="0,137 0,0 118,68 118,205">
              <text:p/>
            </draw:polygon>
            <draw:polygon draw:style-name="gr1377" draw:text-style-name="P1" draw:layer="layout" svg:width="0.117cm" svg:height="0.204cm" svg:x="16.79cm" svg:y="30.389cm" svg:viewBox="0 0 118 205" draw:points="0,137 0,0 118,68 118,205">
              <text:p/>
            </draw:polygon>
            <draw:polygon draw:style-name="gr1378" draw:text-style-name="P1" draw:layer="layout" svg:width="0.117cm" svg:height="0.204cm" svg:x="16.079cm" svg:y="29.979cm" svg:viewBox="0 0 118 205" draw:points="0,137 0,0 118,68 118,205">
              <text:p/>
            </draw:polygon>
          </draw:g>
        </draw:g>
        <draw:g>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1379" draw:text-style-name="P1" draw:layer="layout" svg:width="1.457cm" svg:height="0.939cm" svg:x="20.218cm" svg:y="30.878cm" svg:viewBox="0 0 1458 940" svg:d="M0 940c375 0 1341-387 1437-553s-151-387-288-387c0 237-1149 623-1149 940z">
            <text:p/>
          </draw:path>
          <draw:g>
            <draw:polygon draw:style-name="gr1380" draw:text-style-name="P1" draw:layer="layout" svg:width="1.339cm" svg:height="2.543cm" svg:x="20.028cm" svg:y="29.329cm" svg:viewBox="0 0 1340 2544" draw:points="0,2544 0,774 1340,0 1340,1770">
              <text:p/>
            </draw:polygon>
            <draw:polygon draw:style-name="gr1381" draw:text-style-name="P1" draw:layer="layout" svg:width="2.776cm" svg:height="1.603cm" svg:x="18.59cm" svg:y="28.5cm" svg:viewBox="0 0 2777 1604" draw:points="1436,1604 0,774 1342,0 2777,829">
              <text:p/>
            </draw:polygon>
            <draw:polygon draw:style-name="gr1382" draw:text-style-name="P1" draw:layer="layout" svg:width="0.095cm" svg:height="2.045cm" svg:x="20.123cm" svg:y="29.993cm" svg:viewBox="0 0 96 2046" draw:points="1,2046 0,55 96,0 96,1991">
              <text:p/>
            </draw:polygon>
            <draw:polygon draw:style-name="gr1383" draw:text-style-name="P1" draw:layer="layout" svg:width="1.629cm" svg:height="2.93cm" svg:x="18.493cm" svg:y="29.108cm" svg:viewBox="0 0 1630 2931" draw:points="1,1991 0,0 1630,940 1630,2931">
              <text:p/>
            </draw:polygon>
            <draw:polygon draw:style-name="gr1384" draw:text-style-name="P1" draw:layer="layout" svg:width="1.723cm" svg:height="0.994cm" svg:x="18.494cm" svg:y="29.053cm" svg:viewBox="0 0 1724 995" draw:points="1629,995 0,55 96,0 1724,940">
              <text:p/>
            </draw:polygon>
            <draw:polygon draw:style-name="gr1385" draw:text-style-name="P1" draw:layer="layout" svg:width="0.095cm" svg:height="0.165cm" svg:x="19.643cm" svg:y="31.486cm" svg:viewBox="0 0 96 166" draw:points="0,111 0,0 96,55 96,166">
              <text:p/>
            </draw:polygon>
            <draw:polygon draw:style-name="gr1386" draw:text-style-name="P1" draw:layer="layout" svg:width="2.873cm" svg:height="3.538cm" svg:x="18.494cm" svg:y="28.5cm" svg:viewBox="0 0 2874 3539" draw:points="0,2599 0,608 96,553 288,664 1436,0 2874,829 2874,2599 1725,3263 1725,3484 1630,3539">
              <text:p/>
            </draw:polygon>
            <draw:polygon draw:style-name="gr1387" draw:text-style-name="P1" draw:layer="layout" svg:width="1.245cm" svg:height="1.713cm" svg:x="18.685cm" svg:y="29.495cm" svg:viewBox="0 0 1246 1714" draw:points="0,995 2,0 1246,719 1246,1714">
              <text:p/>
            </draw:polygon>
            <draw:polygon draw:style-name="gr1388" draw:text-style-name="P1" draw:layer="layout" svg:width="0.095cm" svg:height="0.165cm" svg:x="19.644cm" svg:y="31.21cm" svg:viewBox="0 0 96 166" draw:points="0,111 0,0 96,55 96,166">
              <text:p/>
            </draw:polygon>
            <draw:polygon draw:style-name="gr1389" draw:text-style-name="P1" draw:layer="layout" svg:width="0.095cm" svg:height="0.165cm" svg:x="19.069cm" svg:y="31.044cm" svg:viewBox="0 0 96 166" draw:points="0,111 0,0 96,55 96,166">
              <text:p/>
            </draw:polygon>
            <draw:polygon draw:style-name="gr1390" draw:text-style-name="P1" draw:layer="layout" svg:width="0.095cm" svg:height="0.165cm" svg:x="19.357cm" svg:y="31.32cm" svg:viewBox="0 0 96 166" draw:points="0,111 0,0 96,55 96,166">
              <text:p/>
            </draw:polygon>
            <draw:polygon draw:style-name="gr1391" draw:text-style-name="P1" draw:layer="layout" svg:width="0.095cm" svg:height="0.165cm" svg:x="19.357cm" svg:y="31.21cm" svg:viewBox="0 0 96 166" draw:points="0,111 0,0 96,55 96,166">
              <text:p/>
            </draw:polygon>
            <draw:polygon draw:style-name="gr1392" draw:text-style-name="P1" draw:layer="layout" svg:width="0.095cm" svg:height="0.165cm" svg:x="19.357cm" svg:y="31.099cm" svg:viewBox="0 0 96 166" draw:points="0,111 0,0 96,55 96,166">
              <text:p/>
            </draw:polygon>
            <draw:polygon draw:style-name="gr1393" draw:text-style-name="P1" draw:layer="layout" svg:width="0.095cm" svg:height="0.165cm" svg:x="19.26cm" svg:y="31.154cm" svg:viewBox="0 0 96 166" draw:points="0,111 0,0 96,55 96,166">
              <text:p/>
            </draw:polygon>
            <draw:polygon draw:style-name="gr1394" draw:text-style-name="P1" draw:layer="layout" svg:width="0.095cm" svg:height="0.165cm" svg:x="19.452cm" svg:y="31.265cm" svg:viewBox="0 0 96 166" draw:points="0,111 0,0 96,55 96,166">
              <text:p/>
            </draw:polygon>
          </draw:g>
        </draw:g>
        <draw:g>
          <draw:glue-point draw:id="4" svg:x="-2.198cm" svg:y="-5cm"/>
          <draw:glue-point draw:id="5" svg:x="0.601cm" svg:y="-3.51cm"/>
          <draw:glue-point draw:id="6" svg:x="3.401cm" svg:y="-2.021cm"/>
          <draw:glue-point draw:id="7" svg:x="3.401cm" svg:y="1.17cm"/>
          <draw:glue-point draw:id="8" svg:x="3.401cm" svg:y="3.936cm"/>
          <draw:glue-point draw:id="9" svg:x="2.601cm" svg:y="4.361cm"/>
          <draw:glue-point draw:id="10" svg:x="1.401cm" svg:y="5cm"/>
          <draw:glue-point draw:id="11" svg:x="-1.798cm" svg:y="3.297cm"/>
          <draw:glue-point draw:id="12" svg:x="-4.198cm" svg:y="2.234cm"/>
          <draw:glue-point draw:id="13" svg:x="-4.998cm" svg:y="-1.382cm"/>
          <draw:glue-point draw:id="14" svg:x="-4.198cm" svg:y="-3.936cm"/>
          <draw:path draw:style-name="gr1395" draw:text-style-name="P1" draw:layer="layout" svg:width="0.704cm" svg:height="0.559cm" svg:x="27.987cm" svg:y="34.017cm" svg:viewBox="0 0 705 560" svg:d="M0 560c288 0 705-102 705-204 0-101-176-356-352-356 0 182-353 317-353 560z">
            <text:p/>
          </draw:path>
          <draw:g>
            <draw:polygon draw:style-name="gr1396" draw:text-style-name="P1" draw:layer="layout" svg:width="2.821cm" svg:height="1.984cm" svg:x="25.165cm" svg:y="31.319cm" svg:viewBox="0 0 2822 1985" draw:points="0,356 0,0 2822,1629 2822,1985">
              <text:p/>
            </draw:polygon>
            <draw:polygon draw:style-name="gr1397" draw:text-style-name="P1" draw:layer="layout" svg:width="2.821cm" svg:height="1.934cm" svg:x="25.165cm" svg:y="32.642cm" svg:viewBox="0 0 2822 1935" draw:points="0,305 0,0 2822,1578 2822,1935">
              <text:p/>
            </draw:polygon>
            <draw:polygon draw:style-name="gr1398" draw:text-style-name="P1" draw:layer="layout" svg:width="0.087cm" svg:height="0.152cm" svg:x="27.635cm" svg:y="32.846cm" svg:viewBox="0 0 88 153" draw:points="0,102 0,0 88,51 88,153">
              <text:p/>
            </draw:polygon>
            <draw:polygon draw:style-name="gr1399" draw:text-style-name="P1" draw:layer="layout" svg:width="0.087cm" svg:height="0.152cm" svg:x="27.458cm" svg:y="32.744cm" svg:viewBox="0 0 88 153" draw:points="0,102 0,0 88,51 88,153">
              <text:p/>
            </draw:polygon>
            <draw:polygon draw:style-name="gr1400" draw:text-style-name="P1" draw:layer="layout" svg:width="0.087cm" svg:height="0.152cm" svg:x="27.282cm" svg:y="32.642cm" svg:viewBox="0 0 88 153" draw:points="0,102 0,0 88,51 88,153">
              <text:p/>
            </draw:polygon>
            <draw:polygon draw:style-name="gr1401" draw:text-style-name="P1" draw:layer="layout" svg:width="0.087cm" svg:height="0.152cm" svg:x="27.106cm" svg:y="32.54cm" svg:viewBox="0 0 88 153" draw:points="0,102 0,0 88,51 88,153">
              <text:p/>
            </draw:polygon>
            <draw:polygon draw:style-name="gr1402" draw:text-style-name="P1" draw:layer="layout" svg:width="0.087cm" svg:height="0.152cm" svg:x="26.929cm" svg:y="32.439cm" svg:viewBox="0 0 88 153" draw:points="0,102 0,0 88,51 88,153">
              <text:p/>
            </draw:polygon>
            <draw:polygon draw:style-name="gr1403" draw:text-style-name="P1" draw:layer="layout" svg:width="0.087cm" svg:height="0.152cm" svg:x="26.752cm" svg:y="32.337cm" svg:viewBox="0 0 88 153" draw:points="0,102 0,0 88,51 88,153">
              <text:p/>
            </draw:polygon>
            <draw:polygon draw:style-name="gr1404" draw:text-style-name="P1" draw:layer="layout" svg:width="0.087cm" svg:height="0.152cm" svg:x="26.576cm" svg:y="32.235cm" svg:viewBox="0 0 88 153" draw:points="0,102 0,0 88,51 88,153">
              <text:p/>
            </draw:polygon>
            <draw:polygon draw:style-name="gr1405" draw:text-style-name="P1" draw:layer="layout" svg:width="0.087cm" svg:height="0.152cm" svg:x="26.4cm" svg:y="32.133cm" svg:viewBox="0 0 88 153" draw:points="0,102 0,0 88,51 88,153">
              <text:p/>
            </draw:polygon>
            <draw:polygon draw:style-name="gr1406" draw:text-style-name="P1" draw:layer="layout" svg:width="0.087cm" svg:height="0.152cm" svg:x="26.223cm" svg:y="32.031cm" svg:viewBox="0 0 88 153" draw:points="0,102 0,0 88,51 88,153">
              <text:p/>
            </draw:polygon>
            <draw:polygon draw:style-name="gr1407" draw:text-style-name="P1" draw:layer="layout" svg:width="0.087cm" svg:height="0.152cm" svg:x="26.047cm" svg:y="31.93cm" svg:viewBox="0 0 88 153" draw:points="0,102 0,0 88,51 88,153">
              <text:p/>
            </draw:polygon>
            <draw:polygon draw:style-name="gr1408" draw:text-style-name="P1" draw:layer="layout" svg:width="0.087cm" svg:height="0.152cm" svg:x="25.87cm" svg:y="31.828cm" svg:viewBox="0 0 88 153" draw:points="0,102 0,0 88,51 88,153">
              <text:p/>
            </draw:polygon>
            <draw:polygon draw:style-name="gr1409" draw:text-style-name="P1" draw:layer="layout" svg:width="0.087cm" svg:height="0.152cm" svg:x="25.694cm" svg:y="31.726cm" svg:viewBox="0 0 88 153" draw:points="0,102 0,0 88,51 88,153">
              <text:p/>
            </draw:polygon>
            <draw:polygon draw:style-name="gr1410" draw:text-style-name="P1" draw:layer="layout" svg:width="0.087cm" svg:height="0.152cm" svg:x="25.517cm" svg:y="31.624cm" svg:viewBox="0 0 88 153" draw:points="0,102 0,0 88,51 88,153">
              <text:p/>
            </draw:polygon>
            <draw:polygon draw:style-name="gr1411" draw:text-style-name="P1" draw:layer="layout" svg:width="0.087cm" svg:height="0.152cm" svg:x="25.341cm" svg:y="31.522cm" svg:viewBox="0 0 88 153" draw:points="0,102 0,0 88,51 88,153">
              <text:p/>
            </draw:polygon>
            <draw:polygon draw:style-name="gr1412" draw:text-style-name="P1" draw:layer="layout" svg:width="0.087cm" svg:height="0.152cm" svg:x="27.811cm" svg:y="32.948cm" svg:viewBox="0 0 88 153" draw:points="0,102 0,0 88,51 88,153">
              <text:p/>
            </draw:polygon>
            <draw:polygon draw:style-name="gr1413" draw:text-style-name="P1" draw:layer="layout" svg:width="3.174cm" svg:height="1.832cm" svg:x="24.812cm" svg:y="31.624cm" svg:viewBox="0 0 3175 1833" draw:points="2822,1833 0,204 353,0 3175,1629">
              <text:p/>
            </draw:polygon>
            <draw:polygon draw:style-name="gr1414" draw:text-style-name="P1" draw:layer="layout" svg:width="2.821cm" svg:height="2.646cm" svg:x="24.812cm" svg:y="31.828cm" svg:viewBox="0 0 2822 2647" draw:points="0,1018 0,0 2822,1629 2822,2647">
              <text:p/>
            </draw:polygon>
            <draw:polygon draw:style-name="gr1415" draw:text-style-name="P1" draw:layer="layout" svg:width="3.174cm" svg:height="1.832cm" svg:x="25.165cm" svg:y="31.115cm" svg:viewBox="0 0 3175 1833" draw:points="2822,1833 0,204 353,0 3175,1629">
              <text:p/>
            </draw:polygon>
            <draw:polygon draw:style-name="gr1416" draw:text-style-name="P1" draw:layer="layout" svg:width="0.087cm" svg:height="0.152cm" svg:x="25.077cm" svg:y="32.795cm" svg:viewBox="0 0 88 153" draw:points="0,102 0,0 88,51 88,153">
              <text:p/>
            </draw:polygon>
            <draw:polygon draw:style-name="gr1417" draw:text-style-name="P1" draw:layer="layout" svg:width="0.087cm" svg:height="0.152cm" svg:x="25.342cm" svg:y="32.948cm" svg:viewBox="0 0 88 153" draw:points="0,102 0,0 88,51 88,153">
              <text:p/>
            </draw:polygon>
            <draw:polygon draw:style-name="gr1418" draw:text-style-name="P1" draw:layer="layout" svg:width="0.88cm" svg:height="1.068cm" svg:x="25.077cm" svg:y="32.082cm" svg:viewBox="0 0 881 1069" draw:points="0,560 0,0 881,509 881,1069">
              <text:p/>
            </draw:polygon>
            <draw:polygon draw:style-name="gr1419" draw:text-style-name="P1" draw:layer="layout" svg:width="0.087cm" svg:height="0.152cm" svg:x="25.606cm" svg:y="33.1cm" svg:viewBox="0 0 88 153" draw:points="0,102 0,0 88,51 88,153">
              <text:p/>
            </draw:polygon>
            <draw:polygon draw:style-name="gr1420" draw:text-style-name="P1" draw:layer="layout" svg:width="0.087cm" svg:height="0.152cm" svg:x="25.87cm" svg:y="33.253cm" svg:viewBox="0 0 88 153" draw:points="0,102 0,0 88,51 88,153">
              <text:p/>
            </draw:polygon>
            <draw:polygon draw:style-name="gr1421" draw:text-style-name="P1" draw:layer="layout" svg:width="1.322cm" svg:height="1.374cm" svg:x="26.135cm" svg:y="32.846cm" svg:viewBox="0 0 1323 1375" draw:points="0,611 0,0 1323,764 1323,1375">
              <text:p/>
            </draw:polygon>
            <draw:line draw:style-name="gr1422" draw:text-style-name="P6" draw:layer="layout" svg:x1="26.135cm" svg:y1="33.304cm" svg:x2="27.458cm" svg:y2="34.068cm">
              <text:p/>
            </draw:line>
            <draw:line draw:style-name="gr1423" draw:text-style-name="P6" draw:layer="layout" svg:x1="26.135cm" svg:y1="33.151cm" svg:x2="27.458cm" svg:y2="33.915cm">
              <text:p/>
            </draw:line>
            <draw:line draw:style-name="gr1424" draw:text-style-name="P6" draw:layer="layout" svg:x1="26.135cm" svg:y1="32.999cm" svg:x2="27.458cm" svg:y2="33.763cm">
              <text:p/>
            </draw:line>
            <draw:line draw:style-name="gr1425" draw:text-style-name="P6" draw:layer="layout" svg:x1="26.4cm" svg:y1="33.61cm" svg:x2="26.4cm" svg:y2="32.999cm">
              <text:p/>
            </draw:line>
            <draw:polygon draw:style-name="gr1426" draw:text-style-name="P1" draw:layer="layout" svg:width="0.087cm" svg:height="0.152cm" svg:x="27.811cm" svg:y="34.271cm" svg:viewBox="0 0 88 153" draw:points="0,102 0,0 88,51 88,153">
              <text:p/>
            </draw:polygon>
            <draw:polygon draw:style-name="gr1427" draw:text-style-name="P1" draw:layer="layout" svg:width="0.704cm" svg:height="1.832cm" svg:x="27.634cm" svg:y="32.744cm" svg:viewBox="0 0 705 1833" draw:points="353,1833 353,1527 0,1731 0,713 353,509 353,204 705,0 705,1629">
              <text:p/>
            </draw:polygon>
            <draw:polygon draw:style-name="gr1428" draw:text-style-name="P1" draw:layer="layout" svg:width="3.526cm" svg:height="3.461cm" svg:x="24.812cm" svg:y="31.115cm" svg:viewBox="0 0 3527 3462" draw:points="2910,3309 2822,3360 0,1731 0,713 353,509 353,204 705,0 3527,1629 3527,3258 3175,3462">
              <text:p/>
            </draw:polygon>
          </draw:g>
        </draw:g>
        <draw:g>
          <draw:glue-point draw:id="4" svg:x="1.25cm" svg:y="-5cm"/>
          <draw:glue-point draw:id="5" svg:x="2.812cm" svg:y="-4cm"/>
          <draw:glue-point draw:id="6" svg:x="4.375cm" svg:y="-3cm"/>
          <draw:glue-point draw:id="7" svg:x="4.375cm" svg:y="-1cm"/>
          <draw:glue-point draw:id="8" svg:x="4.375cm" svg:y="1cm"/>
          <draw:glue-point draw:id="9" svg:x="1.25cm" svg:y="3cm"/>
          <draw:glue-point draw:id="10" svg:x="-1.875cm" svg:y="4.9cm"/>
          <draw:glue-point draw:id="11" svg:x="-3.437cm" svg:y="4cm"/>
          <draw:glue-point draw:id="12" svg:x="-5cm" svg:y="3cm"/>
          <draw:glue-point draw:id="13" svg:x="-5cm" svg:y="1cm"/>
          <draw:glue-point draw:id="14" svg:x="-5cm" svg:y="-1cm"/>
          <draw:glue-point draw:id="15" svg:x="-1.875cm" svg:y="-3cm"/>
          <draw:path draw:style-name="gr1429" draw:text-style-name="P1" draw:layer="layout" svg:width="3.605cm" svg:height="2.043cm" svg:x="20.288cm" svg:y="21.042cm" svg:viewBox="0 0 3606 2044" svg:d="M0 2044c225 0 3606-1635 3606-1772 0-135-103-272-328-272 0 137-3278 1817-3278 2044z">
            <text:p/>
          </draw:path>
          <draw:g>
            <draw:polygon draw:style-name="gr1430" draw:text-style-name="P1" draw:layer="layout" svg:width="1.645cm" svg:height="2.849cm" svg:x="18.649cm" svg:y="20.281cm" svg:viewBox="0 0 1646 2850" draw:points="0,1900 0,0 1646,950 1639,2850">
              <text:p/>
            </draw:polygon>
            <draw:polygon draw:style-name="gr1431" draw:text-style-name="P1" draw:layer="layout" svg:width="3.297cm" svg:height="3.799cm" svg:x="20.288cm" svg:y="19.331cm" svg:viewBox="0 0 3298 3800" draw:points="0,3800 7,1900 3298,0 3298,1900">
              <text:p/>
            </draw:polygon>
            <draw:polygon draw:style-name="gr1432" draw:text-style-name="P1" draw:layer="layout" svg:width="4.936cm" svg:height="2.849cm" svg:x="18.649cm" svg:y="18.381cm" svg:viewBox="0 0 4937 2850" draw:points="1646,2850 0,1900 3291,0 4937,950">
              <text:p/>
            </draw:polygon>
            <draw:polygon draw:style-name="gr1433" draw:text-style-name="P1" draw:layer="layout" svg:width="0.081cm" svg:height="0.181cm" svg:x="19.632cm" svg:y="21.723cm" svg:viewBox="0 0 82 182" draw:points="0,137 0,0 82,46 82,182">
              <text:p/>
            </draw:polygon>
            <draw:polygon draw:style-name="gr1434" draw:text-style-name="P1" draw:layer="layout" svg:width="0.081cm" svg:height="0.181cm" svg:x="19.222cm" svg:y="21.495cm" svg:viewBox="0 0 82 182" draw:points="0,137 0,0 82,46 82,182">
              <text:p/>
            </draw:polygon>
            <draw:polygon draw:style-name="gr1435" draw:text-style-name="P1" draw:layer="layout" svg:width="0.163cm" svg:height="0.317cm" svg:x="19.386cm" svg:y="21.587cm" svg:viewBox="0 0 164 318" draw:points="0,227 0,0 164,91 164,318">
              <text:p/>
            </draw:polygon>
            <draw:polygon draw:style-name="gr1436" draw:text-style-name="P1" draw:layer="layout" svg:width="0.655cm" svg:height="0.589cm" svg:x="19.141cm" svg:y="21.132cm" svg:viewBox="0 0 656 590" draw:points="0,227 0,0 656,363 656,590">
              <text:p/>
            </draw:polygon>
            <draw:line draw:style-name="gr1437" draw:text-style-name="P1" draw:layer="layout" svg:x1="19.061cm" svg:y1="20.518cm" svg:x2="19.059cm" svg:y2="22.45cm">
              <text:p/>
            </draw:line>
            <draw:line draw:style-name="gr1438" draw:text-style-name="P1" draw:layer="layout" svg:x1="19.883cm" svg:y1="20.993cm" svg:x2="19.878cm" svg:y2="22.903cm">
              <text:p/>
            </draw:line>
            <draw:line draw:style-name="gr1439" draw:text-style-name="P1" draw:layer="layout" svg:x1="23.38cm" svg:y1="20.399cm" svg:x2="23.38cm" svg:y2="21.23cm">
              <text:p/>
            </draw:line>
            <draw:line draw:style-name="gr1440" draw:text-style-name="P1" draw:layer="layout" svg:x1="23.277cm" svg:y1="20.459cm" svg:x2="23.277cm" svg:y2="21.29cm">
              <text:p/>
            </draw:line>
            <draw:line draw:style-name="gr1441" draw:text-style-name="P1" draw:layer="layout" svg:x1="23.175cm" svg:y1="20.518cm" svg:x2="23.175cm" svg:y2="21.349cm">
              <text:p/>
            </draw:line>
            <draw:line draw:style-name="gr1442" draw:text-style-name="P1" draw:layer="layout" svg:x1="23.071cm" svg:y1="20.578cm" svg:x2="23.071cm" svg:y2="21.409cm">
              <text:p/>
            </draw:line>
            <draw:line draw:style-name="gr1443" draw:text-style-name="P1" draw:layer="layout" svg:x1="22.969cm" svg:y1="20.637cm" svg:x2="22.969cm" svg:y2="21.468cm">
              <text:p/>
            </draw:line>
            <draw:line draw:style-name="gr1444" draw:text-style-name="P1" draw:layer="layout" svg:x1="23.483cm" svg:y1="21.171cm" svg:x2="23.483cm" svg:y2="20.34cm">
              <text:p/>
            </draw:line>
            <draw:line draw:style-name="gr1445" draw:text-style-name="P1" draw:layer="layout" svg:x1="22.866cm" svg:y1="20.696cm" svg:x2="22.866cm" svg:y2="21.527cm">
              <text:p/>
            </draw:line>
            <draw:polygon draw:style-name="gr1446" draw:text-style-name="P1" draw:layer="layout" svg:width="4.936cm" svg:height="4.749cm" svg:x="18.649cm" svg:y="18.381cm" svg:viewBox="0 0 4937 4750" draw:points="0,3800 0,1900 3291,0 4937,950 4937,2850 1639,4750">
              <text:p/>
            </draw:polygon>
          </draw:g>
        </draw:g>
        <draw:g>
          <draw:glue-point draw:id="4" svg:x="-1.938cm" svg:y="-5cm"/>
          <draw:glue-point draw:id="5" svg:x="1.123cm" svg:y="-3cm"/>
          <draw:glue-point draw:id="6" svg:x="4.184cm" svg:y="-1cm"/>
          <draw:glue-point draw:id="7" svg:x="4.184cm" svg:y="0.866cm"/>
          <draw:glue-point draw:id="8" svg:x="4.184cm" svg:y="3cm"/>
          <draw:glue-point draw:id="9" svg:x="2.959cm" svg:y="3.8cm"/>
          <draw:glue-point draw:id="10" svg:x="1.123cm" svg:y="5cm"/>
          <draw:glue-point draw:id="11" svg:x="-2.142cm" svg:y="2.866cm"/>
          <draw:glue-point draw:id="12" svg:x="-4.999cm" svg:y="1cm"/>
          <draw:glue-point draw:id="13" svg:x="-4.999cm" svg:y="-1cm"/>
          <draw:glue-point draw:id="14" svg:x="-4.999cm" svg:y="-3cm"/>
          <draw:glue-point draw:id="15" svg:x="-3.162cm" svg:y="-4.2cm"/>
          <draw:glue-point draw:id="16" svg:x="-3.774cm" svg:y="-3.266cm"/>
          <draw:glue-point draw:id="17" svg:x="0.918cm" svg:y="-0.2cm"/>
          <draw:path draw:style-name="gr1447" draw:text-style-name="P1" draw:layer="layout" svg:width="1.667cm" svg:height="1.116cm" svg:x="18.703cm" svg:y="27.494cm" svg:viewBox="0 0 1668 1117" svg:d="M0 1117c241 0 1668-660 1668-812 0-153-110-305-351-305 0 152-1317 863-1317 1117z">
            <text:p/>
          </draw:path>
          <draw:g>
            <draw:polygon draw:style-name="gr1448" draw:text-style-name="P1" draw:layer="layout" svg:width="2.634cm" svg:height="3.044cm" svg:x="16.068cm" svg:y="25.566cm" svg:viewBox="0 0 2635 3045" draw:points="0,1523 0,0 2635,1523 2635,3045">
              <text:p/>
            </draw:polygon>
            <draw:polygon draw:style-name="gr1449" draw:text-style-name="P1" draw:layer="layout" svg:width="1.316cm" svg:height="2.283cm" svg:x="18.703cm" svg:y="26.327cm" svg:viewBox="0 0 1317 2284" draw:points="0,2284 0,762 1317,0 1317,1523">
              <text:p/>
            </draw:polygon>
            <draw:polygon draw:style-name="gr1450" draw:text-style-name="P1" draw:layer="layout" svg:width="3.951cm" svg:height="2.283cm" svg:x="16.068cm" svg:y="24.804cm" svg:viewBox="0 0 3952 2284" draw:points="2635,2284 0,762 1317,0 3952,1523">
              <text:p/>
            </draw:polygon>
            <draw:polygon draw:style-name="gr1451" draw:text-style-name="P1" draw:layer="layout" svg:width="3.951cm" svg:height="3.806cm" svg:x="16.068cm" svg:y="24.804cm" svg:viewBox="0 0 3952 3807" draw:points="0,2284 0,762 1317,0 3952,1523 3952,3045 2635,3807">
              <text:p/>
            </draw:polygon>
            <draw:polygon draw:style-name="gr1452" draw:text-style-name="P1" draw:layer="layout" svg:width="0.702cm" svg:height="0.862cm" svg:x="16.244cm" svg:y="25.87cm" svg:viewBox="0 0 703 863" draw:points="0,457 0,0 703,406 703,863">
              <text:p/>
            </draw:polygon>
            <draw:polygon draw:style-name="gr1453" draw:text-style-name="P1" draw:layer="layout" svg:width="0.613cm" svg:height="0.354cm" svg:x="18.352cm" svg:y="26.581cm" svg:viewBox="0 0 614 355" draw:points="351,355 0,152 263,0 614,203">
              <text:p/>
            </draw:polygon>
            <draw:polygon draw:style-name="gr1454" draw:text-style-name="P1" draw:layer="layout" svg:width="0.175cm" svg:height="0.354cm" svg:x="18.527cm" svg:y="26.48cm" svg:viewBox="0 0 176 355" draw:points="0,254 0,0 176,102 176,355">
              <text:p/>
            </draw:polygon>
            <draw:polygon draw:style-name="gr1455" draw:text-style-name="P1" draw:layer="layout" svg:width="0.086cm" svg:height="0.304cm" svg:x="18.703cm" svg:y="26.53cm" svg:viewBox="0 0 87 305" draw:points="0,305 0,51 87,0 87,254">
              <text:p/>
            </draw:polygon>
            <draw:polygon draw:style-name="gr1456" draw:text-style-name="P1" draw:layer="layout" svg:width="0.262cm" svg:height="0.151cm" svg:x="18.527cm" svg:y="26.429cm" svg:viewBox="0 0 263 152" draw:points="0,51 87,0 263,102 176,152">
              <text:p/>
            </draw:polygon>
            <draw:polygon draw:style-name="gr1457" draw:text-style-name="P1" draw:layer="layout" svg:width="0.613cm" svg:height="0.354cm" svg:x="16.331cm" svg:y="25.413cm" svg:viewBox="0 0 614 355" draw:points="351,355 0,152 263,0 614,203">
              <text:p/>
            </draw:polygon>
            <draw:polygon draw:style-name="gr1458" draw:text-style-name="P1" draw:layer="layout" svg:width="0.175cm" svg:height="0.354cm" svg:x="16.507cm" svg:y="25.312cm" svg:viewBox="0 0 176 355" draw:points="0,254 0,0 176,102 176,355">
              <text:p/>
            </draw:polygon>
            <draw:polygon draw:style-name="gr1459" draw:text-style-name="P1" draw:layer="layout" svg:width="0.086cm" svg:height="0.304cm" svg:x="16.682cm" svg:y="25.363cm" svg:viewBox="0 0 87 305" draw:points="0,305 0,51 87,0 87,254">
              <text:p/>
            </draw:polygon>
            <draw:polygon draw:style-name="gr1460" draw:text-style-name="P1" draw:layer="layout" svg:width="0.262cm" svg:height="0.151cm" svg:x="16.507cm" svg:y="25.261cm" svg:viewBox="0 0 263 152" draw:points="0,51 87,0 263,102 176,152">
              <text:p/>
            </draw:polygon>
          </draw:g>
        </draw:g>
        <draw:g>
          <draw:path draw:style-name="gr1461" draw:text-style-name="P5" draw:layer="layout" svg:width="1.243cm" svg:height="0.936cm" svg:x="16.414cm" svg:y="23.089cm" svg:viewBox="0 0 1244 937" svg:d="M614 0c540 0 630 349 630 662-180 208-901 416-1242 148-19-304 71-810 612-810z">
            <text:p/>
          </draw:path>
          <draw:path draw:style-name="gr1462" draw:text-style-name="P5" draw:layer="layout" svg:width="0.269cm" svg:height="0.676cm" svg:x="17.028cm" svg:y="23.246cm" svg:viewBox="0 0 270 677" svg:d="M0 52c60-35 210-17 270-52 0 208 0 677 0 677 0-236-210-452-270-625z">
            <text:p/>
          </draw:path>
          <draw:path draw:style-name="gr1463" draw:text-style-name="P5" draw:layer="layout" svg:width="0.408cm" svg:height="0.563cm" svg:x="16.913cm" svg:y="22.777cm" svg:viewBox="0 0 409 564" svg:d="M180 0c153 0 202 190 202 294s93 227-65 260-317-6-317-242 27-312 180-312z">
            <text:p/>
          </draw:path>
          <draw:path draw:style-name="gr1464" draw:text-style-name="P5" draw:layer="layout" svg:width="0.63cm" svg:height="0.832cm" svg:x="16.938cm" svg:y="22.309cm" svg:viewBox="0 0 631 833" svg:d="M360 0c153 0 271 0 271 364s-118 469-271 469-360-233-360-469 207-364 360-364z">
            <text:p/>
          </draw:path>
          <draw:path draw:style-name="gr1465" draw:text-style-name="P5" draw:layer="layout" svg:width="0.763cm" svg:height="0.787cm" svg:x="16.788cm" svg:y="22.1cm" svg:viewBox="0 0 764 788" svg:d="M330 0c180 0 450 0 433 208-91 95-385 25-433 104-144 239 90 625-271 417-180-469 91-729 271-729z">
            <text:p/>
          </draw:path>
          <draw:path draw:style-name="gr1466" draw:text-style-name="P5" draw:layer="layout" svg:width="1.063cm" svg:height="0.761cm" svg:x="17.568cm" svg:y="23.298cm" svg:viewBox="0 0 1064 762" svg:d="M541 0c540 0 523 349 523 662-180 208-884 67-1064-193 90-209 0-469 541-469z">
            <text:p/>
          </draw:path>
          <draw:path draw:style-name="gr1467" draw:text-style-name="P5" draw:layer="layout" svg:width="0.269cm" svg:height="0.52cm" svg:x="17.839cm" svg:y="23.454cm" svg:viewBox="0 0 270 521" svg:d="M0 0c90 52 210 35 270 0-180 156-270 521-270 521 0-236 0-313 0-521z">
            <text:p/>
          </draw:path>
          <draw:path draw:style-name="gr1468" draw:text-style-name="P5" draw:layer="layout" svg:width="0.372cm" svg:height="0.43cm" svg:x="17.839cm" svg:y="23.037cm" svg:viewBox="0 0 373 431" svg:d="M270 0c153 0 90 156 90 260 0 105-180 209-270 157s-90-52-90-209c0-156 117-208 270-208z">
            <text:p/>
          </draw:path>
          <draw:path draw:style-name="gr1469" draw:text-style-name="P5" draw:layer="layout" svg:width="0.54cm" svg:height="0.676cm" svg:x="17.659cm" svg:y="22.621cm" svg:viewBox="0 0 541 677" svg:d="M270 0c153 0 271 52 271 260 0 209-118 417-271 417s-270-181-270-417 117-260 270-260z">
            <text:p/>
          </draw:path>
          <draw:path draw:style-name="gr1470" draw:text-style-name="P5" draw:layer="layout" svg:width="0.751cm" svg:height="0.952cm" svg:x="17.658cm" svg:y="22.36cm" svg:viewBox="0 0 752 953" svg:d="M482 0c-180 0-498 52-481 260 91 95 402 25 450 105 143 238-31 676 180 572 270-520 31-937-149-937z">
            <text:p/>
          </draw:path>
          <draw:path draw:style-name="gr1471" draw:text-style-name="P5" draw:layer="layout" svg:width="2.202cm" svg:height="1.932cm" svg:x="16.429cm" svg:y="22.1cm" svg:viewBox="0 0 2203 1933" svg:d="M689 0c180 0 467 0 450 208-6 20-60 35-90 52 180 365 0 781-180 781 180 53 298 176 337 381 36-122 122-185 203-172l-2-76c-188-107-244-480-88-601 0 0-114-21-90-52-27-253 513-302 567-237 158 71 296 587 48 945 374-20 358 496 359 631-410 164-867 24-1037-156-266 221-929 291-1163 108-30-394 141-779 476-809-2-85 15-151 15-238-30-17-54-14-76-36-180-469 91-729 271-729z">
            <text:p/>
          </draw:path>
        </draw:g>
        <draw:g>
          <draw:glue-point draw:id="4" svg:x="-4.598cm" svg:y="-5cm"/>
          <draw:glue-point draw:id="5" svg:x="-3.398cm" svg:y="-4.347cm"/>
          <draw:glue-point draw:id="6" svg:x="-2.198cm" svg:y="-5cm"/>
          <draw:glue-point draw:id="7" svg:x="0.601cm" svg:y="-3.478cm"/>
          <draw:glue-point draw:id="8" svg:x="3.801cm" svg:y="-1.739cm"/>
          <draw:glue-point draw:id="9" svg:x="3.801cm" svg:y="1.086cm"/>
          <draw:glue-point draw:id="10" svg:x="3.801cm" svg:y="3.478cm"/>
          <draw:glue-point draw:id="11" svg:x="3.001cm" svg:y="3.913cm"/>
          <draw:glue-point draw:id="12" svg:x="1.801cm" svg:y="5cm"/>
          <draw:glue-point draw:id="13" svg:x="-1.798cm" svg:y="3.043cm"/>
          <draw:glue-point draw:id="14" svg:x="-4.998cm" svg:y="1.304cm"/>
          <draw:glue-point draw:id="15" svg:x="-4.998cm" svg:y="-1.521cm"/>
          <draw:glue-point draw:id="16" svg:x="-4.998cm" svg:y="-4.782cm"/>
          <draw:path draw:style-name="gr1472" draw:text-style-name="P1" draw:layer="layout" svg:width="1.033cm" svg:height="0.802cm" svg:x="3.471cm" svg:y="14.857cm" svg:viewBox="0 0 1034 803" svg:d="M15 803c347 0 1019-219 1019-438s-32-365-379-365c0 219-771 73-640 803z">
            <text:p/>
          </draw:path>
          <draw:g>
            <draw:polygon draw:style-name="gr1473" draw:text-style-name="P1" draw:layer="layout" svg:width="2.4cm" svg:height="1.387cm" svg:x="1.725cm" svg:y="12.3cm" svg:viewBox="0 0 2401 1388" draw:points="1895,1388 0,292 505,0 2401,1096">
              <text:p/>
            </draw:polygon>
            <draw:polygon draw:style-name="gr1474" draw:text-style-name="P1" draw:layer="layout" svg:width="2.147cm" svg:height="3.286cm" svg:x="1.346cm" svg:y="12.373cm" svg:viewBox="0 0 2148 3287" draw:points="0,2045 0,0 2148,1242 2148,3287">
              <text:p/>
            </draw:polygon>
            <draw:polygon draw:style-name="gr1475" draw:text-style-name="P1" draw:layer="layout" svg:width="1.642cm" svg:height="2.409cm" svg:x="1.599cm" svg:y="12.811cm" svg:viewBox="0 0 1643 2410" draw:points="0,1461 0,0 1643,950 1643,2410">
              <text:p/>
            </draw:polygon>
            <draw:polygon draw:style-name="gr1476" draw:text-style-name="P1" draw:layer="layout" svg:width="0.518cm" svg:height="2.044cm" svg:x="3.607cm" svg:y="13.396cm" svg:viewBox="0 0 519 2045" draw:points="0,2045 13,292 519,0 519,1753">
              <text:p/>
            </draw:polygon>
            <draw:polygon draw:style-name="gr1477" draw:text-style-name="P1" draw:layer="layout" svg:width="2.274cm" svg:height="1.314cm" svg:x="1.346cm" svg:y="12.3cm" svg:viewBox="0 0 2275 1315" draw:points="2148,1315 0,73 126,0 2275,1242">
              <text:p/>
            </draw:polygon>
            <draw:line draw:style-name="gr1478" draw:text-style-name="P6" draw:layer="layout" svg:x1="3.621cm" svg:y1="13.834cm" svg:x2="4cm" svg:y2="13.615cm">
              <text:p/>
            </draw:line>
            <draw:line draw:style-name="gr1479" draw:text-style-name="P6" draw:layer="layout" svg:x1="3.621cm" svg:y1="13.907cm" svg:x2="4cm" svg:y2="13.688cm">
              <text:p/>
            </draw:line>
            <draw:line draw:style-name="gr1480" draw:text-style-name="P6" draw:layer="layout" svg:x1="3.621cm" svg:y1="13.98cm" svg:x2="4cm" svg:y2="13.761cm">
              <text:p/>
            </draw:line>
            <draw:line draw:style-name="gr1481" draw:text-style-name="P6" draw:layer="layout" svg:x1="3.621cm" svg:y1="14.053cm" svg:x2="4cm" svg:y2="13.834cm">
              <text:p/>
            </draw:line>
            <draw:line draw:style-name="gr1482" draw:text-style-name="P6" draw:layer="layout" svg:x1="3.621cm" svg:y1="14.126cm" svg:x2="4cm" svg:y2="13.907cm">
              <text:p/>
            </draw:line>
            <draw:line draw:style-name="gr1483" draw:text-style-name="P6" draw:layer="layout" svg:x1="3.621cm" svg:y1="14.199cm" svg:x2="4cm" svg:y2="13.98cm">
              <text:p/>
            </draw:line>
            <draw:line draw:style-name="gr1484" draw:text-style-name="P6" draw:layer="layout" svg:x1="3.621cm" svg:y1="14.272cm" svg:x2="4cm" svg:y2="14.053cm">
              <text:p/>
            </draw:line>
            <draw:line draw:style-name="gr1485" draw:text-style-name="P6" draw:layer="layout" svg:x1="3.621cm" svg:y1="14.345cm" svg:x2="4cm" svg:y2="14.126cm">
              <text:p/>
            </draw:line>
            <draw:line draw:style-name="gr1486" draw:text-style-name="P6" draw:layer="layout" svg:x1="3.621cm" svg:y1="14.418cm" svg:x2="4cm" svg:y2="14.199cm">
              <text:p/>
            </draw:line>
            <draw:line draw:style-name="gr1487" draw:text-style-name="P6" draw:layer="layout" svg:x1="3.621cm" svg:y1="14.491cm" svg:x2="4cm" svg:y2="14.272cm">
              <text:p/>
            </draw:line>
            <draw:line draw:style-name="gr1488" draw:text-style-name="P6" draw:layer="layout" svg:x1="3.621cm" svg:y1="14.564cm" svg:x2="4cm" svg:y2="14.345cm">
              <text:p/>
            </draw:line>
            <draw:line draw:style-name="gr1489" draw:text-style-name="P6" draw:layer="layout" svg:x1="3.621cm" svg:y1="14.637cm" svg:x2="4cm" svg:y2="14.418cm">
              <text:p/>
            </draw:line>
            <draw:line draw:style-name="gr1490" draw:text-style-name="P6" draw:layer="layout" svg:x1="3.621cm" svg:y1="14.71cm" svg:x2="4cm" svg:y2="14.491cm">
              <text:p/>
            </draw:line>
            <draw:line draw:style-name="gr1491" draw:text-style-name="P6" draw:layer="layout" svg:x1="3.621cm" svg:y1="14.783cm" svg:x2="4cm" svg:y2="14.564cm">
              <text:p/>
            </draw:line>
            <draw:line draw:style-name="gr1492" draw:text-style-name="P6" draw:layer="layout" svg:x1="3.621cm" svg:y1="14.856cm" svg:x2="4cm" svg:y2="14.637cm">
              <text:p/>
            </draw:line>
            <draw:line draw:style-name="gr1493" draw:text-style-name="P6" draw:layer="layout" svg:x1="3.621cm" svg:y1="14.929cm" svg:x2="4cm" svg:y2="14.71cm">
              <text:p/>
            </draw:line>
            <draw:line draw:style-name="gr1494" draw:text-style-name="P6" draw:layer="layout" svg:x1="3.621cm" svg:y1="15.002cm" svg:x2="4cm" svg:y2="14.783cm">
              <text:p/>
            </draw:line>
            <draw:line draw:style-name="gr1495" draw:text-style-name="P6" draw:layer="layout" svg:x1="3.621cm" svg:y1="15.076cm" svg:x2="4cm" svg:y2="14.857cm">
              <text:p/>
            </draw:line>
            <draw:polygon draw:style-name="gr1496" draw:text-style-name="P1" draw:layer="layout" svg:width="0.139cm" svg:height="2.117cm" svg:x="3.494cm" svg:y="13.542cm" svg:viewBox="0 0 140 2118" draw:points="0,2118 0,73 126,0 140,2045">
              <text:p/>
            </draw:polygon>
            <draw:polygon draw:style-name="gr1497" draw:text-style-name="P1" draw:layer="layout" svg:width="2.779cm" svg:height="3.359cm" svg:x="1.346cm" svg:y="12.3cm" svg:viewBox="0 0 2780 3360" draw:points="126,0 505,219 885,0 2780,1096 2780,2849 2275,3141 2288,3287 2148,3360 0,2118 0,73">
              <text:p/>
            </draw:polygon>
          </draw:g>
        </draw:g>
        <draw:g>
          <draw:glue-point draw:id="4" svg:x="-2.5cm" svg:y="-5cm"/>
          <draw:glue-point draw:id="5" svg:x="0.357cm" svg:y="-3.461cm"/>
          <draw:glue-point draw:id="6" svg:x="3.571cm" svg:y="-1.73cm"/>
          <draw:glue-point draw:id="7" svg:x="3.571cm" svg:y="1.346cm"/>
          <draw:glue-point draw:id="8" svg:x="3.571cm" svg:y="4.038cm"/>
          <draw:glue-point draw:id="9" svg:x="1.785cm" svg:y="5cm"/>
          <draw:glue-point draw:id="10" svg:x="-1.785cm" svg:y="3.076cm"/>
          <draw:glue-point draw:id="11" svg:x="-4.285cm" svg:y="1.923cm"/>
          <draw:glue-point draw:id="12" svg:x="-5cm" svg:y="-0.961cm"/>
          <draw:glue-point draw:id="13" svg:x="-4.285cm" svg:y="-4.038cm"/>
          <draw:path draw:style-name="gr1498" draw:text-style-name="P1" draw:layer="layout" svg:width="0.777cm" svg:height="0.548cm" svg:x="11.721cm" svg:y="24.737cm" svg:viewBox="0 0 778 549" svg:d="M0 549c237 0 778-100 778-249 0-150-109-300-346-300 0 150-432 349-432 549z">
            <text:p/>
          </draw:path>
          <draw:g>
            <draw:polygon draw:style-name="gr1499" draw:text-style-name="P1" draw:layer="layout" svg:width="1.468cm" svg:height="1.247cm" svg:x="10.253cm" svg:y="24.038cm" svg:viewBox="0 0 1469 1248" draw:points="0,400 0,0 1469,849 1469,1248">
              <text:p/>
            </draw:polygon>
            <draw:polygon draw:style-name="gr1500" draw:text-style-name="P1" draw:layer="layout" svg:width="1.64cm" svg:height="0.948cm" svg:x="10.08cm" svg:y="23.239cm" svg:viewBox="0 0 1641 949" draw:points="1469,949 0,100 173,0 1641,849">
              <text:p/>
            </draw:polygon>
            <draw:polygon draw:style-name="gr1501" draw:text-style-name="P1" draw:layer="layout" svg:width="0.085cm" svg:height="0.199cm" svg:x="10.339cm" svg:y="24.238cm" svg:viewBox="0 0 86 200" draw:points="0,150 0,0 86,50 86,200">
              <text:p/>
            </draw:polygon>
            <draw:polygon draw:style-name="gr1502" draw:text-style-name="P1" draw:layer="layout" svg:width="0.085cm" svg:height="0.199cm" svg:x="10.512cm" svg:y="24.338cm" svg:viewBox="0 0 86 200" draw:points="0,150 0,0 86,50 86,200">
              <text:p/>
            </draw:polygon>
            <draw:polygon draw:style-name="gr1503" draw:text-style-name="P1" draw:layer="layout" svg:width="0.085cm" svg:height="0.199cm" svg:x="11.03cm" svg:y="24.638cm" svg:viewBox="0 0 86 200" draw:points="0,150 0,0 86,50 86,200">
              <text:p/>
            </draw:polygon>
            <draw:polygon draw:style-name="gr1504" draw:text-style-name="P1" draw:layer="layout" svg:width="0.085cm" svg:height="0.199cm" svg:x="11.204cm" svg:y="24.737cm" svg:viewBox="0 0 86 200" draw:points="0,150 0,0 86,50 86,200">
              <text:p/>
            </draw:polygon>
            <draw:polygon draw:style-name="gr1505" draw:text-style-name="P1" draw:layer="layout" svg:width="0.085cm" svg:height="0.199cm" svg:x="11.376cm" svg:y="24.837cm" svg:viewBox="0 0 86 200" draw:points="0,150 0,0 86,50 86,200">
              <text:p/>
            </draw:polygon>
            <draw:polygon draw:style-name="gr1506" draw:text-style-name="P1" draw:layer="layout" svg:width="0.085cm" svg:height="0.199cm" svg:x="11.549cm" svg:y="24.937cm" svg:viewBox="0 0 86 200" draw:points="0,150 0,0 86,50 86,200">
              <text:p/>
            </draw:polygon>
            <draw:polygon draw:style-name="gr1507" draw:text-style-name="P1" draw:layer="layout" svg:width="0.085cm" svg:height="0.199cm" svg:x="10.685cm" svg:y="24.438cm" svg:viewBox="0 0 86 200" draw:points="0,150 0,0 86,50 86,200">
              <text:p/>
            </draw:polygon>
            <draw:polygon draw:style-name="gr1508" draw:text-style-name="P1" draw:layer="layout" svg:width="0.085cm" svg:height="0.199cm" svg:x="10.858cm" svg:y="24.538cm" svg:viewBox="0 0 86 200" draw:points="0,150 0,0 86,50 86,200">
              <text:p/>
            </draw:polygon>
            <draw:polygon draw:style-name="gr1509" draw:text-style-name="P1" draw:layer="layout" svg:width="1.468cm" svg:height="1.647cm" svg:x="10.08cm" svg:y="23.339cm" svg:viewBox="0 0 1469 1648" draw:points="0,799 0,0 1469,849 1469,1648">
              <text:p/>
            </draw:polygon>
            <draw:polygon draw:style-name="gr1510" draw:text-style-name="P1" draw:layer="layout" svg:width="0.604cm" svg:height="1.747cm" svg:x="11.549cm" svg:y="23.539cm" svg:viewBox="0 0 605 1748" draw:points="173,1748 173,1348 0,1448 0,649 173,549 173,250 605,0 605,1498">
              <text:p/>
            </draw:polygon>
            <draw:polygon draw:style-name="gr1511" draw:text-style-name="P1" draw:layer="layout" svg:width="1.9cm" svg:height="1.098cm" svg:x="10.253cm" svg:y="22.69cm" svg:viewBox="0 0 1901 1099" draw:points="1469,1099 0,250 432,0 1901,849">
              <text:p/>
            </draw:polygon>
            <draw:polygon draw:style-name="gr1512" draw:text-style-name="P1" draw:layer="layout" svg:width="1.468cm" svg:height="1.148cm" svg:x="10.253cm" svg:y="22.94cm" svg:viewBox="0 0 1469 1149" draw:points="0,300 0,0 1469,849 1469,1149">
              <text:p/>
            </draw:polygon>
            <draw:polygon draw:style-name="gr1513" draw:text-style-name="P1" draw:layer="layout" svg:width="2.072cm" svg:height="2.596cm" svg:x="10.08cm" svg:y="22.69cm" svg:viewBox="0 0 2073 2597" draw:points="173,1748 173,1548 0,1448 0,649 173,549 173,250 605,0 2073,849 2073,2347 1641,2597">
              <text:p/>
            </draw:polygon>
            <draw:polygon draw:style-name="gr1514" draw:text-style-name="P1" draw:layer="layout" svg:width="0.085cm" svg:height="0.199cm" svg:x="10.339cm" svg:y="24.038cm" svg:viewBox="0 0 86 200" draw:points="0,150 0,0 86,50 86,200">
              <text:p/>
            </draw:polygon>
            <draw:polygon draw:style-name="gr1515" draw:text-style-name="P1" draw:layer="layout" svg:width="0.085cm" svg:height="0.199cm" svg:x="10.598cm" svg:y="24.188cm" svg:viewBox="0 0 86 200" draw:points="0,150 0,0 86,50 86,200">
              <text:p/>
            </draw:polygon>
            <draw:polygon draw:style-name="gr1516" draw:text-style-name="P1" draw:layer="layout" svg:width="0.085cm" svg:height="0.199cm" svg:x="10.858cm" svg:y="24.338cm" svg:viewBox="0 0 86 200" draw:points="0,150 0,0 86,50 86,200">
              <text:p/>
            </draw:polygon>
            <draw:polygon draw:style-name="gr1517" draw:text-style-name="P1" draw:layer="layout" svg:width="0.085cm" svg:height="0.199cm" svg:x="11.117cm" svg:y="24.488cm" svg:viewBox="0 0 86 200" draw:points="0,150 0,0 86,50 86,200">
              <text:p/>
            </draw:polygon>
            <draw:polygon draw:style-name="gr1518" draw:text-style-name="P1" draw:layer="layout" svg:width="0.863cm" svg:height="0.848cm" svg:x="10.339cm" svg:y="23.589cm" svg:viewBox="0 0 864 849" draw:points="0,350 0,0 864,499 864,849">
              <text:p/>
            </draw:polygon>
            <draw:polygon draw:style-name="gr1519" draw:text-style-name="P1" draw:layer="layout" svg:width="0.172cm" svg:height="0.249cm" svg:x="11.29cm" svg:y="24.138cm" svg:viewBox="0 0 173 250" draw:points="0,150 0,0 173,100 173,250">
              <text:p/>
            </draw:polygon>
            <draw:polygon draw:style-name="gr1520" draw:text-style-name="P1" draw:layer="layout" svg:width="0.172cm" svg:height="0.249cm" svg:x="11.29cm" svg:y="24.338cm" svg:viewBox="0 0 173 250" draw:points="0,150 0,0 173,100 173,250">
              <text:p/>
            </draw:polygon>
            <draw:polygon draw:style-name="gr1521" draw:text-style-name="P1" draw:layer="layout" svg:width="0.085cm" svg:height="0.149cm" svg:x="10.512cm" svg:y="23.189cm" svg:viewBox="0 0 86 150" draw:points="0,100 0,0 86,50 86,150">
              <text:p/>
            </draw:polygon>
            <draw:polygon draw:style-name="gr1522" draw:text-style-name="P1" draw:layer="layout" svg:width="0.085cm" svg:height="0.149cm" svg:x="10.685cm" svg:y="23.289cm" svg:viewBox="0 0 86 150" draw:points="0,100 0,0 86,50 86,150">
              <text:p/>
            </draw:polygon>
            <draw:polygon draw:style-name="gr1523" draw:text-style-name="P1" draw:layer="layout" svg:width="0.085cm" svg:height="0.149cm" svg:x="10.858cm" svg:y="23.389cm" svg:viewBox="0 0 86 150" draw:points="0,100 0,0 86,50 86,150">
              <text:p/>
            </draw:polygon>
            <draw:polygon draw:style-name="gr1524" draw:text-style-name="P1" draw:layer="layout" svg:width="0.085cm" svg:height="0.149cm" svg:x="10.34cm" svg:y="23.09cm" svg:viewBox="0 0 86 150" draw:points="0,100 0,0 86,50 86,150">
              <text:p/>
            </draw:polygon>
          </draw:g>
        </draw:g>
        <draw:g>
          <draw:glue-point draw:id="4" svg:x="-4.473cm" svg:y="-1.29cm"/>
          <draw:glue-point draw:id="5" svg:x="-4.122cm" svg:y="-0.967cm"/>
          <draw:glue-point draw:id="6" svg:x="-3.637cm" svg:y="-0.468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glue-point draw:id="27" svg:x="-4.318cm" svg:y="-1.875cm"/>
          <draw:glue-point draw:id="28" svg:x="-3.978cm" svg:y="-1.562cm"/>
          <draw:glue-point draw:id="29" svg:x="-3.637cm" svg:y="-1.25cm"/>
          <draw:glue-point draw:id="30" svg:x="-3.298cm" svg:y="-0.781cm"/>
          <draw:glue-point draw:id="31" svg:x="-3.298cm" svg:y="-0.312cm"/>
          <draw:glue-point draw:id="32" svg:x="-2.787cm" svg:y="-0.468cm"/>
          <draw:glue-point draw:id="33" svg:x="-2.787cm" svg:y="0.312cm"/>
          <draw:glue-point draw:id="34" svg:x="-2.447cm" svg:y="-0.156cm"/>
          <draw:glue-point draw:id="35" svg:x="-2.447cm" svg:y="0.625cm"/>
          <draw:glue-point draw:id="36" svg:x="-2.106cm" svg:y="0.156cm"/>
          <draw:glue-point draw:id="37" svg:x="-2.106cm" svg:y="0.937cm"/>
          <draw:glue-point draw:id="38" svg:x="-1.767cm" svg:y="0.468cm"/>
          <draw:glue-point draw:id="39" svg:x="-1.767cm" svg:y="1.25cm"/>
          <draw:glue-point draw:id="40" svg:x="-1.256cm" svg:y="0.937cm"/>
          <draw:glue-point draw:id="41" svg:x="-1.256cm" svg:y="1.562cm"/>
          <draw:glue-point draw:id="42" svg:x="-0.915cm" svg:y="1.25cm"/>
          <draw:glue-point draw:id="43" svg:x="-0.915cm" svg:y="2.031cm"/>
          <draw:glue-point draw:id="44" svg:x="-0.575cm" svg:y="1.562cm"/>
          <draw:glue-point draw:id="45" svg:x="-0.575cm" svg:y="2.343cm"/>
          <draw:glue-point draw:id="46" svg:x="-0.064cm" svg:y="2.031cm"/>
          <draw:path draw:style-name="gr1525" draw:text-style-name="P1" draw:layer="layout" svg:width="1.999cm" svg:height="1.604cm" svg:x="20.921cm" svg:y="16.195cm" svg:viewBox="0 0 2000 1605" svg:d="M0 1605c305 0 2000-641 2000-962 0-322-806-643-1111-643 0 193-889 1348-889 1605z">
            <text:p/>
          </draw:path>
          <draw:g>
            <draw:polygon draw:style-name="gr1526" draw:text-style-name="P1" draw:layer="layout" svg:width="3.888cm" svg:height="2.89cm" svg:x="16.81cm" svg:y="14.782cm" svg:viewBox="0 0 3889 2891" draw:points="0,643 0,0 3889,2248 3889,2891">
              <text:p/>
            </draw:polygon>
            <draw:polygon draw:style-name="gr1527" draw:text-style-name="P1" draw:layer="layout" svg:width="1.666cm" svg:height="1.604cm" svg:x="20.699cm" svg:y="16.066cm" svg:viewBox="0 0 1667 1605" draw:points="0,1605 0,964 1667,0 1667,643">
              <text:p/>
            </draw:polygon>
            <draw:polygon draw:style-name="gr1528" draw:text-style-name="P1" draw:layer="layout" svg:width="5.554cm" svg:height="3.21cm" svg:x="16.81cm" svg:y="13.818cm" svg:viewBox="0 0 5555 3211" draw:points="3889,3211 0,964 1667,0 5555,2248">
              <text:p/>
            </draw:polygon>
            <draw:polygon draw:style-name="gr1529" draw:text-style-name="P1" draw:layer="layout" svg:width="0.221cm" svg:height="0.385cm" svg:x="20.254cm" svg:y="16.965cm" svg:viewBox="0 0 222 386" draw:points="0,257 0,0 222,129 222,386">
              <text:p/>
            </draw:polygon>
            <draw:polygon draw:style-name="gr1530" draw:text-style-name="P1" draw:layer="layout" svg:width="0.221cm" svg:height="0.77cm" svg:x="16.588cm" svg:y="14.653cm" svg:viewBox="0 0 222 771" draw:points="0,643 0,0 222,129 222,771">
              <text:p/>
            </draw:polygon>
            <draw:polygon draw:style-name="gr1531" draw:text-style-name="P1" draw:layer="layout" svg:width="0.221cm" svg:height="0.77cm" svg:x="20.699cm" svg:y="17.029cm" svg:viewBox="0 0 222 771" draw:points="0,643 0,0 222,129 222,771">
              <text:p/>
            </draw:polygon>
            <draw:polygon draw:style-name="gr1532" draw:text-style-name="P1" draw:layer="layout" svg:width="5.776cm" svg:height="3.981cm" svg:x="16.588cm" svg:y="13.818cm" svg:viewBox="0 0 5777 3982" draw:points="0,1477 0,835 222,964 1889,0 5777,2248 5777,2891 4333,3725 4333,3982">
              <text:p/>
            </draw:polygon>
            <draw:polygon draw:style-name="gr1533" draw:text-style-name="P1" draw:layer="layout" svg:width="0.11cm" svg:height="0.192cm" svg:x="16.921cm" svg:y="15.231cm" svg:viewBox="0 0 111 193" draw:points="0,129 0,0 111,64 111,193">
              <text:p/>
            </draw:polygon>
            <draw:polygon draw:style-name="gr1534" draw:text-style-name="P1" draw:layer="layout" svg:width="0.11cm" svg:height="0.192cm" svg:x="16.921cm" svg:y="14.974cm" svg:viewBox="0 0 111 193" draw:points="0,129 0,0 111,64 111,193">
              <text:p/>
            </draw:polygon>
            <draw:polygon draw:style-name="gr1535" draw:text-style-name="P1" draw:layer="layout" svg:width="0.11cm" svg:height="0.192cm" svg:x="17.144cm" svg:y="15.359cm" svg:viewBox="0 0 111 193" draw:points="0,129 0,0 111,64 111,193">
              <text:p/>
            </draw:polygon>
            <draw:polygon draw:style-name="gr1536" draw:text-style-name="P1" draw:layer="layout" svg:width="0.11cm" svg:height="0.192cm" svg:x="17.144cm" svg:y="15.102cm" svg:viewBox="0 0 111 193" draw:points="0,129 0,0 111,64 111,193">
              <text:p/>
            </draw:polygon>
            <draw:polygon draw:style-name="gr1537" draw:text-style-name="P1" draw:layer="layout" svg:width="0.11cm" svg:height="0.192cm" svg:x="17.366cm" svg:y="15.488cm" svg:viewBox="0 0 111 193" draw:points="0,129 0,0 111,64 111,193">
              <text:p/>
            </draw:polygon>
            <draw:polygon draw:style-name="gr1538" draw:text-style-name="P1" draw:layer="layout" svg:width="0.11cm" svg:height="0.192cm" svg:x="17.366cm" svg:y="15.231cm" svg:viewBox="0 0 111 193" draw:points="0,129 0,0 111,64 111,193">
              <text:p/>
            </draw:polygon>
            <draw:polygon draw:style-name="gr1539" draw:text-style-name="P1" draw:layer="layout" svg:width="0.11cm" svg:height="0.192cm" svg:x="17.588cm" svg:y="15.616cm" svg:viewBox="0 0 111 193" draw:points="0,129 0,0 111,64 111,193">
              <text:p/>
            </draw:polygon>
            <draw:polygon draw:style-name="gr1540" draw:text-style-name="P1" draw:layer="layout" svg:width="0.11cm" svg:height="0.192cm" svg:x="17.588cm" svg:y="15.359cm" svg:viewBox="0 0 111 193" draw:points="0,129 0,0 111,64 111,193">
              <text:p/>
            </draw:polygon>
            <draw:polygon draw:style-name="gr1541" draw:text-style-name="P1" draw:layer="layout" svg:width="0.11cm" svg:height="0.192cm" svg:x="17.921cm" svg:y="15.809cm" svg:viewBox="0 0 111 193" draw:points="0,129 0,0 111,64 111,193">
              <text:p/>
            </draw:polygon>
            <draw:polygon draw:style-name="gr1542" draw:text-style-name="P1" draw:layer="layout" svg:width="0.11cm" svg:height="0.192cm" svg:x="17.921cm" svg:y="15.552cm" svg:viewBox="0 0 111 193" draw:points="0,129 0,0 111,64 111,193">
              <text:p/>
            </draw:polygon>
            <draw:polygon draw:style-name="gr1543" draw:text-style-name="P1" draw:layer="layout" svg:width="0.11cm" svg:height="0.192cm" svg:x="18.143cm" svg:y="15.938cm" svg:viewBox="0 0 111 193" draw:points="0,129 0,0 111,64 111,193">
              <text:p/>
            </draw:polygon>
            <draw:polygon draw:style-name="gr1544" draw:text-style-name="P1" draw:layer="layout" svg:width="0.11cm" svg:height="0.192cm" svg:x="18.143cm" svg:y="15.68cm" svg:viewBox="0 0 111 193" draw:points="0,129 0,0 111,64 111,193">
              <text:p/>
            </draw:polygon>
            <draw:polygon draw:style-name="gr1545" draw:text-style-name="P1" draw:layer="layout" svg:width="0.11cm" svg:height="0.192cm" svg:x="18.366cm" svg:y="16.066cm" svg:viewBox="0 0 111 193" draw:points="0,129 0,0 111,64 111,193">
              <text:p/>
            </draw:polygon>
            <draw:polygon draw:style-name="gr1546" draw:text-style-name="P1" draw:layer="layout" svg:width="0.11cm" svg:height="0.192cm" svg:x="18.366cm" svg:y="15.809cm" svg:viewBox="0 0 111 193" draw:points="0,129 0,0 111,64 111,193">
              <text:p/>
            </draw:polygon>
            <draw:polygon draw:style-name="gr1547" draw:text-style-name="P1" draw:layer="layout" svg:width="0.11cm" svg:height="0.192cm" svg:x="18.588cm" svg:y="16.195cm" svg:viewBox="0 0 111 193" draw:points="0,129 0,0 111,64 111,193">
              <text:p/>
            </draw:polygon>
            <draw:polygon draw:style-name="gr1548" draw:text-style-name="P1" draw:layer="layout" svg:width="0.11cm" svg:height="0.192cm" svg:x="18.588cm" svg:y="15.938cm" svg:viewBox="0 0 111 193" draw:points="0,129 0,0 111,64 111,193">
              <text:p/>
            </draw:polygon>
            <draw:polygon draw:style-name="gr1549" draw:text-style-name="P1" draw:layer="layout" svg:width="0.11cm" svg:height="0.192cm" svg:x="18.921cm" svg:y="16.387cm" svg:viewBox="0 0 111 193" draw:points="0,129 0,0 111,64 111,193">
              <text:p/>
            </draw:polygon>
            <draw:polygon draw:style-name="gr1550" draw:text-style-name="P1" draw:layer="layout" svg:width="0.11cm" svg:height="0.192cm" svg:x="18.921cm" svg:y="16.13cm" svg:viewBox="0 0 111 193" draw:points="0,129 0,0 111,64 111,193">
              <text:p/>
            </draw:polygon>
            <draw:polygon draw:style-name="gr1551" draw:text-style-name="P1" draw:layer="layout" svg:width="0.11cm" svg:height="0.192cm" svg:x="19.143cm" svg:y="16.516cm" svg:viewBox="0 0 111 193" draw:points="0,129 0,0 111,64 111,193">
              <text:p/>
            </draw:polygon>
            <draw:polygon draw:style-name="gr1552" draw:text-style-name="P1" draw:layer="layout" svg:width="0.11cm" svg:height="0.192cm" svg:x="19.143cm" svg:y="16.259cm" svg:viewBox="0 0 111 193" draw:points="0,129 0,0 111,64 111,193">
              <text:p/>
            </draw:polygon>
            <draw:polygon draw:style-name="gr1553" draw:text-style-name="P1" draw:layer="layout" svg:width="0.11cm" svg:height="0.192cm" svg:x="19.366cm" svg:y="16.644cm" svg:viewBox="0 0 111 193" draw:points="0,129 0,0 111,64 111,193">
              <text:p/>
            </draw:polygon>
            <draw:polygon draw:style-name="gr1554" draw:text-style-name="P1" draw:layer="layout" svg:width="0.11cm" svg:height="0.192cm" svg:x="19.366cm" svg:y="16.387cm" svg:viewBox="0 0 111 193" draw:points="0,129 0,0 111,64 111,193">
              <text:p/>
            </draw:polygon>
            <draw:polygon draw:style-name="gr1555" draw:text-style-name="P1" draw:layer="layout" svg:width="0.11cm" svg:height="0.192cm" svg:x="19.588cm" svg:y="16.773cm" svg:viewBox="0 0 111 193" draw:points="0,129 0,0 111,64 111,193">
              <text:p/>
            </draw:polygon>
            <draw:polygon draw:style-name="gr1556" draw:text-style-name="P1" draw:layer="layout" svg:width="0.11cm" svg:height="0.192cm" svg:x="19.588cm" svg:y="16.516cm" svg:viewBox="0 0 111 193" draw:points="0,129 0,0 111,64 111,193">
              <text:p/>
            </draw:polygon>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Dark_20_Grey_20_Linear_20_B" draw:display-name="Dark Grey Linear B" draw:style="linear" draw:start-color="#666666" draw:end-color="#999999" draw:start-intensity="100%" draw:end-intensity="100%" draw:angle="1800" draw:border="10%"/>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Greyscale_20_Linear_20_B" draw:display-name="Greyscale Linear B" draw:style="linear" draw:start-color="#000000" draw:end-color="#ffffff" draw:start-intensity="100%" draw:end-intensity="100%" draw:angle="1800" draw:border="10%"/>
    <draw:gradient draw:name="Greyscale_20_Linear_20_T" draw:display-name="Greyscale Linear T" draw:style="linear" draw:start-color="#000000" draw:end-color="#ffffff" draw:start-intensity="100%" draw:end-intensity="100%" draw:angle="0" draw:border="10%"/>
    <draw:gradient draw:name="Greyscale_20_Linear_20_TR" draw:display-name="Greyscale Linear TR" draw:style="linear" draw:start-color="#000000" draw:end-color="#ffffff" draw:start-intensity="100%" draw:end-intensity="100%" draw:angle="3150" draw:border="10%"/>
    <draw:gradient draw:name="Light_20_Blue_20_Axial_20_H" draw:display-name="Light Blue Axial H" draw:style="axial" draw:start-color="#e9f6fc" draw:end-color="#93d4f0" draw:start-intensity="100%" draw:end-intensity="100%" draw:angle="900" draw:border="0%"/>
    <draw:gradient draw:name="Light_20_Blue_20_Linear_20_L" draw:display-name="Light Blue Linear L" draw:style="linear" draw:start-color="#93d4f0" draw:end-color="#e9f6fc" draw:start-intensity="100%" draw:end-intensity="100%" draw:angle="900" draw:border="10%"/>
    <draw:gradient draw:name="Light_20_Blue_20_Linear_20_T" draw:display-name="Light Blue Linear T" draw:style="linear" draw:start-color="#93d4f0" draw:end-color="#e9f6fc" draw:start-intensity="100%" draw:end-intensity="100%" draw:angle="0" draw:border="10%"/>
    <draw:gradient draw:name="Light_20_Blue_20_Square_20_BR" draw:display-name="Light Blue Square BR" draw:style="square" draw:cx="30%" draw:cy="30%" draw:start-color="#93d4f0" draw:end-color="#e9f6fc" draw:start-intensity="100%" draw:end-intensity="100%" draw:angle="0" draw:border="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Dark_20_Axial_20_V" draw:display-name="VRT Dark Axial V" draw:style="axial" draw:start-color="#0073bc" draw:end-color="#004b80" draw:start-intensity="100%" draw:end-intensity="100%" draw:angle="0" draw:border="0%"/>
    <draw:gradient draw:name="VRT_20_Dark_20_Linear_20_T" draw:display-name="VRT Dark Linear T" draw:style="linear" draw:start-color="#0073bc" draw:end-color="#000000" draw:start-intensity="100%" draw:end-intensity="100%" draw:angle="0" draw:border="10%"/>
    <draw:gradient draw:name="VRT_20_Light_20_Axial_20_H" draw:display-name="VRT Light Axial H" draw:style="axial" draw:start-color="#7fb9dd" draw:end-color="#0073bc" draw:start-intensity="100%" draw:end-intensity="100%" draw:angle="900" draw:border="0%"/>
    <draw:gradient draw:name="VRT_20_Light_20_Axial_20_V" draw:display-name="VRT Light Axial V" draw:style="axial" draw:start-color="#7fb9dd" draw:end-color="#0073bc" draw:start-intensity="100%" draw:end-intensity="100%" draw:angle="0" draw:border="0%"/>
    <draw:gradient draw:name="VRT_20_Light_20_Linear_20_L" draw:display-name="VRT Light Linear L" draw:style="linear" draw:start-color="#0073bc" draw:end-color="#7fb9dd" draw:start-intensity="100%" draw:end-intensity="100%" draw:angle="900" draw:border="10%"/>
    <draw:gradient draw:name="VRT_20_Light_20_Linear_20_T" draw:display-name="VRT Light Linear T" draw:style="linear" draw:start-color="#0073bc" draw:end-color="#7fb9dd" draw:start-intensity="100%" draw:end-intensity="100%" draw:angle="0" draw:border="1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k Oellermann</meta:initial-creator>
    <meta:creation-date>2014-06-24T07:22:26.336061271</meta:creation-date>
    <dc:date>2014-07-12T08:25:17.473407447</dc:date>
    <dc:creator>Mark Oellermann</dc:creator>
    <meta:editing-duration>PT17M51S</meta:editing-duration>
    <meta:editing-cycles>7</meta:editing-cycles>
    <meta:generator>LibreOffice/4.2.4.2$Linux_x86 LibreOffice_project/420m0$Build-2</meta:generator>
    <meta:document-statistic meta:object-count="1770"/>
  </office:meta>
</office:document-meta>
</file>